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56in"/>
    </style:style>
    <style:style style:name="co2" style:family="table-column">
      <style:table-column-properties fo:break-before="auto" style:column-width="0.7575in"/>
    </style:style>
    <style:style style:name="co3" style:family="table-column">
      <style:table-column-properties fo:break-before="auto" style:column-width="1.6398in"/>
    </style:style>
    <style:style style:name="co4" style:family="table-column">
      <style:table-column-properties fo:break-before="auto" style:column-width="1.0437in"/>
    </style:style>
    <style:style style:name="co5" style:family="table-column">
      <style:table-column-properties fo:break-before="auto" style:column-width="2.1646in"/>
    </style:style>
    <style:style style:name="co6" style:family="table-column">
      <style:table-column-properties fo:break-before="auto" style:column-width="0.9484in"/>
    </style:style>
    <style:style style:name="co7" style:family="table-column">
      <style:table-column-properties fo:break-before="auto" style:column-width="2.1047in"/>
    </style:style>
    <style:style style:name="co8" style:family="table-column">
      <style:table-column-properties fo:break-before="auto" style:column-width="0.3165in"/>
    </style:style>
    <style:style style:name="co9" style:family="table-column">
      <style:table-column-properties fo:break-before="auto" style:column-width="15.004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52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URLs</text:p>
          </table:table-cell>
          <table:table-cell table:style-name="ce1" office:value-type="string">
            <text:p>Link 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econds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Google Map</text:p>
          </table:table-cell>
          <table:table-cell table:style-name="ce1" office:value-type="string">
            <text:p>Date</text:p>
          </table:table-cell>
          <table:table-cell table:style-name="ce3" office:value-type="string">
            <text:p>⭐️</text:p>
          </table:table-cell>
          <table:table-cell table:style-name="ce3" office:value-type="string">
            <text:p>🔍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https://www.justice.gov/epstein/files/DataSet%2010/EFTA01612731.opus</text:p>
          </table:table-cell>
          <table:table-cell table:formula="of:=HYPERLINK([.A2]; &quot;View Now&quot;)" office:value-type="string" office:string-value="View Now">
            <text:p>View Now</text:p>
          </table:table-cell>
          <table:table-cell office:value-type="string">
            <text:p>audio/ogg</text:p>
          </table:table-cell>
          <table:table-cell table:number-columns-repeated="6"/>
          <table:table-cell office:value-type="string">
            <text:p>Audio clip of a woman with an Eastern Europeaccent asking for a French doctor to get a prescription- seems to be concerning pregnancy – worried the doctors will make her get a pregnancy test. Is it Epstein's publicist Masha Drokova? </text:p>
          </table:table-cell>
          <table:table-cell table:number-columns-repeated="1014"/>
        </table:table-row>
        <table:table-row table:style-name="ro2">
          <table:table-cell office:value-type="string">
            <text:p>https://www.justice.gov/epstein/files/DataSet%2010/EFTA01612251.3gp</text:p>
          </table:table-cell>
          <table:table-cell table:formula="of:=HYPERLINK([.A3]; &quot;View Now&quot;)" office:value-type="string" office:string-value="View Now">
            <text:p>View Now</text:p>
          </table:table-cell>
          <table:table-cell office:value-type="string">
            <text:p>video/3gpp</text:p>
          </table:table-cell>
          <table:table-cell office:value-type="float" office:value="10.363333">
            <text:p>10.363333</text:p>
          </table:table-cell>
          <table:table-cell table:number-columns-repeated="2"/>
          <table:table-cell office:value-type="string">
            <text:p>2012-06-24T17:36:15.000000Z</text:p>
          </table:table-cell>
          <table:table-cell table:number-columns-repeated="2"/>
          <table:table-cell office:value-type="string">
            <text:p>Video of what appears to be a gay pride parade, location unknown. </text:p>
          </table:table-cell>
          <table:table-cell table:number-columns-repeated="1014"/>
        </table:table-row>
        <table:table-row table:style-name="ro2">
          <table:table-cell office:value-type="string">
            <text:p>https://www.justice.gov/epstein/files/DataSet%2010/EFTA01612219.mp4</text:p>
          </table:table-cell>
          <table:table-cell table:formula="of:=HYPERLINK([.A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805333">
            <text:p>14.805333</text:p>
          </table:table-cell>
          <table:table-cell table:number-columns-repeated="2"/>
          <table:table-cell office:value-type="string">
            <text:p>2017-09-22T18:43:40.000000Z</text:p>
          </table:table-cell>
          <table:table-cell table:number-columns-repeated="2"/>
          <table:table-cell office:value-type="string">
            <text:p>Video of ship that appears to be washed up on the shore in a mild storm.</text:p>
          </table:table-cell>
          <table:table-cell table:number-columns-repeated="1014"/>
        </table:table-row>
        <table:table-row table:style-name="ro2">
          <table:table-cell office:value-type="string">
            <text:p>https://www.justice.gov/epstein/files/DataSet%2010/EFTA01612218.mp4</text:p>
          </table:table-cell>
          <table:table-cell table:formula="of:=HYPERLINK([.A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.733311">
            <text:p>15.733311</text:p>
          </table:table-cell>
          <table:table-cell table:number-columns-repeated="2"/>
          <table:table-cell office:value-type="string">
            <text:p>2017-09-22T18:38:1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2353.m4a</text:p>
          </table:table-cell>
          <table:table-cell table:formula="of:=HYPERLINK([.A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45.909333">
            <text:p>45.909333</text:p>
          </table:table-cell>
          <table:table-cell table:number-columns-repeated="2"/>
          <table:table-cell office:value-type="string">
            <text:p>2017-08-30T16:46:3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00818.mov</text:p>
          </table:table-cell>
          <table:table-cell table:formula="of:=HYPERLINK([.A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301678">
            <text:p>3.301678</text:p>
          </table:table-cell>
          <table:table-cell table:number-columns-repeated="2"/>
          <table:table-cell office:value-type="string">
            <text:p>2019-03-30T15:34:1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00801.mov</text:p>
          </table:table-cell>
          <table:table-cell table:formula="of:=HYPERLINK([.A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7.233333">
            <text:p>7.233333</text:p>
          </table:table-cell>
          <table:table-cell table:number-columns-repeated="2"/>
          <table:table-cell office:value-type="string">
            <text:p>2018-12-28T16:52:0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3258.m4a</text:p>
          </table:table-cell>
          <table:table-cell table:formula="of:=HYPERLINK([.A9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08.116">
            <text:p>108.11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00797.mov</text:p>
          </table:table-cell>
          <table:table-cell table:formula="of:=HYPERLINK([.A1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911667">
            <text:p>2.911667</text:p>
          </table:table-cell>
          <table:table-cell table:number-columns-repeated="2"/>
          <table:table-cell office:value-type="string">
            <text:p>2019-03-08T20:18:0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2354.m4a</text:p>
          </table:table-cell>
          <table:table-cell table:formula="of:=HYPERLINK([.A11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83.779">
            <text:p>83.77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13257.m4a</text:p>
          </table:table-cell>
          <table:table-cell table:formula="of:=HYPERLINK([.A1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06.004">
            <text:p>106.00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12355.m4a</text:p>
          </table:table-cell>
          <table:table-cell table:formula="of:=HYPERLINK([.A13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81.845333">
            <text:p>181.845333</text:p>
          </table:table-cell>
          <table:table-cell table:number-columns-repeated="2"/>
          <table:table-cell office:value-type="string">
            <text:p>2018-11-26T16:32:1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00796.mov</text:p>
          </table:table-cell>
          <table:table-cell table:formula="of:=HYPERLINK([.A1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978345">
            <text:p>2.978345</text:p>
          </table:table-cell>
          <table:table-cell table:number-columns-repeated="2"/>
          <table:table-cell office:value-type="string">
            <text:p>2019-03-08T20:17:3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6820.mov</text:p>
          </table:table-cell>
          <table:table-cell table:formula="of:=HYPERLINK([.A1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4.28">
            <text:p>24.28</text:p>
          </table:table-cell>
          <table:table-cell table:number-columns-repeated="2"/>
          <table:table-cell office:value-type="string">
            <text:p>2016-07-10T00:02:0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7570.mov</text:p>
          </table:table-cell>
          <table:table-cell table:formula="of:=HYPERLINK([.A1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5.680021">
            <text:p>15.680021</text:p>
          </table:table-cell>
          <table:table-cell table:number-columns-repeated="2"/>
          <table:table-cell office:value-type="string">
            <text:p>2019-06-21T17:31:0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3259.m4a</text:p>
          </table:table-cell>
          <table:table-cell table:formula="of:=HYPERLINK([.A1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402.9">
            <text:p>402.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14506.mov</text:p>
          </table:table-cell>
          <table:table-cell table:formula="of:=HYPERLINK([.A1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65.506667">
            <text:p>265.506667</text:p>
          </table:table-cell>
          <table:table-cell table:number-columns-repeated="2"/>
          <table:table-cell office:value-type="string">
            <text:p>2019-01-01T11:47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7571.mov</text:p>
          </table:table-cell>
          <table:table-cell table:formula="of:=HYPERLINK([.A1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1.050092">
            <text:p>11.050092</text:p>
          </table:table-cell>
          <table:table-cell table:number-columns-repeated="2"/>
          <table:table-cell office:value-type="string">
            <text:p>2019-06-21T17:31:0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6390.mov</text:p>
          </table:table-cell>
          <table:table-cell table:formula="of:=HYPERLINK([.A2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15.666458">
            <text:p>215.666458</text:p>
          </table:table-cell>
          <table:table-cell table:number-columns-repeated="2"/>
          <table:table-cell office:value-type="string">
            <text:p>2018-11-29T19:58:4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4483.mov</text:p>
          </table:table-cell>
          <table:table-cell table:formula="of:=HYPERLINK([.A2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75.663333">
            <text:p>75.663333</text:p>
          </table:table-cell>
          <table:table-cell table:number-columns-repeated="2"/>
          <table:table-cell office:value-type="string">
            <text:p>2018-09-24T18:49:2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7868.m4a</text:p>
          </table:table-cell>
          <table:table-cell table:formula="of:=HYPERLINK([.A2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43.444535">
            <text:p>43.444535</text:p>
          </table:table-cell>
          <table:table-cell table:number-columns-repeated="2"/>
          <table:table-cell office:value-type="string">
            <text:p>2014-02-11T01:14:1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6873.mov</text:p>
          </table:table-cell>
          <table:table-cell table:formula="of:=HYPERLINK([.A2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68.271667">
            <text:p>68.271667</text:p>
          </table:table-cell>
          <table:table-cell table:number-columns-repeated="2"/>
          <table:table-cell office:value-type="string">
            <text:p>2016-08-03T15:57:4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5887.mov</text:p>
          </table:table-cell>
          <table:table-cell table:formula="of:=HYPERLINK([.A2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41.249542">
            <text:p>41.249542</text:p>
          </table:table-cell>
          <table:table-cell table:number-columns-repeated="2"/>
          <table:table-cell office:value-type="string">
            <text:p>2019-05-25T01:10:3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8739.mov</text:p>
          </table:table-cell>
          <table:table-cell table:formula="of:=HYPERLINK([.A2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6.016667">
            <text:p>6.016667</text:p>
          </table:table-cell>
          <table:table-cell table:number-columns-repeated="2"/>
          <table:table-cell office:value-type="string">
            <text:p>2019-01-14T15:50:5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7814.mov</text:p>
          </table:table-cell>
          <table:table-cell table:formula="of:=HYPERLINK([.A2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7.058333">
            <text:p>37.058333</text:p>
          </table:table-cell>
          <table:table-cell table:number-columns-repeated="2"/>
          <table:table-cell office:value-type="string">
            <text:p>2015-04-04T17:10:0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3386.mov</text:p>
          </table:table-cell>
          <table:table-cell table:formula="of:=HYPERLINK([.A2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52.195011">
            <text:p>52.195011</text:p>
          </table:table-cell>
          <table:table-cell table:number-columns-repeated="2"/>
          <table:table-cell office:value-type="string">
            <text:p>2016-12-24T22:59:2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211.mov</text:p>
          </table:table-cell>
          <table:table-cell table:formula="of:=HYPERLINK([.A2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7.796667">
            <text:p>17.796667</text:p>
          </table:table-cell>
          <table:table-cell office:value-type="string">
            <text:p>+42.0707-074.1237+534.201/</text:p>
          </table:table-cell>
          <table:table-cell office:value-type="string">
            <text:p>Google Map</text:p>
          </table:table-cell>
          <table:table-cell office:value-type="string">
            <text:p>2018-06-23T19:03:2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7919.mp4</text:p>
          </table:table-cell>
          <table:table-cell table:formula="of:=HYPERLINK([.A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5.201633">
            <text:p>65.201633</text:p>
          </table:table-cell>
          <table:table-cell table:number-columns-repeated="2"/>
          <table:table-cell office:value-type="string">
            <text:p>2019-05-12T18:39:2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258.mov</text:p>
          </table:table-cell>
          <table:table-cell table:formula="of:=HYPERLINK([.A3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8.298333">
            <text:p>8.298333</text:p>
          </table:table-cell>
          <table:table-cell table:number-columns-repeated="2"/>
          <table:table-cell office:value-type="string">
            <text:p>2018-09-01T15:31:2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485.mov</text:p>
          </table:table-cell>
          <table:table-cell table:formula="of:=HYPERLINK([.A3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9.758333">
            <text:p>9.758333</text:p>
          </table:table-cell>
          <table:table-cell table:number-columns-repeated="2"/>
          <table:table-cell office:value-type="string">
            <text:p>2016-08-07T08:04:4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7815.mov</text:p>
          </table:table-cell>
          <table:table-cell table:formula="of:=HYPERLINK([.A3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75.118333">
            <text:p>75.118333</text:p>
          </table:table-cell>
          <table:table-cell table:number-columns-repeated="2"/>
          <table:table-cell office:value-type="string">
            <text:p>2015-04-04T17:10:2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487.mov</text:p>
          </table:table-cell>
          <table:table-cell table:formula="of:=HYPERLINK([.A3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8.173333">
            <text:p>8.173333</text:p>
          </table:table-cell>
          <table:table-cell table:number-columns-repeated="2"/>
          <table:table-cell office:value-type="string">
            <text:p>2016-08-16T15:29:2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486.mov</text:p>
          </table:table-cell>
          <table:table-cell table:formula="of:=HYPERLINK([.A3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9.591667">
            <text:p>9.591667</text:p>
          </table:table-cell>
          <table:table-cell table:number-columns-repeated="2"/>
          <table:table-cell office:value-type="string">
            <text:p>2016-08-09T14:25:1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8852.mov</text:p>
          </table:table-cell>
          <table:table-cell table:formula="of:=HYPERLINK([.A3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65.506667">
            <text:p>265.506667</text:p>
          </table:table-cell>
          <table:table-cell table:number-columns-repeated="2"/>
          <table:table-cell office:value-type="string">
            <text:p>2019-01-01T11:47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8622.mov</text:p>
          </table:table-cell>
          <table:table-cell table:formula="of:=HYPERLINK([.A3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43.343333">
            <text:p>43.343333</text:p>
          </table:table-cell>
          <table:table-cell table:number-columns-repeated="2"/>
          <table:table-cell office:value-type="string">
            <text:p>2019-02-14T03:10:1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7816.mov</text:p>
          </table:table-cell>
          <table:table-cell table:formula="of:=HYPERLINK([.A3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67.62">
            <text:p>67.62</text:p>
          </table:table-cell>
          <table:table-cell table:number-columns-repeated="2"/>
          <table:table-cell office:value-type="string">
            <text:p>2015-04-04T17:10:4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8355.mov</text:p>
          </table:table-cell>
          <table:table-cell table:formula="of:=HYPERLINK([.A3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59.121667">
            <text:p>59.121667</text:p>
          </table:table-cell>
          <table:table-cell table:number-columns-repeated="2"/>
          <table:table-cell office:value-type="string">
            <text:p>2015-11-15T03:09:5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6872.mov</text:p>
          </table:table-cell>
          <table:table-cell table:formula="of:=HYPERLINK([.A3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06.86">
            <text:p>106.86</text:p>
          </table:table-cell>
          <table:table-cell table:number-columns-repeated="2"/>
          <table:table-cell office:value-type="string">
            <text:p>2016-08-03T15:54:0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523.mov</text:p>
          </table:table-cell>
          <table:table-cell table:formula="of:=HYPERLINK([.A4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66.768083">
            <text:p>66.768083</text:p>
          </table:table-cell>
          <table:table-cell table:number-columns-repeated="2"/>
          <table:table-cell office:value-type="string">
            <text:p>2017-03-25T18:56:3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533.mov</text:p>
          </table:table-cell>
          <table:table-cell table:formula="of:=HYPERLINK([.A4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74.633333">
            <text:p>74.633333</text:p>
          </table:table-cell>
          <table:table-cell table:number-columns-repeated="2"/>
          <table:table-cell office:value-type="string">
            <text:p>2017-09-03T18:25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524.mov</text:p>
          </table:table-cell>
          <table:table-cell table:formula="of:=HYPERLINK([.A4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55.88">
            <text:p>155.88</text:p>
          </table:table-cell>
          <table:table-cell table:number-columns-repeated="2"/>
          <table:table-cell office:value-type="string">
            <text:p>2017-06-12T17:23:3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495.m4a</text:p>
          </table:table-cell>
          <table:table-cell table:formula="of:=HYPERLINK([.A43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763.750748">
            <text:p>763.750748</text:p>
          </table:table-cell>
          <table:table-cell table:number-columns-repeated="2"/>
          <table:table-cell office:value-type="string">
            <text:p>2016-09-21T11:22:1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560.mov</text:p>
          </table:table-cell>
          <table:table-cell table:formula="of:=HYPERLINK([.A4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40.31">
            <text:p>40.31</text:p>
          </table:table-cell>
          <table:table-cell table:number-columns-repeated="2"/>
          <table:table-cell office:value-type="string">
            <text:p>2018-04-17T13:17:3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588.mov</text:p>
          </table:table-cell>
          <table:table-cell table:formula="of:=HYPERLINK([.A4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44.713333">
            <text:p>44.713333</text:p>
          </table:table-cell>
          <table:table-cell office:value-type="string">
            <text:p>+36.6208-121.9364+024.138/</text:p>
          </table:table-cell>
          <table:table-cell office:value-type="string">
            <text:p>Google Map</text:p>
          </table:table-cell>
          <table:table-cell office:value-type="string">
            <text:p>2018-09-02T16:14:3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604.m4a</text:p>
          </table:table-cell>
          <table:table-cell table:formula="of:=HYPERLINK([.A4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790.464">
            <text:p>790.464</text:p>
          </table:table-cell>
          <table:table-cell table:number-columns-repeated="2"/>
          <table:table-cell office:value-type="string">
            <text:p>2018-10-07T13:34:3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578.mov</text:p>
          </table:table-cell>
          <table:table-cell table:formula="of:=HYPERLINK([.A4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40.5">
            <text:p>40.5</text:p>
          </table:table-cell>
          <table:table-cell table:number-columns-repeated="2"/>
          <table:table-cell office:value-type="string">
            <text:p>2018-06-13T16:40:1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0904.mp4</text:p>
          </table:table-cell>
          <table:table-cell table:formula="of:=HYPERLINK([.A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75.005417">
            <text:p>275.00541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19633.mov</text:p>
          </table:table-cell>
          <table:table-cell table:formula="of:=HYPERLINK([.A4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46.476667">
            <text:p>46.476667</text:p>
          </table:table-cell>
          <table:table-cell table:number-columns-repeated="2"/>
          <table:table-cell office:value-type="string">
            <text:p>2019-01-01T13:49:5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632.mov</text:p>
          </table:table-cell>
          <table:table-cell table:formula="of:=HYPERLINK([.A5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8.333333">
            <text:p>38.333333</text:p>
          </table:table-cell>
          <table:table-cell table:number-columns-repeated="2"/>
          <table:table-cell office:value-type="string">
            <text:p>2018-12-31T15:28:2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589.mov</text:p>
          </table:table-cell>
          <table:table-cell table:formula="of:=HYPERLINK([.A5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48.183333">
            <text:p>48.183333</text:p>
          </table:table-cell>
          <table:table-cell table:number-columns-repeated="2"/>
          <table:table-cell office:value-type="string">
            <text:p>2018-09-04T09:09:4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634.mov</text:p>
          </table:table-cell>
          <table:table-cell table:formula="of:=HYPERLINK([.A5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1.295">
            <text:p>31.295</text:p>
          </table:table-cell>
          <table:table-cell table:number-columns-repeated="2"/>
          <table:table-cell office:value-type="string">
            <text:p>2019-01-03T18:43:2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626.mov</text:p>
          </table:table-cell>
          <table:table-cell table:formula="of:=HYPERLINK([.A5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45.001678">
            <text:p>45.001678</text:p>
          </table:table-cell>
          <table:table-cell table:number-columns-repeated="2"/>
          <table:table-cell office:value-type="string">
            <text:p>2018-12-20T15:04:0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625.mov</text:p>
          </table:table-cell>
          <table:table-cell table:formula="of:=HYPERLINK([.A5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45.141678">
            <text:p>45.141678</text:p>
          </table:table-cell>
          <table:table-cell table:number-columns-repeated="2"/>
          <table:table-cell office:value-type="string">
            <text:p>2018-12-20T11:18:4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8606.mov</text:p>
          </table:table-cell>
          <table:table-cell table:formula="of:=HYPERLINK([.A5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66.566667">
            <text:p>166.566667</text:p>
          </table:table-cell>
          <table:table-cell table:number-columns-repeated="2"/>
          <table:table-cell office:value-type="string">
            <text:p>2015-03-11T17:37:5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19624.mov</text:p>
          </table:table-cell>
          <table:table-cell table:formula="of:=HYPERLINK([.A5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37.161667">
            <text:p>137.161667</text:p>
          </table:table-cell>
          <table:table-cell table:number-columns-repeated="2"/>
          <table:table-cell office:value-type="string">
            <text:p>2018-12-20T11:18:3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09.mp4</text:p>
          </table:table-cell>
          <table:table-cell table:formula="of:=HYPERLINK([.A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.437333">
            <text:p>12.437333</text:p>
          </table:table-cell>
          <table:table-cell table:number-columns-repeated="2"/>
          <table:table-cell office:value-type="string">
            <text:p>2017-09-22T19:57:0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10.mp4</text:p>
          </table:table-cell>
          <table:table-cell table:formula="of:=HYPERLINK([.A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1.413333">
            <text:p>11.413333</text:p>
          </table:table-cell>
          <table:table-cell table:number-columns-repeated="2"/>
          <table:table-cell office:value-type="string">
            <text:p>2017-09-22T18:51:2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16.mov</text:p>
          </table:table-cell>
          <table:table-cell table:formula="of:=HYPERLINK([.A5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4">
            <text:p>3.4</text:p>
          </table:table-cell>
          <table:table-cell table:number-columns-repeated="2"/>
          <table:table-cell office:value-type="string">
            <text:p>2016-09-27T08:33:0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14.mov</text:p>
          </table:table-cell>
          <table:table-cell table:formula="of:=HYPERLINK([.A6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401667">
            <text:p>3.401667</text:p>
          </table:table-cell>
          <table:table-cell table:number-columns-repeated="2"/>
          <table:table-cell office:value-type="string">
            <text:p>2016-11-22T15:07:4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0591.mov</text:p>
          </table:table-cell>
          <table:table-cell table:formula="of:=HYPERLINK([.A6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7.266667">
            <text:p>17.266667</text:p>
          </table:table-cell>
          <table:table-cell table:number-columns-repeated="2"/>
          <table:table-cell office:value-type="string">
            <text:p>2017-10-01T15:40:4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18.mov</text:p>
          </table:table-cell>
          <table:table-cell table:formula="of:=HYPERLINK([.A6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333333">
            <text:p>2.333333</text:p>
          </table:table-cell>
          <table:table-cell office:value-type="string">
            <text:p>+36.4972-121.7527+071.077/</text:p>
          </table:table-cell>
          <table:table-cell office:value-type="string">
            <text:p>Google Map</text:p>
          </table:table-cell>
          <table:table-cell office:value-type="string">
            <text:p>2018-02-08T00:00:2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11.mp4</text:p>
          </table:table-cell>
          <table:table-cell table:formula="of:=HYPERLINK([.A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.922721">
            <text:p>19.922721</text:p>
          </table:table-cell>
          <table:table-cell table:number-columns-repeated="2"/>
          <table:table-cell office:value-type="string">
            <text:p>2019-06-28T15:35:0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13.mov</text:p>
          </table:table-cell>
          <table:table-cell table:formula="of:=HYPERLINK([.A6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535">
            <text:p>2.535</text:p>
          </table:table-cell>
          <table:table-cell table:number-columns-repeated="2"/>
          <table:table-cell office:value-type="string">
            <text:p>2016-11-22T15:07:3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15.mov</text:p>
          </table:table-cell>
          <table:table-cell table:formula="of:=HYPERLINK([.A6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893333">
            <text:p>2.893333</text:p>
          </table:table-cell>
          <table:table-cell table:number-columns-repeated="2"/>
          <table:table-cell office:value-type="string">
            <text:p>2018-08-27T12:58:5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19.mov</text:p>
          </table:table-cell>
          <table:table-cell table:formula="of:=HYPERLINK([.A6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7.266667">
            <text:p>17.266667</text:p>
          </table:table-cell>
          <table:table-cell table:number-columns-repeated="2"/>
          <table:table-cell office:value-type="string">
            <text:p>2017-10-01T15:40:4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07.mov</text:p>
          </table:table-cell>
          <table:table-cell table:formula="of:=HYPERLINK([.A6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514.841769">
            <text:p>1514.841769</text:p>
          </table:table-cell>
          <table:table-cell table:number-columns-repeated="2"/>
          <table:table-cell office:value-type="string">
            <text:p>2013-01-26T20:31:1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20.mov</text:p>
          </table:table-cell>
          <table:table-cell table:formula="of:=HYPERLINK([.A6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036667">
            <text:p>3.036667</text:p>
          </table:table-cell>
          <table:table-cell table:number-columns-repeated="2"/>
          <table:table-cell office:value-type="string">
            <text:p>2017-10-01T15:40:3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12.mov</text:p>
          </table:table-cell>
          <table:table-cell table:formula="of:=HYPERLINK([.A6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2019-04-28T23:53:1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17.mov</text:p>
          </table:table-cell>
          <table:table-cell table:formula="of:=HYPERLINK([.A7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69.098345">
            <text:p>69.098345</text:p>
          </table:table-cell>
          <table:table-cell table:number-columns-repeated="2"/>
          <table:table-cell office:value-type="string">
            <text:p>2017-07-05T19:18:0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21.mov</text:p>
          </table:table-cell>
          <table:table-cell table:formula="of:=HYPERLINK([.A7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003333">
            <text:p>3.003333</text:p>
          </table:table-cell>
          <table:table-cell table:number-columns-repeated="2"/>
          <table:table-cell office:value-type="string">
            <text:p>2017-10-01T15:40:1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22.mov</text:p>
          </table:table-cell>
          <table:table-cell table:formula="of:=HYPERLINK([.A7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701667">
            <text:p>2.701667</text:p>
          </table:table-cell>
          <table:table-cell table:number-columns-repeated="2"/>
          <table:table-cell office:value-type="string">
            <text:p>2017-10-01T15:35:2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23.mov</text:p>
          </table:table-cell>
          <table:table-cell table:formula="of:=HYPERLINK([.A7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036667">
            <text:p>3.036667</text:p>
          </table:table-cell>
          <table:table-cell table:number-columns-repeated="2"/>
          <table:table-cell office:value-type="string">
            <text:p>2017-10-01T15:29:5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26.mov</text:p>
          </table:table-cell>
          <table:table-cell table:formula="of:=HYPERLINK([.A7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071667">
            <text:p>3.071667</text:p>
          </table:table-cell>
          <table:table-cell table:number-columns-repeated="2"/>
          <table:table-cell office:value-type="string">
            <text:p>2017-10-01T20:28:3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24.mov</text:p>
          </table:table-cell>
          <table:table-cell table:formula="of:=HYPERLINK([.A7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401667">
            <text:p>2.401667</text:p>
          </table:table-cell>
          <table:table-cell table:number-columns-repeated="2"/>
          <table:table-cell office:value-type="string">
            <text:p>2017-10-01T15:24:5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25.mov</text:p>
          </table:table-cell>
          <table:table-cell table:formula="of:=HYPERLINK([.A7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27">
            <text:p>2.27</text:p>
          </table:table-cell>
          <table:table-cell table:number-columns-repeated="2"/>
          <table:table-cell office:value-type="string">
            <text:p>2017-10-01T15:19:2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29.mov</text:p>
          </table:table-cell>
          <table:table-cell table:formula="of:=HYPERLINK([.A7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608333">
            <text:p>2.608333</text:p>
          </table:table-cell>
          <table:table-cell table:number-columns-repeated="2"/>
          <table:table-cell office:value-type="string">
            <text:p>2018-03-06T16:37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27.mov</text:p>
          </table:table-cell>
          <table:table-cell table:formula="of:=HYPERLINK([.A7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97">
            <text:p>2.97</text:p>
          </table:table-cell>
          <table:table-cell table:number-columns-repeated="2"/>
          <table:table-cell office:value-type="string">
            <text:p>2017-10-01T16:49:5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31.mov</text:p>
          </table:table-cell>
          <table:table-cell table:formula="of:=HYPERLINK([.A7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string">
            <text:p>2018-03-08T12:04:1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28.mov</text:p>
          </table:table-cell>
          <table:table-cell table:formula="of:=HYPERLINK([.A8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2018-01-29T18:12:4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30.mov</text:p>
          </table:table-cell>
          <table:table-cell table:formula="of:=HYPERLINK([.A8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433333">
            <text:p>2.433333</text:p>
          </table:table-cell>
          <table:table-cell table:number-columns-repeated="2"/>
          <table:table-cell office:value-type="string">
            <text:p>2018-03-07T20:35:0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00798.mp4</text:p>
          </table:table-cell>
          <table:table-cell table:formula="of:=HYPERLINK([.A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36.235604">
            <text:p>636.235604</text:p>
          </table:table-cell>
          <table:table-cell table:number-columns-repeated="2"/>
          <table:table-cell office:value-type="string">
            <text:p>2018-02-03T12:25:5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36.mov</text:p>
          </table:table-cell>
          <table:table-cell table:formula="of:=HYPERLINK([.A8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666667">
            <text:p>2.666667</text:p>
          </table:table-cell>
          <table:table-cell table:number-columns-repeated="2"/>
          <table:table-cell office:value-type="string">
            <text:p>2018-10-18T18:37:4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33.mov</text:p>
          </table:table-cell>
          <table:table-cell table:formula="of:=HYPERLINK([.A8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135">
            <text:p>2.135</text:p>
          </table:table-cell>
          <table:table-cell office:value-type="string">
            <text:p>+10.7560+103.2621+005.680/</text:p>
          </table:table-cell>
          <table:table-cell office:value-type="string">
            <text:p>Google Map</text:p>
          </table:table-cell>
          <table:table-cell office:value-type="string">
            <text:p>2016-12-25T01:16:5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37.mov</text:p>
          </table:table-cell>
          <table:table-cell table:formula="of:=HYPERLINK([.A8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933333">
            <text:p>1.933333</text:p>
          </table:table-cell>
          <table:table-cell table:number-columns-repeated="2"/>
          <table:table-cell office:value-type="string">
            <text:p>2018-10-18T18:35:5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32.mov</text:p>
          </table:table-cell>
          <table:table-cell table:formula="of:=HYPERLINK([.A8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4.891667">
            <text:p>34.891667</text:p>
          </table:table-cell>
          <table:table-cell table:number-columns-repeated="2"/>
          <table:table-cell office:value-type="string">
            <text:p>2017-09-08T16:47:4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00824.mov</text:p>
          </table:table-cell>
          <table:table-cell table:formula="of:=HYPERLINK([.A8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7066.375">
            <text:p>7066.375</text:p>
          </table:table-cell>
          <table:table-cell table:number-columns-repeated="2"/>
          <table:table-cell office:value-type="string">
            <text:p>2019-04-30T12:29:5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34.mov</text:p>
          </table:table-cell>
          <table:table-cell table:formula="of:=HYPERLINK([.A8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366667">
            <text:p>2.366667</text:p>
          </table:table-cell>
          <table:table-cell office:value-type="string">
            <text:p>+20.3798-087.3403+013.445/</text:p>
          </table:table-cell>
          <table:table-cell office:value-type="string">
            <text:p>Google Map</text:p>
          </table:table-cell>
          <table:table-cell office:value-type="string">
            <text:p>2018-12-30T22:41:1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41.mov</text:p>
          </table:table-cell>
          <table:table-cell table:formula="of:=HYPERLINK([.A8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933333">
            <text:p>1.933333</text:p>
          </table:table-cell>
          <table:table-cell table:number-columns-repeated="2"/>
          <table:table-cell office:value-type="string">
            <text:p>2016-06-25T10:35:1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43.mov</text:p>
          </table:table-cell>
          <table:table-cell table:formula="of:=HYPERLINK([.A9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833333">
            <text:p>1.833333</text:p>
          </table:table-cell>
          <table:table-cell table:number-columns-repeated="2"/>
          <table:table-cell office:value-type="string">
            <text:p>2018-12-14T04:05:2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38.mov</text:p>
          </table:table-cell>
          <table:table-cell table:formula="of:=HYPERLINK([.A9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601678">
            <text:p>2.601678</text:p>
          </table:table-cell>
          <table:table-cell table:number-columns-repeated="2"/>
          <table:table-cell office:value-type="string">
            <text:p>2017-10-25T14:18:3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35.mov</text:p>
          </table:table-cell>
          <table:table-cell table:formula="of:=HYPERLINK([.A9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933333">
            <text:p>1.933333</text:p>
          </table:table-cell>
          <table:table-cell table:number-columns-repeated="2"/>
          <table:table-cell office:value-type="string">
            <text:p>2018-09-23T17:06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40.mov</text:p>
          </table:table-cell>
          <table:table-cell table:formula="of:=HYPERLINK([.A9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531678">
            <text:p>2.531678</text:p>
          </table:table-cell>
          <table:table-cell table:number-columns-repeated="2"/>
          <table:table-cell office:value-type="string">
            <text:p>2016-06-25T09:11:5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39.mov</text:p>
          </table:table-cell>
          <table:table-cell table:formula="of:=HYPERLINK([.A9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665011">
            <text:p>2.665011</text:p>
          </table:table-cell>
          <table:table-cell table:number-columns-repeated="2"/>
          <table:table-cell office:value-type="string">
            <text:p>2016-06-22T10:24:2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46.mov</text:p>
          </table:table-cell>
          <table:table-cell table:formula="of:=HYPERLINK([.A9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936667">
            <text:p>2.936667</text:p>
          </table:table-cell>
          <table:table-cell table:number-columns-repeated="2"/>
          <table:table-cell office:value-type="string">
            <text:p>2019-03-29T17:31:0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50.mov</text:p>
          </table:table-cell>
          <table:table-cell table:formula="of:=HYPERLINK([.A9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735">
            <text:p>1.735</text:p>
          </table:table-cell>
          <table:table-cell table:number-columns-repeated="2"/>
          <table:table-cell office:value-type="string">
            <text:p>2019-04-13T14:28:5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42.mov</text:p>
          </table:table-cell>
          <table:table-cell table:formula="of:=HYPERLINK([.A9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566667">
            <text:p>1.566667</text:p>
          </table:table-cell>
          <table:table-cell table:number-columns-repeated="2"/>
          <table:table-cell office:value-type="string">
            <text:p>2018-12-14T04:06:1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51.mov</text:p>
          </table:table-cell>
          <table:table-cell table:formula="of:=HYPERLINK([.A9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801667">
            <text:p>1.801667</text:p>
          </table:table-cell>
          <table:table-cell table:number-columns-repeated="2"/>
          <table:table-cell office:value-type="string">
            <text:p>2019-04-13T14:28:5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48.mov</text:p>
          </table:table-cell>
          <table:table-cell table:formula="of:=HYPERLINK([.A9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353333">
            <text:p>3.353333</text:p>
          </table:table-cell>
          <table:table-cell table:number-columns-repeated="2"/>
          <table:table-cell office:value-type="string">
            <text:p>2019-03-29T17:31:1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55.mov</text:p>
          </table:table-cell>
          <table:table-cell table:formula="of:=HYPERLINK([.A10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string">
            <text:p>2019-04-28T13:19:3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56.mov</text:p>
          </table:table-cell>
          <table:table-cell table:formula="of:=HYPERLINK([.A10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0.816667">
            <text:p>0.816667</text:p>
          </table:table-cell>
          <table:table-cell table:number-columns-repeated="2"/>
          <table:table-cell office:value-type="string">
            <text:p>2019-04-28T13:19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49.mov</text:p>
          </table:table-cell>
          <table:table-cell table:formula="of:=HYPERLINK([.A10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651678">
            <text:p>2.651678</text:p>
          </table:table-cell>
          <table:table-cell table:number-columns-repeated="2"/>
          <table:table-cell office:value-type="string">
            <text:p>2019-03-29T17:31:1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54.mov</text:p>
          </table:table-cell>
          <table:table-cell table:formula="of:=HYPERLINK([.A10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166667">
            <text:p>2.166667</text:p>
          </table:table-cell>
          <table:table-cell table:number-columns-repeated="2"/>
          <table:table-cell office:value-type="string">
            <text:p>2019-04-28T13:19:3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53.mov</text:p>
          </table:table-cell>
          <table:table-cell table:formula="of:=HYPERLINK([.A10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783333">
            <text:p>1.783333</text:p>
          </table:table-cell>
          <table:table-cell table:number-columns-repeated="2"/>
          <table:table-cell office:value-type="string">
            <text:p>2019-04-28T13:19:3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57.mov</text:p>
          </table:table-cell>
          <table:table-cell table:formula="of:=HYPERLINK([.A10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985011">
            <text:p>1.985011</text:p>
          </table:table-cell>
          <table:table-cell table:number-columns-repeated="2"/>
          <table:table-cell office:value-type="string">
            <text:p>2019-04-30T17:03:5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47.mov</text:p>
          </table:table-cell>
          <table:table-cell table:formula="of:=HYPERLINK([.A10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301678">
            <text:p>3.301678</text:p>
          </table:table-cell>
          <table:table-cell table:number-columns-repeated="2"/>
          <table:table-cell office:value-type="string">
            <text:p>2019-03-29T17:31:0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45.mov</text:p>
          </table:table-cell>
          <table:table-cell table:formula="of:=HYPERLINK([.A10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80.583333">
            <text:p>80.583333</text:p>
          </table:table-cell>
          <table:table-cell table:number-columns-repeated="2"/>
          <table:table-cell office:value-type="string">
            <text:p>2015-11-15T19:34:3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59.mov</text:p>
          </table:table-cell>
          <table:table-cell table:formula="of:=HYPERLINK([.A10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0.833333">
            <text:p>0.833333</text:p>
          </table:table-cell>
          <table:table-cell table:number-columns-repeated="2"/>
          <table:table-cell office:value-type="string">
            <text:p>2019-04-30T17:04:0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60.mov</text:p>
          </table:table-cell>
          <table:table-cell table:formula="of:=HYPERLINK([.A10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035011">
            <text:p>2.035011</text:p>
          </table:table-cell>
          <table:table-cell table:number-columns-repeated="2"/>
          <table:table-cell office:value-type="string">
            <text:p>2019-04-30T17:04:0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58.mov</text:p>
          </table:table-cell>
          <table:table-cell table:formula="of:=HYPERLINK([.A11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018345">
            <text:p>3.018345</text:p>
          </table:table-cell>
          <table:table-cell table:number-columns-repeated="2"/>
          <table:table-cell office:value-type="string">
            <text:p>2019-04-30T17:03:5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66.mov</text:p>
          </table:table-cell>
          <table:table-cell table:formula="of:=HYPERLINK([.A11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0.666667">
            <text:p>0.666667</text:p>
          </table:table-cell>
          <table:table-cell table:number-columns-repeated="2"/>
          <table:table-cell office:value-type="string">
            <text:p>2019-05-03T20:01:2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61.mov</text:p>
          </table:table-cell>
          <table:table-cell table:formula="of:=HYPERLINK([.A11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061667">
            <text:p>1.061667</text:p>
          </table:table-cell>
          <table:table-cell table:number-columns-repeated="2"/>
          <table:table-cell office:value-type="string">
            <text:p>2019-04-30T17:04:1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67.mov</text:p>
          </table:table-cell>
          <table:table-cell table:formula="of:=HYPERLINK([.A11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268333">
            <text:p>1.268333</text:p>
          </table:table-cell>
          <table:table-cell table:number-columns-repeated="2"/>
          <table:table-cell office:value-type="string">
            <text:p>2019-05-03T20:01:3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62.mov</text:p>
          </table:table-cell>
          <table:table-cell table:formula="of:=HYPERLINK([.A11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525">
            <text:p>1.525</text:p>
          </table:table-cell>
          <table:table-cell table:number-columns-repeated="2"/>
          <table:table-cell office:value-type="string">
            <text:p>2019-04-30T17:04:4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63.mov</text:p>
          </table:table-cell>
          <table:table-cell table:formula="of:=HYPERLINK([.A11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801678">
            <text:p>1.801678</text:p>
          </table:table-cell>
          <table:table-cell table:number-columns-repeated="2"/>
          <table:table-cell office:value-type="string">
            <text:p>2019-05-02T16:54:4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65.mov</text:p>
          </table:table-cell>
          <table:table-cell table:formula="of:=HYPERLINK([.A11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string">
            <text:p>2019-05-03T20:01:2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69.mov</text:p>
          </table:table-cell>
          <table:table-cell table:formula="of:=HYPERLINK([.A11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693333">
            <text:p>1.693333</text:p>
          </table:table-cell>
          <table:table-cell table:number-columns-repeated="2"/>
          <table:table-cell office:value-type="string">
            <text:p>2019-05-04T09:37:4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68.mov</text:p>
          </table:table-cell>
          <table:table-cell table:formula="of:=HYPERLINK([.A11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068345">
            <text:p>2.068345</text:p>
          </table:table-cell>
          <table:table-cell table:number-columns-repeated="2"/>
          <table:table-cell office:value-type="string">
            <text:p>2019-05-03T20:01:5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64.mov</text:p>
          </table:table-cell>
          <table:table-cell table:formula="of:=HYPERLINK([.A11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27">
            <text:p>3.27</text:p>
          </table:table-cell>
          <table:table-cell table:number-columns-repeated="2"/>
          <table:table-cell office:value-type="string">
            <text:p>2019-05-02T16:54:5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71.mov</text:p>
          </table:table-cell>
          <table:table-cell table:formula="of:=HYPERLINK([.A12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416667">
            <text:p>1.416667</text:p>
          </table:table-cell>
          <table:table-cell table:number-columns-repeated="2"/>
          <table:table-cell office:value-type="string">
            <text:p>2019-05-04T09:38:1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70.mov</text:p>
          </table:table-cell>
          <table:table-cell table:formula="of:=HYPERLINK([.A12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26">
            <text:p>2.26</text:p>
          </table:table-cell>
          <table:table-cell table:number-columns-repeated="2"/>
          <table:table-cell office:value-type="string">
            <text:p>2019-05-04T09:37:4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75.mov</text:p>
          </table:table-cell>
          <table:table-cell table:formula="of:=HYPERLINK([.A12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051678">
            <text:p>3.051678</text:p>
          </table:table-cell>
          <table:table-cell table:number-columns-repeated="2"/>
          <table:table-cell office:value-type="string">
            <text:p>2019-05-04T09:39:0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72.mov</text:p>
          </table:table-cell>
          <table:table-cell table:formula="of:=HYPERLINK([.A12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985011">
            <text:p>2.985011</text:p>
          </table:table-cell>
          <table:table-cell table:number-columns-repeated="2"/>
          <table:table-cell office:value-type="string">
            <text:p>2019-05-04T09:38:2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08.mov</text:p>
          </table:table-cell>
          <table:table-cell table:formula="of:=HYPERLINK([.A12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2416.797052">
            <text:p>12416.797052</text:p>
          </table:table-cell>
          <table:table-cell table:number-columns-repeated="2"/>
          <table:table-cell office:value-type="string">
            <text:p>2013-02-16T01:19:2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76.mov</text:p>
          </table:table-cell>
          <table:table-cell table:formula="of:=HYPERLINK([.A12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985011">
            <text:p>2.985011</text:p>
          </table:table-cell>
          <table:table-cell table:number-columns-repeated="2"/>
          <table:table-cell office:value-type="string">
            <text:p>2019-05-04T09:39:1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77.mov</text:p>
          </table:table-cell>
          <table:table-cell table:formula="of:=HYPERLINK([.A12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133333">
            <text:p>2.133333</text:p>
          </table:table-cell>
          <table:table-cell table:number-columns-repeated="2"/>
          <table:table-cell office:value-type="string">
            <text:p>2019-05-04T09:39:1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84.mov</text:p>
          </table:table-cell>
          <table:table-cell table:formula="of:=HYPERLINK([.A12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001678">
            <text:p>2.001678</text:p>
          </table:table-cell>
          <table:table-cell table:number-columns-repeated="2"/>
          <table:table-cell office:value-type="string">
            <text:p>2019-05-25T18:00:2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74.mov</text:p>
          </table:table-cell>
          <table:table-cell table:formula="of:=HYPERLINK([.A12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018333">
            <text:p>2.018333</text:p>
          </table:table-cell>
          <table:table-cell table:number-columns-repeated="2"/>
          <table:table-cell office:value-type="string">
            <text:p>2019-05-04T09:38:2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73.mov</text:p>
          </table:table-cell>
          <table:table-cell table:formula="of:=HYPERLINK([.A12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018345">
            <text:p>3.018345</text:p>
          </table:table-cell>
          <table:table-cell table:number-columns-repeated="2"/>
          <table:table-cell office:value-type="string">
            <text:p>2019-05-04T09:38:2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80.mov</text:p>
          </table:table-cell>
          <table:table-cell table:formula="of:=HYPERLINK([.A13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968345">
            <text:p>1.968345</text:p>
          </table:table-cell>
          <table:table-cell table:number-columns-repeated="2"/>
          <table:table-cell office:value-type="string">
            <text:p>2019-05-04T17:15:0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79.mov</text:p>
          </table:table-cell>
          <table:table-cell table:formula="of:=HYPERLINK([.A13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801678">
            <text:p>2.801678</text:p>
          </table:table-cell>
          <table:table-cell table:number-columns-repeated="2"/>
          <table:table-cell office:value-type="string">
            <text:p>2019-05-04T17:14:5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78.mov</text:p>
          </table:table-cell>
          <table:table-cell table:formula="of:=HYPERLINK([.A13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268345">
            <text:p>2.268345</text:p>
          </table:table-cell>
          <table:table-cell table:number-columns-repeated="2"/>
          <table:table-cell office:value-type="string">
            <text:p>2019-05-04T17:14:5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81.mov</text:p>
          </table:table-cell>
          <table:table-cell table:formula="of:=HYPERLINK([.A13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385011">
            <text:p>2.385011</text:p>
          </table:table-cell>
          <table:table-cell table:number-columns-repeated="2"/>
          <table:table-cell office:value-type="string">
            <text:p>2019-05-06T14:59:5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85.mov</text:p>
          </table:table-cell>
          <table:table-cell table:formula="of:=HYPERLINK([.A13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836667">
            <text:p>2.836667</text:p>
          </table:table-cell>
          <table:table-cell table:number-columns-repeated="2"/>
          <table:table-cell office:value-type="string">
            <text:p>2019-05-25T18:00:2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82.mov</text:p>
          </table:table-cell>
          <table:table-cell table:formula="of:=HYPERLINK([.A13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901678">
            <text:p>1.901678</text:p>
          </table:table-cell>
          <table:table-cell table:number-columns-repeated="2"/>
          <table:table-cell office:value-type="string">
            <text:p>2019-05-17T16:26:3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52.mov</text:p>
          </table:table-cell>
          <table:table-cell table:formula="of:=HYPERLINK([.A13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46.741667">
            <text:p>46.741667</text:p>
          </table:table-cell>
          <table:table-cell table:number-columns-repeated="2"/>
          <table:table-cell office:value-type="string">
            <text:p>2019-04-13T14:34:5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44.mov</text:p>
          </table:table-cell>
          <table:table-cell table:formula="of:=HYPERLINK([.A13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2.028333">
            <text:p>32.028333</text:p>
          </table:table-cell>
          <table:table-cell table:number-columns-repeated="2"/>
          <table:table-cell office:value-type="string">
            <text:p>2019-02-18T15:13:2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83.mov</text:p>
          </table:table-cell>
          <table:table-cell table:formula="of:=HYPERLINK([.A13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903333">
            <text:p>2.903333</text:p>
          </table:table-cell>
          <table:table-cell table:number-columns-repeated="2"/>
          <table:table-cell office:value-type="string">
            <text:p>2019-05-20T21:58:5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88.mov</text:p>
          </table:table-cell>
          <table:table-cell table:formula="of:=HYPERLINK([.A13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368345">
            <text:p>2.368345</text:p>
          </table:table-cell>
          <table:table-cell table:number-columns-repeated="2"/>
          <table:table-cell office:value-type="string">
            <text:p>2019-05-26T20:14:3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86.mov</text:p>
          </table:table-cell>
          <table:table-cell table:formula="of:=HYPERLINK([.A14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336667">
            <text:p>2.336667</text:p>
          </table:table-cell>
          <table:table-cell table:number-columns-repeated="2"/>
          <table:table-cell office:value-type="string">
            <text:p>2019-05-25T18:00:2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87.mov</text:p>
          </table:table-cell>
          <table:table-cell table:formula="of:=HYPERLINK([.A14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368345">
            <text:p>2.368345</text:p>
          </table:table-cell>
          <table:table-cell table:number-columns-repeated="2"/>
          <table:table-cell office:value-type="string">
            <text:p>2019-05-26T20:14:3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96.mov</text:p>
          </table:table-cell>
          <table:table-cell table:formula="of:=HYPERLINK([.A14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036667">
            <text:p>2.036667</text:p>
          </table:table-cell>
          <table:table-cell table:number-columns-repeated="2"/>
          <table:table-cell office:value-type="string">
            <text:p>2019-06-08T20:37:3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97.mov</text:p>
          </table:table-cell>
          <table:table-cell table:formula="of:=HYPERLINK([.A14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871667">
            <text:p>2.871667</text:p>
          </table:table-cell>
          <table:table-cell table:number-columns-repeated="2"/>
          <table:table-cell office:value-type="string">
            <text:p>2019-06-08T20:37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92.mov</text:p>
          </table:table-cell>
          <table:table-cell table:formula="of:=HYPERLINK([.A14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335">
            <text:p>1.335</text:p>
          </table:table-cell>
          <table:table-cell table:number-columns-repeated="2"/>
          <table:table-cell office:value-type="string">
            <text:p>2019-06-08T20:34:4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90.mov</text:p>
          </table:table-cell>
          <table:table-cell table:formula="of:=HYPERLINK([.A14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836667">
            <text:p>2.836667</text:p>
          </table:table-cell>
          <table:table-cell table:number-columns-repeated="2"/>
          <table:table-cell office:value-type="string">
            <text:p>2019-05-27T14:53:2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95.mov</text:p>
          </table:table-cell>
          <table:table-cell table:formula="of:=HYPERLINK([.A14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968345">
            <text:p>1.968345</text:p>
          </table:table-cell>
          <table:table-cell table:number-columns-repeated="2"/>
          <table:table-cell office:value-type="string">
            <text:p>2019-06-08T20:36:5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89.mov</text:p>
          </table:table-cell>
          <table:table-cell table:formula="of:=HYPERLINK([.A14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268345">
            <text:p>2.268345</text:p>
          </table:table-cell>
          <table:table-cell table:number-columns-repeated="2"/>
          <table:table-cell office:value-type="string">
            <text:p>2019-05-27T14:53:2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93.mov</text:p>
          </table:table-cell>
          <table:table-cell table:formula="of:=HYPERLINK([.A14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235011">
            <text:p>2.235011</text:p>
          </table:table-cell>
          <table:table-cell table:number-columns-repeated="2"/>
          <table:table-cell office:value-type="string">
            <text:p>2019-06-08T20:35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91.mov</text:p>
          </table:table-cell>
          <table:table-cell table:formula="of:=HYPERLINK([.A14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0.983333">
            <text:p>0.983333</text:p>
          </table:table-cell>
          <table:table-cell table:number-columns-repeated="2"/>
          <table:table-cell office:value-type="string">
            <text:p>2019-06-04T16:36:4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94.mov</text:p>
          </table:table-cell>
          <table:table-cell table:formula="of:=HYPERLINK([.A15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535">
            <text:p>1.535</text:p>
          </table:table-cell>
          <table:table-cell table:number-columns-repeated="2"/>
          <table:table-cell office:value-type="string">
            <text:p>2019-06-08T20:35:4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98.mov</text:p>
          </table:table-cell>
          <table:table-cell table:formula="of:=HYPERLINK([.A15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201667">
            <text:p>1.201667</text:p>
          </table:table-cell>
          <table:table-cell table:number-columns-repeated="2"/>
          <table:table-cell office:value-type="string">
            <text:p>2019-06-08T20:38:1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100.mov</text:p>
          </table:table-cell>
          <table:table-cell table:formula="of:=HYPERLINK([.A15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1">
            <text:p>2.1</text:p>
          </table:table-cell>
          <table:table-cell table:number-columns-repeated="2"/>
          <table:table-cell office:value-type="string">
            <text:p>2019-06-08T20:39:0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101.mov</text:p>
          </table:table-cell>
          <table:table-cell table:formula="of:=HYPERLINK([.A15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135011">
            <text:p>2.135011</text:p>
          </table:table-cell>
          <table:table-cell table:number-columns-repeated="2"/>
          <table:table-cell office:value-type="string">
            <text:p>2019-06-08T20:40:0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099.mov</text:p>
          </table:table-cell>
          <table:table-cell table:formula="of:=HYPERLINK([.A15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303333">
            <text:p>2.303333</text:p>
          </table:table-cell>
          <table:table-cell table:number-columns-repeated="2"/>
          <table:table-cell office:value-type="string">
            <text:p>2019-06-08T20:38:5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104.mov</text:p>
          </table:table-cell>
          <table:table-cell table:formula="of:=HYPERLINK([.A15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083333">
            <text:p>1.083333</text:p>
          </table:table-cell>
          <table:table-cell table:number-columns-repeated="2"/>
          <table:table-cell office:value-type="string">
            <text:p>2019-06-12T16:52:1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105.mov</text:p>
          </table:table-cell>
          <table:table-cell table:formula="of:=HYPERLINK([.A15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116667">
            <text:p>1.116667</text:p>
          </table:table-cell>
          <table:table-cell table:number-columns-repeated="2"/>
          <table:table-cell office:value-type="string">
            <text:p>2019-06-12T16:52:1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102.mov</text:p>
          </table:table-cell>
          <table:table-cell table:formula="of:=HYPERLINK([.A15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.968345">
            <text:p>1.968345</text:p>
          </table:table-cell>
          <table:table-cell table:number-columns-repeated="2"/>
          <table:table-cell office:value-type="string">
            <text:p>2019-06-08T20:41:1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919.mov</text:p>
          </table:table-cell>
          <table:table-cell table:formula="of:=HYPERLINK([.A15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42.623333">
            <text:p>42.623333</text:p>
          </table:table-cell>
          <table:table-cell table:number-columns-repeated="2"/>
          <table:table-cell office:value-type="string">
            <text:p>2016-06-28T00:41:3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103.mov</text:p>
          </table:table-cell>
          <table:table-cell table:formula="of:=HYPERLINK([.A15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0.866667">
            <text:p>0.866667</text:p>
          </table:table-cell>
          <table:table-cell table:number-columns-repeated="2"/>
          <table:table-cell office:value-type="string">
            <text:p>2019-06-12T16:52:0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920.mov</text:p>
          </table:table-cell>
          <table:table-cell table:formula="of:=HYPERLINK([.A16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1.918333">
            <text:p>31.918333</text:p>
          </table:table-cell>
          <table:table-cell table:number-columns-repeated="2"/>
          <table:table-cell office:value-type="string">
            <text:p>2016-06-29T20:12:2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228.mov</text:p>
          </table:table-cell>
          <table:table-cell table:formula="of:=HYPERLINK([.A16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5.680021">
            <text:p>15.680021</text:p>
          </table:table-cell>
          <table:table-cell table:number-columns-repeated="2"/>
          <table:table-cell office:value-type="string">
            <text:p>2019-06-21T17:31:0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167.mov</text:p>
          </table:table-cell>
          <table:table-cell table:formula="of:=HYPERLINK([.A16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5.43">
            <text:p>15.43</text:p>
          </table:table-cell>
          <table:table-cell office:value-type="string">
            <text:p>+58.2474+011.4610+007.573/</text:p>
          </table:table-cell>
          <table:table-cell office:value-type="string">
            <text:p>Google Map</text:p>
          </table:table-cell>
          <table:table-cell office:value-type="string">
            <text:p>2019-06-23T22:42:0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168.mov</text:p>
          </table:table-cell>
          <table:table-cell table:formula="of:=HYPERLINK([.A16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6.096667">
            <text:p>16.096667</text:p>
          </table:table-cell>
          <table:table-cell office:value-type="string">
            <text:p>+58.2495+011.4593+004.771/</text:p>
          </table:table-cell>
          <table:table-cell office:value-type="string">
            <text:p>Google Map</text:p>
          </table:table-cell>
          <table:table-cell office:value-type="string">
            <text:p>2019-06-26T10:37:0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169.mov</text:p>
          </table:table-cell>
          <table:table-cell table:formula="of:=HYPERLINK([.A16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6.195">
            <text:p>26.195</text:p>
          </table:table-cell>
          <table:table-cell office:value-type="string">
            <text:p>+58.2479+011.4579+027.923/</text:p>
          </table:table-cell>
          <table:table-cell office:value-type="string">
            <text:p>Google Map</text:p>
          </table:table-cell>
          <table:table-cell office:value-type="string">
            <text:p>2019-06-27T23:14:1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2053.mov</text:p>
          </table:table-cell>
          <table:table-cell table:formula="of:=HYPERLINK([.A16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7.003333">
            <text:p>7.003333</text:p>
          </table:table-cell>
          <table:table-cell office:value-type="string">
            <text:p>+58.2475+011.4614+000.427/</text:p>
          </table:table-cell>
          <table:table-cell office:value-type="string">
            <text:p>Google Map</text:p>
          </table:table-cell>
          <table:table-cell office:value-type="string">
            <text:p>2016-07-03T13:45:0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1106.mov</text:p>
          </table:table-cell>
          <table:table-cell table:formula="of:=HYPERLINK([.A16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818333">
            <text:p>2.818333</text:p>
          </table:table-cell>
          <table:table-cell table:number-columns-repeated="2"/>
          <table:table-cell office:value-type="string">
            <text:p>2019-06-21T18:17:5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2052.mov</text:p>
          </table:table-cell>
          <table:table-cell table:formula="of:=HYPERLINK([.A16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5.77">
            <text:p>5.77</text:p>
          </table:table-cell>
          <table:table-cell office:value-type="string">
            <text:p>+58.2475+011.4613+001.895/</text:p>
          </table:table-cell>
          <table:table-cell office:value-type="string">
            <text:p>Google Map</text:p>
          </table:table-cell>
          <table:table-cell office:value-type="string">
            <text:p>2016-07-03T13:43:5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2055.mov</text:p>
          </table:table-cell>
          <table:table-cell table:formula="of:=HYPERLINK([.A16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9.871678">
            <text:p>9.871678</text:p>
          </table:table-cell>
          <table:table-cell office:value-type="string">
            <text:p>+58.2475+011.4614+003.802/</text:p>
          </table:table-cell>
          <table:table-cell office:value-type="string">
            <text:p>Google Map</text:p>
          </table:table-cell>
          <table:table-cell office:value-type="string">
            <text:p>2016-07-09T12:32:4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443.mp4</text:p>
          </table:table-cell>
          <table:table-cell table:formula="of:=HYPERLINK([.A1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24248.mov</text:p>
          </table:table-cell>
          <table:table-cell table:formula="of:=HYPERLINK([.A17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0.883333">
            <text:p>30.883333</text:p>
          </table:table-cell>
          <table:table-cell table:number-columns-repeated="2"/>
          <table:table-cell office:value-type="string">
            <text:p>2016-01-03T05:31:0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22054.mov</text:p>
          </table:table-cell>
          <table:table-cell table:formula="of:=HYPERLINK([.A17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9.979388">
            <text:p>9.979388</text:p>
          </table:table-cell>
          <table:table-cell table:number-columns-repeated="2"/>
          <table:table-cell office:value-type="string">
            <text:p>2016-07-05T00:30:3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441.mp4</text:p>
          </table:table-cell>
          <table:table-cell table:formula="of:=HYPERLINK([.A1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50.mp4</text:p>
          </table:table-cell>
          <table:table-cell table:formula="of:=HYPERLINK([.A1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24279.mov</text:p>
          </table:table-cell>
          <table:table-cell table:formula="of:=HYPERLINK([.A17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6.181678">
            <text:p>16.181678</text:p>
          </table:table-cell>
          <table:table-cell table:number-columns-repeated="2"/>
          <table:table-cell office:value-type="string">
            <text:p>2016-01-10T05:29:5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445.mp4</text:p>
          </table:table-cell>
          <table:table-cell table:formula="of:=HYPERLINK([.A1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42.mp4</text:p>
          </table:table-cell>
          <table:table-cell table:formula="of:=HYPERLINK([.A1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44.mp4</text:p>
          </table:table-cell>
          <table:table-cell table:formula="of:=HYPERLINK([.A1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51.mp4</text:p>
          </table:table-cell>
          <table:table-cell table:formula="of:=HYPERLINK([.A1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54.mp4</text:p>
          </table:table-cell>
          <table:table-cell table:formula="of:=HYPERLINK([.A1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49.mp4</text:p>
          </table:table-cell>
          <table:table-cell table:formula="of:=HYPERLINK([.A1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47.mp4</text:p>
          </table:table-cell>
          <table:table-cell table:formula="of:=HYPERLINK([.A18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46.mp4</text:p>
          </table:table-cell>
          <table:table-cell table:formula="of:=HYPERLINK([.A1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48.mp4</text:p>
          </table:table-cell>
          <table:table-cell table:formula="of:=HYPERLINK([.A1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56.mp4</text:p>
          </table:table-cell>
          <table:table-cell table:formula="of:=HYPERLINK([.A1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52.mp4</text:p>
          </table:table-cell>
          <table:table-cell table:formula="of:=HYPERLINK([.A18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53.mp4</text:p>
          </table:table-cell>
          <table:table-cell table:formula="of:=HYPERLINK([.A1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58.mp4</text:p>
          </table:table-cell>
          <table:table-cell table:formula="of:=HYPERLINK([.A1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55.mp4</text:p>
          </table:table-cell>
          <table:table-cell table:formula="of:=HYPERLINK([.A1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67.mp4</text:p>
          </table:table-cell>
          <table:table-cell table:formula="of:=HYPERLINK([.A18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62.mp4</text:p>
          </table:table-cell>
          <table:table-cell table:formula="of:=HYPERLINK([.A19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57.mp4</text:p>
          </table:table-cell>
          <table:table-cell table:formula="of:=HYPERLINK([.A1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60.mp4</text:p>
          </table:table-cell>
          <table:table-cell table:formula="of:=HYPERLINK([.A1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71.mp4</text:p>
          </table:table-cell>
          <table:table-cell table:formula="of:=HYPERLINK([.A1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.92">
            <text:p>3.9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65.mp4</text:p>
          </table:table-cell>
          <table:table-cell table:formula="of:=HYPERLINK([.A1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61.mp4</text:p>
          </table:table-cell>
          <table:table-cell table:formula="of:=HYPERLINK([.A1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70.mp4</text:p>
          </table:table-cell>
          <table:table-cell table:formula="of:=HYPERLINK([.A1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68.mp4</text:p>
          </table:table-cell>
          <table:table-cell table:formula="of:=HYPERLINK([.A1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59.mp4</text:p>
          </table:table-cell>
          <table:table-cell table:formula="of:=HYPERLINK([.A1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63.mp4</text:p>
          </table:table-cell>
          <table:table-cell table:formula="of:=HYPERLINK([.A1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64.mp4</text:p>
          </table:table-cell>
          <table:table-cell table:formula="of:=HYPERLINK([.A2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69.mp4</text:p>
          </table:table-cell>
          <table:table-cell table:formula="of:=HYPERLINK([.A2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66.mp4</text:p>
          </table:table-cell>
          <table:table-cell table:formula="of:=HYPERLINK([.A2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72.mp4</text:p>
          </table:table-cell>
          <table:table-cell table:formula="of:=HYPERLINK([.A2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73.mp4</text:p>
          </table:table-cell>
          <table:table-cell table:formula="of:=HYPERLINK([.A2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81.mp4</text:p>
          </table:table-cell>
          <table:table-cell table:formula="of:=HYPERLINK([.A2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75.mp4</text:p>
          </table:table-cell>
          <table:table-cell table:formula="of:=HYPERLINK([.A2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79.mp4</text:p>
          </table:table-cell>
          <table:table-cell table:formula="of:=HYPERLINK([.A20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74.mp4</text:p>
          </table:table-cell>
          <table:table-cell table:formula="of:=HYPERLINK([.A20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77.mp4</text:p>
          </table:table-cell>
          <table:table-cell table:formula="of:=HYPERLINK([.A2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85.mp4</text:p>
          </table:table-cell>
          <table:table-cell table:formula="of:=HYPERLINK([.A21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82.mp4</text:p>
          </table:table-cell>
          <table:table-cell table:formula="of:=HYPERLINK([.A2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78.mp4</text:p>
          </table:table-cell>
          <table:table-cell table:formula="of:=HYPERLINK([.A21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76.mp4</text:p>
          </table:table-cell>
          <table:table-cell table:formula="of:=HYPERLINK([.A2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86.mp4</text:p>
          </table:table-cell>
          <table:table-cell table:formula="of:=HYPERLINK([.A2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84.mp4</text:p>
          </table:table-cell>
          <table:table-cell table:formula="of:=HYPERLINK([.A21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80.mp4</text:p>
          </table:table-cell>
          <table:table-cell table:formula="of:=HYPERLINK([.A21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83.mp4</text:p>
          </table:table-cell>
          <table:table-cell table:formula="of:=HYPERLINK([.A21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87.mp4</text:p>
          </table:table-cell>
          <table:table-cell table:formula="of:=HYPERLINK([.A2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94.mp4</text:p>
          </table:table-cell>
          <table:table-cell table:formula="of:=HYPERLINK([.A2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89.mp4</text:p>
          </table:table-cell>
          <table:table-cell table:formula="of:=HYPERLINK([.A22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92.mp4</text:p>
          </table:table-cell>
          <table:table-cell table:formula="of:=HYPERLINK([.A22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91.mp4</text:p>
          </table:table-cell>
          <table:table-cell table:formula="of:=HYPERLINK([.A2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90.mp4</text:p>
          </table:table-cell>
          <table:table-cell table:formula="of:=HYPERLINK([.A22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95.mp4</text:p>
          </table:table-cell>
          <table:table-cell table:formula="of:=HYPERLINK([.A22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88.mp4</text:p>
          </table:table-cell>
          <table:table-cell table:formula="of:=HYPERLINK([.A2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93.mp4</text:p>
          </table:table-cell>
          <table:table-cell table:formula="of:=HYPERLINK([.A2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96.mp4</text:p>
          </table:table-cell>
          <table:table-cell table:formula="of:=HYPERLINK([.A22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99.mp4</text:p>
          </table:table-cell>
          <table:table-cell table:formula="of:=HYPERLINK([.A2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98.mp4</text:p>
          </table:table-cell>
          <table:table-cell table:formula="of:=HYPERLINK([.A2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497.mp4</text:p>
          </table:table-cell>
          <table:table-cell table:formula="of:=HYPERLINK([.A23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00.mp4</text:p>
          </table:table-cell>
          <table:table-cell table:formula="of:=HYPERLINK([.A2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03.mp4</text:p>
          </table:table-cell>
          <table:table-cell table:formula="of:=HYPERLINK([.A23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04.mp4</text:p>
          </table:table-cell>
          <table:table-cell table:formula="of:=HYPERLINK([.A2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3.066667">
            <text:p>23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01.mp4</text:p>
          </table:table-cell>
          <table:table-cell table:formula="of:=HYPERLINK([.A23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02.mp4</text:p>
          </table:table-cell>
          <table:table-cell table:formula="of:=HYPERLINK([.A2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05.mp4</text:p>
          </table:table-cell>
          <table:table-cell table:formula="of:=HYPERLINK([.A2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.8">
            <text:p>36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08.mp4</text:p>
          </table:table-cell>
          <table:table-cell table:formula="of:=HYPERLINK([.A23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.946009">
            <text:p>4.94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14.mp4</text:p>
          </table:table-cell>
          <table:table-cell table:formula="of:=HYPERLINK([.A2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25011">
            <text:p>2.92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10.mp4</text:p>
          </table:table-cell>
          <table:table-cell table:formula="of:=HYPERLINK([.A2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.083333">
            <text:p>7.08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12.mp4</text:p>
          </table:table-cell>
          <table:table-cell table:formula="of:=HYPERLINK([.A2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4.125011">
            <text:p>24.12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17.mp4</text:p>
          </table:table-cell>
          <table:table-cell table:formula="of:=HYPERLINK([.A2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743991">
            <text:p>14.74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20.mp4</text:p>
          </table:table-cell>
          <table:table-cell table:formula="of:=HYPERLINK([.A2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5">
            <text:p>1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13.mp4</text:p>
          </table:table-cell>
          <table:table-cell table:formula="of:=HYPERLINK([.A2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743991">
            <text:p>14.74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11.mp4</text:p>
          </table:table-cell>
          <table:table-cell table:formula="of:=HYPERLINK([.A2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915011">
            <text:p>9.91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21.mp4</text:p>
          </table:table-cell>
          <table:table-cell table:formula="of:=HYPERLINK([.A2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06.mp4</text:p>
          </table:table-cell>
          <table:table-cell table:formula="of:=HYPERLINK([.A2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9.233333">
            <text:p>29.2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09.mp4</text:p>
          </table:table-cell>
          <table:table-cell table:formula="of:=HYPERLINK([.A2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.077007">
            <text:p>10.07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22.mp4</text:p>
          </table:table-cell>
          <table:table-cell table:formula="of:=HYPERLINK([.A2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19.mp4</text:p>
          </table:table-cell>
          <table:table-cell table:formula="of:=HYPERLINK([.A2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07.mp4</text:p>
          </table:table-cell>
          <table:table-cell table:formula="of:=HYPERLINK([.A2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18.8">
            <text:p>118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27.mp4</text:p>
          </table:table-cell>
          <table:table-cell table:formula="of:=HYPERLINK([.A2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0.466667">
            <text:p>70.4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31.mp4</text:p>
          </table:table-cell>
          <table:table-cell table:formula="of:=HYPERLINK([.A2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960998">
            <text:p>9.96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15.mp4</text:p>
          </table:table-cell>
          <table:table-cell table:formula="of:=HYPERLINK([.A2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7.871995">
            <text:p>67.87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30.mp4</text:p>
          </table:table-cell>
          <table:table-cell table:formula="of:=HYPERLINK([.A25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.266667">
            <text:p>7.2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29.mp4</text:p>
          </table:table-cell>
          <table:table-cell table:formula="of:=HYPERLINK([.A2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2">
            <text:p>6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25.mp4</text:p>
          </table:table-cell>
          <table:table-cell table:formula="of:=HYPERLINK([.A25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7.712">
            <text:p>27.71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28.mp4</text:p>
          </table:table-cell>
          <table:table-cell table:formula="of:=HYPERLINK([.A2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83.416667">
            <text:p>283.41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33.mp4</text:p>
          </table:table-cell>
          <table:table-cell table:formula="of:=HYPERLINK([.A2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2.933333">
            <text:p>102.9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35.mp4</text:p>
          </table:table-cell>
          <table:table-cell table:formula="of:=HYPERLINK([.A2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.766667">
            <text:p>13.7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24.mp4</text:p>
          </table:table-cell>
          <table:table-cell table:formula="of:=HYPERLINK([.A2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5.208333">
            <text:p>155.208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18.mp4</text:p>
          </table:table-cell>
          <table:table-cell table:formula="of:=HYPERLINK([.A26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2.68">
            <text:p>22.6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16.mp4</text:p>
          </table:table-cell>
          <table:table-cell table:formula="of:=HYPERLINK([.A2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9.550998">
            <text:p>49.55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36.mp4</text:p>
          </table:table-cell>
          <table:table-cell table:formula="of:=HYPERLINK([.A2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5.366667">
            <text:p>155.3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43.mp4</text:p>
          </table:table-cell>
          <table:table-cell table:formula="of:=HYPERLINK([.A26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44.366803">
            <text:p>244.36680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38.mp4</text:p>
          </table:table-cell>
          <table:table-cell table:formula="of:=HYPERLINK([.A26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1.78">
            <text:p>21.7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42.mp4</text:p>
          </table:table-cell>
          <table:table-cell table:formula="of:=HYPERLINK([.A26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0.9">
            <text:p>30.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32.mp4</text:p>
          </table:table-cell>
          <table:table-cell table:formula="of:=HYPERLINK([.A2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99.928571">
            <text:p>299.92857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46.mp4</text:p>
          </table:table-cell>
          <table:table-cell table:formula="of:=HYPERLINK([.A26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7.658">
            <text:p>47.65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47.mp4</text:p>
          </table:table-cell>
          <table:table-cell table:formula="of:=HYPERLINK([.A2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34.mp4</text:p>
          </table:table-cell>
          <table:table-cell table:formula="of:=HYPERLINK([.A27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83.5">
            <text:p>283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23.mp4</text:p>
          </table:table-cell>
          <table:table-cell table:formula="of:=HYPERLINK([.A2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4.4">
            <text:p>94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50.mp4</text:p>
          </table:table-cell>
          <table:table-cell table:formula="of:=HYPERLINK([.A2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0.666667">
            <text:p>90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53.mp4</text:p>
          </table:table-cell>
          <table:table-cell table:formula="of:=HYPERLINK([.A2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.956213">
            <text:p>5.95621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48.mp4</text:p>
          </table:table-cell>
          <table:table-cell table:formula="of:=HYPERLINK([.A2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.533333">
            <text:p>17.5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55.mp4</text:p>
          </table:table-cell>
          <table:table-cell table:formula="of:=HYPERLINK([.A2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.325011">
            <text:p>15.32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40.mp4</text:p>
          </table:table-cell>
          <table:table-cell table:formula="of:=HYPERLINK([.A2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6.533333">
            <text:p>126.5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39.mp4</text:p>
          </table:table-cell>
          <table:table-cell table:formula="of:=HYPERLINK([.A2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6.222993">
            <text:p>96.22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57.mp4</text:p>
          </table:table-cell>
          <table:table-cell table:formula="of:=HYPERLINK([.A2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6.927007">
            <text:p>16.92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54.mp4</text:p>
          </table:table-cell>
          <table:table-cell table:formula="of:=HYPERLINK([.A2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7.2">
            <text:p>27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51.mp4</text:p>
          </table:table-cell>
          <table:table-cell table:formula="of:=HYPERLINK([.A2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10.976009">
            <text:p>210.97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45.mp4</text:p>
          </table:table-cell>
          <table:table-cell table:formula="of:=HYPERLINK([.A28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4.721995">
            <text:p>134.72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61.mp4</text:p>
          </table:table-cell>
          <table:table-cell table:formula="of:=HYPERLINK([.A2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6.625">
            <text:p>16.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49.mp4</text:p>
          </table:table-cell>
          <table:table-cell table:formula="of:=HYPERLINK([.A2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3.566667">
            <text:p>173.5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56.mp4</text:p>
          </table:table-cell>
          <table:table-cell table:formula="of:=HYPERLINK([.A2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6.033333">
            <text:p>106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60.mp4</text:p>
          </table:table-cell>
          <table:table-cell table:formula="of:=HYPERLINK([.A28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2.182993">
            <text:p>62.18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63.mp4</text:p>
          </table:table-cell>
          <table:table-cell table:formula="of:=HYPERLINK([.A2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5.071429">
            <text:p>45.07142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65.mp4</text:p>
          </table:table-cell>
          <table:table-cell table:formula="of:=HYPERLINK([.A2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2.152018">
            <text:p>22.15201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62.mp4</text:p>
          </table:table-cell>
          <table:table-cell table:formula="of:=HYPERLINK([.A2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6.444444">
            <text:p>46.44444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66.mp4</text:p>
          </table:table-cell>
          <table:table-cell table:formula="of:=HYPERLINK([.A28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6.24">
            <text:p>26.2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69.mp4</text:p>
          </table:table-cell>
          <table:table-cell table:formula="of:=HYPERLINK([.A29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8.266667">
            <text:p>28.2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59.mp4</text:p>
          </table:table-cell>
          <table:table-cell table:formula="of:=HYPERLINK([.A2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3.666667">
            <text:p>173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44.mp4</text:p>
          </table:table-cell>
          <table:table-cell table:formula="of:=HYPERLINK([.A2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86.557007">
            <text:p>286.55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58.mp4</text:p>
          </table:table-cell>
          <table:table-cell table:formula="of:=HYPERLINK([.A2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20.2">
            <text:p>22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64.mp4</text:p>
          </table:table-cell>
          <table:table-cell table:formula="of:=HYPERLINK([.A2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4.018005">
            <text:p>154.01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26.mp4</text:p>
          </table:table-cell>
          <table:table-cell table:formula="of:=HYPERLINK([.A2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89.666667">
            <text:p>389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70.mp4</text:p>
          </table:table-cell>
          <table:table-cell table:formula="of:=HYPERLINK([.A2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5.4">
            <text:p>65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52.mp4</text:p>
          </table:table-cell>
          <table:table-cell table:formula="of:=HYPERLINK([.A2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01.633333">
            <text:p>201.6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75.mp4</text:p>
          </table:table-cell>
          <table:table-cell table:formula="of:=HYPERLINK([.A2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.966667">
            <text:p>10.9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72.mp4</text:p>
          </table:table-cell>
          <table:table-cell table:formula="of:=HYPERLINK([.A2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0.1">
            <text:p>10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73.mp4</text:p>
          </table:table-cell>
          <table:table-cell table:formula="of:=HYPERLINK([.A3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137007">
            <text:p>1.13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78.mp4</text:p>
          </table:table-cell>
          <table:table-cell table:formula="of:=HYPERLINK([.A3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3.916667">
            <text:p>43.91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68.mp4</text:p>
          </table:table-cell>
          <table:table-cell table:formula="of:=HYPERLINK([.A3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03.080998">
            <text:p>203.08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82.mp4</text:p>
          </table:table-cell>
          <table:table-cell table:formula="of:=HYPERLINK([.A3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1.666667">
            <text:p>11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76.mp4</text:p>
          </table:table-cell>
          <table:table-cell table:formula="of:=HYPERLINK([.A3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7.2">
            <text:p>27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79.mp4</text:p>
          </table:table-cell>
          <table:table-cell table:formula="of:=HYPERLINK([.A3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2.786009">
            <text:p>62.78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84.mp4</text:p>
          </table:table-cell>
          <table:table-cell table:formula="of:=HYPERLINK([.A3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7.175011">
            <text:p>127.17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86.mp4</text:p>
          </table:table-cell>
          <table:table-cell table:formula="of:=HYPERLINK([.A30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7.9">
            <text:p>37.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88.mp4</text:p>
          </table:table-cell>
          <table:table-cell table:formula="of:=HYPERLINK([.A30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1.28">
            <text:p>31.2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83.mp4</text:p>
          </table:table-cell>
          <table:table-cell table:formula="of:=HYPERLINK([.A3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1.733333">
            <text:p>121.7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87.mp4</text:p>
          </table:table-cell>
          <table:table-cell table:formula="of:=HYPERLINK([.A31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88.033333">
            <text:p>288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85.mp4</text:p>
          </table:table-cell>
          <table:table-cell table:formula="of:=HYPERLINK([.A3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2.262">
            <text:p>102.262</text:p>
          </table:table-cell>
          <table:table-cell table:number-columns-repeated="2"/>
          <table:table-cell office:value-type="string">
            <text:p>2026-01-14T21:13:4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590.mp4</text:p>
          </table:table-cell>
          <table:table-cell table:formula="of:=HYPERLINK([.A31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5.333333">
            <text:p>155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92.mp4</text:p>
          </table:table-cell>
          <table:table-cell table:formula="of:=HYPERLINK([.A3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855979">
            <text:p>1.855979</text:p>
          </table:table-cell>
          <table:table-cell table:number-columns-repeated="2"/>
          <table:table-cell office:value-type="string">
            <text:p>2026-01-15T15:26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593.mp4</text:p>
          </table:table-cell>
          <table:table-cell table:formula="of:=HYPERLINK([.A3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7.68">
            <text:p>27.6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94.mp4</text:p>
          </table:table-cell>
          <table:table-cell table:formula="of:=HYPERLINK([.A31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82">
            <text:p>2.982</text:p>
          </table:table-cell>
          <table:table-cell table:number-columns-repeated="2"/>
          <table:table-cell office:value-type="string">
            <text:p>2026-01-14T21:26:5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589.mp4</text:p>
          </table:table-cell>
          <table:table-cell table:formula="of:=HYPERLINK([.A31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8.141995">
            <text:p>28.14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67.mp4</text:p>
          </table:table-cell>
          <table:table-cell table:formula="of:=HYPERLINK([.A31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0.527007">
            <text:p>170.52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98.mp4</text:p>
          </table:table-cell>
          <table:table-cell table:formula="of:=HYPERLINK([.A3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6.253991">
            <text:p>76.25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74.mp4</text:p>
          </table:table-cell>
          <table:table-cell table:formula="of:=HYPERLINK([.A3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4.5">
            <text:p>84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77.mp4</text:p>
          </table:table-cell>
          <table:table-cell table:formula="of:=HYPERLINK([.A32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2.291995">
            <text:p>142.29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91.mp4</text:p>
          </table:table-cell>
          <table:table-cell table:formula="of:=HYPERLINK([.A32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4.737007">
            <text:p>64.73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71.mp4</text:p>
          </table:table-cell>
          <table:table-cell table:formula="of:=HYPERLINK([.A3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4.405011">
            <text:p>144.40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95.mp4</text:p>
          </table:table-cell>
          <table:table-cell table:formula="of:=HYPERLINK([.A32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5.433991">
            <text:p>95.43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97.mp4</text:p>
          </table:table-cell>
          <table:table-cell table:formula="of:=HYPERLINK([.A32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5.6">
            <text:p>125.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06.mp4</text:p>
          </table:table-cell>
          <table:table-cell table:formula="of:=HYPERLINK([.A3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.033333">
            <text:p>19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05.mp4</text:p>
          </table:table-cell>
          <table:table-cell table:formula="of:=HYPERLINK([.A3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7.36">
            <text:p>107.3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07.mp4</text:p>
          </table:table-cell>
          <table:table-cell table:formula="of:=HYPERLINK([.A32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.033333">
            <text:p>19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03.mp4</text:p>
          </table:table-cell>
          <table:table-cell table:formula="of:=HYPERLINK([.A3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.04">
            <text:p>19.0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09.mp4</text:p>
          </table:table-cell>
          <table:table-cell table:formula="of:=HYPERLINK([.A3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1.169002">
            <text:p>11.16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08.mp4</text:p>
          </table:table-cell>
          <table:table-cell table:formula="of:=HYPERLINK([.A33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.8">
            <text:p>36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12.mp4</text:p>
          </table:table-cell>
          <table:table-cell table:formula="of:=HYPERLINK([.A3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033333">
            <text:p>18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10.mp4</text:p>
          </table:table-cell>
          <table:table-cell table:formula="of:=HYPERLINK([.A33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.8">
            <text:p>12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11.mp4</text:p>
          </table:table-cell>
          <table:table-cell table:formula="of:=HYPERLINK([.A3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9.567007">
            <text:p>39.56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13.mp4</text:p>
          </table:table-cell>
          <table:table-cell table:formula="of:=HYPERLINK([.A33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.017007">
            <text:p>19.01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14.mp4</text:p>
          </table:table-cell>
          <table:table-cell table:formula="of:=HYPERLINK([.A3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.541667">
            <text:p>12.541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02.mp4</text:p>
          </table:table-cell>
          <table:table-cell table:formula="of:=HYPERLINK([.A3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7.081995">
            <text:p>37.08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16.mp4</text:p>
          </table:table-cell>
          <table:table-cell table:formula="of:=HYPERLINK([.A33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551995">
            <text:p>18.55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81.mp4</text:p>
          </table:table-cell>
          <table:table-cell table:formula="of:=HYPERLINK([.A3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6.579002">
            <text:p>106.57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19.mp4</text:p>
          </table:table-cell>
          <table:table-cell table:formula="of:=HYPERLINK([.A3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52">
            <text:p>1.952</text:p>
          </table:table-cell>
          <table:table-cell table:number-columns-repeated="2"/>
          <table:table-cell office:value-type="string">
            <text:p>2026-01-14T21:02:3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599.mp4</text:p>
          </table:table-cell>
          <table:table-cell table:formula="of:=HYPERLINK([.A3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8.080998">
            <text:p>158.08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41.mp4</text:p>
          </table:table-cell>
          <table:table-cell table:formula="of:=HYPERLINK([.A3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19.833333">
            <text:p>519.8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18.mp4</text:p>
          </table:table-cell>
          <table:table-cell table:formula="of:=HYPERLINK([.A3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1.531995">
            <text:p>31.53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24.mp4</text:p>
          </table:table-cell>
          <table:table-cell table:formula="of:=HYPERLINK([.A3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75">
            <text:p>2.7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37.mp4</text:p>
          </table:table-cell>
          <table:table-cell table:formula="of:=HYPERLINK([.A3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7.686009">
            <text:p>127.68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96.mp4</text:p>
          </table:table-cell>
          <table:table-cell table:formula="of:=HYPERLINK([.A3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9.9">
            <text:p>109.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22.mp4</text:p>
          </table:table-cell>
          <table:table-cell table:formula="of:=HYPERLINK([.A3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.933333">
            <text:p>10.9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17.mp4</text:p>
          </table:table-cell>
          <table:table-cell table:formula="of:=HYPERLINK([.A3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8.15">
            <text:p>68.1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23.mp4</text:p>
          </table:table-cell>
          <table:table-cell table:formula="of:=HYPERLINK([.A3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.010998">
            <text:p>8.01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15.mp4</text:p>
          </table:table-cell>
          <table:table-cell table:formula="of:=HYPERLINK([.A3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1.625011">
            <text:p>31.62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01.mp4</text:p>
          </table:table-cell>
          <table:table-cell table:formula="of:=HYPERLINK([.A3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22.033333">
            <text:p>222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21.mp4</text:p>
          </table:table-cell>
          <table:table-cell table:formula="of:=HYPERLINK([.A3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5.975011">
            <text:p>45.97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26.mp4</text:p>
          </table:table-cell>
          <table:table-cell table:formula="of:=HYPERLINK([.A3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.08">
            <text:p>13.0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27.mp4</text:p>
          </table:table-cell>
          <table:table-cell table:formula="of:=HYPERLINK([.A3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.12">
            <text:p>15.1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28.mp4</text:p>
          </table:table-cell>
          <table:table-cell table:formula="of:=HYPERLINK([.A35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08">
            <text:p>18.0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29.mp4</text:p>
          </table:table-cell>
          <table:table-cell table:formula="of:=HYPERLINK([.A3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7.333333">
            <text:p>27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04.mp4</text:p>
          </table:table-cell>
          <table:table-cell table:formula="of:=HYPERLINK([.A35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7.391995">
            <text:p>107.39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30.mp4</text:p>
          </table:table-cell>
          <table:table-cell table:formula="of:=HYPERLINK([.A3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045011">
            <text:p>1.04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33.mp4</text:p>
          </table:table-cell>
          <table:table-cell table:formula="of:=HYPERLINK([.A3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041905">
            <text:p>18.0419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37.mp4</text:p>
          </table:table-cell>
          <table:table-cell table:formula="of:=HYPERLINK([.A3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4.32">
            <text:p>54.3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36.mp4</text:p>
          </table:table-cell>
          <table:table-cell table:formula="of:=HYPERLINK([.A3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.6">
            <text:p>36.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32.mp4</text:p>
          </table:table-cell>
          <table:table-cell table:formula="of:=HYPERLINK([.A36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1">
            <text:p>2.91</text:p>
          </table:table-cell>
          <table:table-cell table:number-columns-repeated="2"/>
          <table:table-cell office:value-type="string">
            <text:p>2026-01-14T21:13:1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640.mp4</text:p>
          </table:table-cell>
          <table:table-cell table:formula="of:=HYPERLINK([.A3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7.4">
            <text:p>47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41.mp4</text:p>
          </table:table-cell>
          <table:table-cell table:formula="of:=HYPERLINK([.A3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7.4">
            <text:p>47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31.mp4</text:p>
          </table:table-cell>
          <table:table-cell table:formula="of:=HYPERLINK([.A36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489002">
            <text:p>14.48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35.mp4</text:p>
          </table:table-cell>
          <table:table-cell table:formula="of:=HYPERLINK([.A36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4.056009">
            <text:p>54.05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39.mp4</text:p>
          </table:table-cell>
          <table:table-cell table:formula="of:=HYPERLINK([.A36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7.4">
            <text:p>47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45.mp4</text:p>
          </table:table-cell>
          <table:table-cell table:formula="of:=HYPERLINK([.A3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0.6">
            <text:p>30.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38.mp4</text:p>
          </table:table-cell>
          <table:table-cell table:formula="of:=HYPERLINK([.A36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7.416667">
            <text:p>47.41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43.mp4</text:p>
          </table:table-cell>
          <table:table-cell table:formula="of:=HYPERLINK([.A3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52">
            <text:p>9.5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42.mp4</text:p>
          </table:table-cell>
          <table:table-cell table:formula="of:=HYPERLINK([.A37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375">
            <text:p>9.37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34.mp4</text:p>
          </table:table-cell>
          <table:table-cell table:formula="of:=HYPERLINK([.A3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4.358005">
            <text:p>54.35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46.mp4</text:p>
          </table:table-cell>
          <table:table-cell table:formula="of:=HYPERLINK([.A3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0.6">
            <text:p>30.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49.mp4</text:p>
          </table:table-cell>
          <table:table-cell table:formula="of:=HYPERLINK([.A3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5.84">
            <text:p>25.8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52.mp4</text:p>
          </table:table-cell>
          <table:table-cell table:formula="of:=HYPERLINK([.A3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991">
            <text:p>0.991</text:p>
          </table:table-cell>
          <table:table-cell table:number-columns-repeated="2"/>
          <table:table-cell office:value-type="string">
            <text:p>2026-01-14T21:01:4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648.mp4</text:p>
          </table:table-cell>
          <table:table-cell table:formula="of:=HYPERLINK([.A3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5.84">
            <text:p>25.8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53.mp4</text:p>
          </table:table-cell>
          <table:table-cell table:formula="of:=HYPERLINK([.A3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25011">
            <text:p>2.92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58.mp4</text:p>
          </table:table-cell>
          <table:table-cell table:formula="of:=HYPERLINK([.A3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.066667">
            <text:p>17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51.mp4</text:p>
          </table:table-cell>
          <table:table-cell table:formula="of:=HYPERLINK([.A3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.737007">
            <text:p>4.73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44.mp4</text:p>
          </table:table-cell>
          <table:table-cell table:formula="of:=HYPERLINK([.A3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0.627007">
            <text:p>30.62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55.mp4</text:p>
          </table:table-cell>
          <table:table-cell table:formula="of:=HYPERLINK([.A3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7">
            <text:p>2.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50.mp4</text:p>
          </table:table-cell>
          <table:table-cell table:formula="of:=HYPERLINK([.A38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.590998">
            <text:p>8.59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580.mp4</text:p>
          </table:table-cell>
          <table:table-cell table:formula="of:=HYPERLINK([.A3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2.048">
            <text:p>42.04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59.mp4</text:p>
          </table:table-cell>
          <table:table-cell table:formula="of:=HYPERLINK([.A3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041905">
            <text:p>18.0419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60.mp4</text:p>
          </table:table-cell>
          <table:table-cell table:formula="of:=HYPERLINK([.A3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.062993">
            <text:p>4.06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54.mp4</text:p>
          </table:table-cell>
          <table:table-cell table:formula="of:=HYPERLINK([.A38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1.308005">
            <text:p>41.30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64.mp4</text:p>
          </table:table-cell>
          <table:table-cell table:formula="of:=HYPERLINK([.A3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4.033333">
            <text:p>54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57.mp4</text:p>
          </table:table-cell>
          <table:table-cell table:formula="of:=HYPERLINK([.A3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9.567007">
            <text:p>69.56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00.mp4</text:p>
          </table:table-cell>
          <table:table-cell table:formula="of:=HYPERLINK([.A3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7.623991">
            <text:p>137.6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20.mp4</text:p>
          </table:table-cell>
          <table:table-cell table:formula="of:=HYPERLINK([.A38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9.59093">
            <text:p>189.590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65.mp4</text:p>
          </table:table-cell>
          <table:table-cell table:formula="of:=HYPERLINK([.A39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9.566803">
            <text:p>39.56680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63.mp4</text:p>
          </table:table-cell>
          <table:table-cell table:formula="of:=HYPERLINK([.A3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1.366667">
            <text:p>51.3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62.mp4</text:p>
          </table:table-cell>
          <table:table-cell table:formula="of:=HYPERLINK([.A3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1.333333">
            <text:p>31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68.mp4</text:p>
          </table:table-cell>
          <table:table-cell table:formula="of:=HYPERLINK([.A3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.068966">
            <text:p>6.0689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69.mp4</text:p>
          </table:table-cell>
          <table:table-cell table:formula="of:=HYPERLINK([.A3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70.mp4</text:p>
          </table:table-cell>
          <table:table-cell table:formula="of:=HYPERLINK([.A3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83">
            <text:p>2.983</text:p>
          </table:table-cell>
          <table:table-cell table:number-columns-repeated="2"/>
          <table:table-cell office:value-type="string">
            <text:p>2026-01-14T21:12:4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667.mp4</text:p>
          </table:table-cell>
          <table:table-cell table:formula="of:=HYPERLINK([.A3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5.317007">
            <text:p>65.31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71.mp4</text:p>
          </table:table-cell>
          <table:table-cell table:formula="of:=HYPERLINK([.A3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.658005">
            <text:p>10.65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72.mp4</text:p>
          </table:table-cell>
          <table:table-cell table:formula="of:=HYPERLINK([.A3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066667">
            <text:p>18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47.mp4</text:p>
          </table:table-cell>
          <table:table-cell table:formula="of:=HYPERLINK([.A3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5.843991">
            <text:p>25.84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25.mp4</text:p>
          </table:table-cell>
          <table:table-cell table:formula="of:=HYPERLINK([.A4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9.606009">
            <text:p>179.60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77.mp4</text:p>
          </table:table-cell>
          <table:table-cell table:formula="of:=HYPERLINK([.A4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4.737007">
            <text:p>64.73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83.mp4</text:p>
          </table:table-cell>
          <table:table-cell table:formula="of:=HYPERLINK([.A4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1.927007">
            <text:p>61.92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85.mp4</text:p>
          </table:table-cell>
          <table:table-cell table:formula="of:=HYPERLINK([.A4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.017007">
            <text:p>19.01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76.mp4</text:p>
          </table:table-cell>
          <table:table-cell table:formula="of:=HYPERLINK([.A4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8.429002">
            <text:p>68.42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75.mp4</text:p>
          </table:table-cell>
          <table:table-cell table:formula="of:=HYPERLINK([.A4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4.473991">
            <text:p>144.47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66.mp4</text:p>
          </table:table-cell>
          <table:table-cell table:formula="of:=HYPERLINK([.A4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1.688005">
            <text:p>171.68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79.mp4</text:p>
          </table:table-cell>
          <table:table-cell table:formula="of:=HYPERLINK([.A40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4.405011">
            <text:p>144.40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74.mp4</text:p>
          </table:table-cell>
          <table:table-cell table:formula="of:=HYPERLINK([.A40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4.721995">
            <text:p>134.72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78.mp4</text:p>
          </table:table-cell>
          <table:table-cell table:formula="of:=HYPERLINK([.A4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0.527007">
            <text:p>170.52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80.mp4</text:p>
          </table:table-cell>
          <table:table-cell table:formula="of:=HYPERLINK([.A41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2.291995">
            <text:p>142.29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82.mp4</text:p>
          </table:table-cell>
          <table:table-cell table:formula="of:=HYPERLINK([.A4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1.927007">
            <text:p>61.92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84.mp4</text:p>
          </table:table-cell>
          <table:table-cell table:formula="of:=HYPERLINK([.A41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1.927007">
            <text:p>61.92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81.mp4</text:p>
          </table:table-cell>
          <table:table-cell table:formula="of:=HYPERLINK([.A4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2.291882">
            <text:p>142.29188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96.mp4</text:p>
          </table:table-cell>
          <table:table-cell table:formula="of:=HYPERLINK([.A4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041995">
            <text:p>18.04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99.mp4</text:p>
          </table:table-cell>
          <table:table-cell table:formula="of:=HYPERLINK([.A41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.066667">
            <text:p>15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97.mp4</text:p>
          </table:table-cell>
          <table:table-cell table:formula="of:=HYPERLINK([.A41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.04">
            <text:p>19.0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98.mp4</text:p>
          </table:table-cell>
          <table:table-cell table:formula="of:=HYPERLINK([.A41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901">
            <text:p>18.901</text:p>
          </table:table-cell>
          <table:table-cell table:number-columns-repeated="2"/>
          <table:table-cell office:value-type="string">
            <text:p>2026-01-14T22:02:3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00.mp4</text:p>
          </table:table-cell>
          <table:table-cell table:formula="of:=HYPERLINK([.A4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041905">
            <text:p>18.0419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02.mp4</text:p>
          </table:table-cell>
          <table:table-cell table:formula="of:=HYPERLINK([.A4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string">
            <text:p>2026-01-14T21:15:4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689.mp4</text:p>
          </table:table-cell>
          <table:table-cell table:formula="of:=HYPERLINK([.A42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4.033333">
            <text:p>154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04.mp4</text:p>
          </table:table-cell>
          <table:table-cell table:formula="of:=HYPERLINK([.A42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576009">
            <text:p>18.57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05.mp4</text:p>
          </table:table-cell>
          <table:table-cell table:formula="of:=HYPERLINK([.A4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.017007">
            <text:p>19.01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87.mp4</text:p>
          </table:table-cell>
          <table:table-cell table:formula="of:=HYPERLINK([.A42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00.266667">
            <text:p>200.2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09.mp4</text:p>
          </table:table-cell>
          <table:table-cell table:formula="of:=HYPERLINK([.A42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.04">
            <text:p>19.0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06.mp4</text:p>
          </table:table-cell>
          <table:table-cell table:formula="of:=HYPERLINK([.A4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.912">
            <text:p>3.912</text:p>
          </table:table-cell>
          <table:table-cell table:number-columns-repeated="2"/>
          <table:table-cell office:value-type="string">
            <text:p>2026-01-14T22:20:5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688.mp4</text:p>
          </table:table-cell>
          <table:table-cell table:formula="of:=HYPERLINK([.A4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8.666667">
            <text:p>198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03.mp4</text:p>
          </table:table-cell>
          <table:table-cell table:formula="of:=HYPERLINK([.A42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8.010998">
            <text:p>68.01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10.mp4</text:p>
          </table:table-cell>
          <table:table-cell table:formula="of:=HYPERLINK([.A4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6.033333">
            <text:p>16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11.mp4</text:p>
          </table:table-cell>
          <table:table-cell table:formula="of:=HYPERLINK([.A4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0.17">
            <text:p>40.1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61.mp4</text:p>
          </table:table-cell>
          <table:table-cell table:formula="of:=HYPERLINK([.A43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07.5">
            <text:p>607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16.mp4</text:p>
          </table:table-cell>
          <table:table-cell table:formula="of:=HYPERLINK([.A4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.738005">
            <text:p>3.73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15.mp4</text:p>
          </table:table-cell>
          <table:table-cell table:formula="of:=HYPERLINK([.A43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25">
            <text:p>2.925</text:p>
          </table:table-cell>
          <table:table-cell table:number-columns-repeated="2"/>
          <table:table-cell office:value-type="string">
            <text:p>2026-01-14T21:17:2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686.mp4</text:p>
          </table:table-cell>
          <table:table-cell table:formula="of:=HYPERLINK([.A4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01.633333">
            <text:p>201.6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18.mp4</text:p>
          </table:table-cell>
          <table:table-cell table:formula="of:=HYPERLINK([.A43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93">
            <text:p>1.993</text:p>
          </table:table-cell>
          <table:table-cell table:number-columns-repeated="2"/>
          <table:table-cell office:value-type="string">
            <text:p>2026-01-14T21:08:4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19.mp4</text:p>
          </table:table-cell>
          <table:table-cell table:formula="of:=HYPERLINK([.A4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41">
            <text:p>2.841</text:p>
          </table:table-cell>
          <table:table-cell table:number-columns-repeated="2"/>
          <table:table-cell office:value-type="string">
            <text:p>2026-01-14T21:16:5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17.mp4</text:p>
          </table:table-cell>
          <table:table-cell table:formula="of:=HYPERLINK([.A4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7">
            <text:p>2.97</text:p>
          </table:table-cell>
          <table:table-cell table:number-columns-repeated="2"/>
          <table:table-cell office:value-type="string">
            <text:p>2026-01-14T21:08:0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20.mp4</text:p>
          </table:table-cell>
          <table:table-cell table:formula="of:=HYPERLINK([.A43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810998">
            <text:p>1.81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94.mp4</text:p>
          </table:table-cell>
          <table:table-cell table:formula="of:=HYPERLINK([.A4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6.533333">
            <text:p>126.5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21.mp4</text:p>
          </table:table-cell>
          <table:table-cell table:formula="of:=HYPERLINK([.A4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49917">
            <text:p>1.949917</text:p>
          </table:table-cell>
          <table:table-cell table:number-columns-repeated="2"/>
          <table:table-cell office:value-type="string">
            <text:p>2026-01-14T21:16:2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22.mp4</text:p>
          </table:table-cell>
          <table:table-cell table:formula="of:=HYPERLINK([.A4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32">
            <text:p>2.932</text:p>
          </table:table-cell>
          <table:table-cell table:number-columns-repeated="2"/>
          <table:table-cell office:value-type="string">
            <text:p>2026-01-14T21:18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25.mp4</text:p>
          </table:table-cell>
          <table:table-cell table:formula="of:=HYPERLINK([.A4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66667">
            <text:p>2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95.mp4</text:p>
          </table:table-cell>
          <table:table-cell table:formula="of:=HYPERLINK([.A4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8.607007">
            <text:p>58.60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24.mp4</text:p>
          </table:table-cell>
          <table:table-cell table:formula="of:=HYPERLINK([.A4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7">
            <text:p>2.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23.mp4</text:p>
          </table:table-cell>
          <table:table-cell table:formula="of:=HYPERLINK([.A4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84">
            <text:p>1.984</text:p>
          </table:table-cell>
          <table:table-cell table:number-columns-repeated="2"/>
          <table:table-cell office:value-type="string">
            <text:p>2026-01-14T21:19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26.mp4</text:p>
          </table:table-cell>
          <table:table-cell table:formula="of:=HYPERLINK([.A4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75">
            <text:p>2.87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27.mp4</text:p>
          </table:table-cell>
          <table:table-cell table:formula="of:=HYPERLINK([.A4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31.mp4</text:p>
          </table:table-cell>
          <table:table-cell table:formula="of:=HYPERLINK([.A4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089796">
            <text:p>2.08979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28.mp4</text:p>
          </table:table-cell>
          <table:table-cell table:formula="of:=HYPERLINK([.A4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83">
            <text:p>2.983</text:p>
          </table:table-cell>
          <table:table-cell table:number-columns-repeated="2"/>
          <table:table-cell office:value-type="string">
            <text:p>2026-01-14T21:06:4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29.mp4</text:p>
          </table:table-cell>
          <table:table-cell table:formula="of:=HYPERLINK([.A4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87">
            <text:p>2.987</text:p>
          </table:table-cell>
          <table:table-cell table:number-columns-repeated="2"/>
          <table:table-cell office:value-type="string">
            <text:p>2026-01-14T21:06:0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30.mp4</text:p>
          </table:table-cell>
          <table:table-cell table:formula="of:=HYPERLINK([.A4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55">
            <text:p>2.955</text:p>
          </table:table-cell>
          <table:table-cell table:number-columns-repeated="2"/>
          <table:table-cell office:value-type="string">
            <text:p>2026-01-14T21:05:2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33.mp4</text:p>
          </table:table-cell>
          <table:table-cell table:formula="of:=HYPERLINK([.A4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02">
            <text:p>2.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37.mp4</text:p>
          </table:table-cell>
          <table:table-cell table:formula="of:=HYPERLINK([.A4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67">
            <text:p>2.967</text:p>
          </table:table-cell>
          <table:table-cell table:number-columns-repeated="2"/>
          <table:table-cell office:value-type="string">
            <text:p>2026-01-14T21:58:2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35.mp4</text:p>
          </table:table-cell>
          <table:table-cell table:formula="of:=HYPERLINK([.A4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09091">
            <text:p>2.9090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32.mp4</text:p>
          </table:table-cell>
          <table:table-cell table:formula="of:=HYPERLINK([.A45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8">
            <text:p>2.98</text:p>
          </table:table-cell>
          <table:table-cell table:number-columns-repeated="2"/>
          <table:table-cell office:value-type="string">
            <text:p>2026-01-14T21:59:1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07.mp4</text:p>
          </table:table-cell>
          <table:table-cell table:formula="of:=HYPERLINK([.A4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9.087007">
            <text:p>139.08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36.mp4</text:p>
          </table:table-cell>
          <table:table-cell table:formula="of:=HYPERLINK([.A45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.018005">
            <text:p>3.01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34.mp4</text:p>
          </table:table-cell>
          <table:table-cell table:formula="of:=HYPERLINK([.A4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">
            <text:p>2.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38.mp4</text:p>
          </table:table-cell>
          <table:table-cell table:formula="of:=HYPERLINK([.A4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.153846">
            <text:p>3.15384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39.mp4</text:p>
          </table:table-cell>
          <table:table-cell table:formula="of:=HYPERLINK([.A4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49002">
            <text:p>2.94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40.mp4</text:p>
          </table:table-cell>
          <table:table-cell table:formula="of:=HYPERLINK([.A4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49">
            <text:p>2.949</text:p>
          </table:table-cell>
          <table:table-cell table:number-columns-repeated="2"/>
          <table:table-cell office:value-type="string">
            <text:p>2026-01-14T21:03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42.mp4</text:p>
          </table:table-cell>
          <table:table-cell table:formula="of:=HYPERLINK([.A46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55">
            <text:p>2.955</text:p>
          </table:table-cell>
          <table:table-cell table:number-columns-repeated="2"/>
          <table:table-cell office:value-type="string">
            <text:p>2026-01-14T21:04:1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44.mp4</text:p>
          </table:table-cell>
          <table:table-cell table:formula="of:=HYPERLINK([.A4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63">
            <text:p>2.963</text:p>
          </table:table-cell>
          <table:table-cell table:number-columns-repeated="2"/>
          <table:table-cell office:value-type="string">
            <text:p>2026-01-14T21:04:5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41.mp4</text:p>
          </table:table-cell>
          <table:table-cell table:formula="of:=HYPERLINK([.A4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346646">
            <text:p>2.346646</text:p>
          </table:table-cell>
          <table:table-cell table:number-columns-repeated="2"/>
          <table:table-cell office:value-type="string">
            <text:p>2026-01-13T16:10:1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43.mp4</text:p>
          </table:table-cell>
          <table:table-cell table:formula="of:=HYPERLINK([.A46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25011">
            <text:p>2.92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45.mp4</text:p>
          </table:table-cell>
          <table:table-cell table:formula="of:=HYPERLINK([.A46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786009">
            <text:p>2.78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49.mp4</text:p>
          </table:table-cell>
          <table:table-cell table:formula="of:=HYPERLINK([.A46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890998">
            <text:p>9.89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48.mp4</text:p>
          </table:table-cell>
          <table:table-cell table:formula="of:=HYPERLINK([.A4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608696">
            <text:p>1.60869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47.mp4</text:p>
          </table:table-cell>
          <table:table-cell table:formula="of:=HYPERLINK([.A46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535979">
            <text:p>1.535979</text:p>
          </table:table-cell>
          <table:table-cell table:number-columns-repeated="2"/>
          <table:table-cell office:value-type="string">
            <text:p>2026-01-13T16:32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46.mp4</text:p>
          </table:table-cell>
          <table:table-cell table:formula="of:=HYPERLINK([.A4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81">
            <text:p>2.981</text:p>
          </table:table-cell>
          <table:table-cell table:number-columns-repeated="2"/>
          <table:table-cell office:value-type="string">
            <text:p>2026-01-14T21:07:2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50.mp4</text:p>
          </table:table-cell>
          <table:table-cell table:formula="of:=HYPERLINK([.A47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.896009">
            <text:p>36.89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91.mp4</text:p>
          </table:table-cell>
          <table:table-cell table:formula="of:=HYPERLINK([.A4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45.8">
            <text:p>345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90.mp4</text:p>
          </table:table-cell>
          <table:table-cell table:formula="of:=HYPERLINK([.A4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4.4">
            <text:p>94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13.mp4</text:p>
          </table:table-cell>
          <table:table-cell table:formula="of:=HYPERLINK([.A4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20">
            <text:p>420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57.mp4</text:p>
          </table:table-cell>
          <table:table-cell table:formula="of:=HYPERLINK([.A4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1.2">
            <text:p>11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58.mp4</text:p>
          </table:table-cell>
          <table:table-cell table:formula="of:=HYPERLINK([.A4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.046009">
            <text:p>15.04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92.mp4</text:p>
          </table:table-cell>
          <table:table-cell table:formula="of:=HYPERLINK([.A4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07.9">
            <text:p>207.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52.mp4</text:p>
          </table:table-cell>
          <table:table-cell table:formula="of:=HYPERLINK([.A4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6.138005">
            <text:p>76.13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01.mp4</text:p>
          </table:table-cell>
          <table:table-cell table:formula="of:=HYPERLINK([.A4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5.458333">
            <text:p>155.458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62.mp4</text:p>
          </table:table-cell>
          <table:table-cell table:formula="of:=HYPERLINK([.A4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6.7">
            <text:p>56.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63.mp4</text:p>
          </table:table-cell>
          <table:table-cell table:formula="of:=HYPERLINK([.A4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7.050998">
            <text:p>87.05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56.mp4</text:p>
          </table:table-cell>
          <table:table-cell table:formula="of:=HYPERLINK([.A48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09.235011">
            <text:p>209.23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55.mp4</text:p>
          </table:table-cell>
          <table:table-cell table:formula="of:=HYPERLINK([.A4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2.849002">
            <text:p>142.84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65.mp4</text:p>
          </table:table-cell>
          <table:table-cell table:formula="of:=HYPERLINK([.A4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66667">
            <text:p>2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08.mp4</text:p>
          </table:table-cell>
          <table:table-cell table:formula="of:=HYPERLINK([.A4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0.279002">
            <text:p>180.27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54.mp4</text:p>
          </table:table-cell>
          <table:table-cell table:formula="of:=HYPERLINK([.A48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9.35">
            <text:p>89.3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61.mp4</text:p>
          </table:table-cell>
          <table:table-cell table:formula="of:=HYPERLINK([.A4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65.729002">
            <text:p>265.72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59.mp4</text:p>
          </table:table-cell>
          <table:table-cell table:formula="of:=HYPERLINK([.A4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6.903991">
            <text:p>46.90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73.mp4</text:p>
          </table:table-cell>
          <table:table-cell table:formula="of:=HYPERLINK([.A4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.365986">
            <text:p>4.36598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53.mp4</text:p>
          </table:table-cell>
          <table:table-cell table:formula="of:=HYPERLINK([.A48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7.252993">
            <text:p>197.25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693.mp4</text:p>
          </table:table-cell>
          <table:table-cell table:formula="of:=HYPERLINK([.A49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07.9">
            <text:p>207.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68.mp4</text:p>
          </table:table-cell>
          <table:table-cell table:formula="of:=HYPERLINK([.A4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1.927007">
            <text:p>61.92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74.mp4</text:p>
          </table:table-cell>
          <table:table-cell table:formula="of:=HYPERLINK([.A4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963">
            <text:p>0.963</text:p>
          </table:table-cell>
          <table:table-cell table:number-columns-repeated="2"/>
          <table:table-cell office:value-type="string">
            <text:p>2026-01-14T21:15:0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60.mp4</text:p>
          </table:table-cell>
          <table:table-cell table:formula="of:=HYPERLINK([.A4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9.319002">
            <text:p>79.31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51.mp4</text:p>
          </table:table-cell>
          <table:table-cell table:formula="of:=HYPERLINK([.A4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4.033333">
            <text:p>154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14.mp4</text:p>
          </table:table-cell>
          <table:table-cell table:formula="of:=HYPERLINK([.A4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45.8">
            <text:p>345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75.mp4</text:p>
          </table:table-cell>
          <table:table-cell table:formula="of:=HYPERLINK([.A4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024">
            <text:p>1.02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76.mp4</text:p>
          </table:table-cell>
          <table:table-cell table:formula="of:=HYPERLINK([.A4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024">
            <text:p>1.02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79.mp4</text:p>
          </table:table-cell>
          <table:table-cell table:formula="of:=HYPERLINK([.A4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978">
            <text:p>0.978</text:p>
          </table:table-cell>
          <table:table-cell table:number-columns-repeated="2"/>
          <table:table-cell office:value-type="string">
            <text:p>2026-01-14T21:14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80.mp4</text:p>
          </table:table-cell>
          <table:table-cell table:formula="of:=HYPERLINK([.A4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871">
            <text:p>1.871</text:p>
          </table:table-cell>
          <table:table-cell table:number-columns-repeated="2"/>
          <table:table-cell office:value-type="string">
            <text:p>2026-01-14T21:25:0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48778.mp4</text:p>
          </table:table-cell>
          <table:table-cell table:formula="of:=HYPERLINK([.A5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76">
            <text:p>14.7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67.mp4</text:p>
          </table:table-cell>
          <table:table-cell table:formula="of:=HYPERLINK([.A5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4.473991">
            <text:p>144.47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83.mp4</text:p>
          </table:table-cell>
          <table:table-cell table:formula="of:=HYPERLINK([.A5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.650703">
            <text:p>4.65070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82.mp4</text:p>
          </table:table-cell>
          <table:table-cell table:formula="of:=HYPERLINK([.A5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44">
            <text:p>1.4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84.mp4</text:p>
          </table:table-cell>
          <table:table-cell table:formula="of:=HYPERLINK([.A5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.646984">
            <text:p>17.64698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70.mp4</text:p>
          </table:table-cell>
          <table:table-cell table:formula="of:=HYPERLINK([.A5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34.773">
            <text:p>434.77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85.mp4</text:p>
          </table:table-cell>
          <table:table-cell table:formula="of:=HYPERLINK([.A5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1.331973">
            <text:p>11.33197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2128.m4a</text:p>
          </table:table-cell>
          <table:table-cell table:formula="of:=HYPERLINK([.A50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5.542993">
            <text:p>15.54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2127.m4a</text:p>
          </table:table-cell>
          <table:table-cell table:formula="of:=HYPERLINK([.A508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50.92">
            <text:p>50.9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81.mp4</text:p>
          </table:table-cell>
          <table:table-cell table:formula="of:=HYPERLINK([.A5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79979">
            <text:p>2.879979</text:p>
          </table:table-cell>
          <table:table-cell table:number-columns-repeated="2"/>
          <table:table-cell office:value-type="string">
            <text:p>2026-01-14T21:19:4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2130.m4a</text:p>
          </table:table-cell>
          <table:table-cell table:formula="of:=HYPERLINK([.A510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14.101">
            <text:p>114.10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77.mp4</text:p>
          </table:table-cell>
          <table:table-cell table:formula="of:=HYPERLINK([.A5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2.48">
            <text:p>42.4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2126.m4a</text:p>
          </table:table-cell>
          <table:table-cell table:formula="of:=HYPERLINK([.A51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05.078">
            <text:p>205.07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2129.m4a</text:p>
          </table:table-cell>
          <table:table-cell table:formula="of:=HYPERLINK([.A513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19.939">
            <text:p>119.93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64.mp4</text:p>
          </table:table-cell>
          <table:table-cell table:formula="of:=HYPERLINK([.A5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9.335011">
            <text:p>159.33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19.mp4</text:p>
          </table:table-cell>
          <table:table-cell table:formula="of:=HYPERLINK([.A51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433333">
            <text:p>9.4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17.wav</text:p>
          </table:table-cell>
          <table:table-cell table:formula="of:=HYPERLINK([.A516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83322.wav</text:p>
          </table:table-cell>
          <table:table-cell table:formula="of:=HYPERLINK([.A517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83318.mp4</text:p>
          </table:table-cell>
          <table:table-cell table:formula="of:=HYPERLINK([.A5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7.952">
            <text:p>37.95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69.mp4</text:p>
          </table:table-cell>
          <table:table-cell table:formula="of:=HYPERLINK([.A5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00.266667">
            <text:p>200.2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66.mp4</text:p>
          </table:table-cell>
          <table:table-cell table:formula="of:=HYPERLINK([.A52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8.666667">
            <text:p>198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23.mp4</text:p>
          </table:table-cell>
          <table:table-cell table:formula="of:=HYPERLINK([.A52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1.066667">
            <text:p>51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71.mp4</text:p>
          </table:table-cell>
          <table:table-cell table:formula="of:=HYPERLINK([.A5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0.154">
            <text:p>130.15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25.mp4</text:p>
          </table:table-cell>
          <table:table-cell table:formula="of:=HYPERLINK([.A52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1.066667">
            <text:p>51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26.mp4</text:p>
          </table:table-cell>
          <table:table-cell table:formula="of:=HYPERLINK([.A52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1.066667">
            <text:p>51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24.mp4</text:p>
          </table:table-cell>
          <table:table-cell table:formula="of:=HYPERLINK([.A5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19.115333">
            <text:p>119.115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33.mp4</text:p>
          </table:table-cell>
          <table:table-cell table:formula="of:=HYPERLINK([.A5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6.625011">
            <text:p>16.62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34.mp4</text:p>
          </table:table-cell>
          <table:table-cell table:formula="of:=HYPERLINK([.A52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71995">
            <text:p>2.97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27.mp4</text:p>
          </table:table-cell>
          <table:table-cell table:formula="of:=HYPERLINK([.A5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6.208">
            <text:p>366.20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36.mp4</text:p>
          </table:table-cell>
          <table:table-cell table:formula="of:=HYPERLINK([.A5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02">
            <text:p>2.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32.mp4</text:p>
          </table:table-cell>
          <table:table-cell table:formula="of:=HYPERLINK([.A53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507732">
            <text:p>2.507732</text:p>
          </table:table-cell>
          <table:table-cell table:number-columns-repeated="2"/>
          <table:table-cell office:value-type="string">
            <text:p>2026-01-27T22:45:0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35.mp4</text:p>
          </table:table-cell>
          <table:table-cell table:formula="of:=HYPERLINK([.A5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.3">
            <text:p>6.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30.mp4</text:p>
          </table:table-cell>
          <table:table-cell table:formula="of:=HYPERLINK([.A53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23.566667">
            <text:p>1023.5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29.mp4</text:p>
          </table:table-cell>
          <table:table-cell table:formula="of:=HYPERLINK([.A5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23.566667">
            <text:p>1023.5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31.mp4</text:p>
          </table:table-cell>
          <table:table-cell table:formula="of:=HYPERLINK([.A53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2131.mp4</text:p>
          </table:table-cell>
          <table:table-cell table:formula="of:=HYPERLINK([.A5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8.072993">
            <text:p>28.07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37.mp4</text:p>
          </table:table-cell>
          <table:table-cell table:formula="of:=HYPERLINK([.A5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.630113">
            <text:p>13.630113</text:p>
          </table:table-cell>
          <table:table-cell table:number-columns-repeated="2"/>
          <table:table-cell office:value-type="string">
            <text:p>2026-01-27T22:46:0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43.mp4</text:p>
          </table:table-cell>
          <table:table-cell table:formula="of:=HYPERLINK([.A53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.746009">
            <text:p>13.74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42.mp4</text:p>
          </table:table-cell>
          <table:table-cell table:formula="of:=HYPERLINK([.A5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.368005">
            <text:p>17.36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39.mp4</text:p>
          </table:table-cell>
          <table:table-cell table:formula="of:=HYPERLINK([.A5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.472">
            <text:p>17.47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41.mp4</text:p>
          </table:table-cell>
          <table:table-cell table:formula="of:=HYPERLINK([.A5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3.933333">
            <text:p>33.9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38.mp4</text:p>
          </table:table-cell>
          <table:table-cell table:formula="of:=HYPERLINK([.A5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6.169002">
            <text:p>26.16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40.mp4</text:p>
          </table:table-cell>
          <table:table-cell table:formula="of:=HYPERLINK([.A5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.533333">
            <text:p>19.5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28.mp4</text:p>
          </table:table-cell>
          <table:table-cell table:formula="of:=HYPERLINK([.A5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23.566667">
            <text:p>1023.5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44.mp4</text:p>
          </table:table-cell>
          <table:table-cell table:formula="of:=HYPERLINK([.A5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1.935011">
            <text:p>11.93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51.mp4</text:p>
          </table:table-cell>
          <table:table-cell table:formula="of:=HYPERLINK([.A5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.760998">
            <text:p>3.76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46.mp4</text:p>
          </table:table-cell>
          <table:table-cell table:formula="of:=HYPERLINK([.A5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.633333">
            <text:p>8.6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47.mp4</text:p>
          </table:table-cell>
          <table:table-cell table:formula="of:=HYPERLINK([.A5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.291995">
            <text:p>6.29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48.mp4</text:p>
          </table:table-cell>
          <table:table-cell table:formula="of:=HYPERLINK([.A5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47007">
            <text:p>2.64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49.mp4</text:p>
          </table:table-cell>
          <table:table-cell table:formula="of:=HYPERLINK([.A5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1.330998">
            <text:p>41.33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50.mp4</text:p>
          </table:table-cell>
          <table:table-cell table:formula="of:=HYPERLINK([.A5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257007">
            <text:p>14.25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52.mp4</text:p>
          </table:table-cell>
          <table:table-cell table:formula="of:=HYPERLINK([.A5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45.mp4</text:p>
          </table:table-cell>
          <table:table-cell table:formula="of:=HYPERLINK([.A5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1.733333">
            <text:p>41.7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54.mp4</text:p>
          </table:table-cell>
          <table:table-cell table:formula="of:=HYPERLINK([.A5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.176009">
            <text:p>6.17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53.mp4</text:p>
          </table:table-cell>
          <table:table-cell table:formula="of:=HYPERLINK([.A55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7.012993">
            <text:p>97.01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61.mp4</text:p>
          </table:table-cell>
          <table:table-cell table:formula="of:=HYPERLINK([.A5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834376">
            <text:p>1.834376</text:p>
          </table:table-cell>
          <table:table-cell table:number-columns-repeated="2"/>
          <table:table-cell office:value-type="string">
            <text:p>2026-01-27T21:50:0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58.mp4</text:p>
          </table:table-cell>
          <table:table-cell table:formula="of:=HYPERLINK([.A55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6.989002">
            <text:p>96.98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56.mp4</text:p>
          </table:table-cell>
          <table:table-cell table:formula="of:=HYPERLINK([.A5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598005">
            <text:p>14.59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57.mp4</text:p>
          </table:table-cell>
          <table:table-cell table:formula="of:=HYPERLINK([.A5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0.033333">
            <text:p>6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48772.mp4</text:p>
          </table:table-cell>
          <table:table-cell table:formula="of:=HYPERLINK([.A5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87.285">
            <text:p>587.28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60.mp4</text:p>
          </table:table-cell>
          <table:table-cell table:formula="of:=HYPERLINK([.A5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857574">
            <text:p>1.857574</text:p>
          </table:table-cell>
          <table:table-cell table:number-columns-repeated="2"/>
          <table:table-cell office:value-type="string">
            <text:p>2026-01-27T21:49:2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59.mp4</text:p>
          </table:table-cell>
          <table:table-cell table:formula="of:=HYPERLINK([.A56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.568005">
            <text:p>8.56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55.mp4</text:p>
          </table:table-cell>
          <table:table-cell table:formula="of:=HYPERLINK([.A5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2.546009">
            <text:p>22.54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66.mp4</text:p>
          </table:table-cell>
          <table:table-cell table:formula="of:=HYPERLINK([.A5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5">
            <text:p>2.8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62.mp4</text:p>
          </table:table-cell>
          <table:table-cell table:formula="of:=HYPERLINK([.A56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01313">
            <text:p>2.901313</text:p>
          </table:table-cell>
          <table:table-cell table:number-columns-repeated="2"/>
          <table:table-cell office:value-type="string">
            <text:p>2026-01-27T21:51:1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69.mp4</text:p>
          </table:table-cell>
          <table:table-cell table:formula="of:=HYPERLINK([.A56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.178571">
            <text:p>3.17857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65.mp4</text:p>
          </table:table-cell>
          <table:table-cell table:formula="of:=HYPERLINK([.A56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5">
            <text:p>2.8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63.mp4</text:p>
          </table:table-cell>
          <table:table-cell table:formula="of:=HYPERLINK([.A5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09592">
            <text:p>2.809592</text:p>
          </table:table-cell>
          <table:table-cell table:number-columns-repeated="2"/>
          <table:table-cell office:value-type="string">
            <text:p>2026-01-27T21:51:4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67.mp4</text:p>
          </table:table-cell>
          <table:table-cell table:formula="of:=HYPERLINK([.A56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09592">
            <text:p>2.809592</text:p>
          </table:table-cell>
          <table:table-cell table:number-columns-repeated="2"/>
          <table:table-cell office:value-type="string">
            <text:p>2026-01-27T21:53:0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64.mp4</text:p>
          </table:table-cell>
          <table:table-cell table:formula="of:=HYPERLINK([.A5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25692">
            <text:p>2.925692</text:p>
          </table:table-cell>
          <table:table-cell table:number-columns-repeated="2"/>
          <table:table-cell office:value-type="string">
            <text:p>2026-01-27T21:52:1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71.mp4</text:p>
          </table:table-cell>
          <table:table-cell table:formula="of:=HYPERLINK([.A57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787937">
            <text:p>1.787937</text:p>
          </table:table-cell>
          <table:table-cell table:number-columns-repeated="2"/>
          <table:table-cell office:value-type="string">
            <text:p>2026-01-27T21:54:0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72.mp4</text:p>
          </table:table-cell>
          <table:table-cell table:formula="of:=HYPERLINK([.A5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695011">
            <text:p>1.69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70.mp4</text:p>
          </table:table-cell>
          <table:table-cell table:formula="of:=HYPERLINK([.A5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27256">
            <text:p>1.927256</text:p>
          </table:table-cell>
          <table:table-cell table:number-columns-repeated="2"/>
          <table:table-cell office:value-type="string">
            <text:p>2026-01-27T21:53:4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68.mp4</text:p>
          </table:table-cell>
          <table:table-cell table:formula="of:=HYPERLINK([.A5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5">
            <text:p>2.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77.mp4</text:p>
          </table:table-cell>
          <table:table-cell table:formula="of:=HYPERLINK([.A5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75.mp4</text:p>
          </table:table-cell>
          <table:table-cell table:formula="of:=HYPERLINK([.A5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71995">
            <text:p>2.97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76.mp4</text:p>
          </table:table-cell>
          <table:table-cell table:formula="of:=HYPERLINK([.A5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.7">
            <text:p>5.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73.mp4</text:p>
          </table:table-cell>
          <table:table-cell table:formula="of:=HYPERLINK([.A5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9.140998">
            <text:p>29.14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78.mp4</text:p>
          </table:table-cell>
          <table:table-cell table:formula="of:=HYPERLINK([.A5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04014">
            <text:p>1.904014</text:p>
          </table:table-cell>
          <table:table-cell table:number-columns-repeated="2"/>
          <table:table-cell office:value-type="string">
            <text:p>2026-01-27T21:55:2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81.mp4</text:p>
          </table:table-cell>
          <table:table-cell table:formula="of:=HYPERLINK([.A5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714286">
            <text:p>2.71428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74.mp4</text:p>
          </table:table-cell>
          <table:table-cell table:formula="of:=HYPERLINK([.A5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9.140998">
            <text:p>29.14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82.mp4</text:p>
          </table:table-cell>
          <table:table-cell table:formula="of:=HYPERLINK([.A58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67">
            <text:p>2.967</text:p>
          </table:table-cell>
          <table:table-cell table:number-columns-repeated="2"/>
          <table:table-cell office:value-type="string">
            <text:p>2026-01-27T16:47:0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80.mp4</text:p>
          </table:table-cell>
          <table:table-cell table:formula="of:=HYPERLINK([.A5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.033333">
            <text:p>15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79.mp4</text:p>
          </table:table-cell>
          <table:table-cell table:formula="of:=HYPERLINK([.A5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117007">
            <text:p>14.11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84.mp4</text:p>
          </table:table-cell>
          <table:table-cell table:formula="of:=HYPERLINK([.A5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880816">
            <text:p>1.880816</text:p>
          </table:table-cell>
          <table:table-cell table:number-columns-repeated="2"/>
          <table:table-cell office:value-type="string">
            <text:p>2026-01-27T22:14:4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90.mp4</text:p>
          </table:table-cell>
          <table:table-cell table:formula="of:=HYPERLINK([.A58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49">
            <text:p>1.949</text:p>
          </table:table-cell>
          <table:table-cell table:number-columns-repeated="2"/>
          <table:table-cell office:value-type="string">
            <text:p>2026-01-27T17:40:2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83.mp4</text:p>
          </table:table-cell>
          <table:table-cell table:formula="of:=HYPERLINK([.A5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616009">
            <text:p>0.61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89.mp4</text:p>
          </table:table-cell>
          <table:table-cell table:formula="of:=HYPERLINK([.A5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5">
            <text:p>1.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88.mp4</text:p>
          </table:table-cell>
          <table:table-cell table:formula="of:=HYPERLINK([.A5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00998">
            <text:p>2.80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85.mp4</text:p>
          </table:table-cell>
          <table:table-cell table:formula="of:=HYPERLINK([.A58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509297">
            <text:p>1.509297</text:p>
          </table:table-cell>
          <table:table-cell table:number-columns-repeated="2"/>
          <table:table-cell office:value-type="string">
            <text:p>2026-01-27T22:15:1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86.mp4</text:p>
          </table:table-cell>
          <table:table-cell table:formula="of:=HYPERLINK([.A59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675011">
            <text:p>14.67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92.mp4</text:p>
          </table:table-cell>
          <table:table-cell table:formula="of:=HYPERLINK([.A5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12">
            <text:p>2.812</text:p>
          </table:table-cell>
          <table:table-cell table:number-columns-repeated="2"/>
          <table:table-cell office:value-type="string">
            <text:p>2026-01-27T19:40:4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96.mp4</text:p>
          </table:table-cell>
          <table:table-cell table:formula="of:=HYPERLINK([.A5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757007">
            <text:p>1.75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93.mp4</text:p>
          </table:table-cell>
          <table:table-cell table:formula="of:=HYPERLINK([.A5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49">
            <text:p>1.949</text:p>
          </table:table-cell>
          <table:table-cell table:number-columns-repeated="2"/>
          <table:table-cell office:value-type="string">
            <text:p>2026-01-27T17:37:5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95.mp4</text:p>
          </table:table-cell>
          <table:table-cell table:formula="of:=HYPERLINK([.A5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905578">
            <text:p>0.905578</text:p>
          </table:table-cell>
          <table:table-cell table:number-columns-repeated="2"/>
          <table:table-cell office:value-type="string">
            <text:p>2026-01-27T22:16:4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97.mp4</text:p>
          </table:table-cell>
          <table:table-cell table:formula="of:=HYPERLINK([.A5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92">
            <text:p>2.892</text:p>
          </table:table-cell>
          <table:table-cell table:number-columns-repeated="2"/>
          <table:table-cell office:value-type="string">
            <text:p>2026-01-27T18:20:0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98.mp4</text:p>
          </table:table-cell>
          <table:table-cell table:formula="of:=HYPERLINK([.A5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47007">
            <text:p>2.64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99.mp4</text:p>
          </table:table-cell>
          <table:table-cell table:formula="of:=HYPERLINK([.A5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68">
            <text:p>2.868</text:p>
          </table:table-cell>
          <table:table-cell table:number-columns-repeated="2"/>
          <table:table-cell office:value-type="string">
            <text:p>2026-01-27T18:50:5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91.mp4</text:p>
          </table:table-cell>
          <table:table-cell table:formula="of:=HYPERLINK([.A5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3.242993">
            <text:p>53.24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02.mp4</text:p>
          </table:table-cell>
          <table:table-cell table:formula="of:=HYPERLINK([.A5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47944">
            <text:p>1.947944</text:p>
          </table:table-cell>
          <table:table-cell table:number-columns-repeated="2"/>
          <table:table-cell office:value-type="string">
            <text:p>2026-01-27T18:40:4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03.mp4</text:p>
          </table:table-cell>
          <table:table-cell table:formula="of:=HYPERLINK([.A6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09002">
            <text:p>2.80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06.mp4</text:p>
          </table:table-cell>
          <table:table-cell table:formula="of:=HYPERLINK([.A6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.311995">
            <text:p>8.31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87.mp4</text:p>
          </table:table-cell>
          <table:table-cell table:formula="of:=HYPERLINK([.A6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1.962">
            <text:p>41.96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04.mp4</text:p>
          </table:table-cell>
          <table:table-cell table:formula="of:=HYPERLINK([.A6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48005">
            <text:p>2.84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01.mp4</text:p>
          </table:table-cell>
          <table:table-cell table:formula="of:=HYPERLINK([.A6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">
            <text:p>2.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07.mp4</text:p>
          </table:table-cell>
          <table:table-cell table:formula="of:=HYPERLINK([.A6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22">
            <text:p>1.922</text:p>
          </table:table-cell>
          <table:table-cell table:number-columns-repeated="2"/>
          <table:table-cell office:value-type="string">
            <text:p>2026-01-27T18:57:5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05.mp4</text:p>
          </table:table-cell>
          <table:table-cell table:formula="of:=HYPERLINK([.A6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791667">
            <text:p>2.791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94.mp4</text:p>
          </table:table-cell>
          <table:table-cell table:formula="of:=HYPERLINK([.A60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5.805011">
            <text:p>65.80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09.mp4</text:p>
          </table:table-cell>
          <table:table-cell table:formula="of:=HYPERLINK([.A60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578934">
            <text:p>1.578934</text:p>
          </table:table-cell>
          <table:table-cell table:number-columns-repeated="2"/>
          <table:table-cell office:value-type="string">
            <text:p>2026-01-27T22:18:5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00.mp4</text:p>
          </table:table-cell>
          <table:table-cell table:formula="of:=HYPERLINK([.A6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.108005">
            <text:p>35.10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10.mp4</text:p>
          </table:table-cell>
          <table:table-cell table:formula="of:=HYPERLINK([.A61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357007">
            <text:p>9.35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11.mp4</text:p>
          </table:table-cell>
          <table:table-cell table:formula="of:=HYPERLINK([.A6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34">
            <text:p>1.934</text:p>
          </table:table-cell>
          <table:table-cell table:number-columns-repeated="2"/>
          <table:table-cell office:value-type="string">
            <text:p>2026-01-27T19:40:0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15.mp4</text:p>
          </table:table-cell>
          <table:table-cell table:formula="of:=HYPERLINK([.A61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63">
            <text:p>1.963</text:p>
          </table:table-cell>
          <table:table-cell table:number-columns-repeated="2"/>
          <table:table-cell office:value-type="string">
            <text:p>2026-01-27T19:55:1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14.mp4</text:p>
          </table:table-cell>
          <table:table-cell table:formula="of:=HYPERLINK([.A6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857007">
            <text:p>1.85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12.mp4</text:p>
          </table:table-cell>
          <table:table-cell table:formula="of:=HYPERLINK([.A6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48934">
            <text:p>2.94893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13.mp4</text:p>
          </table:table-cell>
          <table:table-cell table:formula="of:=HYPERLINK([.A61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49002">
            <text:p>2.94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14.mp4</text:p>
          </table:table-cell>
          <table:table-cell table:formula="of:=HYPERLINK([.A61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274.371338">
            <text:p>2274.371338</text:p>
          </table:table-cell>
          <table:table-cell table:number-columns-repeated="2"/>
          <table:table-cell office:value-type="string">
            <text:p>2026-01-27T03:07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16.mp4</text:p>
          </table:table-cell>
          <table:table-cell table:formula="of:=HYPERLINK([.A61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84615">
            <text:p>2.88461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18.mp4</text:p>
          </table:table-cell>
          <table:table-cell table:formula="of:=HYPERLINK([.A6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28005">
            <text:p>2.82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20.mp4</text:p>
          </table:table-cell>
          <table:table-cell table:formula="of:=HYPERLINK([.A6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25964">
            <text:p>2.925964</text:p>
          </table:table-cell>
          <table:table-cell table:number-columns-repeated="2"/>
          <table:table-cell office:value-type="string">
            <text:p>2026-01-27T20:01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19.mp4</text:p>
          </table:table-cell>
          <table:table-cell table:formula="of:=HYPERLINK([.A62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31">
            <text:p>2.931</text:p>
          </table:table-cell>
          <table:table-cell table:number-columns-repeated="2"/>
          <table:table-cell office:value-type="string">
            <text:p>2026-01-27T19:43:3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321.mp4</text:p>
          </table:table-cell>
          <table:table-cell table:formula="of:=HYPERLINK([.A62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840.5">
            <text:p>9840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08.mp4</text:p>
          </table:table-cell>
          <table:table-cell table:formula="of:=HYPERLINK([.A6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3.437007">
            <text:p>93.43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21.mp4</text:p>
          </table:table-cell>
          <table:table-cell table:formula="of:=HYPERLINK([.A62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472993">
            <text:p>9.47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27.mp4</text:p>
          </table:table-cell>
          <table:table-cell table:formula="of:=HYPERLINK([.A62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865011">
            <text:p>1.86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25.mp4</text:p>
          </table:table-cell>
          <table:table-cell table:formula="of:=HYPERLINK([.A6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72">
            <text:p>2.872</text:p>
          </table:table-cell>
          <table:table-cell table:number-columns-repeated="2"/>
          <table:table-cell office:value-type="string">
            <text:p>2026-01-27T19:58:0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28.mp4</text:p>
          </table:table-cell>
          <table:table-cell table:formula="of:=HYPERLINK([.A6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.333333">
            <text:p>12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26.mp4</text:p>
          </table:table-cell>
          <table:table-cell table:formula="of:=HYPERLINK([.A62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76009">
            <text:p>2.97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30.mp4</text:p>
          </table:table-cell>
          <table:table-cell table:formula="of:=HYPERLINK([.A6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47">
            <text:p>2.947</text:p>
          </table:table-cell>
          <table:table-cell table:number-columns-repeated="2"/>
          <table:table-cell office:value-type="string">
            <text:p>2026-01-27T20:27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31.mp4</text:p>
          </table:table-cell>
          <table:table-cell table:formula="of:=HYPERLINK([.A6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32834">
            <text:p>2.83283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24.mp4</text:p>
          </table:table-cell>
          <table:table-cell table:formula="of:=HYPERLINK([.A63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1.8">
            <text:p>51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29.mp4</text:p>
          </table:table-cell>
          <table:table-cell table:formula="of:=HYPERLINK([.A6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45">
            <text:p>2.945</text:p>
          </table:table-cell>
          <table:table-cell table:number-columns-repeated="2"/>
          <table:table-cell office:value-type="string">
            <text:p>2026-01-27T20:25:3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22.mp4</text:p>
          </table:table-cell>
          <table:table-cell table:formula="of:=HYPERLINK([.A63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533333">
            <text:p>14.5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33.mp4</text:p>
          </table:table-cell>
          <table:table-cell table:formula="of:=HYPERLINK([.A6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01995">
            <text:p>2.90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17.mp4</text:p>
          </table:table-cell>
          <table:table-cell table:formula="of:=HYPERLINK([.A63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5.54195">
            <text:p>25.541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15.mp4</text:p>
          </table:table-cell>
          <table:table-cell table:formula="of:=HYPERLINK([.A6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05.492318">
            <text:p>1405.49231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23.mp4</text:p>
          </table:table-cell>
          <table:table-cell table:formula="of:=HYPERLINK([.A6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7.105011">
            <text:p>37.10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34.mp4</text:p>
          </table:table-cell>
          <table:table-cell table:formula="of:=HYPERLINK([.A63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.011995">
            <text:p>7.01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41.mp4</text:p>
          </table:table-cell>
          <table:table-cell table:formula="of:=HYPERLINK([.A6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834354">
            <text:p>1.834354</text:p>
          </table:table-cell>
          <table:table-cell table:number-columns-repeated="2"/>
          <table:table-cell office:value-type="string">
            <text:p>2026-01-27T22:24:5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35.mp4</text:p>
          </table:table-cell>
          <table:table-cell table:formula="of:=HYPERLINK([.A6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786009">
            <text:p>2.78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42.mp4</text:p>
          </table:table-cell>
          <table:table-cell table:formula="of:=HYPERLINK([.A6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92993">
            <text:p>2.69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38.mp4</text:p>
          </table:table-cell>
          <table:table-cell table:formula="of:=HYPERLINK([.A6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718254">
            <text:p>1.718254</text:p>
          </table:table-cell>
          <table:table-cell table:number-columns-repeated="2"/>
          <table:table-cell office:value-type="string">
            <text:p>2026-01-27T22:24:1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40.mp4</text:p>
          </table:table-cell>
          <table:table-cell table:formula="of:=HYPERLINK([.A6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72993">
            <text:p>1.97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37.mp4</text:p>
          </table:table-cell>
          <table:table-cell table:formula="of:=HYPERLINK([.A6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.905011">
            <text:p>15.90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43.mp4</text:p>
          </table:table-cell>
          <table:table-cell table:formula="of:=HYPERLINK([.A6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00998">
            <text:p>2.60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49.mp4</text:p>
          </table:table-cell>
          <table:table-cell table:formula="of:=HYPERLINK([.A6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533333">
            <text:p>2.5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44.mp4</text:p>
          </table:table-cell>
          <table:table-cell table:formula="of:=HYPERLINK([.A6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09615">
            <text:p>2.809615</text:p>
          </table:table-cell>
          <table:table-cell table:number-columns-repeated="2"/>
          <table:table-cell office:value-type="string">
            <text:p>2026-01-27T22:25:3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46.mp4</text:p>
          </table:table-cell>
          <table:table-cell table:formula="of:=HYPERLINK([.A6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01995">
            <text:p>2.90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32.mp4</text:p>
          </table:table-cell>
          <table:table-cell table:formula="of:=HYPERLINK([.A6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8.305011">
            <text:p>58.30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55.mp4</text:p>
          </table:table-cell>
          <table:table-cell table:formula="of:=HYPERLINK([.A6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533333">
            <text:p>2.5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47.mp4</text:p>
          </table:table-cell>
          <table:table-cell table:formula="of:=HYPERLINK([.A6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48934">
            <text:p>2.94893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52.mp4</text:p>
          </table:table-cell>
          <table:table-cell table:formula="of:=HYPERLINK([.A6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857596">
            <text:p>1.857596</text:p>
          </table:table-cell>
          <table:table-cell table:number-columns-repeated="2"/>
          <table:table-cell office:value-type="string">
            <text:p>2026-01-27T22:27:1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53.mp4</text:p>
          </table:table-cell>
          <table:table-cell table:formula="of:=HYPERLINK([.A6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47075">
            <text:p>2.647075</text:p>
          </table:table-cell>
          <table:table-cell table:number-columns-repeated="2"/>
          <table:table-cell office:value-type="string">
            <text:p>2026-01-27T22:27:4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50.mp4</text:p>
          </table:table-cell>
          <table:table-cell table:formula="of:=HYPERLINK([.A6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2.120998">
            <text:p>42.12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51.mp4</text:p>
          </table:table-cell>
          <table:table-cell table:formula="of:=HYPERLINK([.A65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93515">
            <text:p>2.693515</text:p>
          </table:table-cell>
          <table:table-cell table:number-columns-repeated="2"/>
          <table:table-cell office:value-type="string">
            <text:p>2026-01-27T22:26:5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36.mp4</text:p>
          </table:table-cell>
          <table:table-cell table:formula="of:=HYPERLINK([.A6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.872993">
            <text:p>36.87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45.mp4</text:p>
          </table:table-cell>
          <table:table-cell table:formula="of:=HYPERLINK([.A65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5.912993">
            <text:p>25.91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16.mp4</text:p>
          </table:table-cell>
          <table:table-cell table:formula="of:=HYPERLINK([.A6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47.854688">
            <text:p>1847.85468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58.mp4</text:p>
          </table:table-cell>
          <table:table-cell table:formula="of:=HYPERLINK([.A6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54.mp4</text:p>
          </table:table-cell>
          <table:table-cell table:formula="of:=HYPERLINK([.A6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89655">
            <text:p>2.68965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320.mp4</text:p>
          </table:table-cell>
          <table:table-cell table:formula="of:=HYPERLINK([.A6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851.966667">
            <text:p>9851.9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56.mp4</text:p>
          </table:table-cell>
          <table:table-cell table:formula="of:=HYPERLINK([.A66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2.067007">
            <text:p>92.06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59.mp4</text:p>
          </table:table-cell>
          <table:table-cell table:formula="of:=HYPERLINK([.A6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66667">
            <text:p>2.8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64.mp4</text:p>
          </table:table-cell>
          <table:table-cell table:formula="of:=HYPERLINK([.A6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.550998">
            <text:p>19.55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61.mp4</text:p>
          </table:table-cell>
          <table:table-cell table:formula="of:=HYPERLINK([.A66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.266667">
            <text:p>8.2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60.mp4</text:p>
          </table:table-cell>
          <table:table-cell table:formula="of:=HYPERLINK([.A66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71995">
            <text:p>2.97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62.mp4</text:p>
          </table:table-cell>
          <table:table-cell table:formula="of:=HYPERLINK([.A66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4.933333">
            <text:p>34.9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63.mp4</text:p>
          </table:table-cell>
          <table:table-cell table:formula="of:=HYPERLINK([.A6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16667">
            <text:p>2.91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57.mp4</text:p>
          </table:table-cell>
          <table:table-cell table:formula="of:=HYPERLINK([.A66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.41">
            <text:p>35.4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70.mp4</text:p>
          </table:table-cell>
          <table:table-cell table:formula="of:=HYPERLINK([.A6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812676">
            <text:p>0.812676</text:p>
          </table:table-cell>
          <table:table-cell table:number-columns-repeated="2"/>
          <table:table-cell office:value-type="string">
            <text:p>2026-01-27T22:31:4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67.mp4</text:p>
          </table:table-cell>
          <table:table-cell table:formula="of:=HYPERLINK([.A67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96916">
            <text:p>1.99691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65.mp4</text:p>
          </table:table-cell>
          <table:table-cell table:formula="of:=HYPERLINK([.A6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23832">
            <text:p>2.623832</text:p>
          </table:table-cell>
          <table:table-cell table:number-columns-repeated="2"/>
          <table:table-cell office:value-type="string">
            <text:p>2026-01-27T22:30:1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72.mp4</text:p>
          </table:table-cell>
          <table:table-cell table:formula="of:=HYPERLINK([.A6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739932">
            <text:p>2.739932</text:p>
          </table:table-cell>
          <table:table-cell table:number-columns-repeated="2"/>
          <table:table-cell office:value-type="string">
            <text:p>2026-01-27T22:32:1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66.mp4</text:p>
          </table:table-cell>
          <table:table-cell table:formula="of:=HYPERLINK([.A6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764694">
            <text:p>1.764694</text:p>
          </table:table-cell>
          <table:table-cell table:number-columns-repeated="2"/>
          <table:table-cell office:value-type="string">
            <text:p>2026-01-27T22:30:4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71.mp4</text:p>
          </table:table-cell>
          <table:table-cell table:formula="of:=HYPERLINK([.A6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.666667">
            <text:p>3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68.mp4</text:p>
          </table:table-cell>
          <table:table-cell table:formula="of:=HYPERLINK([.A6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.370998">
            <text:p>15.37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69.mp4</text:p>
          </table:table-cell>
          <table:table-cell table:formula="of:=HYPERLINK([.A6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95374">
            <text:p>2.99537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76.mp4</text:p>
          </table:table-cell>
          <table:table-cell table:formula="of:=HYPERLINK([.A6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501995">
            <text:p>2.50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73.mp4</text:p>
          </table:table-cell>
          <table:table-cell table:formula="of:=HYPERLINK([.A6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159433">
            <text:p>2.159433</text:p>
          </table:table-cell>
          <table:table-cell table:number-columns-repeated="2"/>
          <table:table-cell office:value-type="string">
            <text:p>2026-01-27T22:32:4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77.mp4</text:p>
          </table:table-cell>
          <table:table-cell table:formula="of:=HYPERLINK([.A6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66667">
            <text:p>2.8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80.mp4</text:p>
          </table:table-cell>
          <table:table-cell table:formula="of:=HYPERLINK([.A6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7">
            <text:p>2.9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75.mp4</text:p>
          </table:table-cell>
          <table:table-cell table:formula="of:=HYPERLINK([.A68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530975">
            <text:p>2.530975</text:p>
          </table:table-cell>
          <table:table-cell table:number-columns-repeated="2"/>
          <table:table-cell office:value-type="string">
            <text:p>2026-01-27T22:33:2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74.mp4</text:p>
          </table:table-cell>
          <table:table-cell table:formula="of:=HYPERLINK([.A6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.08">
            <text:p>8.0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81.mp4</text:p>
          </table:table-cell>
          <table:table-cell table:formula="of:=HYPERLINK([.A6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.220998">
            <text:p>7.22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78.mp4</text:p>
          </table:table-cell>
          <table:table-cell table:formula="of:=HYPERLINK([.A6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905556">
            <text:p>0.905556</text:p>
          </table:table-cell>
          <table:table-cell table:number-columns-repeated="2"/>
          <table:table-cell office:value-type="string">
            <text:p>2026-01-27T22:34:0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82.mov</text:p>
          </table:table-cell>
          <table:table-cell table:formula="of:=HYPERLINK([.A68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835011">
            <text:p>2.835011</text:p>
          </table:table-cell>
          <table:table-cell table:number-columns-repeated="2"/>
          <table:table-cell office:value-type="string">
            <text:p>2019-03-29T17:31:0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83.mp4</text:p>
          </table:table-cell>
          <table:table-cell table:formula="of:=HYPERLINK([.A6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79002">
            <text:p>2.87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79.mp4</text:p>
          </table:table-cell>
          <table:table-cell table:formula="of:=HYPERLINK([.A6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1.37">
            <text:p>31.3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88.mp4</text:p>
          </table:table-cell>
          <table:table-cell table:formula="of:=HYPERLINK([.A6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4.133333">
            <text:p>34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85.mp4</text:p>
          </table:table-cell>
          <table:table-cell table:formula="of:=HYPERLINK([.A68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951995">
            <text:p>0.951995</text:p>
          </table:table-cell>
          <table:table-cell table:number-columns-repeated="2"/>
          <table:table-cell office:value-type="string">
            <text:p>2026-01-27T21:28:5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84.mp4</text:p>
          </table:table-cell>
          <table:table-cell table:formula="of:=HYPERLINK([.A69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08005">
            <text:p>2.60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86.mp4</text:p>
          </table:table-cell>
          <table:table-cell table:formula="of:=HYPERLINK([.A6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04014">
            <text:p>1.904014</text:p>
          </table:table-cell>
          <table:table-cell table:number-columns-repeated="2"/>
          <table:table-cell office:value-type="string">
            <text:p>2026-01-27T21:26:1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95.mp4</text:p>
          </table:table-cell>
          <table:table-cell table:formula="of:=HYPERLINK([.A6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2.692993">
            <text:p>32.69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92.mp4</text:p>
          </table:table-cell>
          <table:table-cell table:formula="of:=HYPERLINK([.A6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10998">
            <text:p>2.81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97.mp4</text:p>
          </table:table-cell>
          <table:table-cell table:formula="of:=HYPERLINK([.A6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.6">
            <text:p>7.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93.mp4</text:p>
          </table:table-cell>
          <table:table-cell table:formula="of:=HYPERLINK([.A6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268005">
            <text:p>2.26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89.mp4</text:p>
          </table:table-cell>
          <table:table-cell table:formula="of:=HYPERLINK([.A6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49002">
            <text:p>2.94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91.mp4</text:p>
          </table:table-cell>
          <table:table-cell table:formula="of:=HYPERLINK([.A6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4.633333">
            <text:p>74.6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98.mp4</text:p>
          </table:table-cell>
          <table:table-cell table:formula="of:=HYPERLINK([.A6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5.733333">
            <text:p>25.7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90.mp4</text:p>
          </table:table-cell>
          <table:table-cell table:formula="of:=HYPERLINK([.A6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2.256">
            <text:p>152.25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96.mp4</text:p>
          </table:table-cell>
          <table:table-cell table:formula="of:=HYPERLINK([.A7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0.077007">
            <text:p>40.07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94.mp4</text:p>
          </table:table-cell>
          <table:table-cell table:formula="of:=HYPERLINK([.A7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04014">
            <text:p>1.904014</text:p>
          </table:table-cell>
          <table:table-cell table:number-columns-repeated="2"/>
          <table:table-cell office:value-type="string">
            <text:p>2026-01-27T21:35:0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500.mp4</text:p>
          </table:table-cell>
          <table:table-cell table:formula="of:=HYPERLINK([.A7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741497">
            <text:p>1.741497</text:p>
          </table:table-cell>
          <table:table-cell table:number-columns-repeated="2"/>
          <table:table-cell office:value-type="string">
            <text:p>2026-01-27T21:36:4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499.mp4</text:p>
          </table:table-cell>
          <table:table-cell table:formula="of:=HYPERLINK([.A7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2">
            <text:p>2.8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487.mp4</text:p>
          </table:table-cell>
          <table:table-cell table:formula="of:=HYPERLINK([.A7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.833333">
            <text:p>19.8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02.mp4</text:p>
          </table:table-cell>
          <table:table-cell table:formula="of:=HYPERLINK([.A7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786372">
            <text:p>2.786372</text:p>
          </table:table-cell>
          <table:table-cell table:number-columns-repeated="2"/>
          <table:table-cell office:value-type="string">
            <text:p>2026-01-27T21:38:0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507.mp4</text:p>
          </table:table-cell>
          <table:table-cell table:formula="of:=HYPERLINK([.A7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95">
            <text:p>2.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01.mp4</text:p>
          </table:table-cell>
          <table:table-cell table:formula="of:=HYPERLINK([.A70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.282993">
            <text:p>12.28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06.mp4</text:p>
          </table:table-cell>
          <table:table-cell table:formula="of:=HYPERLINK([.A70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1.066667">
            <text:p>11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04.mp4</text:p>
          </table:table-cell>
          <table:table-cell table:formula="of:=HYPERLINK([.A7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27256">
            <text:p>1.927256</text:p>
          </table:table-cell>
          <table:table-cell table:number-columns-repeated="2"/>
          <table:table-cell office:value-type="string">
            <text:p>2026-01-27T21:39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508.mp4</text:p>
          </table:table-cell>
          <table:table-cell table:formula="of:=HYPERLINK([.A71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715011">
            <text:p>18.71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03.mp4</text:p>
          </table:table-cell>
          <table:table-cell table:formula="of:=HYPERLINK([.A7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834376">
            <text:p>1.834376</text:p>
          </table:table-cell>
          <table:table-cell table:number-columns-repeated="2"/>
          <table:table-cell office:value-type="string">
            <text:p>2026-01-27T21:38:5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512.mp4</text:p>
          </table:table-cell>
          <table:table-cell table:formula="of:=HYPERLINK([.A71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.735011">
            <text:p>5.73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13.mp4</text:p>
          </table:table-cell>
          <table:table-cell table:formula="of:=HYPERLINK([.A7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.05">
            <text:p>5.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11.mp4</text:p>
          </table:table-cell>
          <table:table-cell table:formula="of:=HYPERLINK([.A7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3.3">
            <text:p>53.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05.mp4</text:p>
          </table:table-cell>
          <table:table-cell table:formula="of:=HYPERLINK([.A71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623855">
            <text:p>2.62385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14.mp4</text:p>
          </table:table-cell>
          <table:table-cell table:formula="of:=HYPERLINK([.A71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09592">
            <text:p>2.809592</text:p>
          </table:table-cell>
          <table:table-cell table:number-columns-repeated="2"/>
          <table:table-cell office:value-type="string">
            <text:p>2026-01-27T21:41:5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509.mp4</text:p>
          </table:table-cell>
          <table:table-cell table:formula="of:=HYPERLINK([.A71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.746009">
            <text:p>13.74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15.mp4</text:p>
          </table:table-cell>
          <table:table-cell table:formula="of:=HYPERLINK([.A7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7.26">
            <text:p>27.2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21.mp4</text:p>
          </table:table-cell>
          <table:table-cell table:formula="of:=HYPERLINK([.A7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466667">
            <text:p>14.4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10.mp4</text:p>
          </table:table-cell>
          <table:table-cell table:formula="of:=HYPERLINK([.A72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9.140998">
            <text:p>59.14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24.mp4</text:p>
          </table:table-cell>
          <table:table-cell table:formula="of:=HYPERLINK([.A72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2.120998">
            <text:p>42.12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19.mp4</text:p>
          </table:table-cell>
          <table:table-cell table:formula="of:=HYPERLINK([.A7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5.133333">
            <text:p>25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18.mp4</text:p>
          </table:table-cell>
          <table:table-cell table:formula="of:=HYPERLINK([.A72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720998">
            <text:p>14.72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23.mp4</text:p>
          </table:table-cell>
          <table:table-cell table:formula="of:=HYPERLINK([.A72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4.633333">
            <text:p>74.6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26.mp4</text:p>
          </table:table-cell>
          <table:table-cell table:formula="of:=HYPERLINK([.A7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9">
            <text:p>9.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25.mp4</text:p>
          </table:table-cell>
          <table:table-cell table:formula="of:=HYPERLINK([.A7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.6">
            <text:p>7.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27.mp4</text:p>
          </table:table-cell>
          <table:table-cell table:formula="of:=HYPERLINK([.A72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0.077007">
            <text:p>40.07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17.mp4</text:p>
          </table:table-cell>
          <table:table-cell table:formula="of:=HYPERLINK([.A7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6.145011">
            <text:p>26.14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29.mp4</text:p>
          </table:table-cell>
          <table:table-cell table:formula="of:=HYPERLINK([.A7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5.733333">
            <text:p>45.7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16.mp4</text:p>
          </table:table-cell>
          <table:table-cell table:formula="of:=HYPERLINK([.A73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1.006009">
            <text:p>71.00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28.mp4</text:p>
          </table:table-cell>
          <table:table-cell table:formula="of:=HYPERLINK([.A7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2.067007">
            <text:p>92.06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22.mp4</text:p>
          </table:table-cell>
          <table:table-cell table:formula="of:=HYPERLINK([.A73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8.336009">
            <text:p>38.33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31.mp4</text:p>
          </table:table-cell>
          <table:table-cell table:formula="of:=HYPERLINK([.A7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1.166667">
            <text:p>11.1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32.mp4</text:p>
          </table:table-cell>
          <table:table-cell table:formula="of:=HYPERLINK([.A73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.8">
            <text:p>12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35.mp4</text:p>
          </table:table-cell>
          <table:table-cell table:formula="of:=HYPERLINK([.A7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30.mp4</text:p>
          </table:table-cell>
          <table:table-cell table:formula="of:=HYPERLINK([.A7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484512">
            <text:p>2.484512</text:p>
          </table:table-cell>
          <table:table-cell table:number-columns-repeated="2"/>
          <table:table-cell office:value-type="string">
            <text:p>2026-01-27T22:38:0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3539.mp4</text:p>
          </table:table-cell>
          <table:table-cell table:formula="of:=HYPERLINK([.A73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4.101995">
            <text:p>24.10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33.mp4</text:p>
          </table:table-cell>
          <table:table-cell table:formula="of:=HYPERLINK([.A7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9.512993">
            <text:p>39.51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34.mp4</text:p>
          </table:table-cell>
          <table:table-cell table:formula="of:=HYPERLINK([.A7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.966667">
            <text:p>8.9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37.mp4</text:p>
          </table:table-cell>
          <table:table-cell table:formula="of:=HYPERLINK([.A7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.666667">
            <text:p>10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20.mp4</text:p>
          </table:table-cell>
          <table:table-cell table:formula="of:=HYPERLINK([.A7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2.105011">
            <text:p>52.10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36.mp4</text:p>
          </table:table-cell>
          <table:table-cell table:formula="of:=HYPERLINK([.A7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8">
            <text:p>14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38.mp4</text:p>
          </table:table-cell>
          <table:table-cell table:formula="of:=HYPERLINK([.A7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720998">
            <text:p>14.72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44.mp4</text:p>
          </table:table-cell>
          <table:table-cell table:formula="of:=HYPERLINK([.A7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.011995">
            <text:p>7.01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43.mp4</text:p>
          </table:table-cell>
          <table:table-cell table:formula="of:=HYPERLINK([.A7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.746009">
            <text:p>13.74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46.wav</text:p>
          </table:table-cell>
          <table:table-cell table:formula="of:=HYPERLINK([.A746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83542.mp4</text:p>
          </table:table-cell>
          <table:table-cell table:formula="of:=HYPERLINK([.A7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.921995">
            <text:p>4.92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52.mp4</text:p>
          </table:table-cell>
          <table:table-cell table:formula="of:=HYPERLINK([.A7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4.598122">
            <text:p>24.59812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45.mp4</text:p>
          </table:table-cell>
          <table:table-cell table:formula="of:=HYPERLINK([.A7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.066667">
            <text:p>1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41.mp4</text:p>
          </table:table-cell>
          <table:table-cell table:formula="of:=HYPERLINK([.A7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.41">
            <text:p>5.4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47.wav</text:p>
          </table:table-cell>
          <table:table-cell table:formula="of:=HYPERLINK([.A751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83550.mp4</text:p>
          </table:table-cell>
          <table:table-cell table:formula="of:=HYPERLINK([.A7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4">
            <text:p>9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40.mp4</text:p>
          </table:table-cell>
          <table:table-cell table:formula="of:=HYPERLINK([.A7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1.8">
            <text:p>51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48.wav</text:p>
          </table:table-cell>
          <table:table-cell table:formula="of:=HYPERLINK([.A754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83551.mp4</text:p>
          </table:table-cell>
          <table:table-cell table:formula="of:=HYPERLINK([.A7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.872993">
            <text:p>6.87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49.m4a</text:p>
          </table:table-cell>
          <table:table-cell table:formula="of:=HYPERLINK([.A75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51.139">
            <text:p>51.13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53.mp4</text:p>
          </table:table-cell>
          <table:table-cell table:formula="of:=HYPERLINK([.A7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.698644">
            <text:p>17.69864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54.mp4</text:p>
          </table:table-cell>
          <table:table-cell table:formula="of:=HYPERLINK([.A7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499956">
            <text:p>0.49995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57.mp4</text:p>
          </table:table-cell>
          <table:table-cell table:formula="of:=HYPERLINK([.A7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599878">
            <text:p>1.59987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60.mp4</text:p>
          </table:table-cell>
          <table:table-cell table:formula="of:=HYPERLINK([.A7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999233">
            <text:p>9.9992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56.mp4</text:p>
          </table:table-cell>
          <table:table-cell table:formula="of:=HYPERLINK([.A76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4.991989">
            <text:p>104.99198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61.mp4</text:p>
          </table:table-cell>
          <table:table-cell table:formula="of:=HYPERLINK([.A7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5.358667">
            <text:p>25.358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62.mp4</text:p>
          </table:table-cell>
          <table:table-cell table:formula="of:=HYPERLINK([.A7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2.896722">
            <text:p>42.89672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55.mp4</text:p>
          </table:table-cell>
          <table:table-cell table:formula="of:=HYPERLINK([.A76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.699567">
            <text:p>5.6995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63.mp4</text:p>
          </table:table-cell>
          <table:table-cell table:formula="of:=HYPERLINK([.A76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499956">
            <text:p>0.49995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66.mp4</text:p>
          </table:table-cell>
          <table:table-cell table:formula="of:=HYPERLINK([.A76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2.7">
            <text:p>22.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64.mp4</text:p>
          </table:table-cell>
          <table:table-cell table:formula="of:=HYPERLINK([.A7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.499422">
            <text:p>7.49942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59.mp4</text:p>
          </table:table-cell>
          <table:table-cell table:formula="of:=HYPERLINK([.A76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.999611">
            <text:p>4.9996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58.mp4</text:p>
          </table:table-cell>
          <table:table-cell table:formula="of:=HYPERLINK([.A7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.099456">
            <text:p>7.09945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68.mp4</text:p>
          </table:table-cell>
          <table:table-cell table:formula="of:=HYPERLINK([.A77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5.396533">
            <text:p>45.3965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65.mp4</text:p>
          </table:table-cell>
          <table:table-cell table:formula="of:=HYPERLINK([.A7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299978">
            <text:p>0.29997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67.mp4</text:p>
          </table:table-cell>
          <table:table-cell table:formula="of:=HYPERLINK([.A7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.999689">
            <text:p>3.99968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69.mp4</text:p>
          </table:table-cell>
          <table:table-cell table:formula="of:=HYPERLINK([.A7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499956">
            <text:p>0.49995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72.mp4</text:p>
          </table:table-cell>
          <table:table-cell table:formula="of:=HYPERLINK([.A7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0.499956">
            <text:p>0.49995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73.mp4</text:p>
          </table:table-cell>
          <table:table-cell table:formula="of:=HYPERLINK([.A7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2.498278">
            <text:p>22.49827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70.mp4</text:p>
          </table:table-cell>
          <table:table-cell table:formula="of:=HYPERLINK([.A7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799244">
            <text:p>9.79924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74.mp4</text:p>
          </table:table-cell>
          <table:table-cell table:formula="of:=HYPERLINK([.A7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1993">
            <text:p>9.1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3571.mp4</text:p>
          </table:table-cell>
          <table:table-cell table:formula="of:=HYPERLINK([.A7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6.497978">
            <text:p>26.49797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18.mp4</text:p>
          </table:table-cell>
          <table:table-cell table:formula="of:=HYPERLINK([.A7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.48">
            <text:p>6.4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23.mp4</text:p>
          </table:table-cell>
          <table:table-cell table:formula="of:=HYPERLINK([.A7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2.4">
            <text:p>32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14.mov</text:p>
          </table:table-cell>
          <table:table-cell table:formula="of:=HYPERLINK([.A78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835011">
            <text:p>2.835011</text:p>
          </table:table-cell>
          <table:table-cell table:number-columns-repeated="2"/>
          <table:table-cell office:value-type="string">
            <text:p>2019-03-29T17:31:0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8313.mp4</text:p>
          </table:table-cell>
          <table:table-cell table:formula="of:=HYPERLINK([.A7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533333">
            <text:p>2.5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21.mp4</text:p>
          </table:table-cell>
          <table:table-cell table:formula="of:=HYPERLINK([.A7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4.202993">
            <text:p>154.20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19.mp4</text:p>
          </table:table-cell>
          <table:table-cell table:formula="of:=HYPERLINK([.A7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4.84">
            <text:p>24.8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20.mp4</text:p>
          </table:table-cell>
          <table:table-cell table:formula="of:=HYPERLINK([.A78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4.368">
            <text:p>34.36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24.mp4</text:p>
          </table:table-cell>
          <table:table-cell table:formula="of:=HYPERLINK([.A7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09592">
            <text:p>2.809592</text:p>
          </table:table-cell>
          <table:table-cell table:number-columns-repeated="2"/>
          <table:table-cell office:value-type="string">
            <text:p>2026-01-28T17:53:3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8317.mp4</text:p>
          </table:table-cell>
          <table:table-cell table:formula="of:=HYPERLINK([.A7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8">
            <text:p>2.8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22.mp4</text:p>
          </table:table-cell>
          <table:table-cell table:formula="of:=HYPERLINK([.A7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070998">
            <text:p>14.07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25.mp4</text:p>
          </table:table-cell>
          <table:table-cell table:formula="of:=HYPERLINK([.A78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433333">
            <text:p>9.4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27.mp4</text:p>
          </table:table-cell>
          <table:table-cell table:formula="of:=HYPERLINK([.A79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714286">
            <text:p>2.71428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26.mp4</text:p>
          </table:table-cell>
          <table:table-cell table:formula="of:=HYPERLINK([.A7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9.4">
            <text:p>39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30.mp4</text:p>
          </table:table-cell>
          <table:table-cell table:formula="of:=HYPERLINK([.A7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4.046009">
            <text:p>54.04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28.mp4</text:p>
          </table:table-cell>
          <table:table-cell table:formula="of:=HYPERLINK([.A7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6.066667">
            <text:p>26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34.mp4</text:p>
          </table:table-cell>
          <table:table-cell table:formula="of:=HYPERLINK([.A7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3.133333">
            <text:p>33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33.mp4</text:p>
          </table:table-cell>
          <table:table-cell table:formula="of:=HYPERLINK([.A7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.666667">
            <text:p>12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38.mp4</text:p>
          </table:table-cell>
          <table:table-cell table:formula="of:=HYPERLINK([.A7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4.266667">
            <text:p>44.2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36.mp3</text:p>
          </table:table-cell>
          <table:table-cell table:formula="of:=HYPERLINK([.A797]; &quot;View Now&quot;)" office:value-type="string" office:string-value="View Now">
            <text:p>View Now</text:p>
          </table:table-cell>
          <table:table-cell office:value-type="string">
            <text:p>audio/mpeg</text:p>
          </table:table-cell>
          <table:table-cell office:value-type="float" office:value="71.936">
            <text:p>71.93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37.mp4</text:p>
          </table:table-cell>
          <table:table-cell table:formula="of:=HYPERLINK([.A7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8.320907">
            <text:p>78.3209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29.mp4</text:p>
          </table:table-cell>
          <table:table-cell table:formula="of:=HYPERLINK([.A7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066667">
            <text:p>9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31.mp4</text:p>
          </table:table-cell>
          <table:table-cell table:formula="of:=HYPERLINK([.A8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4.033333">
            <text:p>54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32.mp4</text:p>
          </table:table-cell>
          <table:table-cell table:formula="of:=HYPERLINK([.A8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.845">
            <text:p>5.84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40.mp4</text:p>
          </table:table-cell>
          <table:table-cell table:formula="of:=HYPERLINK([.A8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4">
            <text:p>9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42.mp4</text:p>
          </table:table-cell>
          <table:table-cell table:formula="of:=HYPERLINK([.A8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9.233333">
            <text:p>29.2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41.mp4</text:p>
          </table:table-cell>
          <table:table-cell table:formula="of:=HYPERLINK([.A8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.366667">
            <text:p>7.3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44.mp4</text:p>
          </table:table-cell>
          <table:table-cell table:formula="of:=HYPERLINK([.A8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.872993">
            <text:p>6.87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50.mp4</text:p>
          </table:table-cell>
          <table:table-cell table:formula="of:=HYPERLINK([.A8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0.742993">
            <text:p>30.74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53.mp4</text:p>
          </table:table-cell>
          <table:table-cell table:formula="of:=HYPERLINK([.A80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.950454">
            <text:p>1.950454</text:p>
          </table:table-cell>
          <table:table-cell table:number-columns-repeated="2"/>
          <table:table-cell office:value-type="string">
            <text:p>2026-01-28T19:53:2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8343.mp4</text:p>
          </table:table-cell>
          <table:table-cell table:formula="of:=HYPERLINK([.A80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.033333">
            <text:p>15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52.mp4</text:p>
          </table:table-cell>
          <table:table-cell table:formula="of:=HYPERLINK([.A8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.711995">
            <text:p>35.71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39.mp4</text:p>
          </table:table-cell>
          <table:table-cell table:formula="of:=HYPERLINK([.A81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.711995">
            <text:p>35.71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55.mp4</text:p>
          </table:table-cell>
          <table:table-cell table:formula="of:=HYPERLINK([.A8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6.989002">
            <text:p>96.98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49.mp4</text:p>
          </table:table-cell>
          <table:table-cell table:formula="of:=HYPERLINK([.A81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1.733333">
            <text:p>41.7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35.mp4</text:p>
          </table:table-cell>
          <table:table-cell table:formula="of:=HYPERLINK([.A8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4.110113">
            <text:p>34.110113</text:p>
          </table:table-cell>
          <table:table-cell table:number-columns-repeated="2"/>
          <table:table-cell office:value-type="string">
            <text:p>2026-01-28T18:03:4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10/EFTA01688356.mp4</text:p>
          </table:table-cell>
          <table:table-cell table:formula="of:=HYPERLINK([.A8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.513991">
            <text:p>13.51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2/EFTA00003212.avi</text:p>
          </table:table-cell>
          <table:table-cell table:formula="of:=HYPERLINK([.A815]; &quot;View Now&quot;)" office:value-type="string" office:string-value="View Now">
            <text:p>View Now</text:p>
          </table:table-cell>
          <table:table-cell office:value-type="string">
            <text:p>video/x-msvideo</text:p>
          </table:table-cell>
          <table:table-cell office:value-type="float" office:value="4.3">
            <text:p>4.3</text:p>
          </table:table-cell>
          <table:table-cell table:number-columns-repeated="2"/>
          <table:table-cell office:value-type="string">
            <text:p>2002-02-20 01:23:49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8/EFTA00014716.m4a</text:p>
          </table:table-cell>
          <table:table-cell table:formula="of:=HYPERLINK([.A81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1.362">
            <text:p>31.36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1/EFTA02713876.m4v</text:p>
          </table:table-cell>
          <table:table-cell table:formula="of:=HYPERLINK([.A81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.4">
            <text:p>17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58.mp4</text:p>
          </table:table-cell>
          <table:table-cell table:formula="of:=HYPERLINK([.A8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.267007">
            <text:p>14.26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731285.mp4</text:p>
          </table:table-cell>
          <table:table-cell table:formula="of:=HYPERLINK([.A8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5.833333">
            <text:p>45.8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54.mp4</text:p>
          </table:table-cell>
          <table:table-cell table:formula="of:=HYPERLINK([.A82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333333">
            <text:p>9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1/EFTA02674462.m4v</text:p>
          </table:table-cell>
          <table:table-cell table:formula="of:=HYPERLINK([.A82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.780998">
            <text:p>17.7809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1/EFTA02720005.m4v</text:p>
          </table:table-cell>
          <table:table-cell table:formula="of:=HYPERLINK([.A8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58.2">
            <text:p>158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51.mp4</text:p>
          </table:table-cell>
          <table:table-cell table:formula="of:=HYPERLINK([.A82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.7">
            <text:p>13.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15920.m4a</text:p>
          </table:table-cell>
          <table:table-cell table:formula="of:=HYPERLINK([.A824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5.459002">
            <text:p>35.4590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16.mp4</text:p>
          </table:table-cell>
          <table:table-cell table:formula="of:=HYPERLINK([.A8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47.854688">
            <text:p>1847.85468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57.mp4</text:p>
          </table:table-cell>
          <table:table-cell table:formula="of:=HYPERLINK([.A8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9.533333">
            <text:p>19.5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28983.mp3</text:p>
          </table:table-cell>
          <table:table-cell table:formula="of:=HYPERLINK([.A827]; &quot;View Now&quot;)" office:value-type="string" office:string-value="View Now">
            <text:p>View Now</text:p>
          </table:table-cell>
          <table:table-cell office:value-type="string">
            <text:p>audio/mpeg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10707.mp4</text:p>
          </table:table-cell>
          <table:table-cell table:formula="of:=HYPERLINK([.A8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2.599933">
            <text:p>142.599933</text:p>
          </table:table-cell>
          <table:table-cell table:number-columns-repeated="2"/>
          <table:table-cell office:value-type="string">
            <text:p>2021-11-16T20:50:5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8/EFTA00021326.m4a</text:p>
          </table:table-cell>
          <table:table-cell table:formula="of:=HYPERLINK([.A829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8.629">
            <text:p>28.62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28842.mp4</text:p>
          </table:table-cell>
          <table:table-cell table:formula="of:=HYPERLINK([.A83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.053313">
            <text:p>12.053313</text:p>
          </table:table-cell>
          <table:table-cell table:number-columns-repeated="2"/>
          <table:table-cell office:value-type="string">
            <text:p>2020-10-17T01:01:2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8/EFTA00029995.mp4</text:p>
          </table:table-cell>
          <table:table-cell table:formula="of:=HYPERLINK([.A8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1.2333">
            <text:p>21.2333</text:p>
          </table:table-cell>
          <table:table-cell table:number-columns-repeated="2"/>
          <table:table-cell office:value-type="string">
            <text:p>2019-09-18T19:43:0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8/EFTA00029997.mp4</text:p>
          </table:table-cell>
          <table:table-cell table:formula="of:=HYPERLINK([.A83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.8">
            <text:p>17.8</text:p>
          </table:table-cell>
          <table:table-cell table:number-columns-repeated="2"/>
          <table:table-cell office:value-type="string">
            <text:p>2019-09-18T19:43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8/EFTA00029996.mp4</text:p>
          </table:table-cell>
          <table:table-cell table:formula="of:=HYPERLINK([.A8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.1333">
            <text:p>8.1333</text:p>
          </table:table-cell>
          <table:table-cell table:number-columns-repeated="2"/>
          <table:table-cell office:value-type="string">
            <text:p>2019-09-18T19:43:2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8/EFTA00029998.mp4</text:p>
          </table:table-cell>
          <table:table-cell table:formula="of:=HYPERLINK([.A83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9">
            <text:p>18.9</text:p>
          </table:table-cell>
          <table:table-cell table:number-columns-repeated="2"/>
          <table:table-cell office:value-type="string">
            <text:p>2019-09-18T19:41:5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8/EFTA00032989.mp4</text:p>
          </table:table-cell>
          <table:table-cell table:formula="of:=HYPERLINK([.A8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2990.mp4</text:p>
          </table:table-cell>
          <table:table-cell table:formula="of:=HYPERLINK([.A8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05.mp4</text:p>
          </table:table-cell>
          <table:table-cell table:formula="of:=HYPERLINK([.A83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10.mp4</text:p>
          </table:table-cell>
          <table:table-cell table:formula="of:=HYPERLINK([.A8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04.mp4</text:p>
          </table:table-cell>
          <table:table-cell table:formula="of:=HYPERLINK([.A8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08.mp4</text:p>
          </table:table-cell>
          <table:table-cell table:formula="of:=HYPERLINK([.A8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03.mp4</text:p>
          </table:table-cell>
          <table:table-cell table:formula="of:=HYPERLINK([.A8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07.mp4</text:p>
          </table:table-cell>
          <table:table-cell table:formula="of:=HYPERLINK([.A8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09.mp4</text:p>
          </table:table-cell>
          <table:table-cell table:formula="of:=HYPERLINK([.A8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13.mp4</text:p>
          </table:table-cell>
          <table:table-cell table:formula="of:=HYPERLINK([.A8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06.mp4</text:p>
          </table:table-cell>
          <table:table-cell table:formula="of:=HYPERLINK([.A8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12.mp4</text:p>
          </table:table-cell>
          <table:table-cell table:formula="of:=HYPERLINK([.A8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11.mp4</text:p>
          </table:table-cell>
          <table:table-cell table:formula="of:=HYPERLINK([.A8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15.mp4</text:p>
          </table:table-cell>
          <table:table-cell table:formula="of:=HYPERLINK([.A8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14.mp4</text:p>
          </table:table-cell>
          <table:table-cell table:formula="of:=HYPERLINK([.A8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10/EFTA01688315.mp4</text:p>
          </table:table-cell>
          <table:table-cell table:formula="of:=HYPERLINK([.A8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05.492318">
            <text:p>1405.49231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16.mp4</text:p>
          </table:table-cell>
          <table:table-cell table:formula="of:=HYPERLINK([.A8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17.mp4</text:p>
          </table:table-cell>
          <table:table-cell table:formula="of:=HYPERLINK([.A8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19.mp4</text:p>
          </table:table-cell>
          <table:table-cell table:formula="of:=HYPERLINK([.A8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27.mp4</text:p>
          </table:table-cell>
          <table:table-cell table:formula="of:=HYPERLINK([.A85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2991.mp4</text:p>
          </table:table-cell>
          <table:table-cell table:formula="of:=HYPERLINK([.A8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28.mp4</text:p>
          </table:table-cell>
          <table:table-cell table:formula="of:=HYPERLINK([.A85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">
            <text:p>35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24.mp4</text:p>
          </table:table-cell>
          <table:table-cell table:formula="of:=HYPERLINK([.A8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32.mp4</text:p>
          </table:table-cell>
          <table:table-cell table:formula="of:=HYPERLINK([.A8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20.mp4</text:p>
          </table:table-cell>
          <table:table-cell table:formula="of:=HYPERLINK([.A8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26.mp4</text:p>
          </table:table-cell>
          <table:table-cell table:formula="of:=HYPERLINK([.A8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21.mp4</text:p>
          </table:table-cell>
          <table:table-cell table:formula="of:=HYPERLINK([.A86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25.mp4</text:p>
          </table:table-cell>
          <table:table-cell table:formula="of:=HYPERLINK([.A8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18.mp4</text:p>
          </table:table-cell>
          <table:table-cell table:formula="of:=HYPERLINK([.A8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22.mp4</text:p>
          </table:table-cell>
          <table:table-cell table:formula="of:=HYPERLINK([.A86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31.mp4</text:p>
          </table:table-cell>
          <table:table-cell table:formula="of:=HYPERLINK([.A86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23.mp4</text:p>
          </table:table-cell>
          <table:table-cell table:formula="of:=HYPERLINK([.A86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29.mp4</text:p>
          </table:table-cell>
          <table:table-cell table:formula="of:=HYPERLINK([.A8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34.mp4</text:p>
          </table:table-cell>
          <table:table-cell table:formula="of:=HYPERLINK([.A86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36.mp4</text:p>
          </table:table-cell>
          <table:table-cell table:formula="of:=HYPERLINK([.A8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30.mp4</text:p>
          </table:table-cell>
          <table:table-cell table:formula="of:=HYPERLINK([.A87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35.mp4</text:p>
          </table:table-cell>
          <table:table-cell table:formula="of:=HYPERLINK([.A8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87.25">
            <text:p>3587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33.mp4</text:p>
          </table:table-cell>
          <table:table-cell table:formula="of:=HYPERLINK([.A8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37.mp4</text:p>
          </table:table-cell>
          <table:table-cell table:formula="of:=HYPERLINK([.A8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42.mp4</text:p>
          </table:table-cell>
          <table:table-cell table:formula="of:=HYPERLINK([.A8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38.mp4</text:p>
          </table:table-cell>
          <table:table-cell table:formula="of:=HYPERLINK([.A8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58">
            <text:p>355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39.mp4</text:p>
          </table:table-cell>
          <table:table-cell table:formula="of:=HYPERLINK([.A8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40.mp4</text:p>
          </table:table-cell>
          <table:table-cell table:formula="of:=HYPERLINK([.A8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49.mp4</text:p>
          </table:table-cell>
          <table:table-cell table:formula="of:=HYPERLINK([.A8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43.mp4</text:p>
          </table:table-cell>
          <table:table-cell table:formula="of:=HYPERLINK([.A8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47.mp4</text:p>
          </table:table-cell>
          <table:table-cell table:formula="of:=HYPERLINK([.A8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50.mp4</text:p>
          </table:table-cell>
          <table:table-cell table:formula="of:=HYPERLINK([.A88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52.mp4</text:p>
          </table:table-cell>
          <table:table-cell table:formula="of:=HYPERLINK([.A8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46.mp4</text:p>
          </table:table-cell>
          <table:table-cell table:formula="of:=HYPERLINK([.A8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41.mp4</text:p>
          </table:table-cell>
          <table:table-cell table:formula="of:=HYPERLINK([.A8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53.mp4</text:p>
          </table:table-cell>
          <table:table-cell table:formula="of:=HYPERLINK([.A88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54.mp4</text:p>
          </table:table-cell>
          <table:table-cell table:formula="of:=HYPERLINK([.A8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45.mp4</text:p>
          </table:table-cell>
          <table:table-cell table:formula="of:=HYPERLINK([.A8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55.mp4</text:p>
          </table:table-cell>
          <table:table-cell table:formula="of:=HYPERLINK([.A8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51.mp4</text:p>
          </table:table-cell>
          <table:table-cell table:formula="of:=HYPERLINK([.A88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44.mp4</text:p>
          </table:table-cell>
          <table:table-cell table:formula="of:=HYPERLINK([.A89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57.mp4</text:p>
          </table:table-cell>
          <table:table-cell table:formula="of:=HYPERLINK([.A8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56.mp4</text:p>
          </table:table-cell>
          <table:table-cell table:formula="of:=HYPERLINK([.A8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59.mp4</text:p>
          </table:table-cell>
          <table:table-cell table:formula="of:=HYPERLINK([.A8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62.mp4</text:p>
          </table:table-cell>
          <table:table-cell table:formula="of:=HYPERLINK([.A8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58.mp4</text:p>
          </table:table-cell>
          <table:table-cell table:formula="of:=HYPERLINK([.A8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6.511995">
            <text:p>3566.5119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63.mp4</text:p>
          </table:table-cell>
          <table:table-cell table:formula="of:=HYPERLINK([.A8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65.mp4</text:p>
          </table:table-cell>
          <table:table-cell table:formula="of:=HYPERLINK([.A8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60.mp4</text:p>
          </table:table-cell>
          <table:table-cell table:formula="of:=HYPERLINK([.A8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64.mp4</text:p>
          </table:table-cell>
          <table:table-cell table:formula="of:=HYPERLINK([.A8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61.mp4</text:p>
          </table:table-cell>
          <table:table-cell table:formula="of:=HYPERLINK([.A9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70.mp4</text:p>
          </table:table-cell>
          <table:table-cell table:formula="of:=HYPERLINK([.A9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67.mp4</text:p>
          </table:table-cell>
          <table:table-cell table:formula="of:=HYPERLINK([.A9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76.5">
            <text:p>3576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66.mp4</text:p>
          </table:table-cell>
          <table:table-cell table:formula="of:=HYPERLINK([.A9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69.mp4</text:p>
          </table:table-cell>
          <table:table-cell table:formula="of:=HYPERLINK([.A9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48.mp4</text:p>
          </table:table-cell>
          <table:table-cell table:formula="of:=HYPERLINK([.A9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68.mp4</text:p>
          </table:table-cell>
          <table:table-cell table:formula="of:=HYPERLINK([.A9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71.mp4</text:p>
          </table:table-cell>
          <table:table-cell table:formula="of:=HYPERLINK([.A90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74.mp4</text:p>
          </table:table-cell>
          <table:table-cell table:formula="of:=HYPERLINK([.A90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75.mp4</text:p>
          </table:table-cell>
          <table:table-cell table:formula="of:=HYPERLINK([.A9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72.mp4</text:p>
          </table:table-cell>
          <table:table-cell table:formula="of:=HYPERLINK([.A91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77.mp4</text:p>
          </table:table-cell>
          <table:table-cell table:formula="of:=HYPERLINK([.A9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76.mp4</text:p>
          </table:table-cell>
          <table:table-cell table:formula="of:=HYPERLINK([.A91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78.mp4</text:p>
          </table:table-cell>
          <table:table-cell table:formula="of:=HYPERLINK([.A9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79.mp4</text:p>
          </table:table-cell>
          <table:table-cell table:formula="of:=HYPERLINK([.A9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82.mp4</text:p>
          </table:table-cell>
          <table:table-cell table:formula="of:=HYPERLINK([.A91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83.mp4</text:p>
          </table:table-cell>
          <table:table-cell table:formula="of:=HYPERLINK([.A91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73.mp4</text:p>
          </table:table-cell>
          <table:table-cell table:formula="of:=HYPERLINK([.A91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86.mp4</text:p>
          </table:table-cell>
          <table:table-cell table:formula="of:=HYPERLINK([.A9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81.mp4</text:p>
          </table:table-cell>
          <table:table-cell table:formula="of:=HYPERLINK([.A9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87.mp4</text:p>
          </table:table-cell>
          <table:table-cell table:formula="of:=HYPERLINK([.A92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80.mp4</text:p>
          </table:table-cell>
          <table:table-cell table:formula="of:=HYPERLINK([.A92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88.mp4</text:p>
          </table:table-cell>
          <table:table-cell table:formula="of:=HYPERLINK([.A9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85.mp4</text:p>
          </table:table-cell>
          <table:table-cell table:formula="of:=HYPERLINK([.A92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80.5">
            <text:p>3580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90.mp4</text:p>
          </table:table-cell>
          <table:table-cell table:formula="of:=HYPERLINK([.A92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84.mp4</text:p>
          </table:table-cell>
          <table:table-cell table:formula="of:=HYPERLINK([.A9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.25">
            <text:p>3591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91.mp4</text:p>
          </table:table-cell>
          <table:table-cell table:formula="of:=HYPERLINK([.A9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94.mp4</text:p>
          </table:table-cell>
          <table:table-cell table:formula="of:=HYPERLINK([.A92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92.mp4</text:p>
          </table:table-cell>
          <table:table-cell table:formula="of:=HYPERLINK([.A9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95.mp4</text:p>
          </table:table-cell>
          <table:table-cell table:formula="of:=HYPERLINK([.A9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93.mp4</text:p>
          </table:table-cell>
          <table:table-cell table:formula="of:=HYPERLINK([.A93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98.mp4</text:p>
          </table:table-cell>
          <table:table-cell table:formula="of:=HYPERLINK([.A9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19.25">
            <text:p>3619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01.mp4</text:p>
          </table:table-cell>
          <table:table-cell table:formula="of:=HYPERLINK([.A93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97.mp4</text:p>
          </table:table-cell>
          <table:table-cell table:formula="of:=HYPERLINK([.A9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00.mp4</text:p>
          </table:table-cell>
          <table:table-cell table:formula="of:=HYPERLINK([.A93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96.mp4</text:p>
          </table:table-cell>
          <table:table-cell table:formula="of:=HYPERLINK([.A9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02.mp4</text:p>
          </table:table-cell>
          <table:table-cell table:formula="of:=HYPERLINK([.A9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03.mp4</text:p>
          </table:table-cell>
          <table:table-cell table:formula="of:=HYPERLINK([.A93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99.mp4</text:p>
          </table:table-cell>
          <table:table-cell table:formula="of:=HYPERLINK([.A9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089.mp4</text:p>
          </table:table-cell>
          <table:table-cell table:formula="of:=HYPERLINK([.A9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44">
            <text:p>354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04.mp4</text:p>
          </table:table-cell>
          <table:table-cell table:formula="of:=HYPERLINK([.A9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08.mp4</text:p>
          </table:table-cell>
          <table:table-cell table:formula="of:=HYPERLINK([.A9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09.mp4</text:p>
          </table:table-cell>
          <table:table-cell table:formula="of:=HYPERLINK([.A9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05.mp4</text:p>
          </table:table-cell>
          <table:table-cell table:formula="of:=HYPERLINK([.A9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06.mp4</text:p>
          </table:table-cell>
          <table:table-cell table:formula="of:=HYPERLINK([.A9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10.mp4</text:p>
          </table:table-cell>
          <table:table-cell table:formula="of:=HYPERLINK([.A9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12.mp4</text:p>
          </table:table-cell>
          <table:table-cell table:formula="of:=HYPERLINK([.A9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11.mp4</text:p>
          </table:table-cell>
          <table:table-cell table:formula="of:=HYPERLINK([.A9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13.mp4</text:p>
          </table:table-cell>
          <table:table-cell table:formula="of:=HYPERLINK([.A9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07.mp4</text:p>
          </table:table-cell>
          <table:table-cell table:formula="of:=HYPERLINK([.A9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18.mp4</text:p>
          </table:table-cell>
          <table:table-cell table:formula="of:=HYPERLINK([.A9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14.mp4</text:p>
          </table:table-cell>
          <table:table-cell table:formula="of:=HYPERLINK([.A9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16.mp4</text:p>
          </table:table-cell>
          <table:table-cell table:formula="of:=HYPERLINK([.A9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19.mp4</text:p>
          </table:table-cell>
          <table:table-cell table:formula="of:=HYPERLINK([.A9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17.mp4</text:p>
          </table:table-cell>
          <table:table-cell table:formula="of:=HYPERLINK([.A95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15.mp4</text:p>
          </table:table-cell>
          <table:table-cell table:formula="of:=HYPERLINK([.A9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20.mp4</text:p>
          </table:table-cell>
          <table:table-cell table:formula="of:=HYPERLINK([.A95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26.mp4</text:p>
          </table:table-cell>
          <table:table-cell table:formula="of:=HYPERLINK([.A9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22.mp4</text:p>
          </table:table-cell>
          <table:table-cell table:formula="of:=HYPERLINK([.A9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23.mp4</text:p>
          </table:table-cell>
          <table:table-cell table:formula="of:=HYPERLINK([.A9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05.5">
            <text:p>3605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21.mp4</text:p>
          </table:table-cell>
          <table:table-cell table:formula="of:=HYPERLINK([.A9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10.75">
            <text:p>3610.7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25.mp4</text:p>
          </table:table-cell>
          <table:table-cell table:formula="of:=HYPERLINK([.A96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24.mp4</text:p>
          </table:table-cell>
          <table:table-cell table:formula="of:=HYPERLINK([.A9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27.mp4</text:p>
          </table:table-cell>
          <table:table-cell table:formula="of:=HYPERLINK([.A9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28.mp4</text:p>
          </table:table-cell>
          <table:table-cell table:formula="of:=HYPERLINK([.A96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29.mp4</text:p>
          </table:table-cell>
          <table:table-cell table:formula="of:=HYPERLINK([.A96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31.mp4</text:p>
          </table:table-cell>
          <table:table-cell table:formula="of:=HYPERLINK([.A96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9">
            <text:p>359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33.mp4</text:p>
          </table:table-cell>
          <table:table-cell table:formula="of:=HYPERLINK([.A9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30.mp4</text:p>
          </table:table-cell>
          <table:table-cell table:formula="of:=HYPERLINK([.A96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32.mp4</text:p>
          </table:table-cell>
          <table:table-cell table:formula="of:=HYPERLINK([.A9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39.mp4</text:p>
          </table:table-cell>
          <table:table-cell table:formula="of:=HYPERLINK([.A97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35.mp4</text:p>
          </table:table-cell>
          <table:table-cell table:formula="of:=HYPERLINK([.A9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37.mp4</text:p>
          </table:table-cell>
          <table:table-cell table:formula="of:=HYPERLINK([.A9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34.mp4</text:p>
          </table:table-cell>
          <table:table-cell table:formula="of:=HYPERLINK([.A9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42.mp4</text:p>
          </table:table-cell>
          <table:table-cell table:formula="of:=HYPERLINK([.A9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.25">
            <text:p>3591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36.mp4</text:p>
          </table:table-cell>
          <table:table-cell table:formula="of:=HYPERLINK([.A9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40.mp4</text:p>
          </table:table-cell>
          <table:table-cell table:formula="of:=HYPERLINK([.A9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38.mp4</text:p>
          </table:table-cell>
          <table:table-cell table:formula="of:=HYPERLINK([.A9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49.mp4</text:p>
          </table:table-cell>
          <table:table-cell table:formula="of:=HYPERLINK([.A9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56.mp4</text:p>
          </table:table-cell>
          <table:table-cell table:formula="of:=HYPERLINK([.A9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52.mp4</text:p>
          </table:table-cell>
          <table:table-cell table:formula="of:=HYPERLINK([.A9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45.mp4</text:p>
          </table:table-cell>
          <table:table-cell table:formula="of:=HYPERLINK([.A98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57.mp4</text:p>
          </table:table-cell>
          <table:table-cell table:formula="of:=HYPERLINK([.A9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50.mp4</text:p>
          </table:table-cell>
          <table:table-cell table:formula="of:=HYPERLINK([.A9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54.mp4</text:p>
          </table:table-cell>
          <table:table-cell table:formula="of:=HYPERLINK([.A9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41.mp4</text:p>
          </table:table-cell>
          <table:table-cell table:formula="of:=HYPERLINK([.A98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58.mp4</text:p>
          </table:table-cell>
          <table:table-cell table:formula="of:=HYPERLINK([.A9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48.mp4</text:p>
          </table:table-cell>
          <table:table-cell table:formula="of:=HYPERLINK([.A9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51.mp4</text:p>
          </table:table-cell>
          <table:table-cell table:formula="of:=HYPERLINK([.A9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46.mp4</text:p>
          </table:table-cell>
          <table:table-cell table:formula="of:=HYPERLINK([.A98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43.mp4</text:p>
          </table:table-cell>
          <table:table-cell table:formula="of:=HYPERLINK([.A99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53.mp4</text:p>
          </table:table-cell>
          <table:table-cell table:formula="of:=HYPERLINK([.A9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59.mp4</text:p>
          </table:table-cell>
          <table:table-cell table:formula="of:=HYPERLINK([.A9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47.mp4</text:p>
          </table:table-cell>
          <table:table-cell table:formula="of:=HYPERLINK([.A9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44.mp4</text:p>
          </table:table-cell>
          <table:table-cell table:formula="of:=HYPERLINK([.A9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64.mp4</text:p>
          </table:table-cell>
          <table:table-cell table:formula="of:=HYPERLINK([.A9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55.mp4</text:p>
          </table:table-cell>
          <table:table-cell table:formula="of:=HYPERLINK([.A9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60.mp4</text:p>
          </table:table-cell>
          <table:table-cell table:formula="of:=HYPERLINK([.A9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65.mp4</text:p>
          </table:table-cell>
          <table:table-cell table:formula="of:=HYPERLINK([.A9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61.mp4</text:p>
          </table:table-cell>
          <table:table-cell table:formula="of:=HYPERLINK([.A9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63.mp4</text:p>
          </table:table-cell>
          <table:table-cell table:formula="of:=HYPERLINK([.A10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62.mp4</text:p>
          </table:table-cell>
          <table:table-cell table:formula="of:=HYPERLINK([.A10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67.mp4</text:p>
          </table:table-cell>
          <table:table-cell table:formula="of:=HYPERLINK([.A10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09">
            <text:p>36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68.mp4</text:p>
          </table:table-cell>
          <table:table-cell table:formula="of:=HYPERLINK([.A10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69.mp4</text:p>
          </table:table-cell>
          <table:table-cell table:formula="of:=HYPERLINK([.A10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70.mp4</text:p>
          </table:table-cell>
          <table:table-cell table:formula="of:=HYPERLINK([.A10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73.mp4</text:p>
          </table:table-cell>
          <table:table-cell table:formula="of:=HYPERLINK([.A10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66.mp4</text:p>
          </table:table-cell>
          <table:table-cell table:formula="of:=HYPERLINK([.A100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71.mp4</text:p>
          </table:table-cell>
          <table:table-cell table:formula="of:=HYPERLINK([.A100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76.mp4</text:p>
          </table:table-cell>
          <table:table-cell table:formula="of:=HYPERLINK([.A10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79.mp4</text:p>
          </table:table-cell>
          <table:table-cell table:formula="of:=HYPERLINK([.A101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74.mp4</text:p>
          </table:table-cell>
          <table:table-cell table:formula="of:=HYPERLINK([.A10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75.mp4</text:p>
          </table:table-cell>
          <table:table-cell table:formula="of:=HYPERLINK([.A101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80.mp4</text:p>
          </table:table-cell>
          <table:table-cell table:formula="of:=HYPERLINK([.A10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72.mp4</text:p>
          </table:table-cell>
          <table:table-cell table:formula="of:=HYPERLINK([.A10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78.mp4</text:p>
          </table:table-cell>
          <table:table-cell table:formula="of:=HYPERLINK([.A101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77.mp4</text:p>
          </table:table-cell>
          <table:table-cell table:formula="of:=HYPERLINK([.A101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84.mp4</text:p>
          </table:table-cell>
          <table:table-cell table:formula="of:=HYPERLINK([.A101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16.5">
            <text:p>3616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88.mp4</text:p>
          </table:table-cell>
          <table:table-cell table:formula="of:=HYPERLINK([.A10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83.mp4</text:p>
          </table:table-cell>
          <table:table-cell table:formula="of:=HYPERLINK([.A10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81.mp4</text:p>
          </table:table-cell>
          <table:table-cell table:formula="of:=HYPERLINK([.A102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03.75">
            <text:p>3603.7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89.mp4</text:p>
          </table:table-cell>
          <table:table-cell table:formula="of:=HYPERLINK([.A102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85.mp4</text:p>
          </table:table-cell>
          <table:table-cell table:formula="of:=HYPERLINK([.A10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82.mp4</text:p>
          </table:table-cell>
          <table:table-cell table:formula="of:=HYPERLINK([.A102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86.mp4</text:p>
          </table:table-cell>
          <table:table-cell table:formula="of:=HYPERLINK([.A102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87.mp4</text:p>
          </table:table-cell>
          <table:table-cell table:formula="of:=HYPERLINK([.A10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91.mp4</text:p>
          </table:table-cell>
          <table:table-cell table:formula="of:=HYPERLINK([.A10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94.mp4</text:p>
          </table:table-cell>
          <table:table-cell table:formula="of:=HYPERLINK([.A102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93.mp4</text:p>
          </table:table-cell>
          <table:table-cell table:formula="of:=HYPERLINK([.A10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0">
            <text:p>3590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90.mp4</text:p>
          </table:table-cell>
          <table:table-cell table:formula="of:=HYPERLINK([.A10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97.mp4</text:p>
          </table:table-cell>
          <table:table-cell table:formula="of:=HYPERLINK([.A103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96.mp4</text:p>
          </table:table-cell>
          <table:table-cell table:formula="of:=HYPERLINK([.A10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95.mp4</text:p>
          </table:table-cell>
          <table:table-cell table:formula="of:=HYPERLINK([.A103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98.mp4</text:p>
          </table:table-cell>
          <table:table-cell table:formula="of:=HYPERLINK([.A10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92.mp4</text:p>
          </table:table-cell>
          <table:table-cell table:formula="of:=HYPERLINK([.A103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00.mp4</text:p>
          </table:table-cell>
          <table:table-cell table:formula="of:=HYPERLINK([.A10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199.mp4</text:p>
          </table:table-cell>
          <table:table-cell table:formula="of:=HYPERLINK([.A10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02.mp4</text:p>
          </table:table-cell>
          <table:table-cell table:formula="of:=HYPERLINK([.A103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01.mp4</text:p>
          </table:table-cell>
          <table:table-cell table:formula="of:=HYPERLINK([.A10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04.mp4</text:p>
          </table:table-cell>
          <table:table-cell table:formula="of:=HYPERLINK([.A10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9">
            <text:p>359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05.mp4</text:p>
          </table:table-cell>
          <table:table-cell table:formula="of:=HYPERLINK([.A10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07.mp4</text:p>
          </table:table-cell>
          <table:table-cell table:formula="of:=HYPERLINK([.A10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06.mp4</text:p>
          </table:table-cell>
          <table:table-cell table:formula="of:=HYPERLINK([.A10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03.mp4</text:p>
          </table:table-cell>
          <table:table-cell table:formula="of:=HYPERLINK([.A10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11.mp4</text:p>
          </table:table-cell>
          <table:table-cell table:formula="of:=HYPERLINK([.A10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08.mp4</text:p>
          </table:table-cell>
          <table:table-cell table:formula="of:=HYPERLINK([.A10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09.mp4</text:p>
          </table:table-cell>
          <table:table-cell table:formula="of:=HYPERLINK([.A10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10.mp4</text:p>
          </table:table-cell>
          <table:table-cell table:formula="of:=HYPERLINK([.A10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14.mp4</text:p>
          </table:table-cell>
          <table:table-cell table:formula="of:=HYPERLINK([.A10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12.mp4</text:p>
          </table:table-cell>
          <table:table-cell table:formula="of:=HYPERLINK([.A10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15.mp4</text:p>
          </table:table-cell>
          <table:table-cell table:formula="of:=HYPERLINK([.A10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13.mp4</text:p>
          </table:table-cell>
          <table:table-cell table:formula="of:=HYPERLINK([.A10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17.mp4</text:p>
          </table:table-cell>
          <table:table-cell table:formula="of:=HYPERLINK([.A10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23.mp4</text:p>
          </table:table-cell>
          <table:table-cell table:formula="of:=HYPERLINK([.A10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695.016009">
            <text:p>1695.01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22.mp4</text:p>
          </table:table-cell>
          <table:table-cell table:formula="of:=HYPERLINK([.A105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19.mp4</text:p>
          </table:table-cell>
          <table:table-cell table:formula="of:=HYPERLINK([.A10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21.mp4</text:p>
          </table:table-cell>
          <table:table-cell table:formula="of:=HYPERLINK([.A105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16.mp4</text:p>
          </table:table-cell>
          <table:table-cell table:formula="of:=HYPERLINK([.A10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20.mp4</text:p>
          </table:table-cell>
          <table:table-cell table:formula="of:=HYPERLINK([.A10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26.mp4</text:p>
          </table:table-cell>
          <table:table-cell table:formula="of:=HYPERLINK([.A10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25.mp4</text:p>
          </table:table-cell>
          <table:table-cell table:formula="of:=HYPERLINK([.A10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27.mp4</text:p>
          </table:table-cell>
          <table:table-cell table:formula="of:=HYPERLINK([.A106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18.mp4</text:p>
          </table:table-cell>
          <table:table-cell table:formula="of:=HYPERLINK([.A10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28.mp4</text:p>
          </table:table-cell>
          <table:table-cell table:formula="of:=HYPERLINK([.A10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29.mp4</text:p>
          </table:table-cell>
          <table:table-cell table:formula="of:=HYPERLINK([.A106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30.mp4</text:p>
          </table:table-cell>
          <table:table-cell table:formula="of:=HYPERLINK([.A106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36.mp4</text:p>
          </table:table-cell>
          <table:table-cell table:formula="of:=HYPERLINK([.A106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35.mp4</text:p>
          </table:table-cell>
          <table:table-cell table:formula="of:=HYPERLINK([.A10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32.mp4</text:p>
          </table:table-cell>
          <table:table-cell table:formula="of:=HYPERLINK([.A106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31.mp4</text:p>
          </table:table-cell>
          <table:table-cell table:formula="of:=HYPERLINK([.A10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33.mp4</text:p>
          </table:table-cell>
          <table:table-cell table:formula="of:=HYPERLINK([.A107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24.mp4</text:p>
          </table:table-cell>
          <table:table-cell table:formula="of:=HYPERLINK([.A10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41.mp4</text:p>
          </table:table-cell>
          <table:table-cell table:formula="of:=HYPERLINK([.A10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.25">
            <text:p>3591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34.mp4</text:p>
          </table:table-cell>
          <table:table-cell table:formula="of:=HYPERLINK([.A10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40.mp4</text:p>
          </table:table-cell>
          <table:table-cell table:formula="of:=HYPERLINK([.A10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42.mp4</text:p>
          </table:table-cell>
          <table:table-cell table:formula="of:=HYPERLINK([.A10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39.mp4</text:p>
          </table:table-cell>
          <table:table-cell table:formula="of:=HYPERLINK([.A10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37.mp4</text:p>
          </table:table-cell>
          <table:table-cell table:formula="of:=HYPERLINK([.A10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38.mp4</text:p>
          </table:table-cell>
          <table:table-cell table:formula="of:=HYPERLINK([.A10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45.mp4</text:p>
          </table:table-cell>
          <table:table-cell table:formula="of:=HYPERLINK([.A10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44.mp4</text:p>
          </table:table-cell>
          <table:table-cell table:formula="of:=HYPERLINK([.A10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49.mp4</text:p>
          </table:table-cell>
          <table:table-cell table:formula="of:=HYPERLINK([.A108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43.mp4</text:p>
          </table:table-cell>
          <table:table-cell table:formula="of:=HYPERLINK([.A10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46.mp4</text:p>
          </table:table-cell>
          <table:table-cell table:formula="of:=HYPERLINK([.A10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47.mp4</text:p>
          </table:table-cell>
          <table:table-cell table:formula="of:=HYPERLINK([.A10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48.mp4</text:p>
          </table:table-cell>
          <table:table-cell table:formula="of:=HYPERLINK([.A108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51.mp4</text:p>
          </table:table-cell>
          <table:table-cell table:formula="of:=HYPERLINK([.A10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50.mp4</text:p>
          </table:table-cell>
          <table:table-cell table:formula="of:=HYPERLINK([.A10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53.mp4</text:p>
          </table:table-cell>
          <table:table-cell table:formula="of:=HYPERLINK([.A10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54.mp4</text:p>
          </table:table-cell>
          <table:table-cell table:formula="of:=HYPERLINK([.A108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52.mp4</text:p>
          </table:table-cell>
          <table:table-cell table:formula="of:=HYPERLINK([.A109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55.mp4</text:p>
          </table:table-cell>
          <table:table-cell table:formula="of:=HYPERLINK([.A10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56.mp4</text:p>
          </table:table-cell>
          <table:table-cell table:formula="of:=HYPERLINK([.A10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57.mp4</text:p>
          </table:table-cell>
          <table:table-cell table:formula="of:=HYPERLINK([.A10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60.mp4</text:p>
          </table:table-cell>
          <table:table-cell table:formula="of:=HYPERLINK([.A10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61.mp4</text:p>
          </table:table-cell>
          <table:table-cell table:formula="of:=HYPERLINK([.A10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58.mp4</text:p>
          </table:table-cell>
          <table:table-cell table:formula="of:=HYPERLINK([.A10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59.mp4</text:p>
          </table:table-cell>
          <table:table-cell table:formula="of:=HYPERLINK([.A10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62.mp4</text:p>
          </table:table-cell>
          <table:table-cell table:formula="of:=HYPERLINK([.A10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63.mp4</text:p>
          </table:table-cell>
          <table:table-cell table:formula="of:=HYPERLINK([.A10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70.mp4</text:p>
          </table:table-cell>
          <table:table-cell table:formula="of:=HYPERLINK([.A11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65.mp4</text:p>
          </table:table-cell>
          <table:table-cell table:formula="of:=HYPERLINK([.A11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66.mp4</text:p>
          </table:table-cell>
          <table:table-cell table:formula="of:=HYPERLINK([.A11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64.mp4</text:p>
          </table:table-cell>
          <table:table-cell table:formula="of:=HYPERLINK([.A11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.25">
            <text:p>3591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74.mp4</text:p>
          </table:table-cell>
          <table:table-cell table:formula="of:=HYPERLINK([.A11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73.mp4</text:p>
          </table:table-cell>
          <table:table-cell table:formula="of:=HYPERLINK([.A11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75.mp4</text:p>
          </table:table-cell>
          <table:table-cell table:formula="of:=HYPERLINK([.A11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76.mp4</text:p>
          </table:table-cell>
          <table:table-cell table:formula="of:=HYPERLINK([.A110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71.mp4</text:p>
          </table:table-cell>
          <table:table-cell table:formula="of:=HYPERLINK([.A110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67.mp4</text:p>
          </table:table-cell>
          <table:table-cell table:formula="of:=HYPERLINK([.A11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68.mp4</text:p>
          </table:table-cell>
          <table:table-cell table:formula="of:=HYPERLINK([.A111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72.mp4</text:p>
          </table:table-cell>
          <table:table-cell table:formula="of:=HYPERLINK([.A11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78.mp4</text:p>
          </table:table-cell>
          <table:table-cell table:formula="of:=HYPERLINK([.A111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79.mp4</text:p>
          </table:table-cell>
          <table:table-cell table:formula="of:=HYPERLINK([.A11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77.mp4</text:p>
          </table:table-cell>
          <table:table-cell table:formula="of:=HYPERLINK([.A11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80.mp4</text:p>
          </table:table-cell>
          <table:table-cell table:formula="of:=HYPERLINK([.A111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81.mp4</text:p>
          </table:table-cell>
          <table:table-cell table:formula="of:=HYPERLINK([.A111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83.mp4</text:p>
          </table:table-cell>
          <table:table-cell table:formula="of:=HYPERLINK([.A111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82.mp4</text:p>
          </table:table-cell>
          <table:table-cell table:formula="of:=HYPERLINK([.A11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69.mp4</text:p>
          </table:table-cell>
          <table:table-cell table:formula="of:=HYPERLINK([.A11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87.mp4</text:p>
          </table:table-cell>
          <table:table-cell table:formula="of:=HYPERLINK([.A112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85.mp4</text:p>
          </table:table-cell>
          <table:table-cell table:formula="of:=HYPERLINK([.A112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89.mp4</text:p>
          </table:table-cell>
          <table:table-cell table:formula="of:=HYPERLINK([.A11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84.mp4</text:p>
          </table:table-cell>
          <table:table-cell table:formula="of:=HYPERLINK([.A112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88.mp4</text:p>
          </table:table-cell>
          <table:table-cell table:formula="of:=HYPERLINK([.A112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86.mp4</text:p>
          </table:table-cell>
          <table:table-cell table:formula="of:=HYPERLINK([.A11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91.mp4</text:p>
          </table:table-cell>
          <table:table-cell table:formula="of:=HYPERLINK([.A11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90.mp4</text:p>
          </table:table-cell>
          <table:table-cell table:formula="of:=HYPERLINK([.A112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95.mp4</text:p>
          </table:table-cell>
          <table:table-cell table:formula="of:=HYPERLINK([.A11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93.mp4</text:p>
          </table:table-cell>
          <table:table-cell table:formula="of:=HYPERLINK([.A11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94.mp4</text:p>
          </table:table-cell>
          <table:table-cell table:formula="of:=HYPERLINK([.A113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97.mp4</text:p>
          </table:table-cell>
          <table:table-cell table:formula="of:=HYPERLINK([.A11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96.mp4</text:p>
          </table:table-cell>
          <table:table-cell table:formula="of:=HYPERLINK([.A113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98.mp4</text:p>
          </table:table-cell>
          <table:table-cell table:formula="of:=HYPERLINK([.A11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00.mp4</text:p>
          </table:table-cell>
          <table:table-cell table:formula="of:=HYPERLINK([.A113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04.mp4</text:p>
          </table:table-cell>
          <table:table-cell table:formula="of:=HYPERLINK([.A11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05.mp4</text:p>
          </table:table-cell>
          <table:table-cell table:formula="of:=HYPERLINK([.A11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07.mp4</text:p>
          </table:table-cell>
          <table:table-cell table:formula="of:=HYPERLINK([.A113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08.mp4</text:p>
          </table:table-cell>
          <table:table-cell table:formula="of:=HYPERLINK([.A11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10.mp4</text:p>
          </table:table-cell>
          <table:table-cell table:formula="of:=HYPERLINK([.A11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09.mp4</text:p>
          </table:table-cell>
          <table:table-cell table:formula="of:=HYPERLINK([.A11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11.mp4</text:p>
          </table:table-cell>
          <table:table-cell table:formula="of:=HYPERLINK([.A11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06.mp4</text:p>
          </table:table-cell>
          <table:table-cell table:formula="of:=HYPERLINK([.A11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13.mp4</text:p>
          </table:table-cell>
          <table:table-cell table:formula="of:=HYPERLINK([.A11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02.mp4</text:p>
          </table:table-cell>
          <table:table-cell table:formula="of:=HYPERLINK([.A11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03.mp4</text:p>
          </table:table-cell>
          <table:table-cell table:formula="of:=HYPERLINK([.A11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15.mp4</text:p>
          </table:table-cell>
          <table:table-cell table:formula="of:=HYPERLINK([.A11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19.mp4</text:p>
          </table:table-cell>
          <table:table-cell table:formula="of:=HYPERLINK([.A11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01.mp4</text:p>
          </table:table-cell>
          <table:table-cell table:formula="of:=HYPERLINK([.A11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17.mp4</text:p>
          </table:table-cell>
          <table:table-cell table:formula="of:=HYPERLINK([.A11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99.mp4</text:p>
          </table:table-cell>
          <table:table-cell table:formula="of:=HYPERLINK([.A11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14.mp4</text:p>
          </table:table-cell>
          <table:table-cell table:formula="of:=HYPERLINK([.A11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18.mp4</text:p>
          </table:table-cell>
          <table:table-cell table:formula="of:=HYPERLINK([.A11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21.mp4</text:p>
          </table:table-cell>
          <table:table-cell table:formula="of:=HYPERLINK([.A11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292.mp4</text:p>
          </table:table-cell>
          <table:table-cell table:formula="of:=HYPERLINK([.A115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20.mp4</text:p>
          </table:table-cell>
          <table:table-cell table:formula="of:=HYPERLINK([.A11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23.mp4</text:p>
          </table:table-cell>
          <table:table-cell table:formula="of:=HYPERLINK([.A115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16.mp4</text:p>
          </table:table-cell>
          <table:table-cell table:formula="of:=HYPERLINK([.A11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27.mp4</text:p>
          </table:table-cell>
          <table:table-cell table:formula="of:=HYPERLINK([.A11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22.mp4</text:p>
          </table:table-cell>
          <table:table-cell table:formula="of:=HYPERLINK([.A11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25.mp4</text:p>
          </table:table-cell>
          <table:table-cell table:formula="of:=HYPERLINK([.A11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31.mp4</text:p>
          </table:table-cell>
          <table:table-cell table:formula="of:=HYPERLINK([.A116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24.mp4</text:p>
          </table:table-cell>
          <table:table-cell table:formula="of:=HYPERLINK([.A11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12.mp4</text:p>
          </table:table-cell>
          <table:table-cell table:formula="of:=HYPERLINK([.A11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33.mp4</text:p>
          </table:table-cell>
          <table:table-cell table:formula="of:=HYPERLINK([.A116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26.mp4</text:p>
          </table:table-cell>
          <table:table-cell table:formula="of:=HYPERLINK([.A116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30.mp4</text:p>
          </table:table-cell>
          <table:table-cell table:formula="of:=HYPERLINK([.A116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35.mp4</text:p>
          </table:table-cell>
          <table:table-cell table:formula="of:=HYPERLINK([.A11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29.mp4</text:p>
          </table:table-cell>
          <table:table-cell table:formula="of:=HYPERLINK([.A116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38.mp4</text:p>
          </table:table-cell>
          <table:table-cell table:formula="of:=HYPERLINK([.A11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32.mp4</text:p>
          </table:table-cell>
          <table:table-cell table:formula="of:=HYPERLINK([.A117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37.mp4</text:p>
          </table:table-cell>
          <table:table-cell table:formula="of:=HYPERLINK([.A11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34.mp4</text:p>
          </table:table-cell>
          <table:table-cell table:formula="of:=HYPERLINK([.A11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28.mp4</text:p>
          </table:table-cell>
          <table:table-cell table:formula="of:=HYPERLINK([.A11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40.mp4</text:p>
          </table:table-cell>
          <table:table-cell table:formula="of:=HYPERLINK([.A11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36.mp4</text:p>
          </table:table-cell>
          <table:table-cell table:formula="of:=HYPERLINK([.A11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46.mp4</text:p>
          </table:table-cell>
          <table:table-cell table:formula="of:=HYPERLINK([.A11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43.mp4</text:p>
          </table:table-cell>
          <table:table-cell table:formula="of:=HYPERLINK([.A11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42.mp4</text:p>
          </table:table-cell>
          <table:table-cell table:formula="of:=HYPERLINK([.A11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45.mp4</text:p>
          </table:table-cell>
          <table:table-cell table:formula="of:=HYPERLINK([.A11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44.mp4</text:p>
          </table:table-cell>
          <table:table-cell table:formula="of:=HYPERLINK([.A11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41.mp4</text:p>
          </table:table-cell>
          <table:table-cell table:formula="of:=HYPERLINK([.A118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47.mp4</text:p>
          </table:table-cell>
          <table:table-cell table:formula="of:=HYPERLINK([.A11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49.mp4</text:p>
          </table:table-cell>
          <table:table-cell table:formula="of:=HYPERLINK([.A11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39.mp4</text:p>
          </table:table-cell>
          <table:table-cell table:formula="of:=HYPERLINK([.A11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54.mp4</text:p>
          </table:table-cell>
          <table:table-cell table:formula="of:=HYPERLINK([.A118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53.mp4</text:p>
          </table:table-cell>
          <table:table-cell table:formula="of:=HYPERLINK([.A11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52.mp4</text:p>
          </table:table-cell>
          <table:table-cell table:formula="of:=HYPERLINK([.A11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50.mp4</text:p>
          </table:table-cell>
          <table:table-cell table:formula="of:=HYPERLINK([.A11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51.mp4</text:p>
          </table:table-cell>
          <table:table-cell table:formula="of:=HYPERLINK([.A118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56.mp4</text:p>
          </table:table-cell>
          <table:table-cell table:formula="of:=HYPERLINK([.A119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57.mp4</text:p>
          </table:table-cell>
          <table:table-cell table:formula="of:=HYPERLINK([.A11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60.mp4</text:p>
          </table:table-cell>
          <table:table-cell table:formula="of:=HYPERLINK([.A11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61.mp4</text:p>
          </table:table-cell>
          <table:table-cell table:formula="of:=HYPERLINK([.A11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64.mp4</text:p>
          </table:table-cell>
          <table:table-cell table:formula="of:=HYPERLINK([.A11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62.mp4</text:p>
          </table:table-cell>
          <table:table-cell table:formula="of:=HYPERLINK([.A11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48.mp4</text:p>
          </table:table-cell>
          <table:table-cell table:formula="of:=HYPERLINK([.A11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58.mp4</text:p>
          </table:table-cell>
          <table:table-cell table:formula="of:=HYPERLINK([.A11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63.mp4</text:p>
          </table:table-cell>
          <table:table-cell table:formula="of:=HYPERLINK([.A11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59.mp4</text:p>
          </table:table-cell>
          <table:table-cell table:formula="of:=HYPERLINK([.A11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67.mp4</text:p>
          </table:table-cell>
          <table:table-cell table:formula="of:=HYPERLINK([.A12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71.mp4</text:p>
          </table:table-cell>
          <table:table-cell table:formula="of:=HYPERLINK([.A12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55.mp4</text:p>
          </table:table-cell>
          <table:table-cell table:formula="of:=HYPERLINK([.A12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68.mp4</text:p>
          </table:table-cell>
          <table:table-cell table:formula="of:=HYPERLINK([.A12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66.mp4</text:p>
          </table:table-cell>
          <table:table-cell table:formula="of:=HYPERLINK([.A12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70.mp4</text:p>
          </table:table-cell>
          <table:table-cell table:formula="of:=HYPERLINK([.A12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72.mp4</text:p>
          </table:table-cell>
          <table:table-cell table:formula="of:=HYPERLINK([.A12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74.mp4</text:p>
          </table:table-cell>
          <table:table-cell table:formula="of:=HYPERLINK([.A120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69.mp4</text:p>
          </table:table-cell>
          <table:table-cell table:formula="of:=HYPERLINK([.A120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65.mp4</text:p>
          </table:table-cell>
          <table:table-cell table:formula="of:=HYPERLINK([.A12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73.mp4</text:p>
          </table:table-cell>
          <table:table-cell table:formula="of:=HYPERLINK([.A121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77.mp4</text:p>
          </table:table-cell>
          <table:table-cell table:formula="of:=HYPERLINK([.A12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76.mp4</text:p>
          </table:table-cell>
          <table:table-cell table:formula="of:=HYPERLINK([.A121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80.mp4</text:p>
          </table:table-cell>
          <table:table-cell table:formula="of:=HYPERLINK([.A12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81.mp4</text:p>
          </table:table-cell>
          <table:table-cell table:formula="of:=HYPERLINK([.A12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79.mp4</text:p>
          </table:table-cell>
          <table:table-cell table:formula="of:=HYPERLINK([.A121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75.mp4</text:p>
          </table:table-cell>
          <table:table-cell table:formula="of:=HYPERLINK([.A121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82.mp4</text:p>
          </table:table-cell>
          <table:table-cell table:formula="of:=HYPERLINK([.A121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78.mp4</text:p>
          </table:table-cell>
          <table:table-cell table:formula="of:=HYPERLINK([.A12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83.mp4</text:p>
          </table:table-cell>
          <table:table-cell table:formula="of:=HYPERLINK([.A12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88.mp4</text:p>
          </table:table-cell>
          <table:table-cell table:formula="of:=HYPERLINK([.A122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86.mp4</text:p>
          </table:table-cell>
          <table:table-cell table:formula="of:=HYPERLINK([.A122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93.mp4</text:p>
          </table:table-cell>
          <table:table-cell table:formula="of:=HYPERLINK([.A12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84.mp4</text:p>
          </table:table-cell>
          <table:table-cell table:formula="of:=HYPERLINK([.A122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91.mp4</text:p>
          </table:table-cell>
          <table:table-cell table:formula="of:=HYPERLINK([.A122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92.mp4</text:p>
          </table:table-cell>
          <table:table-cell table:formula="of:=HYPERLINK([.A12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97.mp4</text:p>
          </table:table-cell>
          <table:table-cell table:formula="of:=HYPERLINK([.A12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98.mp4</text:p>
          </table:table-cell>
          <table:table-cell table:formula="of:=HYPERLINK([.A122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95.mp4</text:p>
          </table:table-cell>
          <table:table-cell table:formula="of:=HYPERLINK([.A12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94.mp4</text:p>
          </table:table-cell>
          <table:table-cell table:formula="of:=HYPERLINK([.A12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85.mp4</text:p>
          </table:table-cell>
          <table:table-cell table:formula="of:=HYPERLINK([.A123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99.mp4</text:p>
          </table:table-cell>
          <table:table-cell table:formula="of:=HYPERLINK([.A12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400.mp4</text:p>
          </table:table-cell>
          <table:table-cell table:formula="of:=HYPERLINK([.A123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403.mp4</text:p>
          </table:table-cell>
          <table:table-cell table:formula="of:=HYPERLINK([.A12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96.mp4</text:p>
          </table:table-cell>
          <table:table-cell table:formula="of:=HYPERLINK([.A123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0.75">
            <text:p>3620.7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90.mp4</text:p>
          </table:table-cell>
          <table:table-cell table:formula="of:=HYPERLINK([.A12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401.mp4</text:p>
          </table:table-cell>
          <table:table-cell table:formula="of:=HYPERLINK([.A12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406.mp4</text:p>
          </table:table-cell>
          <table:table-cell table:formula="of:=HYPERLINK([.A123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408.mp4</text:p>
          </table:table-cell>
          <table:table-cell table:formula="of:=HYPERLINK([.A12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87.mp4</text:p>
          </table:table-cell>
          <table:table-cell table:formula="of:=HYPERLINK([.A12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407.mp4</text:p>
          </table:table-cell>
          <table:table-cell table:formula="of:=HYPERLINK([.A12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410.mp4</text:p>
          </table:table-cell>
          <table:table-cell table:formula="of:=HYPERLINK([.A12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409.mp4</text:p>
          </table:table-cell>
          <table:table-cell table:formula="of:=HYPERLINK([.A12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405.mp4</text:p>
          </table:table-cell>
          <table:table-cell table:formula="of:=HYPERLINK([.A12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402.mp4</text:p>
          </table:table-cell>
          <table:table-cell table:formula="of:=HYPERLINK([.A12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599.mp4</text:p>
          </table:table-cell>
          <table:table-cell table:formula="of:=HYPERLINK([.A12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412.mp4</text:p>
          </table:table-cell>
          <table:table-cell table:formula="of:=HYPERLINK([.A12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411.mp4</text:p>
          </table:table-cell>
          <table:table-cell table:formula="of:=HYPERLINK([.A12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389.mp4</text:p>
          </table:table-cell>
          <table:table-cell table:formula="of:=HYPERLINK([.A12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04.mp4</text:p>
          </table:table-cell>
          <table:table-cell table:formula="of:=HYPERLINK([.A12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05.mp4</text:p>
          </table:table-cell>
          <table:table-cell table:formula="of:=HYPERLINK([.A12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02.mp4</text:p>
          </table:table-cell>
          <table:table-cell table:formula="of:=HYPERLINK([.A12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8/EFTA00033404.mp4</text:p>
          </table:table-cell>
          <table:table-cell table:formula="of:=HYPERLINK([.A12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03.mp4</text:p>
          </table:table-cell>
          <table:table-cell table:formula="of:=HYPERLINK([.A12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.25">
            <text:p>3591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8376.m4a</text:p>
          </table:table-cell>
          <table:table-cell table:formula="of:=HYPERLINK([.A1254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59.239">
            <text:p>59.23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72394.m4a</text:p>
          </table:table-cell>
          <table:table-cell table:formula="of:=HYPERLINK([.A1255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4.123">
            <text:p>24.12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72395.m4a</text:p>
          </table:table-cell>
          <table:table-cell table:formula="of:=HYPERLINK([.A125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00.96">
            <text:p>100.9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00.mp4</text:p>
          </table:table-cell>
          <table:table-cell table:formula="of:=HYPERLINK([.A12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72396.m4a</text:p>
          </table:table-cell>
          <table:table-cell table:formula="of:=HYPERLINK([.A1258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07.196">
            <text:p>107.19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06.mp4</text:p>
          </table:table-cell>
          <table:table-cell table:formula="of:=HYPERLINK([.A12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598.mp4</text:p>
          </table:table-cell>
          <table:table-cell table:formula="of:=HYPERLINK([.A12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72397.m4a</text:p>
          </table:table-cell>
          <table:table-cell table:formula="of:=HYPERLINK([.A1261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49.528">
            <text:p>49.52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01.mp4</text:p>
          </table:table-cell>
          <table:table-cell table:formula="of:=HYPERLINK([.A12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07.mp4</text:p>
          </table:table-cell>
          <table:table-cell table:formula="of:=HYPERLINK([.A12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72398.m4a</text:p>
          </table:table-cell>
          <table:table-cell table:formula="of:=HYPERLINK([.A1264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3.019">
            <text:p>13.01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72399.m4a</text:p>
          </table:table-cell>
          <table:table-cell table:formula="of:=HYPERLINK([.A1265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52.95">
            <text:p>52.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72401.m4a</text:p>
          </table:table-cell>
          <table:table-cell table:formula="of:=HYPERLINK([.A126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59.027">
            <text:p>59.02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13.mp4</text:p>
          </table:table-cell>
          <table:table-cell table:formula="of:=HYPERLINK([.A12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72400.m4a</text:p>
          </table:table-cell>
          <table:table-cell table:formula="of:=HYPERLINK([.A1268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9.879">
            <text:p>19.87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10.mp4</text:p>
          </table:table-cell>
          <table:table-cell table:formula="of:=HYPERLINK([.A12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83881.m4a</text:p>
          </table:table-cell>
          <table:table-cell table:formula="of:=HYPERLINK([.A1270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01.079">
            <text:p>101.07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08.mp4</text:p>
          </table:table-cell>
          <table:table-cell table:formula="of:=HYPERLINK([.A12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89243.m4a</text:p>
          </table:table-cell>
          <table:table-cell table:formula="of:=HYPERLINK([.A127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56.17">
            <text:p>56.1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09.mp4</text:p>
          </table:table-cell>
          <table:table-cell table:formula="of:=HYPERLINK([.A12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11.mp4</text:p>
          </table:table-cell>
          <table:table-cell table:formula="of:=HYPERLINK([.A12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90492.m4a</text:p>
          </table:table-cell>
          <table:table-cell table:formula="of:=HYPERLINK([.A1275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46.412993">
            <text:p>46.41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96469.m4a</text:p>
          </table:table-cell>
          <table:table-cell table:formula="of:=HYPERLINK([.A127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6.095">
            <text:p>36.0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87285.mov</text:p>
          </table:table-cell>
          <table:table-cell table:formula="of:=HYPERLINK([.A127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4.866667">
            <text:p>34.866667</text:p>
          </table:table-cell>
          <table:table-cell table:number-columns-repeated="2"/>
          <table:table-cell office:value-type="string">
            <text:p>2020-05-27T20:00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087284.mp4</text:p>
          </table:table-cell>
          <table:table-cell table:formula="of:=HYPERLINK([.A12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46.666667">
            <text:p>146.666667</text:p>
          </table:table-cell>
          <table:table-cell table:number-columns-repeated="2"/>
          <table:table-cell office:value-type="string">
            <text:p>2020-05-27T20:07:0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093515.m4a</text:p>
          </table:table-cell>
          <table:table-cell table:formula="of:=HYPERLINK([.A1279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88.972">
            <text:p>88.97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93695.mp4</text:p>
          </table:table-cell>
          <table:table-cell table:formula="of:=HYPERLINK([.A12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72.466667">
            <text:p>72.466667</text:p>
          </table:table-cell>
          <table:table-cell table:number-columns-repeated="2"/>
          <table:table-cell office:value-type="string">
            <text:p>2020-05-27T20:08:0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093697.m4v</text:p>
          </table:table-cell>
          <table:table-cell table:formula="of:=HYPERLINK([.A128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5.7">
            <text:p>85.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76840.mov</text:p>
          </table:table-cell>
          <table:table-cell table:formula="of:=HYPERLINK([.A128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55.73">
            <text:p>155.73</text:p>
          </table:table-cell>
          <table:table-cell table:number-columns-repeated="2"/>
          <table:table-cell office:value-type="string">
            <text:p>2020-05-27T19:40:4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093696.mov</text:p>
          </table:table-cell>
          <table:table-cell table:formula="of:=HYPERLINK([.A128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77.998345">
            <text:p>77.998345</text:p>
          </table:table-cell>
          <table:table-cell table:number-columns-repeated="2"/>
          <table:table-cell office:value-type="string">
            <text:p>2020-05-27T19:29:4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064612.mp4</text:p>
          </table:table-cell>
          <table:table-cell table:formula="of:=HYPERLINK([.A12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64614.mp4</text:p>
          </table:table-cell>
          <table:table-cell table:formula="of:=HYPERLINK([.A128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99789.mp4</text:p>
          </table:table-cell>
          <table:table-cell table:formula="of:=HYPERLINK([.A12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1.2333">
            <text:p>21.2333</text:p>
          </table:table-cell>
          <table:table-cell table:number-columns-repeated="2"/>
          <table:table-cell office:value-type="string">
            <text:p>2019-09-18T19:43:0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104842.m4a</text:p>
          </table:table-cell>
          <table:table-cell table:formula="of:=HYPERLINK([.A128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4.211">
            <text:p>34.2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099787.mp4</text:p>
          </table:table-cell>
          <table:table-cell table:formula="of:=HYPERLINK([.A12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9">
            <text:p>18.9</text:p>
          </table:table-cell>
          <table:table-cell table:number-columns-repeated="2"/>
          <table:table-cell office:value-type="string">
            <text:p>2019-09-18T19:41:5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102123.mov</text:p>
          </table:table-cell>
          <table:table-cell table:formula="of:=HYPERLINK([.A128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42.431678">
            <text:p>42.431678</text:p>
          </table:table-cell>
          <table:table-cell table:number-columns-repeated="2"/>
          <table:table-cell office:value-type="string">
            <text:p>2020-05-27T20:11:2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102122.mov</text:p>
          </table:table-cell>
          <table:table-cell table:formula="of:=HYPERLINK([.A129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9.5">
            <text:p>29.5</text:p>
          </table:table-cell>
          <table:table-cell table:number-columns-repeated="2"/>
          <table:table-cell office:value-type="string">
            <text:p>2020-05-27T20:11:0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108923.mp4</text:p>
          </table:table-cell>
          <table:table-cell table:formula="of:=HYPERLINK([.A12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08930.mp4</text:p>
          </table:table-cell>
          <table:table-cell table:formula="of:=HYPERLINK([.A12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08931.mp4</text:p>
          </table:table-cell>
          <table:table-cell table:formula="of:=HYPERLINK([.A12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08922.mp4</text:p>
          </table:table-cell>
          <table:table-cell table:formula="of:=HYPERLINK([.A12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08925.mp4</text:p>
          </table:table-cell>
          <table:table-cell table:formula="of:=HYPERLINK([.A12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08920.mp4</text:p>
          </table:table-cell>
          <table:table-cell table:formula="of:=HYPERLINK([.A12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08929.mp4</text:p>
          </table:table-cell>
          <table:table-cell table:formula="of:=HYPERLINK([.A12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08932.mp4</text:p>
          </table:table-cell>
          <table:table-cell table:formula="of:=HYPERLINK([.A12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51.mp4</text:p>
          </table:table-cell>
          <table:table-cell table:formula="of:=HYPERLINK([.A12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08927.mp4</text:p>
          </table:table-cell>
          <table:table-cell table:formula="of:=HYPERLINK([.A13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49.mp4</text:p>
          </table:table-cell>
          <table:table-cell table:formula="of:=HYPERLINK([.A13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08924.mp4</text:p>
          </table:table-cell>
          <table:table-cell table:formula="of:=HYPERLINK([.A13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.25">
            <text:p>3591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48.mp4</text:p>
          </table:table-cell>
          <table:table-cell table:formula="of:=HYPERLINK([.A13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08921.mp4</text:p>
          </table:table-cell>
          <table:table-cell table:formula="of:=HYPERLINK([.A13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08928.mp4</text:p>
          </table:table-cell>
          <table:table-cell table:formula="of:=HYPERLINK([.A13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52.mp4</text:p>
          </table:table-cell>
          <table:table-cell table:formula="of:=HYPERLINK([.A13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54.mp4</text:p>
          </table:table-cell>
          <table:table-cell table:formula="of:=HYPERLINK([.A130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50.mp4</text:p>
          </table:table-cell>
          <table:table-cell table:formula="of:=HYPERLINK([.A130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08926.mp4</text:p>
          </table:table-cell>
          <table:table-cell table:formula="of:=HYPERLINK([.A13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53.mp4</text:p>
          </table:table-cell>
          <table:table-cell table:formula="of:=HYPERLINK([.A131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57.mp4</text:p>
          </table:table-cell>
          <table:table-cell table:formula="of:=HYPERLINK([.A13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59.mp4</text:p>
          </table:table-cell>
          <table:table-cell table:formula="of:=HYPERLINK([.A131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60.mp4</text:p>
          </table:table-cell>
          <table:table-cell table:formula="of:=HYPERLINK([.A13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58.mp4</text:p>
          </table:table-cell>
          <table:table-cell table:formula="of:=HYPERLINK([.A13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61.mp4</text:p>
          </table:table-cell>
          <table:table-cell table:formula="of:=HYPERLINK([.A131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55.mp4</text:p>
          </table:table-cell>
          <table:table-cell table:formula="of:=HYPERLINK([.A131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67.mp4</text:p>
          </table:table-cell>
          <table:table-cell table:formula="of:=HYPERLINK([.A131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64.mp4</text:p>
          </table:table-cell>
          <table:table-cell table:formula="of:=HYPERLINK([.A13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72.mp4</text:p>
          </table:table-cell>
          <table:table-cell table:formula="of:=HYPERLINK([.A13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63.mp4</text:p>
          </table:table-cell>
          <table:table-cell table:formula="of:=HYPERLINK([.A132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56.mp4</text:p>
          </table:table-cell>
          <table:table-cell table:formula="of:=HYPERLINK([.A132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71.mp4</text:p>
          </table:table-cell>
          <table:table-cell table:formula="of:=HYPERLINK([.A13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68.mp4</text:p>
          </table:table-cell>
          <table:table-cell table:formula="of:=HYPERLINK([.A132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62.mp4</text:p>
          </table:table-cell>
          <table:table-cell table:formula="of:=HYPERLINK([.A132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65.mp4</text:p>
          </table:table-cell>
          <table:table-cell table:formula="of:=HYPERLINK([.A13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66.mp4</text:p>
          </table:table-cell>
          <table:table-cell table:formula="of:=HYPERLINK([.A13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69.mp4</text:p>
          </table:table-cell>
          <table:table-cell table:formula="of:=HYPERLINK([.A132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75.mp4</text:p>
          </table:table-cell>
          <table:table-cell table:formula="of:=HYPERLINK([.A13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70.mp4</text:p>
          </table:table-cell>
          <table:table-cell table:formula="of:=HYPERLINK([.A13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73.mp4</text:p>
          </table:table-cell>
          <table:table-cell table:formula="of:=HYPERLINK([.A133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76.mp4</text:p>
          </table:table-cell>
          <table:table-cell table:formula="of:=HYPERLINK([.A13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79.mp4</text:p>
          </table:table-cell>
          <table:table-cell table:formula="of:=HYPERLINK([.A133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74.mp4</text:p>
          </table:table-cell>
          <table:table-cell table:formula="of:=HYPERLINK([.A13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81.mp4</text:p>
          </table:table-cell>
          <table:table-cell table:formula="of:=HYPERLINK([.A133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86.mp4</text:p>
          </table:table-cell>
          <table:table-cell table:formula="of:=HYPERLINK([.A13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80.mp4</text:p>
          </table:table-cell>
          <table:table-cell table:formula="of:=HYPERLINK([.A13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82.mp4</text:p>
          </table:table-cell>
          <table:table-cell table:formula="of:=HYPERLINK([.A133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85.mp4</text:p>
          </table:table-cell>
          <table:table-cell table:formula="of:=HYPERLINK([.A13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84.mp4</text:p>
          </table:table-cell>
          <table:table-cell table:formula="of:=HYPERLINK([.A13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77.mp4</text:p>
          </table:table-cell>
          <table:table-cell table:formula="of:=HYPERLINK([.A13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90.mp4</text:p>
          </table:table-cell>
          <table:table-cell table:formula="of:=HYPERLINK([.A13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88.mp4</text:p>
          </table:table-cell>
          <table:table-cell table:formula="of:=HYPERLINK([.A13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87.mp4</text:p>
          </table:table-cell>
          <table:table-cell table:formula="of:=HYPERLINK([.A13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78.mp4</text:p>
          </table:table-cell>
          <table:table-cell table:formula="of:=HYPERLINK([.A13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93.mp4</text:p>
          </table:table-cell>
          <table:table-cell table:formula="of:=HYPERLINK([.A13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91.mp4</text:p>
          </table:table-cell>
          <table:table-cell table:formula="of:=HYPERLINK([.A13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95.mp4</text:p>
          </table:table-cell>
          <table:table-cell table:formula="of:=HYPERLINK([.A13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89.mp4</text:p>
          </table:table-cell>
          <table:table-cell table:formula="of:=HYPERLINK([.A13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92.mp4</text:p>
          </table:table-cell>
          <table:table-cell table:formula="of:=HYPERLINK([.A13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96.mp4</text:p>
          </table:table-cell>
          <table:table-cell table:formula="of:=HYPERLINK([.A13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88.765011">
            <text:p>3588.7650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83.mp4</text:p>
          </table:table-cell>
          <table:table-cell table:formula="of:=HYPERLINK([.A13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89.508005">
            <text:p>3589.50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97.mp4</text:p>
          </table:table-cell>
          <table:table-cell table:formula="of:=HYPERLINK([.A13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00.mp4</text:p>
          </table:table-cell>
          <table:table-cell table:formula="of:=HYPERLINK([.A13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01.mp4</text:p>
          </table:table-cell>
          <table:table-cell table:formula="of:=HYPERLINK([.A135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99.mp4</text:p>
          </table:table-cell>
          <table:table-cell table:formula="of:=HYPERLINK([.A13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494.mp4</text:p>
          </table:table-cell>
          <table:table-cell table:formula="of:=HYPERLINK([.A135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3080.mov</text:p>
          </table:table-cell>
          <table:table-cell table:formula="of:=HYPERLINK([.A135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128498.mp4</text:p>
          </table:table-cell>
          <table:table-cell table:formula="of:=HYPERLINK([.A13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3083.mov</text:p>
          </table:table-cell>
          <table:table-cell table:formula="of:=HYPERLINK([.A135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69.223333">
            <text:p>69.223333</text:p>
          </table:table-cell>
          <table:table-cell office:value-type="string">
            <text:p>+40.7130-074.0029+057.844/</text:p>
          </table:table-cell>
          <table:table-cell office:value-type="string">
            <text:p>Google Map</text:p>
          </table:table-cell>
          <table:table-cell office:value-type="string">
            <text:p>2021-11-02T19:39:2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128508.mp4</text:p>
          </table:table-cell>
          <table:table-cell table:formula="of:=HYPERLINK([.A13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2.016009">
            <text:p>3592.01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09.mp4</text:p>
          </table:table-cell>
          <table:table-cell table:formula="of:=HYPERLINK([.A136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07.mp4</text:p>
          </table:table-cell>
          <table:table-cell table:formula="of:=HYPERLINK([.A13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10.mp4</text:p>
          </table:table-cell>
          <table:table-cell table:formula="of:=HYPERLINK([.A13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06.mp4</text:p>
          </table:table-cell>
          <table:table-cell table:formula="of:=HYPERLINK([.A136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03.mp4</text:p>
          </table:table-cell>
          <table:table-cell table:formula="of:=HYPERLINK([.A136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02.mp4</text:p>
          </table:table-cell>
          <table:table-cell table:formula="of:=HYPERLINK([.A136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05.mp4</text:p>
          </table:table-cell>
          <table:table-cell table:formula="of:=HYPERLINK([.A13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04.mp4</text:p>
          </table:table-cell>
          <table:table-cell table:formula="of:=HYPERLINK([.A136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.25">
            <text:p>3591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14.mp4</text:p>
          </table:table-cell>
          <table:table-cell table:formula="of:=HYPERLINK([.A13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15.mp4</text:p>
          </table:table-cell>
          <table:table-cell table:formula="of:=HYPERLINK([.A137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11.mp4</text:p>
          </table:table-cell>
          <table:table-cell table:formula="of:=HYPERLINK([.A13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16.mp4</text:p>
          </table:table-cell>
          <table:table-cell table:formula="of:=HYPERLINK([.A13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12.mp4</text:p>
          </table:table-cell>
          <table:table-cell table:formula="of:=HYPERLINK([.A13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13.mp4</text:p>
          </table:table-cell>
          <table:table-cell table:formula="of:=HYPERLINK([.A13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17.mp4</text:p>
          </table:table-cell>
          <table:table-cell table:formula="of:=HYPERLINK([.A13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21.mp4</text:p>
          </table:table-cell>
          <table:table-cell table:formula="of:=HYPERLINK([.A13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18.mp4</text:p>
          </table:table-cell>
          <table:table-cell table:formula="of:=HYPERLINK([.A13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19.mp4</text:p>
          </table:table-cell>
          <table:table-cell table:formula="of:=HYPERLINK([.A13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25.mp4</text:p>
          </table:table-cell>
          <table:table-cell table:formula="of:=HYPERLINK([.A13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29.mp4</text:p>
          </table:table-cell>
          <table:table-cell table:formula="of:=HYPERLINK([.A13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22.mp4</text:p>
          </table:table-cell>
          <table:table-cell table:formula="of:=HYPERLINK([.A138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26.mp4</text:p>
          </table:table-cell>
          <table:table-cell table:formula="of:=HYPERLINK([.A13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23.mp4</text:p>
          </table:table-cell>
          <table:table-cell table:formula="of:=HYPERLINK([.A13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27.mp4</text:p>
          </table:table-cell>
          <table:table-cell table:formula="of:=HYPERLINK([.A13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20.mp4</text:p>
          </table:table-cell>
          <table:table-cell table:formula="of:=HYPERLINK([.A138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32.mp4</text:p>
          </table:table-cell>
          <table:table-cell table:formula="of:=HYPERLINK([.A13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28.mp4</text:p>
          </table:table-cell>
          <table:table-cell table:formula="of:=HYPERLINK([.A13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34.mp4</text:p>
          </table:table-cell>
          <table:table-cell table:formula="of:=HYPERLINK([.A13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24.mp4</text:p>
          </table:table-cell>
          <table:table-cell table:formula="of:=HYPERLINK([.A138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30.mp4</text:p>
          </table:table-cell>
          <table:table-cell table:formula="of:=HYPERLINK([.A139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33.mp4</text:p>
          </table:table-cell>
          <table:table-cell table:formula="of:=HYPERLINK([.A13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36.mp4</text:p>
          </table:table-cell>
          <table:table-cell table:formula="of:=HYPERLINK([.A13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31.mp4</text:p>
          </table:table-cell>
          <table:table-cell table:formula="of:=HYPERLINK([.A13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37.mp4</text:p>
          </table:table-cell>
          <table:table-cell table:formula="of:=HYPERLINK([.A13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40.mp4</text:p>
          </table:table-cell>
          <table:table-cell table:formula="of:=HYPERLINK([.A13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35.mp4</text:p>
          </table:table-cell>
          <table:table-cell table:formula="of:=HYPERLINK([.A13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47.mp4</text:p>
          </table:table-cell>
          <table:table-cell table:formula="of:=HYPERLINK([.A13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42.mp4</text:p>
          </table:table-cell>
          <table:table-cell table:formula="of:=HYPERLINK([.A13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39.mp4</text:p>
          </table:table-cell>
          <table:table-cell table:formula="of:=HYPERLINK([.A13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.25">
            <text:p>3591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41.mp4</text:p>
          </table:table-cell>
          <table:table-cell table:formula="of:=HYPERLINK([.A14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44.mp4</text:p>
          </table:table-cell>
          <table:table-cell table:formula="of:=HYPERLINK([.A14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45.mp4</text:p>
          </table:table-cell>
          <table:table-cell table:formula="of:=HYPERLINK([.A14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43.mp4</text:p>
          </table:table-cell>
          <table:table-cell table:formula="of:=HYPERLINK([.A14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46.mp4</text:p>
          </table:table-cell>
          <table:table-cell table:formula="of:=HYPERLINK([.A14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50.mp4</text:p>
          </table:table-cell>
          <table:table-cell table:formula="of:=HYPERLINK([.A14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78.767007">
            <text:p>3578.7670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48.mp4</text:p>
          </table:table-cell>
          <table:table-cell table:formula="of:=HYPERLINK([.A14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53.mp4</text:p>
          </table:table-cell>
          <table:table-cell table:formula="of:=HYPERLINK([.A140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49.mp4</text:p>
          </table:table-cell>
          <table:table-cell table:formula="of:=HYPERLINK([.A140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38.mp4</text:p>
          </table:table-cell>
          <table:table-cell table:formula="of:=HYPERLINK([.A14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51.mp4</text:p>
          </table:table-cell>
          <table:table-cell table:formula="of:=HYPERLINK([.A141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55.mp4</text:p>
          </table:table-cell>
          <table:table-cell table:formula="of:=HYPERLINK([.A14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60.mp4</text:p>
          </table:table-cell>
          <table:table-cell table:formula="of:=HYPERLINK([.A141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57.mp4</text:p>
          </table:table-cell>
          <table:table-cell table:formula="of:=HYPERLINK([.A14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62.mp4</text:p>
          </table:table-cell>
          <table:table-cell table:formula="of:=HYPERLINK([.A14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54.mp4</text:p>
          </table:table-cell>
          <table:table-cell table:formula="of:=HYPERLINK([.A141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59.mp4</text:p>
          </table:table-cell>
          <table:table-cell table:formula="of:=HYPERLINK([.A141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.25">
            <text:p>3591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63.mp4</text:p>
          </table:table-cell>
          <table:table-cell table:formula="of:=HYPERLINK([.A141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.25">
            <text:p>3591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66.mp4</text:p>
          </table:table-cell>
          <table:table-cell table:formula="of:=HYPERLINK([.A14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52.mp4</text:p>
          </table:table-cell>
          <table:table-cell table:formula="of:=HYPERLINK([.A14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58.mp4</text:p>
          </table:table-cell>
          <table:table-cell table:formula="of:=HYPERLINK([.A142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56.mp4</text:p>
          </table:table-cell>
          <table:table-cell table:formula="of:=HYPERLINK([.A142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70.mp4</text:p>
          </table:table-cell>
          <table:table-cell table:formula="of:=HYPERLINK([.A14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65.mp4</text:p>
          </table:table-cell>
          <table:table-cell table:formula="of:=HYPERLINK([.A142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69.mp4</text:p>
          </table:table-cell>
          <table:table-cell table:formula="of:=HYPERLINK([.A142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67.mp4</text:p>
          </table:table-cell>
          <table:table-cell table:formula="of:=HYPERLINK([.A14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68.mp4</text:p>
          </table:table-cell>
          <table:table-cell table:formula="of:=HYPERLINK([.A14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61.mp4</text:p>
          </table:table-cell>
          <table:table-cell table:formula="of:=HYPERLINK([.A142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73.mp4</text:p>
          </table:table-cell>
          <table:table-cell table:formula="of:=HYPERLINK([.A14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75.mp4</text:p>
          </table:table-cell>
          <table:table-cell table:formula="of:=HYPERLINK([.A14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64.mp4</text:p>
          </table:table-cell>
          <table:table-cell table:formula="of:=HYPERLINK([.A143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71.mp4</text:p>
          </table:table-cell>
          <table:table-cell table:formula="of:=HYPERLINK([.A14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80.mp4</text:p>
          </table:table-cell>
          <table:table-cell table:formula="of:=HYPERLINK([.A143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76.mp4</text:p>
          </table:table-cell>
          <table:table-cell table:formula="of:=HYPERLINK([.A14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86.768005">
            <text:p>3586.7680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72.mp4</text:p>
          </table:table-cell>
          <table:table-cell table:formula="of:=HYPERLINK([.A143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82.mp4</text:p>
          </table:table-cell>
          <table:table-cell table:formula="of:=HYPERLINK([.A14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78.mp4</text:p>
          </table:table-cell>
          <table:table-cell table:formula="of:=HYPERLINK([.A14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79.mp4</text:p>
          </table:table-cell>
          <table:table-cell table:formula="of:=HYPERLINK([.A143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74.mp4</text:p>
          </table:table-cell>
          <table:table-cell table:formula="of:=HYPERLINK([.A14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87.mp4</text:p>
          </table:table-cell>
          <table:table-cell table:formula="of:=HYPERLINK([.A14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84.mp4</text:p>
          </table:table-cell>
          <table:table-cell table:formula="of:=HYPERLINK([.A14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81.mp4</text:p>
          </table:table-cell>
          <table:table-cell table:formula="of:=HYPERLINK([.A14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77.mp4</text:p>
          </table:table-cell>
          <table:table-cell table:formula="of:=HYPERLINK([.A14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86.mp4</text:p>
          </table:table-cell>
          <table:table-cell table:formula="of:=HYPERLINK([.A14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83.mp4</text:p>
          </table:table-cell>
          <table:table-cell table:formula="of:=HYPERLINK([.A14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91.mp4</text:p>
          </table:table-cell>
          <table:table-cell table:formula="of:=HYPERLINK([.A14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85.mp4</text:p>
          </table:table-cell>
          <table:table-cell table:formula="of:=HYPERLINK([.A14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88.mp4</text:p>
          </table:table-cell>
          <table:table-cell table:formula="of:=HYPERLINK([.A14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92.mp4</text:p>
          </table:table-cell>
          <table:table-cell table:formula="of:=HYPERLINK([.A14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89.mp4</text:p>
          </table:table-cell>
          <table:table-cell table:formula="of:=HYPERLINK([.A14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95.mp4</text:p>
          </table:table-cell>
          <table:table-cell table:formula="of:=HYPERLINK([.A14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94.mp4</text:p>
          </table:table-cell>
          <table:table-cell table:formula="of:=HYPERLINK([.A14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96.mp4</text:p>
          </table:table-cell>
          <table:table-cell table:formula="of:=HYPERLINK([.A14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93.mp4</text:p>
          </table:table-cell>
          <table:table-cell table:formula="of:=HYPERLINK([.A14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00.mp4</text:p>
          </table:table-cell>
          <table:table-cell table:formula="of:=HYPERLINK([.A145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02.mp4</text:p>
          </table:table-cell>
          <table:table-cell table:formula="of:=HYPERLINK([.A14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97.mp4</text:p>
          </table:table-cell>
          <table:table-cell table:formula="of:=HYPERLINK([.A145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99.mp4</text:p>
          </table:table-cell>
          <table:table-cell table:formula="of:=HYPERLINK([.A14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04.mp4</text:p>
          </table:table-cell>
          <table:table-cell table:formula="of:=HYPERLINK([.A14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98.mp4</text:p>
          </table:table-cell>
          <table:table-cell table:formula="of:=HYPERLINK([.A14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.25">
            <text:p>3591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590.mp4</text:p>
          </table:table-cell>
          <table:table-cell table:formula="of:=HYPERLINK([.A14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10.mp4</text:p>
          </table:table-cell>
          <table:table-cell table:formula="of:=HYPERLINK([.A146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.25">
            <text:p>3591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07.mp4</text:p>
          </table:table-cell>
          <table:table-cell table:formula="of:=HYPERLINK([.A14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01.mp4</text:p>
          </table:table-cell>
          <table:table-cell table:formula="of:=HYPERLINK([.A14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09.mp4</text:p>
          </table:table-cell>
          <table:table-cell table:formula="of:=HYPERLINK([.A146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06.mp4</text:p>
          </table:table-cell>
          <table:table-cell table:formula="of:=HYPERLINK([.A146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05.mp4</text:p>
          </table:table-cell>
          <table:table-cell table:formula="of:=HYPERLINK([.A146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08.mp4</text:p>
          </table:table-cell>
          <table:table-cell table:formula="of:=HYPERLINK([.A14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14.mp4</text:p>
          </table:table-cell>
          <table:table-cell table:formula="of:=HYPERLINK([.A146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11.mp4</text:p>
          </table:table-cell>
          <table:table-cell table:formula="of:=HYPERLINK([.A14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16.mp4</text:p>
          </table:table-cell>
          <table:table-cell table:formula="of:=HYPERLINK([.A147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12.mp4</text:p>
          </table:table-cell>
          <table:table-cell table:formula="of:=HYPERLINK([.A14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17.mp4</text:p>
          </table:table-cell>
          <table:table-cell table:formula="of:=HYPERLINK([.A14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20.mp4</text:p>
          </table:table-cell>
          <table:table-cell table:formula="of:=HYPERLINK([.A14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19.mp4</text:p>
          </table:table-cell>
          <table:table-cell table:formula="of:=HYPERLINK([.A14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26.mp4</text:p>
          </table:table-cell>
          <table:table-cell table:formula="of:=HYPERLINK([.A14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46.763991">
            <text:p>446.76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15.mp4</text:p>
          </table:table-cell>
          <table:table-cell table:formula="of:=HYPERLINK([.A14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03.mp4</text:p>
          </table:table-cell>
          <table:table-cell table:formula="of:=HYPERLINK([.A14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21.mp4</text:p>
          </table:table-cell>
          <table:table-cell table:formula="of:=HYPERLINK([.A14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25.mp4</text:p>
          </table:table-cell>
          <table:table-cell table:formula="of:=HYPERLINK([.A14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22.mp4</text:p>
          </table:table-cell>
          <table:table-cell table:formula="of:=HYPERLINK([.A14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18.mp4</text:p>
          </table:table-cell>
          <table:table-cell table:formula="of:=HYPERLINK([.A148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24.mp4</text:p>
          </table:table-cell>
          <table:table-cell table:formula="of:=HYPERLINK([.A148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34.mp4</text:p>
          </table:table-cell>
          <table:table-cell table:formula="of:=HYPERLINK([.A14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14.75">
            <text:p>3614.7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23.mp4</text:p>
          </table:table-cell>
          <table:table-cell table:formula="of:=HYPERLINK([.A148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35.mp4</text:p>
          </table:table-cell>
          <table:table-cell table:formula="of:=HYPERLINK([.A148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37.mp4</text:p>
          </table:table-cell>
          <table:table-cell table:formula="of:=HYPERLINK([.A14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07.5">
            <text:p>3607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40.mp4</text:p>
          </table:table-cell>
          <table:table-cell table:formula="of:=HYPERLINK([.A14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41.mp4</text:p>
          </table:table-cell>
          <table:table-cell table:formula="of:=HYPERLINK([.A148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53.25">
            <text:p>3553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5578.m4a</text:p>
          </table:table-cell>
          <table:table-cell table:formula="of:=HYPERLINK([.A1489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765.807">
            <text:p>765.80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43.mp4</text:p>
          </table:table-cell>
          <table:table-cell table:formula="of:=HYPERLINK([.A149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39.mp4</text:p>
          </table:table-cell>
          <table:table-cell table:formula="of:=HYPERLINK([.A149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36.mp4</text:p>
          </table:table-cell>
          <table:table-cell table:formula="of:=HYPERLINK([.A14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07.5">
            <text:p>3607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38.mp4</text:p>
          </table:table-cell>
          <table:table-cell table:formula="of:=HYPERLINK([.A14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28613.mp4</text:p>
          </table:table-cell>
          <table:table-cell table:formula="of:=HYPERLINK([.A14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42.mp4</text:p>
          </table:table-cell>
          <table:table-cell table:formula="of:=HYPERLINK([.A14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46.mp4</text:p>
          </table:table-cell>
          <table:table-cell table:formula="of:=HYPERLINK([.A14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45.mp4</text:p>
          </table:table-cell>
          <table:table-cell table:formula="of:=HYPERLINK([.A14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47.mp4</text:p>
          </table:table-cell>
          <table:table-cell table:formula="of:=HYPERLINK([.A14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44.mp4</text:p>
          </table:table-cell>
          <table:table-cell table:formula="of:=HYPERLINK([.A149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48.mp4</text:p>
          </table:table-cell>
          <table:table-cell table:formula="of:=HYPERLINK([.A150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49.mp4</text:p>
          </table:table-cell>
          <table:table-cell table:formula="of:=HYPERLINK([.A150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50.mp4</text:p>
          </table:table-cell>
          <table:table-cell table:formula="of:=HYPERLINK([.A150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56.mp4</text:p>
          </table:table-cell>
          <table:table-cell table:formula="of:=HYPERLINK([.A150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51.mp4</text:p>
          </table:table-cell>
          <table:table-cell table:formula="of:=HYPERLINK([.A150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57.mp4</text:p>
          </table:table-cell>
          <table:table-cell table:formula="of:=HYPERLINK([.A15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55.mp4</text:p>
          </table:table-cell>
          <table:table-cell table:formula="of:=HYPERLINK([.A150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59.mp4</text:p>
          </table:table-cell>
          <table:table-cell table:formula="of:=HYPERLINK([.A150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54.mp4</text:p>
          </table:table-cell>
          <table:table-cell table:formula="of:=HYPERLINK([.A150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52.mp4</text:p>
          </table:table-cell>
          <table:table-cell table:formula="of:=HYPERLINK([.A150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.023991">
            <text:p>3625.02399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58.mp4</text:p>
          </table:table-cell>
          <table:table-cell table:formula="of:=HYPERLINK([.A151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60.mp4</text:p>
          </table:table-cell>
          <table:table-cell table:formula="of:=HYPERLINK([.A15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62.mp4</text:p>
          </table:table-cell>
          <table:table-cell table:formula="of:=HYPERLINK([.A151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43819.mp4</text:p>
          </table:table-cell>
          <table:table-cell table:formula="of:=HYPERLINK([.A15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.428844">
            <text:p>8.42884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65.mp4</text:p>
          </table:table-cell>
          <table:table-cell table:formula="of:=HYPERLINK([.A151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64.mp4</text:p>
          </table:table-cell>
          <table:table-cell table:formula="of:=HYPERLINK([.A151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1167.m4a</text:p>
          </table:table-cell>
          <table:table-cell table:formula="of:=HYPERLINK([.A151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12.429">
            <text:p>112.42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61.mp4</text:p>
          </table:table-cell>
          <table:table-cell table:formula="of:=HYPERLINK([.A151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63.mp4</text:p>
          </table:table-cell>
          <table:table-cell table:formula="of:=HYPERLINK([.A15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69.mp4</text:p>
          </table:table-cell>
          <table:table-cell table:formula="of:=HYPERLINK([.A151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91.506009">
            <text:p>3591.50600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2685.m4a</text:p>
          </table:table-cell>
          <table:table-cell table:formula="of:=HYPERLINK([.A1520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4.179">
            <text:p>24.17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1168.m4a</text:p>
          </table:table-cell>
          <table:table-cell table:formula="of:=HYPERLINK([.A1521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13.059">
            <text:p>113.05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1169.m4a</text:p>
          </table:table-cell>
          <table:table-cell table:formula="of:=HYPERLINK([.A152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05.649">
            <text:p>105.64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2684.m4a</text:p>
          </table:table-cell>
          <table:table-cell table:formula="of:=HYPERLINK([.A1523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00.96">
            <text:p>100.9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2686.m4a</text:p>
          </table:table-cell>
          <table:table-cell table:formula="of:=HYPERLINK([.A1524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57.25">
            <text:p>57.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2687.m4a</text:p>
          </table:table-cell>
          <table:table-cell table:formula="of:=HYPERLINK([.A1525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44.639">
            <text:p>44.63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2688.m4a</text:p>
          </table:table-cell>
          <table:table-cell table:formula="of:=HYPERLINK([.A152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9.019">
            <text:p>19.01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43411.m4a</text:p>
          </table:table-cell>
          <table:table-cell table:formula="of:=HYPERLINK([.A152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699.541">
            <text:p>699.54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66.mp4</text:p>
          </table:table-cell>
          <table:table-cell table:formula="of:=HYPERLINK([.A15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67.mp4</text:p>
          </table:table-cell>
          <table:table-cell table:formula="of:=HYPERLINK([.A15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2691.m4a</text:p>
          </table:table-cell>
          <table:table-cell table:formula="of:=HYPERLINK([.A1530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52.95">
            <text:p>52.9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2690.m4a</text:p>
          </table:table-cell>
          <table:table-cell table:formula="of:=HYPERLINK([.A1531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7.18">
            <text:p>17.1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2692.m4a</text:p>
          </table:table-cell>
          <table:table-cell table:formula="of:=HYPERLINK([.A153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8.249">
            <text:p>18.24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5437.wav</text:p>
          </table:table-cell>
          <table:table-cell table:formula="of:=HYPERLINK([.A1533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office:value-type="float" office:value="68.62075">
            <text:p>68.6207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2689.m4a</text:p>
          </table:table-cell>
          <table:table-cell table:formula="of:=HYPERLINK([.A1534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11.819">
            <text:p>111.81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68.mp4</text:p>
          </table:table-cell>
          <table:table-cell table:formula="of:=HYPERLINK([.A153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5484.m4a</text:p>
          </table:table-cell>
          <table:table-cell table:formula="of:=HYPERLINK([.A153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40.61">
            <text:p>40.6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43735.m4a</text:p>
          </table:table-cell>
          <table:table-cell table:formula="of:=HYPERLINK([.A153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380.894">
            <text:p>1380.89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53.mp4</text:p>
          </table:table-cell>
          <table:table-cell table:formula="of:=HYPERLINK([.A153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70.mp4</text:p>
          </table:table-cell>
          <table:table-cell table:formula="of:=HYPERLINK([.A153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625">
            <text:p>36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5485.m4a</text:p>
          </table:table-cell>
          <table:table-cell table:formula="of:=HYPERLINK([.A1540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7.128">
            <text:p>27.12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5552.wav</text:p>
          </table:table-cell>
          <table:table-cell table:formula="of:=HYPERLINK([.A1541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office:value-type="float" office:value="46.9205">
            <text:p>46.92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5486.m4a</text:p>
          </table:table-cell>
          <table:table-cell table:formula="of:=HYPERLINK([.A154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51.448">
            <text:p>51.44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5490.m4a</text:p>
          </table:table-cell>
          <table:table-cell table:formula="of:=HYPERLINK([.A1543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87.672">
            <text:p>87.67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5489.m4a</text:p>
          </table:table-cell>
          <table:table-cell table:formula="of:=HYPERLINK([.A1544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8.152">
            <text:p>28.15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5554.wav</text:p>
          </table:table-cell>
          <table:table-cell table:formula="of:=HYPERLINK([.A1545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office:value-type="float" office:value="55.640375">
            <text:p>55.64037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37571.mp4</text:p>
          </table:table-cell>
          <table:table-cell table:formula="of:=HYPERLINK([.A15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562.5">
            <text:p>3562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5488.m4a</text:p>
          </table:table-cell>
          <table:table-cell table:formula="of:=HYPERLINK([.A154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66.552">
            <text:p>66.55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9164.m4a</text:p>
          </table:table-cell>
          <table:table-cell table:formula="of:=HYPERLINK([.A1548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66.552">
            <text:p>66.55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5553.wav</text:p>
          </table:table-cell>
          <table:table-cell table:formula="of:=HYPERLINK([.A1549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office:value-type="float" office:value="50.920375">
            <text:p>50.92037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57542.m4a</text:p>
          </table:table-cell>
          <table:table-cell table:formula="of:=HYPERLINK([.A1550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46.55">
            <text:p>246.5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64287.wav</text:p>
          </table:table-cell>
          <table:table-cell table:formula="of:=HYPERLINK([.A1551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164286.wav</text:p>
          </table:table-cell>
          <table:table-cell table:formula="of:=HYPERLINK([.A1552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164288.wav</text:p>
          </table:table-cell>
          <table:table-cell table:formula="of:=HYPERLINK([.A1553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179443.m4a</text:p>
          </table:table-cell>
          <table:table-cell table:formula="of:=HYPERLINK([.A1554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71.259">
            <text:p>71.25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65150.m4v</text:p>
          </table:table-cell>
          <table:table-cell table:formula="of:=HYPERLINK([.A15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8.533333">
            <text:p>88.5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64926.mp4</text:p>
          </table:table-cell>
          <table:table-cell table:formula="of:=HYPERLINK([.A155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366633">
            <text:p>18.366633</text:p>
          </table:table-cell>
          <table:table-cell table:number-columns-repeated="2"/>
          <table:table-cell office:value-type="string">
            <text:p>2019-09-18T19:41:4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179444.m4a</text:p>
          </table:table-cell>
          <table:table-cell table:formula="of:=HYPERLINK([.A155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99.624">
            <text:p>99.62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79442.m4a</text:p>
          </table:table-cell>
          <table:table-cell table:formula="of:=HYPERLINK([.A1558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83.543">
            <text:p>83.54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84098.m4v</text:p>
          </table:table-cell>
          <table:table-cell table:formula="of:=HYPERLINK([.A15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68.112">
            <text:p>168.11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36.m4a</text:p>
          </table:table-cell>
          <table:table-cell table:formula="of:=HYPERLINK([.A1560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79445.m4a</text:p>
          </table:table-cell>
          <table:table-cell table:formula="of:=HYPERLINK([.A1561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97.337">
            <text:p>97.33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84097.m4v</text:p>
          </table:table-cell>
          <table:table-cell table:formula="of:=HYPERLINK([.A15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6.735">
            <text:p>136.73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37.m4a</text:p>
          </table:table-cell>
          <table:table-cell table:formula="of:=HYPERLINK([.A1563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39.m4a</text:p>
          </table:table-cell>
          <table:table-cell table:formula="of:=HYPERLINK([.A1564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35.m4a</text:p>
          </table:table-cell>
          <table:table-cell table:formula="of:=HYPERLINK([.A1565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38.m4a</text:p>
          </table:table-cell>
          <table:table-cell table:formula="of:=HYPERLINK([.A156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46.m4a</text:p>
          </table:table-cell>
          <table:table-cell table:formula="of:=HYPERLINK([.A156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79.49">
            <text:p>179.4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43.m4a</text:p>
          </table:table-cell>
          <table:table-cell table:formula="of:=HYPERLINK([.A1568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41.m4a</text:p>
          </table:table-cell>
          <table:table-cell table:formula="of:=HYPERLINK([.A1569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42.m4a</text:p>
          </table:table-cell>
          <table:table-cell table:formula="of:=HYPERLINK([.A1570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44.m4a</text:p>
          </table:table-cell>
          <table:table-cell table:formula="of:=HYPERLINK([.A1571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51.m4a</text:p>
          </table:table-cell>
          <table:table-cell table:formula="of:=HYPERLINK([.A157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0.898">
            <text:p>20.8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40.m4a</text:p>
          </table:table-cell>
          <table:table-cell table:formula="of:=HYPERLINK([.A1573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48.m4a</text:p>
          </table:table-cell>
          <table:table-cell table:formula="of:=HYPERLINK([.A1574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57.wav</text:p>
          </table:table-cell>
          <table:table-cell table:formula="of:=HYPERLINK([.A1575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office:value-type="float" office:value="50.337959">
            <text:p>50.33795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52.m4a</text:p>
          </table:table-cell>
          <table:table-cell table:formula="of:=HYPERLINK([.A157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28.638">
            <text:p>128.63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53.m4a</text:p>
          </table:table-cell>
          <table:table-cell table:formula="of:=HYPERLINK([.A157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45.m4a</text:p>
          </table:table-cell>
          <table:table-cell table:formula="of:=HYPERLINK([.A1578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49.m4a</text:p>
          </table:table-cell>
          <table:table-cell table:formula="of:=HYPERLINK([.A1579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50.m4a</text:p>
          </table:table-cell>
          <table:table-cell table:formula="of:=HYPERLINK([.A1580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47.m4a</text:p>
          </table:table-cell>
          <table:table-cell table:formula="of:=HYPERLINK([.A1581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55.m4a</text:p>
          </table:table-cell>
          <table:table-cell table:formula="of:=HYPERLINK([.A158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56.m4a</text:p>
          </table:table-cell>
          <table:table-cell table:formula="of:=HYPERLINK([.A1583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98.2">
            <text:p>198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6494.ts</text:p>
          </table:table-cell>
          <table:table-cell table:formula="of:=HYPERLINK([.A1584]; &quot;View Now&quot;)" office:value-type="string" office:string-value="View Now">
            <text:p>View Now</text:p>
          </table:table-cell>
          <table:table-cell office:value-type="string">
            <text:p>video/vnd.dlna.mpeg-tts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21054.m4a</text:p>
          </table:table-cell>
          <table:table-cell table:formula="of:=HYPERLINK([.A1585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7088.m4a</text:p>
          </table:table-cell>
          <table:table-cell table:formula="of:=HYPERLINK([.A158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08.459">
            <text:p>108.45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58.m4a</text:p>
          </table:table-cell>
          <table:table-cell table:formula="of:=HYPERLINK([.A158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00.466">
            <text:p>300.4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21059.m4a</text:p>
          </table:table-cell>
          <table:table-cell table:formula="of:=HYPERLINK([.A1588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04.929">
            <text:p>104.92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7091.m4a</text:p>
          </table:table-cell>
          <table:table-cell table:formula="of:=HYPERLINK([.A1589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5.28">
            <text:p>25.2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7094.m4a</text:p>
          </table:table-cell>
          <table:table-cell table:formula="of:=HYPERLINK([.A1590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13.959">
            <text:p>113.95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6490.m4a</text:p>
          </table:table-cell>
          <table:table-cell table:formula="of:=HYPERLINK([.A1591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61.334">
            <text:p>161.33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284.avi</text:p>
          </table:table-cell>
          <table:table-cell table:formula="of:=HYPERLINK([.A15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.5">
            <text:p>4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287.avi</text:p>
          </table:table-cell>
          <table:table-cell table:formula="of:=HYPERLINK([.A15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.2">
            <text:p>5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7096.m4a</text:p>
          </table:table-cell>
          <table:table-cell table:formula="of:=HYPERLINK([.A1594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06.689">
            <text:p>106.68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7095.m4a</text:p>
          </table:table-cell>
          <table:table-cell table:formula="of:=HYPERLINK([.A1595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14.199">
            <text:p>114.19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286.avi</text:p>
          </table:table-cell>
          <table:table-cell table:formula="of:=HYPERLINK([.A15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.5">
            <text:p>4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7098.m4a</text:p>
          </table:table-cell>
          <table:table-cell table:formula="of:=HYPERLINK([.A159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78.802">
            <text:p>78.80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51.m4v</text:p>
          </table:table-cell>
          <table:table-cell table:formula="of:=HYPERLINK([.A159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1.88">
            <text:p>11.8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73.avi</text:p>
          </table:table-cell>
          <table:table-cell table:formula="of:=HYPERLINK([.A15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74.avi</text:p>
          </table:table-cell>
          <table:table-cell table:formula="of:=HYPERLINK([.A16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54.wav</text:p>
          </table:table-cell>
          <table:table-cell table:formula="of:=HYPERLINK([.A1601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79477.avi</text:p>
          </table:table-cell>
          <table:table-cell table:formula="of:=HYPERLINK([.A16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79.avi</text:p>
          </table:table-cell>
          <table:table-cell table:formula="of:=HYPERLINK([.A16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76.avi</text:p>
          </table:table-cell>
          <table:table-cell table:formula="of:=HYPERLINK([.A16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75.avi</text:p>
          </table:table-cell>
          <table:table-cell table:formula="of:=HYPERLINK([.A16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78.avi</text:p>
          </table:table-cell>
          <table:table-cell table:formula="of:=HYPERLINK([.A16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82.avi</text:p>
          </table:table-cell>
          <table:table-cell table:formula="of:=HYPERLINK([.A16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81.avi</text:p>
          </table:table-cell>
          <table:table-cell table:formula="of:=HYPERLINK([.A16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80.avi</text:p>
          </table:table-cell>
          <table:table-cell table:formula="of:=HYPERLINK([.A16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53.m4a</text:p>
          </table:table-cell>
          <table:table-cell table:formula="of:=HYPERLINK([.A1610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46.8">
            <text:p>246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85.avi</text:p>
          </table:table-cell>
          <table:table-cell table:formula="of:=HYPERLINK([.A16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84.avi</text:p>
          </table:table-cell>
          <table:table-cell table:formula="of:=HYPERLINK([.A16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86.avi</text:p>
          </table:table-cell>
          <table:table-cell table:formula="of:=HYPERLINK([.A16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83.avi</text:p>
          </table:table-cell>
          <table:table-cell table:formula="of:=HYPERLINK([.A16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90.avi</text:p>
          </table:table-cell>
          <table:table-cell table:formula="of:=HYPERLINK([.A16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87.avi</text:p>
          </table:table-cell>
          <table:table-cell table:formula="of:=HYPERLINK([.A16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88.avi</text:p>
          </table:table-cell>
          <table:table-cell table:formula="of:=HYPERLINK([.A16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82656.m4v</text:p>
          </table:table-cell>
          <table:table-cell table:formula="of:=HYPERLINK([.A161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5409.85">
            <text:p>5409.8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89.avi</text:p>
          </table:table-cell>
          <table:table-cell table:formula="of:=HYPERLINK([.A16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92.avi</text:p>
          </table:table-cell>
          <table:table-cell table:formula="of:=HYPERLINK([.A16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95.avi</text:p>
          </table:table-cell>
          <table:table-cell table:formula="of:=HYPERLINK([.A16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91.avi</text:p>
          </table:table-cell>
          <table:table-cell table:formula="of:=HYPERLINK([.A16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93.avi</text:p>
          </table:table-cell>
          <table:table-cell table:formula="of:=HYPERLINK([.A16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94.avi</text:p>
          </table:table-cell>
          <table:table-cell table:formula="of:=HYPERLINK([.A16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96.avi</text:p>
          </table:table-cell>
          <table:table-cell table:formula="of:=HYPERLINK([.A16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97.avi</text:p>
          </table:table-cell>
          <table:table-cell table:formula="of:=HYPERLINK([.A16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41270.m4a</text:p>
          </table:table-cell>
          <table:table-cell table:formula="of:=HYPERLINK([.A162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794.898">
            <text:p>2794.8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99.avi</text:p>
          </table:table-cell>
          <table:table-cell table:formula="of:=HYPERLINK([.A16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498.avi</text:p>
          </table:table-cell>
          <table:table-cell table:formula="of:=HYPERLINK([.A16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01.avi</text:p>
          </table:table-cell>
          <table:table-cell table:formula="of:=HYPERLINK([.A16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03.avi</text:p>
          </table:table-cell>
          <table:table-cell table:formula="of:=HYPERLINK([.A16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04.avi</text:p>
          </table:table-cell>
          <table:table-cell table:formula="of:=HYPERLINK([.A16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00.avi</text:p>
          </table:table-cell>
          <table:table-cell table:formula="of:=HYPERLINK([.A16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02.avi</text:p>
          </table:table-cell>
          <table:table-cell table:formula="of:=HYPERLINK([.A16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06.avi</text:p>
          </table:table-cell>
          <table:table-cell table:formula="of:=HYPERLINK([.A16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182657.m4v</text:p>
          </table:table-cell>
          <table:table-cell table:formula="of:=HYPERLINK([.A163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912.136">
            <text:p>6912.13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05.avi</text:p>
          </table:table-cell>
          <table:table-cell table:formula="of:=HYPERLINK([.A16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09.avi</text:p>
          </table:table-cell>
          <table:table-cell table:formula="of:=HYPERLINK([.A16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08.avi</text:p>
          </table:table-cell>
          <table:table-cell table:formula="of:=HYPERLINK([.A16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07.avi</text:p>
          </table:table-cell>
          <table:table-cell table:formula="of:=HYPERLINK([.A16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12.avi</text:p>
          </table:table-cell>
          <table:table-cell table:formula="of:=HYPERLINK([.A16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11.avi</text:p>
          </table:table-cell>
          <table:table-cell table:formula="of:=HYPERLINK([.A16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16.avi</text:p>
          </table:table-cell>
          <table:table-cell table:formula="of:=HYPERLINK([.A16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10.avi</text:p>
          </table:table-cell>
          <table:table-cell table:formula="of:=HYPERLINK([.A16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14.avi</text:p>
          </table:table-cell>
          <table:table-cell table:formula="of:=HYPERLINK([.A16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13.avi</text:p>
          </table:table-cell>
          <table:table-cell table:formula="of:=HYPERLINK([.A16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18.avi</text:p>
          </table:table-cell>
          <table:table-cell table:formula="of:=HYPERLINK([.A16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17.avi</text:p>
          </table:table-cell>
          <table:table-cell table:formula="of:=HYPERLINK([.A16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15.avi</text:p>
          </table:table-cell>
          <table:table-cell table:formula="of:=HYPERLINK([.A16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21.avi</text:p>
          </table:table-cell>
          <table:table-cell table:formula="of:=HYPERLINK([.A16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39786.m4v</text:p>
          </table:table-cell>
          <table:table-cell table:formula="of:=HYPERLINK([.A16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802.766667">
            <text:p>802.7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19.avi</text:p>
          </table:table-cell>
          <table:table-cell table:formula="of:=HYPERLINK([.A16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25.avi</text:p>
          </table:table-cell>
          <table:table-cell table:formula="of:=HYPERLINK([.A16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23.avi</text:p>
          </table:table-cell>
          <table:table-cell table:formula="of:=HYPERLINK([.A16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20.avi</text:p>
          </table:table-cell>
          <table:table-cell table:formula="of:=HYPERLINK([.A16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22.avi</text:p>
          </table:table-cell>
          <table:table-cell table:formula="of:=HYPERLINK([.A16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39787.m4v</text:p>
          </table:table-cell>
          <table:table-cell table:formula="of:=HYPERLINK([.A16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04.333333">
            <text:p>904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29.avi</text:p>
          </table:table-cell>
          <table:table-cell table:formula="of:=HYPERLINK([.A16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28.avi</text:p>
          </table:table-cell>
          <table:table-cell table:formula="of:=HYPERLINK([.A16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27.avi</text:p>
          </table:table-cell>
          <table:table-cell table:formula="of:=HYPERLINK([.A16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24.avi</text:p>
          </table:table-cell>
          <table:table-cell table:formula="of:=HYPERLINK([.A16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26.avi</text:p>
          </table:table-cell>
          <table:table-cell table:formula="of:=HYPERLINK([.A16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30.avi</text:p>
          </table:table-cell>
          <table:table-cell table:formula="of:=HYPERLINK([.A16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31.avi</text:p>
          </table:table-cell>
          <table:table-cell table:formula="of:=HYPERLINK([.A16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32.avi</text:p>
          </table:table-cell>
          <table:table-cell table:formula="of:=HYPERLINK([.A16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37.avi</text:p>
          </table:table-cell>
          <table:table-cell table:formula="of:=HYPERLINK([.A16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35.avi</text:p>
          </table:table-cell>
          <table:table-cell table:formula="of:=HYPERLINK([.A16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36.avi</text:p>
          </table:table-cell>
          <table:table-cell table:formula="of:=HYPERLINK([.A16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33.avi</text:p>
          </table:table-cell>
          <table:table-cell table:formula="of:=HYPERLINK([.A16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38.avi</text:p>
          </table:table-cell>
          <table:table-cell table:formula="of:=HYPERLINK([.A16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34.avi</text:p>
          </table:table-cell>
          <table:table-cell table:formula="of:=HYPERLINK([.A16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40.avi</text:p>
          </table:table-cell>
          <table:table-cell table:formula="of:=HYPERLINK([.A16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43.avi</text:p>
          </table:table-cell>
          <table:table-cell table:formula="of:=HYPERLINK([.A16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39.avi</text:p>
          </table:table-cell>
          <table:table-cell table:formula="of:=HYPERLINK([.A16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46.avi</text:p>
          </table:table-cell>
          <table:table-cell table:formula="of:=HYPERLINK([.A16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42.avi</text:p>
          </table:table-cell>
          <table:table-cell table:formula="of:=HYPERLINK([.A16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41.avi</text:p>
          </table:table-cell>
          <table:table-cell table:formula="of:=HYPERLINK([.A16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51.avi</text:p>
          </table:table-cell>
          <table:table-cell table:formula="of:=HYPERLINK([.A16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44.avi</text:p>
          </table:table-cell>
          <table:table-cell table:formula="of:=HYPERLINK([.A16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48.avi</text:p>
          </table:table-cell>
          <table:table-cell table:formula="of:=HYPERLINK([.A16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47.avi</text:p>
          </table:table-cell>
          <table:table-cell table:formula="of:=HYPERLINK([.A16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52.avi</text:p>
          </table:table-cell>
          <table:table-cell table:formula="of:=HYPERLINK([.A16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54.avi</text:p>
          </table:table-cell>
          <table:table-cell table:formula="of:=HYPERLINK([.A16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6495.ts</text:p>
          </table:table-cell>
          <table:table-cell table:formula="of:=HYPERLINK([.A1684]; &quot;View Now&quot;)" office:value-type="string" office:string-value="View Now">
            <text:p>View Now</text:p>
          </table:table-cell>
          <table:table-cell office:value-type="string">
            <text:p>video/vnd.dlna.mpeg-tts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79555.avi</text:p>
          </table:table-cell>
          <table:table-cell table:formula="of:=HYPERLINK([.A16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53.avi</text:p>
          </table:table-cell>
          <table:table-cell table:formula="of:=HYPERLINK([.A16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50.avi</text:p>
          </table:table-cell>
          <table:table-cell table:formula="of:=HYPERLINK([.A16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49.avi</text:p>
          </table:table-cell>
          <table:table-cell table:formula="of:=HYPERLINK([.A16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58.avi</text:p>
          </table:table-cell>
          <table:table-cell table:formula="of:=HYPERLINK([.A16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61.avi</text:p>
          </table:table-cell>
          <table:table-cell table:formula="of:=HYPERLINK([.A16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56.avi</text:p>
          </table:table-cell>
          <table:table-cell table:formula="of:=HYPERLINK([.A16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63.avi</text:p>
          </table:table-cell>
          <table:table-cell table:formula="of:=HYPERLINK([.A16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65.avi</text:p>
          </table:table-cell>
          <table:table-cell table:formula="of:=HYPERLINK([.A16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59.avi</text:p>
          </table:table-cell>
          <table:table-cell table:formula="of:=HYPERLINK([.A16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60.avi</text:p>
          </table:table-cell>
          <table:table-cell table:formula="of:=HYPERLINK([.A16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64.avi</text:p>
          </table:table-cell>
          <table:table-cell table:formula="of:=HYPERLINK([.A16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57.avi</text:p>
          </table:table-cell>
          <table:table-cell table:formula="of:=HYPERLINK([.A16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62.avi</text:p>
          </table:table-cell>
          <table:table-cell table:formula="of:=HYPERLINK([.A16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45.avi</text:p>
          </table:table-cell>
          <table:table-cell table:formula="of:=HYPERLINK([.A16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66.avi</text:p>
          </table:table-cell>
          <table:table-cell table:formula="of:=HYPERLINK([.A17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67.avi</text:p>
          </table:table-cell>
          <table:table-cell table:formula="of:=HYPERLINK([.A17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68.avi</text:p>
          </table:table-cell>
          <table:table-cell table:formula="of:=HYPERLINK([.A17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69.avi</text:p>
          </table:table-cell>
          <table:table-cell table:formula="of:=HYPERLINK([.A17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75.avi</text:p>
          </table:table-cell>
          <table:table-cell table:formula="of:=HYPERLINK([.A17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74.avi</text:p>
          </table:table-cell>
          <table:table-cell table:formula="of:=HYPERLINK([.A17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70.avi</text:p>
          </table:table-cell>
          <table:table-cell table:formula="of:=HYPERLINK([.A17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73.avi</text:p>
          </table:table-cell>
          <table:table-cell table:formula="of:=HYPERLINK([.A17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78.avi</text:p>
          </table:table-cell>
          <table:table-cell table:formula="of:=HYPERLINK([.A17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72.avi</text:p>
          </table:table-cell>
          <table:table-cell table:formula="of:=HYPERLINK([.A17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77.avi</text:p>
          </table:table-cell>
          <table:table-cell table:formula="of:=HYPERLINK([.A17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71.avi</text:p>
          </table:table-cell>
          <table:table-cell table:formula="of:=HYPERLINK([.A17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76.avi</text:p>
          </table:table-cell>
          <table:table-cell table:formula="of:=HYPERLINK([.A17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81.avi</text:p>
          </table:table-cell>
          <table:table-cell table:formula="of:=HYPERLINK([.A17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80.avi</text:p>
          </table:table-cell>
          <table:table-cell table:formula="of:=HYPERLINK([.A17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79.avi</text:p>
          </table:table-cell>
          <table:table-cell table:formula="of:=HYPERLINK([.A17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86.avi</text:p>
          </table:table-cell>
          <table:table-cell table:formula="of:=HYPERLINK([.A17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84.avi</text:p>
          </table:table-cell>
          <table:table-cell table:formula="of:=HYPERLINK([.A17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89.avi</text:p>
          </table:table-cell>
          <table:table-cell table:formula="of:=HYPERLINK([.A17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83.avi</text:p>
          </table:table-cell>
          <table:table-cell table:formula="of:=HYPERLINK([.A17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87.avi</text:p>
          </table:table-cell>
          <table:table-cell table:formula="of:=HYPERLINK([.A17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85.avi</text:p>
          </table:table-cell>
          <table:table-cell table:formula="of:=HYPERLINK([.A17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82.avi</text:p>
          </table:table-cell>
          <table:table-cell table:formula="of:=HYPERLINK([.A17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91.avi</text:p>
          </table:table-cell>
          <table:table-cell table:formula="of:=HYPERLINK([.A17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88.avi</text:p>
          </table:table-cell>
          <table:table-cell table:formula="of:=HYPERLINK([.A17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95.avi</text:p>
          </table:table-cell>
          <table:table-cell table:formula="of:=HYPERLINK([.A17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90.avi</text:p>
          </table:table-cell>
          <table:table-cell table:formula="of:=HYPERLINK([.A17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92.avi</text:p>
          </table:table-cell>
          <table:table-cell table:formula="of:=HYPERLINK([.A17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94.avi</text:p>
          </table:table-cell>
          <table:table-cell table:formula="of:=HYPERLINK([.A17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93.avi</text:p>
          </table:table-cell>
          <table:table-cell table:formula="of:=HYPERLINK([.A17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03.avi</text:p>
          </table:table-cell>
          <table:table-cell table:formula="of:=HYPERLINK([.A17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96.avi</text:p>
          </table:table-cell>
          <table:table-cell table:formula="of:=HYPERLINK([.A17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97.avi</text:p>
          </table:table-cell>
          <table:table-cell table:formula="of:=HYPERLINK([.A17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00.avi</text:p>
          </table:table-cell>
          <table:table-cell table:formula="of:=HYPERLINK([.A17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02.avi</text:p>
          </table:table-cell>
          <table:table-cell table:formula="of:=HYPERLINK([.A17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01.avi</text:p>
          </table:table-cell>
          <table:table-cell table:formula="of:=HYPERLINK([.A17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99.avi</text:p>
          </table:table-cell>
          <table:table-cell table:formula="of:=HYPERLINK([.A17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05.avi</text:p>
          </table:table-cell>
          <table:table-cell table:formula="of:=HYPERLINK([.A17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598.avi</text:p>
          </table:table-cell>
          <table:table-cell table:formula="of:=HYPERLINK([.A17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08.avi</text:p>
          </table:table-cell>
          <table:table-cell table:formula="of:=HYPERLINK([.A17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10.avi</text:p>
          </table:table-cell>
          <table:table-cell table:formula="of:=HYPERLINK([.A17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07.avi</text:p>
          </table:table-cell>
          <table:table-cell table:formula="of:=HYPERLINK([.A17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04.avi</text:p>
          </table:table-cell>
          <table:table-cell table:formula="of:=HYPERLINK([.A17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06.avi</text:p>
          </table:table-cell>
          <table:table-cell table:formula="of:=HYPERLINK([.A17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09.avi</text:p>
          </table:table-cell>
          <table:table-cell table:formula="of:=HYPERLINK([.A17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12.avi</text:p>
          </table:table-cell>
          <table:table-cell table:formula="of:=HYPERLINK([.A17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11.avi</text:p>
          </table:table-cell>
          <table:table-cell table:formula="of:=HYPERLINK([.A17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.066667">
            <text:p>1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19.avi</text:p>
          </table:table-cell>
          <table:table-cell table:formula="of:=HYPERLINK([.A17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79618.avi</text:p>
          </table:table-cell>
          <table:table-cell table:formula="of:=HYPERLINK([.A17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14.avi</text:p>
          </table:table-cell>
          <table:table-cell table:formula="of:=HYPERLINK([.A17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23.avi</text:p>
          </table:table-cell>
          <table:table-cell table:formula="of:=HYPERLINK([.A17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66667">
            <text:p>0.2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16.avi</text:p>
          </table:table-cell>
          <table:table-cell table:formula="of:=HYPERLINK([.A17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15.avi</text:p>
          </table:table-cell>
          <table:table-cell table:formula="of:=HYPERLINK([.A17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20.avi</text:p>
          </table:table-cell>
          <table:table-cell table:formula="of:=HYPERLINK([.A17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13.avi</text:p>
          </table:table-cell>
          <table:table-cell table:formula="of:=HYPERLINK([.A17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24.avi</text:p>
          </table:table-cell>
          <table:table-cell table:formula="of:=HYPERLINK([.A17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22.avi</text:p>
          </table:table-cell>
          <table:table-cell table:formula="of:=HYPERLINK([.A17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25.avi</text:p>
          </table:table-cell>
          <table:table-cell table:formula="of:=HYPERLINK([.A17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27.avi</text:p>
          </table:table-cell>
          <table:table-cell table:formula="of:=HYPERLINK([.A17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21.avi</text:p>
          </table:table-cell>
          <table:table-cell table:formula="of:=HYPERLINK([.A17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26.avi</text:p>
          </table:table-cell>
          <table:table-cell table:formula="of:=HYPERLINK([.A17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17.avi</text:p>
          </table:table-cell>
          <table:table-cell table:formula="of:=HYPERLINK([.A17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92.4">
            <text:p>92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31.avi</text:p>
          </table:table-cell>
          <table:table-cell table:formula="of:=HYPERLINK([.A17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37.avi</text:p>
          </table:table-cell>
          <table:table-cell table:formula="of:=HYPERLINK([.A17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28.avi</text:p>
          </table:table-cell>
          <table:table-cell table:formula="of:=HYPERLINK([.A17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29.avi</text:p>
          </table:table-cell>
          <table:table-cell table:formula="of:=HYPERLINK([.A17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40.avi</text:p>
          </table:table-cell>
          <table:table-cell table:formula="of:=HYPERLINK([.A17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38.avi</text:p>
          </table:table-cell>
          <table:table-cell table:formula="of:=HYPERLINK([.A17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34.avi</text:p>
          </table:table-cell>
          <table:table-cell table:formula="of:=HYPERLINK([.A17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32.avi</text:p>
          </table:table-cell>
          <table:table-cell table:formula="of:=HYPERLINK([.A17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33.avi</text:p>
          </table:table-cell>
          <table:table-cell table:formula="of:=HYPERLINK([.A17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30.avi</text:p>
          </table:table-cell>
          <table:table-cell table:formula="of:=HYPERLINK([.A17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35.avi</text:p>
          </table:table-cell>
          <table:table-cell table:formula="of:=HYPERLINK([.A17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36.avi</text:p>
          </table:table-cell>
          <table:table-cell table:formula="of:=HYPERLINK([.A17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41.avi</text:p>
          </table:table-cell>
          <table:table-cell table:formula="of:=HYPERLINK([.A17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43.avi</text:p>
          </table:table-cell>
          <table:table-cell table:formula="of:=HYPERLINK([.A17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39.avi</text:p>
          </table:table-cell>
          <table:table-cell table:formula="of:=HYPERLINK([.A17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48.avi</text:p>
          </table:table-cell>
          <table:table-cell table:formula="of:=HYPERLINK([.A17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46.avi</text:p>
          </table:table-cell>
          <table:table-cell table:formula="of:=HYPERLINK([.A17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49.avi</text:p>
          </table:table-cell>
          <table:table-cell table:formula="of:=HYPERLINK([.A17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45.avi</text:p>
          </table:table-cell>
          <table:table-cell table:formula="of:=HYPERLINK([.A17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47.avi</text:p>
          </table:table-cell>
          <table:table-cell table:formula="of:=HYPERLINK([.A17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42.avi</text:p>
          </table:table-cell>
          <table:table-cell table:formula="of:=HYPERLINK([.A17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44.avi</text:p>
          </table:table-cell>
          <table:table-cell table:formula="of:=HYPERLINK([.A17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51.avi</text:p>
          </table:table-cell>
          <table:table-cell table:formula="of:=HYPERLINK([.A17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57.avi</text:p>
          </table:table-cell>
          <table:table-cell table:formula="of:=HYPERLINK([.A17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58.avi</text:p>
          </table:table-cell>
          <table:table-cell table:formula="of:=HYPERLINK([.A17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50.avi</text:p>
          </table:table-cell>
          <table:table-cell table:formula="of:=HYPERLINK([.A17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52.avi</text:p>
          </table:table-cell>
          <table:table-cell table:formula="of:=HYPERLINK([.A17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53.avi</text:p>
          </table:table-cell>
          <table:table-cell table:formula="of:=HYPERLINK([.A17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55.avi</text:p>
          </table:table-cell>
          <table:table-cell table:formula="of:=HYPERLINK([.A17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54.avi</text:p>
          </table:table-cell>
          <table:table-cell table:formula="of:=HYPERLINK([.A17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65.avi</text:p>
          </table:table-cell>
          <table:table-cell table:formula="of:=HYPERLINK([.A17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64.avi</text:p>
          </table:table-cell>
          <table:table-cell table:formula="of:=HYPERLINK([.A17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56.avi</text:p>
          </table:table-cell>
          <table:table-cell table:formula="of:=HYPERLINK([.A17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59.avi</text:p>
          </table:table-cell>
          <table:table-cell table:formula="of:=HYPERLINK([.A17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62.avi</text:p>
          </table:table-cell>
          <table:table-cell table:formula="of:=HYPERLINK([.A17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61.avi</text:p>
          </table:table-cell>
          <table:table-cell table:formula="of:=HYPERLINK([.A17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60.avi</text:p>
          </table:table-cell>
          <table:table-cell table:formula="of:=HYPERLINK([.A17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68.avi</text:p>
          </table:table-cell>
          <table:table-cell table:formula="of:=HYPERLINK([.A17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63.avi</text:p>
          </table:table-cell>
          <table:table-cell table:formula="of:=HYPERLINK([.A18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72.avi</text:p>
          </table:table-cell>
          <table:table-cell table:formula="of:=HYPERLINK([.A18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71.avi</text:p>
          </table:table-cell>
          <table:table-cell table:formula="of:=HYPERLINK([.A18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66.avi</text:p>
          </table:table-cell>
          <table:table-cell table:formula="of:=HYPERLINK([.A18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67.avi</text:p>
          </table:table-cell>
          <table:table-cell table:formula="of:=HYPERLINK([.A18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69.avi</text:p>
          </table:table-cell>
          <table:table-cell table:formula="of:=HYPERLINK([.A18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70.avi</text:p>
          </table:table-cell>
          <table:table-cell table:formula="of:=HYPERLINK([.A18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75.avi</text:p>
          </table:table-cell>
          <table:table-cell table:formula="of:=HYPERLINK([.A18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73.avi</text:p>
          </table:table-cell>
          <table:table-cell table:formula="of:=HYPERLINK([.A18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78.avi</text:p>
          </table:table-cell>
          <table:table-cell table:formula="of:=HYPERLINK([.A18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81.avi</text:p>
          </table:table-cell>
          <table:table-cell table:formula="of:=HYPERLINK([.A18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77.avi</text:p>
          </table:table-cell>
          <table:table-cell table:formula="of:=HYPERLINK([.A18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74.avi</text:p>
          </table:table-cell>
          <table:table-cell table:formula="of:=HYPERLINK([.A18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80.avi</text:p>
          </table:table-cell>
          <table:table-cell table:formula="of:=HYPERLINK([.A18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76.avi</text:p>
          </table:table-cell>
          <table:table-cell table:formula="of:=HYPERLINK([.A18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79.avi</text:p>
          </table:table-cell>
          <table:table-cell table:formula="of:=HYPERLINK([.A18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83.avi</text:p>
          </table:table-cell>
          <table:table-cell table:formula="of:=HYPERLINK([.A18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82.avi</text:p>
          </table:table-cell>
          <table:table-cell table:formula="of:=HYPERLINK([.A18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87.avi</text:p>
          </table:table-cell>
          <table:table-cell table:formula="of:=HYPERLINK([.A18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91.avi</text:p>
          </table:table-cell>
          <table:table-cell table:formula="of:=HYPERLINK([.A18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84.avi</text:p>
          </table:table-cell>
          <table:table-cell table:formula="of:=HYPERLINK([.A18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92.avi</text:p>
          </table:table-cell>
          <table:table-cell table:formula="of:=HYPERLINK([.A18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85.avi</text:p>
          </table:table-cell>
          <table:table-cell table:formula="of:=HYPERLINK([.A18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94.avi</text:p>
          </table:table-cell>
          <table:table-cell table:formula="of:=HYPERLINK([.A18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88.avi</text:p>
          </table:table-cell>
          <table:table-cell table:formula="of:=HYPERLINK([.A18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86.avi</text:p>
          </table:table-cell>
          <table:table-cell table:formula="of:=HYPERLINK([.A18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93.avi</text:p>
          </table:table-cell>
          <table:table-cell table:formula="of:=HYPERLINK([.A18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89.avi</text:p>
          </table:table-cell>
          <table:table-cell table:formula="of:=HYPERLINK([.A18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98.avi</text:p>
          </table:table-cell>
          <table:table-cell table:formula="of:=HYPERLINK([.A18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933333">
            <text:p>0.9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90.avi</text:p>
          </table:table-cell>
          <table:table-cell table:formula="of:=HYPERLINK([.A18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95.avi</text:p>
          </table:table-cell>
          <table:table-cell table:formula="of:=HYPERLINK([.A18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03.avi</text:p>
          </table:table-cell>
          <table:table-cell table:formula="of:=HYPERLINK([.A18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97.avi</text:p>
          </table:table-cell>
          <table:table-cell table:formula="of:=HYPERLINK([.A18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79707.avi</text:p>
          </table:table-cell>
          <table:table-cell table:formula="of:=HYPERLINK([.A18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96.avi</text:p>
          </table:table-cell>
          <table:table-cell table:formula="of:=HYPERLINK([.A18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09.avi</text:p>
          </table:table-cell>
          <table:table-cell table:formula="of:=HYPERLINK([.A18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699.avi</text:p>
          </table:table-cell>
          <table:table-cell table:formula="of:=HYPERLINK([.A18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08.avi</text:p>
          </table:table-cell>
          <table:table-cell table:formula="of:=HYPERLINK([.A18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04.avi</text:p>
          </table:table-cell>
          <table:table-cell table:formula="of:=HYPERLINK([.A18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02.avi</text:p>
          </table:table-cell>
          <table:table-cell table:formula="of:=HYPERLINK([.A18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10.avi</text:p>
          </table:table-cell>
          <table:table-cell table:formula="of:=HYPERLINK([.A18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11.avi</text:p>
          </table:table-cell>
          <table:table-cell table:formula="of:=HYPERLINK([.A18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05.avi</text:p>
          </table:table-cell>
          <table:table-cell table:formula="of:=HYPERLINK([.A18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06.avi</text:p>
          </table:table-cell>
          <table:table-cell table:formula="of:=HYPERLINK([.A18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01.avi</text:p>
          </table:table-cell>
          <table:table-cell table:formula="of:=HYPERLINK([.A18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12.avi</text:p>
          </table:table-cell>
          <table:table-cell table:formula="of:=HYPERLINK([.A18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15.avi</text:p>
          </table:table-cell>
          <table:table-cell table:formula="of:=HYPERLINK([.A18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00.avi</text:p>
          </table:table-cell>
          <table:table-cell table:formula="of:=HYPERLINK([.A18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16.avi</text:p>
          </table:table-cell>
          <table:table-cell table:formula="of:=HYPERLINK([.A18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20.avi</text:p>
          </table:table-cell>
          <table:table-cell table:formula="of:=HYPERLINK([.A18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13.avi</text:p>
          </table:table-cell>
          <table:table-cell table:formula="of:=HYPERLINK([.A18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19.avi</text:p>
          </table:table-cell>
          <table:table-cell table:formula="of:=HYPERLINK([.A18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17.avi</text:p>
          </table:table-cell>
          <table:table-cell table:formula="of:=HYPERLINK([.A18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22.avi</text:p>
          </table:table-cell>
          <table:table-cell table:formula="of:=HYPERLINK([.A18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18.avi</text:p>
          </table:table-cell>
          <table:table-cell table:formula="of:=HYPERLINK([.A18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14.avi</text:p>
          </table:table-cell>
          <table:table-cell table:formula="of:=HYPERLINK([.A18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21.avi</text:p>
          </table:table-cell>
          <table:table-cell table:formula="of:=HYPERLINK([.A18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28.avi</text:p>
          </table:table-cell>
          <table:table-cell table:formula="of:=HYPERLINK([.A18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23.avi</text:p>
          </table:table-cell>
          <table:table-cell table:formula="of:=HYPERLINK([.A18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24.avi</text:p>
          </table:table-cell>
          <table:table-cell table:formula="of:=HYPERLINK([.A18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30.avi</text:p>
          </table:table-cell>
          <table:table-cell table:formula="of:=HYPERLINK([.A18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25.avi</text:p>
          </table:table-cell>
          <table:table-cell table:formula="of:=HYPERLINK([.A18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27.avi</text:p>
          </table:table-cell>
          <table:table-cell table:formula="of:=HYPERLINK([.A18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31.avi</text:p>
          </table:table-cell>
          <table:table-cell table:formula="of:=HYPERLINK([.A18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29.avi</text:p>
          </table:table-cell>
          <table:table-cell table:formula="of:=HYPERLINK([.A18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34.avi</text:p>
          </table:table-cell>
          <table:table-cell table:formula="of:=HYPERLINK([.A18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26.avi</text:p>
          </table:table-cell>
          <table:table-cell table:formula="of:=HYPERLINK([.A18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32.avi</text:p>
          </table:table-cell>
          <table:table-cell table:formula="of:=HYPERLINK([.A18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33.avi</text:p>
          </table:table-cell>
          <table:table-cell table:formula="of:=HYPERLINK([.A18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35.avi</text:p>
          </table:table-cell>
          <table:table-cell table:formula="of:=HYPERLINK([.A18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37.avi</text:p>
          </table:table-cell>
          <table:table-cell table:formula="of:=HYPERLINK([.A18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42.avi</text:p>
          </table:table-cell>
          <table:table-cell table:formula="of:=HYPERLINK([.A18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43.avi</text:p>
          </table:table-cell>
          <table:table-cell table:formula="of:=HYPERLINK([.A18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36.avi</text:p>
          </table:table-cell>
          <table:table-cell table:formula="of:=HYPERLINK([.A18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39.avi</text:p>
          </table:table-cell>
          <table:table-cell table:formula="of:=HYPERLINK([.A18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46.avi</text:p>
          </table:table-cell>
          <table:table-cell table:formula="of:=HYPERLINK([.A18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38.avi</text:p>
          </table:table-cell>
          <table:table-cell table:formula="of:=HYPERLINK([.A18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44.avi</text:p>
          </table:table-cell>
          <table:table-cell table:formula="of:=HYPERLINK([.A18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45.avi</text:p>
          </table:table-cell>
          <table:table-cell table:formula="of:=HYPERLINK([.A18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47.avi</text:p>
          </table:table-cell>
          <table:table-cell table:formula="of:=HYPERLINK([.A18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40.avi</text:p>
          </table:table-cell>
          <table:table-cell table:formula="of:=HYPERLINK([.A18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41.avi</text:p>
          </table:table-cell>
          <table:table-cell table:formula="of:=HYPERLINK([.A18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48.avi</text:p>
          </table:table-cell>
          <table:table-cell table:formula="of:=HYPERLINK([.A18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50.avi</text:p>
          </table:table-cell>
          <table:table-cell table:formula="of:=HYPERLINK([.A18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52.avi</text:p>
          </table:table-cell>
          <table:table-cell table:formula="of:=HYPERLINK([.A18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57.avi</text:p>
          </table:table-cell>
          <table:table-cell table:formula="of:=HYPERLINK([.A18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58.avi</text:p>
          </table:table-cell>
          <table:table-cell table:formula="of:=HYPERLINK([.A18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55.avi</text:p>
          </table:table-cell>
          <table:table-cell table:formula="of:=HYPERLINK([.A18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49.avi</text:p>
          </table:table-cell>
          <table:table-cell table:formula="of:=HYPERLINK([.A18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53.avi</text:p>
          </table:table-cell>
          <table:table-cell table:formula="of:=HYPERLINK([.A18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51.avi</text:p>
          </table:table-cell>
          <table:table-cell table:formula="of:=HYPERLINK([.A18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56.avi</text:p>
          </table:table-cell>
          <table:table-cell table:formula="of:=HYPERLINK([.A18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54.avi</text:p>
          </table:table-cell>
          <table:table-cell table:formula="of:=HYPERLINK([.A18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59.avi</text:p>
          </table:table-cell>
          <table:table-cell table:formula="of:=HYPERLINK([.A18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62.avi</text:p>
          </table:table-cell>
          <table:table-cell table:formula="of:=HYPERLINK([.A18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60.avi</text:p>
          </table:table-cell>
          <table:table-cell table:formula="of:=HYPERLINK([.A18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61.avi</text:p>
          </table:table-cell>
          <table:table-cell table:formula="of:=HYPERLINK([.A18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65.avi</text:p>
          </table:table-cell>
          <table:table-cell table:formula="of:=HYPERLINK([.A18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64.avi</text:p>
          </table:table-cell>
          <table:table-cell table:formula="of:=HYPERLINK([.A18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67.avi</text:p>
          </table:table-cell>
          <table:table-cell table:formula="of:=HYPERLINK([.A18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63.avi</text:p>
          </table:table-cell>
          <table:table-cell table:formula="of:=HYPERLINK([.A19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68.avi</text:p>
          </table:table-cell>
          <table:table-cell table:formula="of:=HYPERLINK([.A19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66.avi</text:p>
          </table:table-cell>
          <table:table-cell table:formula="of:=HYPERLINK([.A19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70.avi</text:p>
          </table:table-cell>
          <table:table-cell table:formula="of:=HYPERLINK([.A19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72.avi</text:p>
          </table:table-cell>
          <table:table-cell table:formula="of:=HYPERLINK([.A19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69.avi</text:p>
          </table:table-cell>
          <table:table-cell table:formula="of:=HYPERLINK([.A19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71.avi</text:p>
          </table:table-cell>
          <table:table-cell table:formula="of:=HYPERLINK([.A19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77.avi</text:p>
          </table:table-cell>
          <table:table-cell table:formula="of:=HYPERLINK([.A19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75.avi</text:p>
          </table:table-cell>
          <table:table-cell table:formula="of:=HYPERLINK([.A19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73.avi</text:p>
          </table:table-cell>
          <table:table-cell table:formula="of:=HYPERLINK([.A19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76.avi</text:p>
          </table:table-cell>
          <table:table-cell table:formula="of:=HYPERLINK([.A19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74.avi</text:p>
          </table:table-cell>
          <table:table-cell table:formula="of:=HYPERLINK([.A19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78.avi</text:p>
          </table:table-cell>
          <table:table-cell table:formula="of:=HYPERLINK([.A19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85.avi</text:p>
          </table:table-cell>
          <table:table-cell table:formula="of:=HYPERLINK([.A19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81.avi</text:p>
          </table:table-cell>
          <table:table-cell table:formula="of:=HYPERLINK([.A19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83.avi</text:p>
          </table:table-cell>
          <table:table-cell table:formula="of:=HYPERLINK([.A19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80.avi</text:p>
          </table:table-cell>
          <table:table-cell table:formula="of:=HYPERLINK([.A19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82.avi</text:p>
          </table:table-cell>
          <table:table-cell table:formula="of:=HYPERLINK([.A19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84.avi</text:p>
          </table:table-cell>
          <table:table-cell table:formula="of:=HYPERLINK([.A19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79.avi</text:p>
          </table:table-cell>
          <table:table-cell table:formula="of:=HYPERLINK([.A19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87.avi</text:p>
          </table:table-cell>
          <table:table-cell table:formula="of:=HYPERLINK([.A19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90.avi</text:p>
          </table:table-cell>
          <table:table-cell table:formula="of:=HYPERLINK([.A19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88.avi</text:p>
          </table:table-cell>
          <table:table-cell table:formula="of:=HYPERLINK([.A19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91.avi</text:p>
          </table:table-cell>
          <table:table-cell table:formula="of:=HYPERLINK([.A19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86.avi</text:p>
          </table:table-cell>
          <table:table-cell table:formula="of:=HYPERLINK([.A19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89.avi</text:p>
          </table:table-cell>
          <table:table-cell table:formula="of:=HYPERLINK([.A19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94.avi</text:p>
          </table:table-cell>
          <table:table-cell table:formula="of:=HYPERLINK([.A19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99.avi</text:p>
          </table:table-cell>
          <table:table-cell table:formula="of:=HYPERLINK([.A19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97.avi</text:p>
          </table:table-cell>
          <table:table-cell table:formula="of:=HYPERLINK([.A19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98.avi</text:p>
          </table:table-cell>
          <table:table-cell table:formula="of:=HYPERLINK([.A19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95.avi</text:p>
          </table:table-cell>
          <table:table-cell table:formula="of:=HYPERLINK([.A19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96.avi</text:p>
          </table:table-cell>
          <table:table-cell table:formula="of:=HYPERLINK([.A19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02.avi</text:p>
          </table:table-cell>
          <table:table-cell table:formula="of:=HYPERLINK([.A19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92.avi</text:p>
          </table:table-cell>
          <table:table-cell table:formula="of:=HYPERLINK([.A19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00.avi</text:p>
          </table:table-cell>
          <table:table-cell table:formula="of:=HYPERLINK([.A19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793.avi</text:p>
          </table:table-cell>
          <table:table-cell table:formula="of:=HYPERLINK([.A19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01.avi</text:p>
          </table:table-cell>
          <table:table-cell table:formula="of:=HYPERLINK([.A19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05.avi</text:p>
          </table:table-cell>
          <table:table-cell table:formula="of:=HYPERLINK([.A19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03.avi</text:p>
          </table:table-cell>
          <table:table-cell table:formula="of:=HYPERLINK([.A19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09.avi</text:p>
          </table:table-cell>
          <table:table-cell table:formula="of:=HYPERLINK([.A19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13.avi</text:p>
          </table:table-cell>
          <table:table-cell table:formula="of:=HYPERLINK([.A19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04.avi</text:p>
          </table:table-cell>
          <table:table-cell table:formula="of:=HYPERLINK([.A19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06.avi</text:p>
          </table:table-cell>
          <table:table-cell table:formula="of:=HYPERLINK([.A19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08.avi</text:p>
          </table:table-cell>
          <table:table-cell table:formula="of:=HYPERLINK([.A19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17.avi</text:p>
          </table:table-cell>
          <table:table-cell table:formula="of:=HYPERLINK([.A19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07.avi</text:p>
          </table:table-cell>
          <table:table-cell table:formula="of:=HYPERLINK([.A19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14.avi</text:p>
          </table:table-cell>
          <table:table-cell table:formula="of:=HYPERLINK([.A19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16.avi</text:p>
          </table:table-cell>
          <table:table-cell table:formula="of:=HYPERLINK([.A19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15.avi</text:p>
          </table:table-cell>
          <table:table-cell table:formula="of:=HYPERLINK([.A19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10.avi</text:p>
          </table:table-cell>
          <table:table-cell table:formula="of:=HYPERLINK([.A19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18.avi</text:p>
          </table:table-cell>
          <table:table-cell table:formula="of:=HYPERLINK([.A19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24.avi</text:p>
          </table:table-cell>
          <table:table-cell table:formula="of:=HYPERLINK([.A19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12.avi</text:p>
          </table:table-cell>
          <table:table-cell table:formula="of:=HYPERLINK([.A19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21.avi</text:p>
          </table:table-cell>
          <table:table-cell table:formula="of:=HYPERLINK([.A19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11.avi</text:p>
          </table:table-cell>
          <table:table-cell table:formula="of:=HYPERLINK([.A19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25.avi</text:p>
          </table:table-cell>
          <table:table-cell table:formula="of:=HYPERLINK([.A19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20.avi</text:p>
          </table:table-cell>
          <table:table-cell table:formula="of:=HYPERLINK([.A19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22.avi</text:p>
          </table:table-cell>
          <table:table-cell table:formula="of:=HYPERLINK([.A19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23.avi</text:p>
          </table:table-cell>
          <table:table-cell table:formula="of:=HYPERLINK([.A19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19.avi</text:p>
          </table:table-cell>
          <table:table-cell table:formula="of:=HYPERLINK([.A19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27.avi</text:p>
          </table:table-cell>
          <table:table-cell table:formula="of:=HYPERLINK([.A19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28.avi</text:p>
          </table:table-cell>
          <table:table-cell table:formula="of:=HYPERLINK([.A19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26.avi</text:p>
          </table:table-cell>
          <table:table-cell table:formula="of:=HYPERLINK([.A19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29.avi</text:p>
          </table:table-cell>
          <table:table-cell table:formula="of:=HYPERLINK([.A19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34.avi</text:p>
          </table:table-cell>
          <table:table-cell table:formula="of:=HYPERLINK([.A19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36.avi</text:p>
          </table:table-cell>
          <table:table-cell table:formula="of:=HYPERLINK([.A19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32.avi</text:p>
          </table:table-cell>
          <table:table-cell table:formula="of:=HYPERLINK([.A19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39.avi</text:p>
          </table:table-cell>
          <table:table-cell table:formula="of:=HYPERLINK([.A19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31.avi</text:p>
          </table:table-cell>
          <table:table-cell table:formula="of:=HYPERLINK([.A19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30.avi</text:p>
          </table:table-cell>
          <table:table-cell table:formula="of:=HYPERLINK([.A19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33.avi</text:p>
          </table:table-cell>
          <table:table-cell table:formula="of:=HYPERLINK([.A19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35.avi</text:p>
          </table:table-cell>
          <table:table-cell table:formula="of:=HYPERLINK([.A19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42.avi</text:p>
          </table:table-cell>
          <table:table-cell table:formula="of:=HYPERLINK([.A19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38.avi</text:p>
          </table:table-cell>
          <table:table-cell table:formula="of:=HYPERLINK([.A19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37.avi</text:p>
          </table:table-cell>
          <table:table-cell table:formula="of:=HYPERLINK([.A19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43.avi</text:p>
          </table:table-cell>
          <table:table-cell table:formula="of:=HYPERLINK([.A19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46.avi</text:p>
          </table:table-cell>
          <table:table-cell table:formula="of:=HYPERLINK([.A19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40.avi</text:p>
          </table:table-cell>
          <table:table-cell table:formula="of:=HYPERLINK([.A19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45.avi</text:p>
          </table:table-cell>
          <table:table-cell table:formula="of:=HYPERLINK([.A19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41.avi</text:p>
          </table:table-cell>
          <table:table-cell table:formula="of:=HYPERLINK([.A19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48.avi</text:p>
          </table:table-cell>
          <table:table-cell table:formula="of:=HYPERLINK([.A19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49.avi</text:p>
          </table:table-cell>
          <table:table-cell table:formula="of:=HYPERLINK([.A19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50.avi</text:p>
          </table:table-cell>
          <table:table-cell table:formula="of:=HYPERLINK([.A19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44.avi</text:p>
          </table:table-cell>
          <table:table-cell table:formula="of:=HYPERLINK([.A19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47.avi</text:p>
          </table:table-cell>
          <table:table-cell table:formula="of:=HYPERLINK([.A19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52.avi</text:p>
          </table:table-cell>
          <table:table-cell table:formula="of:=HYPERLINK([.A19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56.avi</text:p>
          </table:table-cell>
          <table:table-cell table:formula="of:=HYPERLINK([.A19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53.avi</text:p>
          </table:table-cell>
          <table:table-cell table:formula="of:=HYPERLINK([.A19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55.avi</text:p>
          </table:table-cell>
          <table:table-cell table:formula="of:=HYPERLINK([.A19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51.avi</text:p>
          </table:table-cell>
          <table:table-cell table:formula="of:=HYPERLINK([.A19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58.avi</text:p>
          </table:table-cell>
          <table:table-cell table:formula="of:=HYPERLINK([.A19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54.avi</text:p>
          </table:table-cell>
          <table:table-cell table:formula="of:=HYPERLINK([.A19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57.avi</text:p>
          </table:table-cell>
          <table:table-cell table:formula="of:=HYPERLINK([.A19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60.avi</text:p>
          </table:table-cell>
          <table:table-cell table:formula="of:=HYPERLINK([.A19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64.avi</text:p>
          </table:table-cell>
          <table:table-cell table:formula="of:=HYPERLINK([.A19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59.avi</text:p>
          </table:table-cell>
          <table:table-cell table:formula="of:=HYPERLINK([.A19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63.avi</text:p>
          </table:table-cell>
          <table:table-cell table:formula="of:=HYPERLINK([.A19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68.avi</text:p>
          </table:table-cell>
          <table:table-cell table:formula="of:=HYPERLINK([.A19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61.avi</text:p>
          </table:table-cell>
          <table:table-cell table:formula="of:=HYPERLINK([.A19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67.avi</text:p>
          </table:table-cell>
          <table:table-cell table:formula="of:=HYPERLINK([.A19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69.avi</text:p>
          </table:table-cell>
          <table:table-cell table:formula="of:=HYPERLINK([.A20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65.avi</text:p>
          </table:table-cell>
          <table:table-cell table:formula="of:=HYPERLINK([.A20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70.avi</text:p>
          </table:table-cell>
          <table:table-cell table:formula="of:=HYPERLINK([.A20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71.avi</text:p>
          </table:table-cell>
          <table:table-cell table:formula="of:=HYPERLINK([.A20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66.avi</text:p>
          </table:table-cell>
          <table:table-cell table:formula="of:=HYPERLINK([.A20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62.avi</text:p>
          </table:table-cell>
          <table:table-cell table:formula="of:=HYPERLINK([.A20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74.avi</text:p>
          </table:table-cell>
          <table:table-cell table:formula="of:=HYPERLINK([.A20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72.avi</text:p>
          </table:table-cell>
          <table:table-cell table:formula="of:=HYPERLINK([.A20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73.avi</text:p>
          </table:table-cell>
          <table:table-cell table:formula="of:=HYPERLINK([.A20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76.avi</text:p>
          </table:table-cell>
          <table:table-cell table:formula="of:=HYPERLINK([.A20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81.avi</text:p>
          </table:table-cell>
          <table:table-cell table:formula="of:=HYPERLINK([.A20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83.avi</text:p>
          </table:table-cell>
          <table:table-cell table:formula="of:=HYPERLINK([.A20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366667">
            <text:p>0.3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75.avi</text:p>
          </table:table-cell>
          <table:table-cell table:formula="of:=HYPERLINK([.A20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82.avi</text:p>
          </table:table-cell>
          <table:table-cell table:formula="of:=HYPERLINK([.A20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07.633333">
            <text:p>107.6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85.avi</text:p>
          </table:table-cell>
          <table:table-cell table:formula="of:=HYPERLINK([.A20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79.avi</text:p>
          </table:table-cell>
          <table:table-cell table:formula="of:=HYPERLINK([.A20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77.avi</text:p>
          </table:table-cell>
          <table:table-cell table:formula="of:=HYPERLINK([.A20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80.avi</text:p>
          </table:table-cell>
          <table:table-cell table:formula="of:=HYPERLINK([.A20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78.avi</text:p>
          </table:table-cell>
          <table:table-cell table:formula="of:=HYPERLINK([.A20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86.avi</text:p>
          </table:table-cell>
          <table:table-cell table:formula="of:=HYPERLINK([.A20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79888.avi</text:p>
          </table:table-cell>
          <table:table-cell table:formula="of:=HYPERLINK([.A20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89.avi</text:p>
          </table:table-cell>
          <table:table-cell table:formula="of:=HYPERLINK([.A20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84.avi</text:p>
          </table:table-cell>
          <table:table-cell table:formula="of:=HYPERLINK([.A20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90.avi</text:p>
          </table:table-cell>
          <table:table-cell table:formula="of:=HYPERLINK([.A20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99.933333">
            <text:p>99.9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96.avi</text:p>
          </table:table-cell>
          <table:table-cell table:formula="of:=HYPERLINK([.A20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92.avi</text:p>
          </table:table-cell>
          <table:table-cell table:formula="of:=HYPERLINK([.A20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79891.avi</text:p>
          </table:table-cell>
          <table:table-cell table:formula="of:=HYPERLINK([.A20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94.avi</text:p>
          </table:table-cell>
          <table:table-cell table:formula="of:=HYPERLINK([.A20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97.avi</text:p>
          </table:table-cell>
          <table:table-cell table:formula="of:=HYPERLINK([.A20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98.avi</text:p>
          </table:table-cell>
          <table:table-cell table:formula="of:=HYPERLINK([.A20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95.avi</text:p>
          </table:table-cell>
          <table:table-cell table:formula="of:=HYPERLINK([.A20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9.6">
            <text:p>59.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93.avi</text:p>
          </table:table-cell>
          <table:table-cell table:formula="of:=HYPERLINK([.A20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733333">
            <text:p>0.7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02.avi</text:p>
          </table:table-cell>
          <table:table-cell table:formula="of:=HYPERLINK([.A20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99.avi</text:p>
          </table:table-cell>
          <table:table-cell table:formula="of:=HYPERLINK([.A20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03.avi</text:p>
          </table:table-cell>
          <table:table-cell table:formula="of:=HYPERLINK([.A20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04.avi</text:p>
          </table:table-cell>
          <table:table-cell table:formula="of:=HYPERLINK([.A20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01.avi</text:p>
          </table:table-cell>
          <table:table-cell table:formula="of:=HYPERLINK([.A20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05.avi</text:p>
          </table:table-cell>
          <table:table-cell table:formula="of:=HYPERLINK([.A20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887.avi</text:p>
          </table:table-cell>
          <table:table-cell table:formula="of:=HYPERLINK([.A20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00.avi</text:p>
          </table:table-cell>
          <table:table-cell table:formula="of:=HYPERLINK([.A20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07.avi</text:p>
          </table:table-cell>
          <table:table-cell table:formula="of:=HYPERLINK([.A20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08.avi</text:p>
          </table:table-cell>
          <table:table-cell table:formula="of:=HYPERLINK([.A20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12.avi</text:p>
          </table:table-cell>
          <table:table-cell table:formula="of:=HYPERLINK([.A20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14.avi</text:p>
          </table:table-cell>
          <table:table-cell table:formula="of:=HYPERLINK([.A20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10.avi</text:p>
          </table:table-cell>
          <table:table-cell table:formula="of:=HYPERLINK([.A20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09.avi</text:p>
          </table:table-cell>
          <table:table-cell table:formula="of:=HYPERLINK([.A20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16.avi</text:p>
          </table:table-cell>
          <table:table-cell table:formula="of:=HYPERLINK([.A20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06.avi</text:p>
          </table:table-cell>
          <table:table-cell table:formula="of:=HYPERLINK([.A20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15.avi</text:p>
          </table:table-cell>
          <table:table-cell table:formula="of:=HYPERLINK([.A20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13.avi</text:p>
          </table:table-cell>
          <table:table-cell table:formula="of:=HYPERLINK([.A20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11.avi</text:p>
          </table:table-cell>
          <table:table-cell table:formula="of:=HYPERLINK([.A20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18.avi</text:p>
          </table:table-cell>
          <table:table-cell table:formula="of:=HYPERLINK([.A20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19.avi</text:p>
          </table:table-cell>
          <table:table-cell table:formula="of:=HYPERLINK([.A20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21.avi</text:p>
          </table:table-cell>
          <table:table-cell table:formula="of:=HYPERLINK([.A20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17.avi</text:p>
          </table:table-cell>
          <table:table-cell table:formula="of:=HYPERLINK([.A20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26.avi</text:p>
          </table:table-cell>
          <table:table-cell table:formula="of:=HYPERLINK([.A20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20.avi</text:p>
          </table:table-cell>
          <table:table-cell table:formula="of:=HYPERLINK([.A20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27.avi</text:p>
          </table:table-cell>
          <table:table-cell table:formula="of:=HYPERLINK([.A20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25.avi</text:p>
          </table:table-cell>
          <table:table-cell table:formula="of:=HYPERLINK([.A20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24.avi</text:p>
          </table:table-cell>
          <table:table-cell table:formula="of:=HYPERLINK([.A20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28.avi</text:p>
          </table:table-cell>
          <table:table-cell table:formula="of:=HYPERLINK([.A20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23.avi</text:p>
          </table:table-cell>
          <table:table-cell table:formula="of:=HYPERLINK([.A20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22.avi</text:p>
          </table:table-cell>
          <table:table-cell table:formula="of:=HYPERLINK([.A20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32.avi</text:p>
          </table:table-cell>
          <table:table-cell table:formula="of:=HYPERLINK([.A20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30.avi</text:p>
          </table:table-cell>
          <table:table-cell table:formula="of:=HYPERLINK([.A20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33.avi</text:p>
          </table:table-cell>
          <table:table-cell table:formula="of:=HYPERLINK([.A20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31.avi</text:p>
          </table:table-cell>
          <table:table-cell table:formula="of:=HYPERLINK([.A20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29.avi</text:p>
          </table:table-cell>
          <table:table-cell table:formula="of:=HYPERLINK([.A20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37.avi</text:p>
          </table:table-cell>
          <table:table-cell table:formula="of:=HYPERLINK([.A20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36.avi</text:p>
          </table:table-cell>
          <table:table-cell table:formula="of:=HYPERLINK([.A20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34.avi</text:p>
          </table:table-cell>
          <table:table-cell table:formula="of:=HYPERLINK([.A20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41.avi</text:p>
          </table:table-cell>
          <table:table-cell table:formula="of:=HYPERLINK([.A20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39.avi</text:p>
          </table:table-cell>
          <table:table-cell table:formula="of:=HYPERLINK([.A20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35.avi</text:p>
          </table:table-cell>
          <table:table-cell table:formula="of:=HYPERLINK([.A20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40.avi</text:p>
          </table:table-cell>
          <table:table-cell table:formula="of:=HYPERLINK([.A20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38.avi</text:p>
          </table:table-cell>
          <table:table-cell table:formula="of:=HYPERLINK([.A20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43.avi</text:p>
          </table:table-cell>
          <table:table-cell table:formula="of:=HYPERLINK([.A20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42.avi</text:p>
          </table:table-cell>
          <table:table-cell table:formula="of:=HYPERLINK([.A20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48.avi</text:p>
          </table:table-cell>
          <table:table-cell table:formula="of:=HYPERLINK([.A20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45.avi</text:p>
          </table:table-cell>
          <table:table-cell table:formula="of:=HYPERLINK([.A20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44.avi</text:p>
          </table:table-cell>
          <table:table-cell table:formula="of:=HYPERLINK([.A20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50.avi</text:p>
          </table:table-cell>
          <table:table-cell table:formula="of:=HYPERLINK([.A20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47.avi</text:p>
          </table:table-cell>
          <table:table-cell table:formula="of:=HYPERLINK([.A20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49.avi</text:p>
          </table:table-cell>
          <table:table-cell table:formula="of:=HYPERLINK([.A20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46.avi</text:p>
          </table:table-cell>
          <table:table-cell table:formula="of:=HYPERLINK([.A20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54.avi</text:p>
          </table:table-cell>
          <table:table-cell table:formula="of:=HYPERLINK([.A20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52.avi</text:p>
          </table:table-cell>
          <table:table-cell table:formula="of:=HYPERLINK([.A20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55.avi</text:p>
          </table:table-cell>
          <table:table-cell table:formula="of:=HYPERLINK([.A20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57.avi</text:p>
          </table:table-cell>
          <table:table-cell table:formula="of:=HYPERLINK([.A20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51.avi</text:p>
          </table:table-cell>
          <table:table-cell table:formula="of:=HYPERLINK([.A20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53.avi</text:p>
          </table:table-cell>
          <table:table-cell table:formula="of:=HYPERLINK([.A20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56.avi</text:p>
          </table:table-cell>
          <table:table-cell table:formula="of:=HYPERLINK([.A20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60.avi</text:p>
          </table:table-cell>
          <table:table-cell table:formula="of:=HYPERLINK([.A20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58.avi</text:p>
          </table:table-cell>
          <table:table-cell table:formula="of:=HYPERLINK([.A20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63.avi</text:p>
          </table:table-cell>
          <table:table-cell table:formula="of:=HYPERLINK([.A20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61.avi</text:p>
          </table:table-cell>
          <table:table-cell table:formula="of:=HYPERLINK([.A20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62.avi</text:p>
          </table:table-cell>
          <table:table-cell table:formula="of:=HYPERLINK([.A20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59.avi</text:p>
          </table:table-cell>
          <table:table-cell table:formula="of:=HYPERLINK([.A20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65.avi</text:p>
          </table:table-cell>
          <table:table-cell table:formula="of:=HYPERLINK([.A20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66.avi</text:p>
          </table:table-cell>
          <table:table-cell table:formula="of:=HYPERLINK([.A20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69.avi</text:p>
          </table:table-cell>
          <table:table-cell table:formula="of:=HYPERLINK([.A21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64.avi</text:p>
          </table:table-cell>
          <table:table-cell table:formula="of:=HYPERLINK([.A21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68.avi</text:p>
          </table:table-cell>
          <table:table-cell table:formula="of:=HYPERLINK([.A21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67.avi</text:p>
          </table:table-cell>
          <table:table-cell table:formula="of:=HYPERLINK([.A21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70.avi</text:p>
          </table:table-cell>
          <table:table-cell table:formula="of:=HYPERLINK([.A21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72.avi</text:p>
          </table:table-cell>
          <table:table-cell table:formula="of:=HYPERLINK([.A21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76.avi</text:p>
          </table:table-cell>
          <table:table-cell table:formula="of:=HYPERLINK([.A21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71.avi</text:p>
          </table:table-cell>
          <table:table-cell table:formula="of:=HYPERLINK([.A21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80.avi</text:p>
          </table:table-cell>
          <table:table-cell table:formula="of:=HYPERLINK([.A21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77.avi</text:p>
          </table:table-cell>
          <table:table-cell table:formula="of:=HYPERLINK([.A21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74.avi</text:p>
          </table:table-cell>
          <table:table-cell table:formula="of:=HYPERLINK([.A21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73.avi</text:p>
          </table:table-cell>
          <table:table-cell table:formula="of:=HYPERLINK([.A21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75.avi</text:p>
          </table:table-cell>
          <table:table-cell table:formula="of:=HYPERLINK([.A21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78.avi</text:p>
          </table:table-cell>
          <table:table-cell table:formula="of:=HYPERLINK([.A21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85.avi</text:p>
          </table:table-cell>
          <table:table-cell table:formula="of:=HYPERLINK([.A21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83.avi</text:p>
          </table:table-cell>
          <table:table-cell table:formula="of:=HYPERLINK([.A21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79.avi</text:p>
          </table:table-cell>
          <table:table-cell table:formula="of:=HYPERLINK([.A21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81.avi</text:p>
          </table:table-cell>
          <table:table-cell table:formula="of:=HYPERLINK([.A21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86.avi</text:p>
          </table:table-cell>
          <table:table-cell table:formula="of:=HYPERLINK([.A21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82.avi</text:p>
          </table:table-cell>
          <table:table-cell table:formula="of:=HYPERLINK([.A21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88.avi</text:p>
          </table:table-cell>
          <table:table-cell table:formula="of:=HYPERLINK([.A21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84.avi</text:p>
          </table:table-cell>
          <table:table-cell table:formula="of:=HYPERLINK([.A21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90.avi</text:p>
          </table:table-cell>
          <table:table-cell table:formula="of:=HYPERLINK([.A21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93.avi</text:p>
          </table:table-cell>
          <table:table-cell table:formula="of:=HYPERLINK([.A21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87.avi</text:p>
          </table:table-cell>
          <table:table-cell table:formula="of:=HYPERLINK([.A21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91.avi</text:p>
          </table:table-cell>
          <table:table-cell table:formula="of:=HYPERLINK([.A21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92.avi</text:p>
          </table:table-cell>
          <table:table-cell table:formula="of:=HYPERLINK([.A21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97.avi</text:p>
          </table:table-cell>
          <table:table-cell table:formula="of:=HYPERLINK([.A21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95.avi</text:p>
          </table:table-cell>
          <table:table-cell table:formula="of:=HYPERLINK([.A21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00.avi</text:p>
          </table:table-cell>
          <table:table-cell table:formula="of:=HYPERLINK([.A21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89.avi</text:p>
          </table:table-cell>
          <table:table-cell table:formula="of:=HYPERLINK([.A21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02.avi</text:p>
          </table:table-cell>
          <table:table-cell table:formula="of:=HYPERLINK([.A21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04.avi</text:p>
          </table:table-cell>
          <table:table-cell table:formula="of:=HYPERLINK([.A21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98.avi</text:p>
          </table:table-cell>
          <table:table-cell table:formula="of:=HYPERLINK([.A21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94.avi</text:p>
          </table:table-cell>
          <table:table-cell table:formula="of:=HYPERLINK([.A21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06.avi</text:p>
          </table:table-cell>
          <table:table-cell table:formula="of:=HYPERLINK([.A21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01.avi</text:p>
          </table:table-cell>
          <table:table-cell table:formula="of:=HYPERLINK([.A21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05.avi</text:p>
          </table:table-cell>
          <table:table-cell table:formula="of:=HYPERLINK([.A21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79996.avi</text:p>
          </table:table-cell>
          <table:table-cell table:formula="of:=HYPERLINK([.A21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10.avi</text:p>
          </table:table-cell>
          <table:table-cell table:formula="of:=HYPERLINK([.A21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08.avi</text:p>
          </table:table-cell>
          <table:table-cell table:formula="of:=HYPERLINK([.A21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03.avi</text:p>
          </table:table-cell>
          <table:table-cell table:formula="of:=HYPERLINK([.A21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07.avi</text:p>
          </table:table-cell>
          <table:table-cell table:formula="of:=HYPERLINK([.A21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15.avi</text:p>
          </table:table-cell>
          <table:table-cell table:formula="of:=HYPERLINK([.A21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14.avi</text:p>
          </table:table-cell>
          <table:table-cell table:formula="of:=HYPERLINK([.A21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20.avi</text:p>
          </table:table-cell>
          <table:table-cell table:formula="of:=HYPERLINK([.A21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12.avi</text:p>
          </table:table-cell>
          <table:table-cell table:formula="of:=HYPERLINK([.A21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09.avi</text:p>
          </table:table-cell>
          <table:table-cell table:formula="of:=HYPERLINK([.A21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11.avi</text:p>
          </table:table-cell>
          <table:table-cell table:formula="of:=HYPERLINK([.A21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13.avi</text:p>
          </table:table-cell>
          <table:table-cell table:formula="of:=HYPERLINK([.A21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16.avi</text:p>
          </table:table-cell>
          <table:table-cell table:formula="of:=HYPERLINK([.A21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18.avi</text:p>
          </table:table-cell>
          <table:table-cell table:formula="of:=HYPERLINK([.A21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19.avi</text:p>
          </table:table-cell>
          <table:table-cell table:formula="of:=HYPERLINK([.A21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17.avi</text:p>
          </table:table-cell>
          <table:table-cell table:formula="of:=HYPERLINK([.A21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21.avi</text:p>
          </table:table-cell>
          <table:table-cell table:formula="of:=HYPERLINK([.A21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24.avi</text:p>
          </table:table-cell>
          <table:table-cell table:formula="of:=HYPERLINK([.A21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26.avi</text:p>
          </table:table-cell>
          <table:table-cell table:formula="of:=HYPERLINK([.A21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22.avi</text:p>
          </table:table-cell>
          <table:table-cell table:formula="of:=HYPERLINK([.A21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27.avi</text:p>
          </table:table-cell>
          <table:table-cell table:formula="of:=HYPERLINK([.A21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30.avi</text:p>
          </table:table-cell>
          <table:table-cell table:formula="of:=HYPERLINK([.A21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25.avi</text:p>
          </table:table-cell>
          <table:table-cell table:formula="of:=HYPERLINK([.A21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23.avi</text:p>
          </table:table-cell>
          <table:table-cell table:formula="of:=HYPERLINK([.A21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29.avi</text:p>
          </table:table-cell>
          <table:table-cell table:formula="of:=HYPERLINK([.A21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28.avi</text:p>
          </table:table-cell>
          <table:table-cell table:formula="of:=HYPERLINK([.A21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36.avi</text:p>
          </table:table-cell>
          <table:table-cell table:formula="of:=HYPERLINK([.A21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34.avi</text:p>
          </table:table-cell>
          <table:table-cell table:formula="of:=HYPERLINK([.A21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32.avi</text:p>
          </table:table-cell>
          <table:table-cell table:formula="of:=HYPERLINK([.A21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33.avi</text:p>
          </table:table-cell>
          <table:table-cell table:formula="of:=HYPERLINK([.A21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35.avi</text:p>
          </table:table-cell>
          <table:table-cell table:formula="of:=HYPERLINK([.A21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31.avi</text:p>
          </table:table-cell>
          <table:table-cell table:formula="of:=HYPERLINK([.A21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37.avi</text:p>
          </table:table-cell>
          <table:table-cell table:formula="of:=HYPERLINK([.A21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40.avi</text:p>
          </table:table-cell>
          <table:table-cell table:formula="of:=HYPERLINK([.A21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42.avi</text:p>
          </table:table-cell>
          <table:table-cell table:formula="of:=HYPERLINK([.A21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45.avi</text:p>
          </table:table-cell>
          <table:table-cell table:formula="of:=HYPERLINK([.A21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39.avi</text:p>
          </table:table-cell>
          <table:table-cell table:formula="of:=HYPERLINK([.A21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43.avi</text:p>
          </table:table-cell>
          <table:table-cell table:formula="of:=HYPERLINK([.A21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38.avi</text:p>
          </table:table-cell>
          <table:table-cell table:formula="of:=HYPERLINK([.A21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41.avi</text:p>
          </table:table-cell>
          <table:table-cell table:formula="of:=HYPERLINK([.A21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44.avi</text:p>
          </table:table-cell>
          <table:table-cell table:formula="of:=HYPERLINK([.A21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49.avi</text:p>
          </table:table-cell>
          <table:table-cell table:formula="of:=HYPERLINK([.A21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52.avi</text:p>
          </table:table-cell>
          <table:table-cell table:formula="of:=HYPERLINK([.A21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48.avi</text:p>
          </table:table-cell>
          <table:table-cell table:formula="of:=HYPERLINK([.A21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53.avi</text:p>
          </table:table-cell>
          <table:table-cell table:formula="of:=HYPERLINK([.A21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55.avi</text:p>
          </table:table-cell>
          <table:table-cell table:formula="of:=HYPERLINK([.A21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46.avi</text:p>
          </table:table-cell>
          <table:table-cell table:formula="of:=HYPERLINK([.A21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47.avi</text:p>
          </table:table-cell>
          <table:table-cell table:formula="of:=HYPERLINK([.A21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56.avi</text:p>
          </table:table-cell>
          <table:table-cell table:formula="of:=HYPERLINK([.A21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50.avi</text:p>
          </table:table-cell>
          <table:table-cell table:formula="of:=HYPERLINK([.A21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51.avi</text:p>
          </table:table-cell>
          <table:table-cell table:formula="of:=HYPERLINK([.A21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58.avi</text:p>
          </table:table-cell>
          <table:table-cell table:formula="of:=HYPERLINK([.A21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59.avi</text:p>
          </table:table-cell>
          <table:table-cell table:formula="of:=HYPERLINK([.A21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54.avi</text:p>
          </table:table-cell>
          <table:table-cell table:formula="of:=HYPERLINK([.A21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63.avi</text:p>
          </table:table-cell>
          <table:table-cell table:formula="of:=HYPERLINK([.A21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57.avi</text:p>
          </table:table-cell>
          <table:table-cell table:formula="of:=HYPERLINK([.A21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60.avi</text:p>
          </table:table-cell>
          <table:table-cell table:formula="of:=HYPERLINK([.A21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62.avi</text:p>
          </table:table-cell>
          <table:table-cell table:formula="of:=HYPERLINK([.A21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61.avi</text:p>
          </table:table-cell>
          <table:table-cell table:formula="of:=HYPERLINK([.A21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65.avi</text:p>
          </table:table-cell>
          <table:table-cell table:formula="of:=HYPERLINK([.A21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68.avi</text:p>
          </table:table-cell>
          <table:table-cell table:formula="of:=HYPERLINK([.A21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66.avi</text:p>
          </table:table-cell>
          <table:table-cell table:formula="of:=HYPERLINK([.A21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72.avi</text:p>
          </table:table-cell>
          <table:table-cell table:formula="of:=HYPERLINK([.A22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67.avi</text:p>
          </table:table-cell>
          <table:table-cell table:formula="of:=HYPERLINK([.A22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64.avi</text:p>
          </table:table-cell>
          <table:table-cell table:formula="of:=HYPERLINK([.A22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73.avi</text:p>
          </table:table-cell>
          <table:table-cell table:formula="of:=HYPERLINK([.A22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69.avi</text:p>
          </table:table-cell>
          <table:table-cell table:formula="of:=HYPERLINK([.A22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75.avi</text:p>
          </table:table-cell>
          <table:table-cell table:formula="of:=HYPERLINK([.A22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71.avi</text:p>
          </table:table-cell>
          <table:table-cell table:formula="of:=HYPERLINK([.A22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70.avi</text:p>
          </table:table-cell>
          <table:table-cell table:formula="of:=HYPERLINK([.A22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79.avi</text:p>
          </table:table-cell>
          <table:table-cell table:formula="of:=HYPERLINK([.A22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77.avi</text:p>
          </table:table-cell>
          <table:table-cell table:formula="of:=HYPERLINK([.A22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76.avi</text:p>
          </table:table-cell>
          <table:table-cell table:formula="of:=HYPERLINK([.A22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80.avi</text:p>
          </table:table-cell>
          <table:table-cell table:formula="of:=HYPERLINK([.A22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83.avi</text:p>
          </table:table-cell>
          <table:table-cell table:formula="of:=HYPERLINK([.A22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74.avi</text:p>
          </table:table-cell>
          <table:table-cell table:formula="of:=HYPERLINK([.A22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81.avi</text:p>
          </table:table-cell>
          <table:table-cell table:formula="of:=HYPERLINK([.A22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87.avi</text:p>
          </table:table-cell>
          <table:table-cell table:formula="of:=HYPERLINK([.A22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91.avi</text:p>
          </table:table-cell>
          <table:table-cell table:formula="of:=HYPERLINK([.A22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86.avi</text:p>
          </table:table-cell>
          <table:table-cell table:formula="of:=HYPERLINK([.A22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88.avi</text:p>
          </table:table-cell>
          <table:table-cell table:formula="of:=HYPERLINK([.A22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85.avi</text:p>
          </table:table-cell>
          <table:table-cell table:formula="of:=HYPERLINK([.A22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82.avi</text:p>
          </table:table-cell>
          <table:table-cell table:formula="of:=HYPERLINK([.A22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89.avi</text:p>
          </table:table-cell>
          <table:table-cell table:formula="of:=HYPERLINK([.A22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90.avi</text:p>
          </table:table-cell>
          <table:table-cell table:formula="of:=HYPERLINK([.A22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84.avi</text:p>
          </table:table-cell>
          <table:table-cell table:formula="of:=HYPERLINK([.A22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92.avi</text:p>
          </table:table-cell>
          <table:table-cell table:formula="of:=HYPERLINK([.A22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94.avi</text:p>
          </table:table-cell>
          <table:table-cell table:formula="of:=HYPERLINK([.A22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00.avi</text:p>
          </table:table-cell>
          <table:table-cell table:formula="of:=HYPERLINK([.A22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93.avi</text:p>
          </table:table-cell>
          <table:table-cell table:formula="of:=HYPERLINK([.A22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96.avi</text:p>
          </table:table-cell>
          <table:table-cell table:formula="of:=HYPERLINK([.A22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95.avi</text:p>
          </table:table-cell>
          <table:table-cell table:formula="of:=HYPERLINK([.A22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97.avi</text:p>
          </table:table-cell>
          <table:table-cell table:formula="of:=HYPERLINK([.A22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98.avi</text:p>
          </table:table-cell>
          <table:table-cell table:formula="of:=HYPERLINK([.A22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02.avi</text:p>
          </table:table-cell>
          <table:table-cell table:formula="of:=HYPERLINK([.A22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07.avi</text:p>
          </table:table-cell>
          <table:table-cell table:formula="of:=HYPERLINK([.A22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01.avi</text:p>
          </table:table-cell>
          <table:table-cell table:formula="of:=HYPERLINK([.A22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099.avi</text:p>
          </table:table-cell>
          <table:table-cell table:formula="of:=HYPERLINK([.A22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09.avi</text:p>
          </table:table-cell>
          <table:table-cell table:formula="of:=HYPERLINK([.A22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05.avi</text:p>
          </table:table-cell>
          <table:table-cell table:formula="of:=HYPERLINK([.A22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06.avi</text:p>
          </table:table-cell>
          <table:table-cell table:formula="of:=HYPERLINK([.A22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03.avi</text:p>
          </table:table-cell>
          <table:table-cell table:formula="of:=HYPERLINK([.A22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10.avi</text:p>
          </table:table-cell>
          <table:table-cell table:formula="of:=HYPERLINK([.A22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11.avi</text:p>
          </table:table-cell>
          <table:table-cell table:formula="of:=HYPERLINK([.A22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08.avi</text:p>
          </table:table-cell>
          <table:table-cell table:formula="of:=HYPERLINK([.A22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14.avi</text:p>
          </table:table-cell>
          <table:table-cell table:formula="of:=HYPERLINK([.A22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17.avi</text:p>
          </table:table-cell>
          <table:table-cell table:formula="of:=HYPERLINK([.A22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12.avi</text:p>
          </table:table-cell>
          <table:table-cell table:formula="of:=HYPERLINK([.A22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16.avi</text:p>
          </table:table-cell>
          <table:table-cell table:formula="of:=HYPERLINK([.A22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13.avi</text:p>
          </table:table-cell>
          <table:table-cell table:formula="of:=HYPERLINK([.A22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23.avi</text:p>
          </table:table-cell>
          <table:table-cell table:formula="of:=HYPERLINK([.A22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15.avi</text:p>
          </table:table-cell>
          <table:table-cell table:formula="of:=HYPERLINK([.A22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20.avi</text:p>
          </table:table-cell>
          <table:table-cell table:formula="of:=HYPERLINK([.A22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18.avi</text:p>
          </table:table-cell>
          <table:table-cell table:formula="of:=HYPERLINK([.A22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24.avi</text:p>
          </table:table-cell>
          <table:table-cell table:formula="of:=HYPERLINK([.A22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19.avi</text:p>
          </table:table-cell>
          <table:table-cell table:formula="of:=HYPERLINK([.A22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22.avi</text:p>
          </table:table-cell>
          <table:table-cell table:formula="of:=HYPERLINK([.A22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28.avi</text:p>
          </table:table-cell>
          <table:table-cell table:formula="of:=HYPERLINK([.A22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35.avi</text:p>
          </table:table-cell>
          <table:table-cell table:formula="of:=HYPERLINK([.A22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26.avi</text:p>
          </table:table-cell>
          <table:table-cell table:formula="of:=HYPERLINK([.A22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31.avi</text:p>
          </table:table-cell>
          <table:table-cell table:formula="of:=HYPERLINK([.A22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25.avi</text:p>
          </table:table-cell>
          <table:table-cell table:formula="of:=HYPERLINK([.A22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29.avi</text:p>
          </table:table-cell>
          <table:table-cell table:formula="of:=HYPERLINK([.A22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27.avi</text:p>
          </table:table-cell>
          <table:table-cell table:formula="of:=HYPERLINK([.A22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34.avi</text:p>
          </table:table-cell>
          <table:table-cell table:formula="of:=HYPERLINK([.A22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32.avi</text:p>
          </table:table-cell>
          <table:table-cell table:formula="of:=HYPERLINK([.A22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37.avi</text:p>
          </table:table-cell>
          <table:table-cell table:formula="of:=HYPERLINK([.A22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36.avi</text:p>
          </table:table-cell>
          <table:table-cell table:formula="of:=HYPERLINK([.A22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30.avi</text:p>
          </table:table-cell>
          <table:table-cell table:formula="of:=HYPERLINK([.A22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33.avi</text:p>
          </table:table-cell>
          <table:table-cell table:formula="of:=HYPERLINK([.A22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39.avi</text:p>
          </table:table-cell>
          <table:table-cell table:formula="of:=HYPERLINK([.A22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42.avi</text:p>
          </table:table-cell>
          <table:table-cell table:formula="of:=HYPERLINK([.A22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44.avi</text:p>
          </table:table-cell>
          <table:table-cell table:formula="of:=HYPERLINK([.A22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43.avi</text:p>
          </table:table-cell>
          <table:table-cell table:formula="of:=HYPERLINK([.A22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38.avi</text:p>
          </table:table-cell>
          <table:table-cell table:formula="of:=HYPERLINK([.A22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45.avi</text:p>
          </table:table-cell>
          <table:table-cell table:formula="of:=HYPERLINK([.A22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47.avi</text:p>
          </table:table-cell>
          <table:table-cell table:formula="of:=HYPERLINK([.A22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41.avi</text:p>
          </table:table-cell>
          <table:table-cell table:formula="of:=HYPERLINK([.A22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46.avi</text:p>
          </table:table-cell>
          <table:table-cell table:formula="of:=HYPERLINK([.A22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50.avi</text:p>
          </table:table-cell>
          <table:table-cell table:formula="of:=HYPERLINK([.A22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52.avi</text:p>
          </table:table-cell>
          <table:table-cell table:formula="of:=HYPERLINK([.A22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49.avi</text:p>
          </table:table-cell>
          <table:table-cell table:formula="of:=HYPERLINK([.A22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48.avi</text:p>
          </table:table-cell>
          <table:table-cell table:formula="of:=HYPERLINK([.A22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51.avi</text:p>
          </table:table-cell>
          <table:table-cell table:formula="of:=HYPERLINK([.A22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57.avi</text:p>
          </table:table-cell>
          <table:table-cell table:formula="of:=HYPERLINK([.A22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61.avi</text:p>
          </table:table-cell>
          <table:table-cell table:formula="of:=HYPERLINK([.A22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53.avi</text:p>
          </table:table-cell>
          <table:table-cell table:formula="of:=HYPERLINK([.A22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21.avi</text:p>
          </table:table-cell>
          <table:table-cell table:formula="of:=HYPERLINK([.A22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55.avi</text:p>
          </table:table-cell>
          <table:table-cell table:formula="of:=HYPERLINK([.A22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56.avi</text:p>
          </table:table-cell>
          <table:table-cell table:formula="of:=HYPERLINK([.A22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54.avi</text:p>
          </table:table-cell>
          <table:table-cell table:formula="of:=HYPERLINK([.A22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58.avi</text:p>
          </table:table-cell>
          <table:table-cell table:formula="of:=HYPERLINK([.A22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63.avi</text:p>
          </table:table-cell>
          <table:table-cell table:formula="of:=HYPERLINK([.A22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60.avi</text:p>
          </table:table-cell>
          <table:table-cell table:formula="of:=HYPERLINK([.A22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65.avi</text:p>
          </table:table-cell>
          <table:table-cell table:formula="of:=HYPERLINK([.A22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59.avi</text:p>
          </table:table-cell>
          <table:table-cell table:formula="of:=HYPERLINK([.A22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62.avi</text:p>
          </table:table-cell>
          <table:table-cell table:formula="of:=HYPERLINK([.A22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64.avi</text:p>
          </table:table-cell>
          <table:table-cell table:formula="of:=HYPERLINK([.A22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66.avi</text:p>
          </table:table-cell>
          <table:table-cell table:formula="of:=HYPERLINK([.A22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70.avi</text:p>
          </table:table-cell>
          <table:table-cell table:formula="of:=HYPERLINK([.A22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67.avi</text:p>
          </table:table-cell>
          <table:table-cell table:formula="of:=HYPERLINK([.A22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68.avi</text:p>
          </table:table-cell>
          <table:table-cell table:formula="of:=HYPERLINK([.A22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71.avi</text:p>
          </table:table-cell>
          <table:table-cell table:formula="of:=HYPERLINK([.A23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69.avi</text:p>
          </table:table-cell>
          <table:table-cell table:formula="of:=HYPERLINK([.A23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72.avi</text:p>
          </table:table-cell>
          <table:table-cell table:formula="of:=HYPERLINK([.A23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74.avi</text:p>
          </table:table-cell>
          <table:table-cell table:formula="of:=HYPERLINK([.A23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73.avi</text:p>
          </table:table-cell>
          <table:table-cell table:formula="of:=HYPERLINK([.A23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79.avi</text:p>
          </table:table-cell>
          <table:table-cell table:formula="of:=HYPERLINK([.A23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77.avi</text:p>
          </table:table-cell>
          <table:table-cell table:formula="of:=HYPERLINK([.A23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83.avi</text:p>
          </table:table-cell>
          <table:table-cell table:formula="of:=HYPERLINK([.A23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81.avi</text:p>
          </table:table-cell>
          <table:table-cell table:formula="of:=HYPERLINK([.A23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75.avi</text:p>
          </table:table-cell>
          <table:table-cell table:formula="of:=HYPERLINK([.A23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78.avi</text:p>
          </table:table-cell>
          <table:table-cell table:formula="of:=HYPERLINK([.A23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76.avi</text:p>
          </table:table-cell>
          <table:table-cell table:formula="of:=HYPERLINK([.A23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80.avi</text:p>
          </table:table-cell>
          <table:table-cell table:formula="of:=HYPERLINK([.A23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82.avi</text:p>
          </table:table-cell>
          <table:table-cell table:formula="of:=HYPERLINK([.A23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86.avi</text:p>
          </table:table-cell>
          <table:table-cell table:formula="of:=HYPERLINK([.A23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84.avi</text:p>
          </table:table-cell>
          <table:table-cell table:formula="of:=HYPERLINK([.A23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87.avi</text:p>
          </table:table-cell>
          <table:table-cell table:formula="of:=HYPERLINK([.A23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88.avi</text:p>
          </table:table-cell>
          <table:table-cell table:formula="of:=HYPERLINK([.A23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85.avi</text:p>
          </table:table-cell>
          <table:table-cell table:formula="of:=HYPERLINK([.A23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94.avi</text:p>
          </table:table-cell>
          <table:table-cell table:formula="of:=HYPERLINK([.A23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92.avi</text:p>
          </table:table-cell>
          <table:table-cell table:formula="of:=HYPERLINK([.A23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89.avi</text:p>
          </table:table-cell>
          <table:table-cell table:formula="of:=HYPERLINK([.A23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97.avi</text:p>
          </table:table-cell>
          <table:table-cell table:formula="of:=HYPERLINK([.A23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95.avi</text:p>
          </table:table-cell>
          <table:table-cell table:formula="of:=HYPERLINK([.A23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91.avi</text:p>
          </table:table-cell>
          <table:table-cell table:formula="of:=HYPERLINK([.A23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90.avi</text:p>
          </table:table-cell>
          <table:table-cell table:formula="of:=HYPERLINK([.A23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98.avi</text:p>
          </table:table-cell>
          <table:table-cell table:formula="of:=HYPERLINK([.A23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93.avi</text:p>
          </table:table-cell>
          <table:table-cell table:formula="of:=HYPERLINK([.A23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99.avi</text:p>
          </table:table-cell>
          <table:table-cell table:formula="of:=HYPERLINK([.A23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196.avi</text:p>
          </table:table-cell>
          <table:table-cell table:formula="of:=HYPERLINK([.A23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06.avi</text:p>
          </table:table-cell>
          <table:table-cell table:formula="of:=HYPERLINK([.A23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07.avi</text:p>
          </table:table-cell>
          <table:table-cell table:formula="of:=HYPERLINK([.A23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05.avi</text:p>
          </table:table-cell>
          <table:table-cell table:formula="of:=HYPERLINK([.A23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02.avi</text:p>
          </table:table-cell>
          <table:table-cell table:formula="of:=HYPERLINK([.A23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00.avi</text:p>
          </table:table-cell>
          <table:table-cell table:formula="of:=HYPERLINK([.A23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03.avi</text:p>
          </table:table-cell>
          <table:table-cell table:formula="of:=HYPERLINK([.A23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04.avi</text:p>
          </table:table-cell>
          <table:table-cell table:formula="of:=HYPERLINK([.A23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01.avi</text:p>
          </table:table-cell>
          <table:table-cell table:formula="of:=HYPERLINK([.A23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08.avi</text:p>
          </table:table-cell>
          <table:table-cell table:formula="of:=HYPERLINK([.A23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13.avi</text:p>
          </table:table-cell>
          <table:table-cell table:formula="of:=HYPERLINK([.A23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12.avi</text:p>
          </table:table-cell>
          <table:table-cell table:formula="of:=HYPERLINK([.A23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09.avi</text:p>
          </table:table-cell>
          <table:table-cell table:formula="of:=HYPERLINK([.A23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10.avi</text:p>
          </table:table-cell>
          <table:table-cell table:formula="of:=HYPERLINK([.A23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11.avi</text:p>
          </table:table-cell>
          <table:table-cell table:formula="of:=HYPERLINK([.A23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18.avi</text:p>
          </table:table-cell>
          <table:table-cell table:formula="of:=HYPERLINK([.A23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14.avi</text:p>
          </table:table-cell>
          <table:table-cell table:formula="of:=HYPERLINK([.A23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16.avi</text:p>
          </table:table-cell>
          <table:table-cell table:formula="of:=HYPERLINK([.A23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19.avi</text:p>
          </table:table-cell>
          <table:table-cell table:formula="of:=HYPERLINK([.A23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15.avi</text:p>
          </table:table-cell>
          <table:table-cell table:formula="of:=HYPERLINK([.A23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21.avi</text:p>
          </table:table-cell>
          <table:table-cell table:formula="of:=HYPERLINK([.A23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17.avi</text:p>
          </table:table-cell>
          <table:table-cell table:formula="of:=HYPERLINK([.A23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20.avi</text:p>
          </table:table-cell>
          <table:table-cell table:formula="of:=HYPERLINK([.A23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23.avi</text:p>
          </table:table-cell>
          <table:table-cell table:formula="of:=HYPERLINK([.A23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25.avi</text:p>
          </table:table-cell>
          <table:table-cell table:formula="of:=HYPERLINK([.A23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28.avi</text:p>
          </table:table-cell>
          <table:table-cell table:formula="of:=HYPERLINK([.A23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22.avi</text:p>
          </table:table-cell>
          <table:table-cell table:formula="of:=HYPERLINK([.A23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32.avi</text:p>
          </table:table-cell>
          <table:table-cell table:formula="of:=HYPERLINK([.A23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24.avi</text:p>
          </table:table-cell>
          <table:table-cell table:formula="of:=HYPERLINK([.A23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31.avi</text:p>
          </table:table-cell>
          <table:table-cell table:formula="of:=HYPERLINK([.A23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26.avi</text:p>
          </table:table-cell>
          <table:table-cell table:formula="of:=HYPERLINK([.A23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29.avi</text:p>
          </table:table-cell>
          <table:table-cell table:formula="of:=HYPERLINK([.A23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27.avi</text:p>
          </table:table-cell>
          <table:table-cell table:formula="of:=HYPERLINK([.A23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33.avi</text:p>
          </table:table-cell>
          <table:table-cell table:formula="of:=HYPERLINK([.A23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35.avi</text:p>
          </table:table-cell>
          <table:table-cell table:formula="of:=HYPERLINK([.A23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39.avi</text:p>
          </table:table-cell>
          <table:table-cell table:formula="of:=HYPERLINK([.A23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36.avi</text:p>
          </table:table-cell>
          <table:table-cell table:formula="of:=HYPERLINK([.A23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30.avi</text:p>
          </table:table-cell>
          <table:table-cell table:formula="of:=HYPERLINK([.A23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44.avi</text:p>
          </table:table-cell>
          <table:table-cell table:formula="of:=HYPERLINK([.A23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34.avi</text:p>
          </table:table-cell>
          <table:table-cell table:formula="of:=HYPERLINK([.A23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38.avi</text:p>
          </table:table-cell>
          <table:table-cell table:formula="of:=HYPERLINK([.A23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41.avi</text:p>
          </table:table-cell>
          <table:table-cell table:formula="of:=HYPERLINK([.A23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45.avi</text:p>
          </table:table-cell>
          <table:table-cell table:formula="of:=HYPERLINK([.A23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37.avi</text:p>
          </table:table-cell>
          <table:table-cell table:formula="of:=HYPERLINK([.A23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40.avi</text:p>
          </table:table-cell>
          <table:table-cell table:formula="of:=HYPERLINK([.A23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43.avi</text:p>
          </table:table-cell>
          <table:table-cell table:formula="of:=HYPERLINK([.A23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42.avi</text:p>
          </table:table-cell>
          <table:table-cell table:formula="of:=HYPERLINK([.A23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49.avi</text:p>
          </table:table-cell>
          <table:table-cell table:formula="of:=HYPERLINK([.A23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46.avi</text:p>
          </table:table-cell>
          <table:table-cell table:formula="of:=HYPERLINK([.A23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47.avi</text:p>
          </table:table-cell>
          <table:table-cell table:formula="of:=HYPERLINK([.A23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50.avi</text:p>
          </table:table-cell>
          <table:table-cell table:formula="of:=HYPERLINK([.A23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53.avi</text:p>
          </table:table-cell>
          <table:table-cell table:formula="of:=HYPERLINK([.A23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55.avi</text:p>
          </table:table-cell>
          <table:table-cell table:formula="of:=HYPERLINK([.A23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57.avi</text:p>
          </table:table-cell>
          <table:table-cell table:formula="of:=HYPERLINK([.A23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56.avi</text:p>
          </table:table-cell>
          <table:table-cell table:formula="of:=HYPERLINK([.A23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48.avi</text:p>
          </table:table-cell>
          <table:table-cell table:formula="of:=HYPERLINK([.A23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51.avi</text:p>
          </table:table-cell>
          <table:table-cell table:formula="of:=HYPERLINK([.A23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54.avi</text:p>
          </table:table-cell>
          <table:table-cell table:formula="of:=HYPERLINK([.A23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60.avi</text:p>
          </table:table-cell>
          <table:table-cell table:formula="of:=HYPERLINK([.A23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61.avi</text:p>
          </table:table-cell>
          <table:table-cell table:formula="of:=HYPERLINK([.A23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52.avi</text:p>
          </table:table-cell>
          <table:table-cell table:formula="of:=HYPERLINK([.A23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62.avi</text:p>
          </table:table-cell>
          <table:table-cell table:formula="of:=HYPERLINK([.A23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58.avi</text:p>
          </table:table-cell>
          <table:table-cell table:formula="of:=HYPERLINK([.A23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63.avi</text:p>
          </table:table-cell>
          <table:table-cell table:formula="of:=HYPERLINK([.A23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64.avi</text:p>
          </table:table-cell>
          <table:table-cell table:formula="of:=HYPERLINK([.A23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66.avi</text:p>
          </table:table-cell>
          <table:table-cell table:formula="of:=HYPERLINK([.A23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68.avi</text:p>
          </table:table-cell>
          <table:table-cell table:formula="of:=HYPERLINK([.A23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59.avi</text:p>
          </table:table-cell>
          <table:table-cell table:formula="of:=HYPERLINK([.A23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69.avi</text:p>
          </table:table-cell>
          <table:table-cell table:formula="of:=HYPERLINK([.A23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65.avi</text:p>
          </table:table-cell>
          <table:table-cell table:formula="of:=HYPERLINK([.A23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72.avi</text:p>
          </table:table-cell>
          <table:table-cell table:formula="of:=HYPERLINK([.A23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73.avi</text:p>
          </table:table-cell>
          <table:table-cell table:formula="of:=HYPERLINK([.A24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67.avi</text:p>
          </table:table-cell>
          <table:table-cell table:formula="of:=HYPERLINK([.A24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70.avi</text:p>
          </table:table-cell>
          <table:table-cell table:formula="of:=HYPERLINK([.A24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79.avi</text:p>
          </table:table-cell>
          <table:table-cell table:formula="of:=HYPERLINK([.A24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75.avi</text:p>
          </table:table-cell>
          <table:table-cell table:formula="of:=HYPERLINK([.A24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71.avi</text:p>
          </table:table-cell>
          <table:table-cell table:formula="of:=HYPERLINK([.A24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78.avi</text:p>
          </table:table-cell>
          <table:table-cell table:formula="of:=HYPERLINK([.A24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76.avi</text:p>
          </table:table-cell>
          <table:table-cell table:formula="of:=HYPERLINK([.A24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74.avi</text:p>
          </table:table-cell>
          <table:table-cell table:formula="of:=HYPERLINK([.A24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81.avi</text:p>
          </table:table-cell>
          <table:table-cell table:formula="of:=HYPERLINK([.A24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77.avi</text:p>
          </table:table-cell>
          <table:table-cell table:formula="of:=HYPERLINK([.A24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84.avi</text:p>
          </table:table-cell>
          <table:table-cell table:formula="of:=HYPERLINK([.A24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80.avi</text:p>
          </table:table-cell>
          <table:table-cell table:formula="of:=HYPERLINK([.A24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82.avi</text:p>
          </table:table-cell>
          <table:table-cell table:formula="of:=HYPERLINK([.A24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83.avi</text:p>
          </table:table-cell>
          <table:table-cell table:formula="of:=HYPERLINK([.A24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86.avi</text:p>
          </table:table-cell>
          <table:table-cell table:formula="of:=HYPERLINK([.A24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87.avi</text:p>
          </table:table-cell>
          <table:table-cell table:formula="of:=HYPERLINK([.A24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88.avi</text:p>
          </table:table-cell>
          <table:table-cell table:formula="of:=HYPERLINK([.A24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92.avi</text:p>
          </table:table-cell>
          <table:table-cell table:formula="of:=HYPERLINK([.A24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00.avi</text:p>
          </table:table-cell>
          <table:table-cell table:formula="of:=HYPERLINK([.A24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89.avi</text:p>
          </table:table-cell>
          <table:table-cell table:formula="of:=HYPERLINK([.A24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98.avi</text:p>
          </table:table-cell>
          <table:table-cell table:formula="of:=HYPERLINK([.A24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85.avi</text:p>
          </table:table-cell>
          <table:table-cell table:formula="of:=HYPERLINK([.A24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97.avi</text:p>
          </table:table-cell>
          <table:table-cell table:formula="of:=HYPERLINK([.A24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93.avi</text:p>
          </table:table-cell>
          <table:table-cell table:formula="of:=HYPERLINK([.A24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95.avi</text:p>
          </table:table-cell>
          <table:table-cell table:formula="of:=HYPERLINK([.A24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90.avi</text:p>
          </table:table-cell>
          <table:table-cell table:formula="of:=HYPERLINK([.A24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99.avi</text:p>
          </table:table-cell>
          <table:table-cell table:formula="of:=HYPERLINK([.A24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91.avi</text:p>
          </table:table-cell>
          <table:table-cell table:formula="of:=HYPERLINK([.A24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96.avi</text:p>
          </table:table-cell>
          <table:table-cell table:formula="of:=HYPERLINK([.A24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294.avi</text:p>
          </table:table-cell>
          <table:table-cell table:formula="of:=HYPERLINK([.A24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01.avi</text:p>
          </table:table-cell>
          <table:table-cell table:formula="of:=HYPERLINK([.A24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02.avi</text:p>
          </table:table-cell>
          <table:table-cell table:formula="of:=HYPERLINK([.A24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03.avi</text:p>
          </table:table-cell>
          <table:table-cell table:formula="of:=HYPERLINK([.A24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13.avi</text:p>
          </table:table-cell>
          <table:table-cell table:formula="of:=HYPERLINK([.A24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11.avi</text:p>
          </table:table-cell>
          <table:table-cell table:formula="of:=HYPERLINK([.A24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04.avi</text:p>
          </table:table-cell>
          <table:table-cell table:formula="of:=HYPERLINK([.A24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08.avi</text:p>
          </table:table-cell>
          <table:table-cell table:formula="of:=HYPERLINK([.A24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06.avi</text:p>
          </table:table-cell>
          <table:table-cell table:formula="of:=HYPERLINK([.A24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07.avi</text:p>
          </table:table-cell>
          <table:table-cell table:formula="of:=HYPERLINK([.A24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10.avi</text:p>
          </table:table-cell>
          <table:table-cell table:formula="of:=HYPERLINK([.A24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16.avi</text:p>
          </table:table-cell>
          <table:table-cell table:formula="of:=HYPERLINK([.A24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05.avi</text:p>
          </table:table-cell>
          <table:table-cell table:formula="of:=HYPERLINK([.A24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17.avi</text:p>
          </table:table-cell>
          <table:table-cell table:formula="of:=HYPERLINK([.A24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09.avi</text:p>
          </table:table-cell>
          <table:table-cell table:formula="of:=HYPERLINK([.A24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14.avi</text:p>
          </table:table-cell>
          <table:table-cell table:formula="of:=HYPERLINK([.A24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15.avi</text:p>
          </table:table-cell>
          <table:table-cell table:formula="of:=HYPERLINK([.A24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12.avi</text:p>
          </table:table-cell>
          <table:table-cell table:formula="of:=HYPERLINK([.A24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28.avi</text:p>
          </table:table-cell>
          <table:table-cell table:formula="of:=HYPERLINK([.A24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23.avi</text:p>
          </table:table-cell>
          <table:table-cell table:formula="of:=HYPERLINK([.A24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27.avi</text:p>
          </table:table-cell>
          <table:table-cell table:formula="of:=HYPERLINK([.A24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19.avi</text:p>
          </table:table-cell>
          <table:table-cell table:formula="of:=HYPERLINK([.A24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18.avi</text:p>
          </table:table-cell>
          <table:table-cell table:formula="of:=HYPERLINK([.A24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20.avi</text:p>
          </table:table-cell>
          <table:table-cell table:formula="of:=HYPERLINK([.A24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21.avi</text:p>
          </table:table-cell>
          <table:table-cell table:formula="of:=HYPERLINK([.A24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24.avi</text:p>
          </table:table-cell>
          <table:table-cell table:formula="of:=HYPERLINK([.A24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22.avi</text:p>
          </table:table-cell>
          <table:table-cell table:formula="of:=HYPERLINK([.A24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25.avi</text:p>
          </table:table-cell>
          <table:table-cell table:formula="of:=HYPERLINK([.A24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32.avi</text:p>
          </table:table-cell>
          <table:table-cell table:formula="of:=HYPERLINK([.A24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26.avi</text:p>
          </table:table-cell>
          <table:table-cell table:formula="of:=HYPERLINK([.A24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30.avi</text:p>
          </table:table-cell>
          <table:table-cell table:formula="of:=HYPERLINK([.A24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29.avi</text:p>
          </table:table-cell>
          <table:table-cell table:formula="of:=HYPERLINK([.A24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36.avi</text:p>
          </table:table-cell>
          <table:table-cell table:formula="of:=HYPERLINK([.A24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33.avi</text:p>
          </table:table-cell>
          <table:table-cell table:formula="of:=HYPERLINK([.A24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39.avi</text:p>
          </table:table-cell>
          <table:table-cell table:formula="of:=HYPERLINK([.A24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31.avi</text:p>
          </table:table-cell>
          <table:table-cell table:formula="of:=HYPERLINK([.A24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38.avi</text:p>
          </table:table-cell>
          <table:table-cell table:formula="of:=HYPERLINK([.A24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35.avi</text:p>
          </table:table-cell>
          <table:table-cell table:formula="of:=HYPERLINK([.A24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40.avi</text:p>
          </table:table-cell>
          <table:table-cell table:formula="of:=HYPERLINK([.A24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37.avi</text:p>
          </table:table-cell>
          <table:table-cell table:formula="of:=HYPERLINK([.A24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34.avi</text:p>
          </table:table-cell>
          <table:table-cell table:formula="of:=HYPERLINK([.A24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43.avi</text:p>
          </table:table-cell>
          <table:table-cell table:formula="of:=HYPERLINK([.A24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42.avi</text:p>
          </table:table-cell>
          <table:table-cell table:formula="of:=HYPERLINK([.A24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41.avi</text:p>
          </table:table-cell>
          <table:table-cell table:formula="of:=HYPERLINK([.A24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44.avi</text:p>
          </table:table-cell>
          <table:table-cell table:formula="of:=HYPERLINK([.A24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50.avi</text:p>
          </table:table-cell>
          <table:table-cell table:formula="of:=HYPERLINK([.A24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48.avi</text:p>
          </table:table-cell>
          <table:table-cell table:formula="of:=HYPERLINK([.A24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45.avi</text:p>
          </table:table-cell>
          <table:table-cell table:formula="of:=HYPERLINK([.A24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53.avi</text:p>
          </table:table-cell>
          <table:table-cell table:formula="of:=HYPERLINK([.A24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51.avi</text:p>
          </table:table-cell>
          <table:table-cell table:formula="of:=HYPERLINK([.A24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52.avi</text:p>
          </table:table-cell>
          <table:table-cell table:formula="of:=HYPERLINK([.A24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46.avi</text:p>
          </table:table-cell>
          <table:table-cell table:formula="of:=HYPERLINK([.A24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58.avi</text:p>
          </table:table-cell>
          <table:table-cell table:formula="of:=HYPERLINK([.A24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47.avi</text:p>
          </table:table-cell>
          <table:table-cell table:formula="of:=HYPERLINK([.A24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57.avi</text:p>
          </table:table-cell>
          <table:table-cell table:formula="of:=HYPERLINK([.A24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49.avi</text:p>
          </table:table-cell>
          <table:table-cell table:formula="of:=HYPERLINK([.A24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60.avi</text:p>
          </table:table-cell>
          <table:table-cell table:formula="of:=HYPERLINK([.A24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56.avi</text:p>
          </table:table-cell>
          <table:table-cell table:formula="of:=HYPERLINK([.A24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55.avi</text:p>
          </table:table-cell>
          <table:table-cell table:formula="of:=HYPERLINK([.A24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54.avi</text:p>
          </table:table-cell>
          <table:table-cell table:formula="of:=HYPERLINK([.A24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59.avi</text:p>
          </table:table-cell>
          <table:table-cell table:formula="of:=HYPERLINK([.A24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63.avi</text:p>
          </table:table-cell>
          <table:table-cell table:formula="of:=HYPERLINK([.A24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61.avi</text:p>
          </table:table-cell>
          <table:table-cell table:formula="of:=HYPERLINK([.A24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64.avi</text:p>
          </table:table-cell>
          <table:table-cell table:formula="of:=HYPERLINK([.A24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62.avi</text:p>
          </table:table-cell>
          <table:table-cell table:formula="of:=HYPERLINK([.A24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66.avi</text:p>
          </table:table-cell>
          <table:table-cell table:formula="of:=HYPERLINK([.A24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71.avi</text:p>
          </table:table-cell>
          <table:table-cell table:formula="of:=HYPERLINK([.A24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65.avi</text:p>
          </table:table-cell>
          <table:table-cell table:formula="of:=HYPERLINK([.A24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68.avi</text:p>
          </table:table-cell>
          <table:table-cell table:formula="of:=HYPERLINK([.A24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72.avi</text:p>
          </table:table-cell>
          <table:table-cell table:formula="of:=HYPERLINK([.A24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74.avi</text:p>
          </table:table-cell>
          <table:table-cell table:formula="of:=HYPERLINK([.A25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77.avi</text:p>
          </table:table-cell>
          <table:table-cell table:formula="of:=HYPERLINK([.A25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70.avi</text:p>
          </table:table-cell>
          <table:table-cell table:formula="of:=HYPERLINK([.A25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67.avi</text:p>
          </table:table-cell>
          <table:table-cell table:formula="of:=HYPERLINK([.A25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76.avi</text:p>
          </table:table-cell>
          <table:table-cell table:formula="of:=HYPERLINK([.A25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80.avi</text:p>
          </table:table-cell>
          <table:table-cell table:formula="of:=HYPERLINK([.A25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75.avi</text:p>
          </table:table-cell>
          <table:table-cell table:formula="of:=HYPERLINK([.A25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73.avi</text:p>
          </table:table-cell>
          <table:table-cell table:formula="of:=HYPERLINK([.A25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69.avi</text:p>
          </table:table-cell>
          <table:table-cell table:formula="of:=HYPERLINK([.A25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81.avi</text:p>
          </table:table-cell>
          <table:table-cell table:formula="of:=HYPERLINK([.A25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79.avi</text:p>
          </table:table-cell>
          <table:table-cell table:formula="of:=HYPERLINK([.A25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78.avi</text:p>
          </table:table-cell>
          <table:table-cell table:formula="of:=HYPERLINK([.A25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82.avi</text:p>
          </table:table-cell>
          <table:table-cell table:formula="of:=HYPERLINK([.A25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85.avi</text:p>
          </table:table-cell>
          <table:table-cell table:formula="of:=HYPERLINK([.A25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86.avi</text:p>
          </table:table-cell>
          <table:table-cell table:formula="of:=HYPERLINK([.A25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92.avi</text:p>
          </table:table-cell>
          <table:table-cell table:formula="of:=HYPERLINK([.A25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89.avi</text:p>
          </table:table-cell>
          <table:table-cell table:formula="of:=HYPERLINK([.A25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91.avi</text:p>
          </table:table-cell>
          <table:table-cell table:formula="of:=HYPERLINK([.A25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88.avi</text:p>
          </table:table-cell>
          <table:table-cell table:formula="of:=HYPERLINK([.A25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93.avi</text:p>
          </table:table-cell>
          <table:table-cell table:formula="of:=HYPERLINK([.A25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83.avi</text:p>
          </table:table-cell>
          <table:table-cell table:formula="of:=HYPERLINK([.A25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87.avi</text:p>
          </table:table-cell>
          <table:table-cell table:formula="of:=HYPERLINK([.A25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90.avi</text:p>
          </table:table-cell>
          <table:table-cell table:formula="of:=HYPERLINK([.A25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84.avi</text:p>
          </table:table-cell>
          <table:table-cell table:formula="of:=HYPERLINK([.A25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94.avi</text:p>
          </table:table-cell>
          <table:table-cell table:formula="of:=HYPERLINK([.A25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97.avi</text:p>
          </table:table-cell>
          <table:table-cell table:formula="of:=HYPERLINK([.A25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95.avi</text:p>
          </table:table-cell>
          <table:table-cell table:formula="of:=HYPERLINK([.A25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02.avi</text:p>
          </table:table-cell>
          <table:table-cell table:formula="of:=HYPERLINK([.A25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01.avi</text:p>
          </table:table-cell>
          <table:table-cell table:formula="of:=HYPERLINK([.A25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98.avi</text:p>
          </table:table-cell>
          <table:table-cell table:formula="of:=HYPERLINK([.A25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03.avi</text:p>
          </table:table-cell>
          <table:table-cell table:formula="of:=HYPERLINK([.A25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00.avi</text:p>
          </table:table-cell>
          <table:table-cell table:formula="of:=HYPERLINK([.A25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06.avi</text:p>
          </table:table-cell>
          <table:table-cell table:formula="of:=HYPERLINK([.A25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96.avi</text:p>
          </table:table-cell>
          <table:table-cell table:formula="of:=HYPERLINK([.A25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04.avi</text:p>
          </table:table-cell>
          <table:table-cell table:formula="of:=HYPERLINK([.A25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10.avi</text:p>
          </table:table-cell>
          <table:table-cell table:formula="of:=HYPERLINK([.A25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399.avi</text:p>
          </table:table-cell>
          <table:table-cell table:formula="of:=HYPERLINK([.A25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08.avi</text:p>
          </table:table-cell>
          <table:table-cell table:formula="of:=HYPERLINK([.A25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09.avi</text:p>
          </table:table-cell>
          <table:table-cell table:formula="of:=HYPERLINK([.A25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14.avi</text:p>
          </table:table-cell>
          <table:table-cell table:formula="of:=HYPERLINK([.A25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15.avi</text:p>
          </table:table-cell>
          <table:table-cell table:formula="of:=HYPERLINK([.A25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05.avi</text:p>
          </table:table-cell>
          <table:table-cell table:formula="of:=HYPERLINK([.A25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12.avi</text:p>
          </table:table-cell>
          <table:table-cell table:formula="of:=HYPERLINK([.A25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07.avi</text:p>
          </table:table-cell>
          <table:table-cell table:formula="of:=HYPERLINK([.A25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11.avi</text:p>
          </table:table-cell>
          <table:table-cell table:formula="of:=HYPERLINK([.A25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18.avi</text:p>
          </table:table-cell>
          <table:table-cell table:formula="of:=HYPERLINK([.A25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19.avi</text:p>
          </table:table-cell>
          <table:table-cell table:formula="of:=HYPERLINK([.A25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16.avi</text:p>
          </table:table-cell>
          <table:table-cell table:formula="of:=HYPERLINK([.A25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13.avi</text:p>
          </table:table-cell>
          <table:table-cell table:formula="of:=HYPERLINK([.A25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21.avi</text:p>
          </table:table-cell>
          <table:table-cell table:formula="of:=HYPERLINK([.A25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17.avi</text:p>
          </table:table-cell>
          <table:table-cell table:formula="of:=HYPERLINK([.A25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20.avi</text:p>
          </table:table-cell>
          <table:table-cell table:formula="of:=HYPERLINK([.A25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23.avi</text:p>
          </table:table-cell>
          <table:table-cell table:formula="of:=HYPERLINK([.A25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28.avi</text:p>
          </table:table-cell>
          <table:table-cell table:formula="of:=HYPERLINK([.A25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29.avi</text:p>
          </table:table-cell>
          <table:table-cell table:formula="of:=HYPERLINK([.A25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22.avi</text:p>
          </table:table-cell>
          <table:table-cell table:formula="of:=HYPERLINK([.A25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24.avi</text:p>
          </table:table-cell>
          <table:table-cell table:formula="of:=HYPERLINK([.A25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26.avi</text:p>
          </table:table-cell>
          <table:table-cell table:formula="of:=HYPERLINK([.A25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30.avi</text:p>
          </table:table-cell>
          <table:table-cell table:formula="of:=HYPERLINK([.A25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32.avi</text:p>
          </table:table-cell>
          <table:table-cell table:formula="of:=HYPERLINK([.A25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27.avi</text:p>
          </table:table-cell>
          <table:table-cell table:formula="of:=HYPERLINK([.A25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25.avi</text:p>
          </table:table-cell>
          <table:table-cell table:formula="of:=HYPERLINK([.A25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35.avi</text:p>
          </table:table-cell>
          <table:table-cell table:formula="of:=HYPERLINK([.A25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37.avi</text:p>
          </table:table-cell>
          <table:table-cell table:formula="of:=HYPERLINK([.A25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31.avi</text:p>
          </table:table-cell>
          <table:table-cell table:formula="of:=HYPERLINK([.A25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33.avi</text:p>
          </table:table-cell>
          <table:table-cell table:formula="of:=HYPERLINK([.A25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34.avi</text:p>
          </table:table-cell>
          <table:table-cell table:formula="of:=HYPERLINK([.A25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36.avi</text:p>
          </table:table-cell>
          <table:table-cell table:formula="of:=HYPERLINK([.A25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41.avi</text:p>
          </table:table-cell>
          <table:table-cell table:formula="of:=HYPERLINK([.A25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47.avi</text:p>
          </table:table-cell>
          <table:table-cell table:formula="of:=HYPERLINK([.A25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40.avi</text:p>
          </table:table-cell>
          <table:table-cell table:formula="of:=HYPERLINK([.A25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39.avi</text:p>
          </table:table-cell>
          <table:table-cell table:formula="of:=HYPERLINK([.A25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49.avi</text:p>
          </table:table-cell>
          <table:table-cell table:formula="of:=HYPERLINK([.A25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38.avi</text:p>
          </table:table-cell>
          <table:table-cell table:formula="of:=HYPERLINK([.A25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46.avi</text:p>
          </table:table-cell>
          <table:table-cell table:formula="of:=HYPERLINK([.A25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43.avi</text:p>
          </table:table-cell>
          <table:table-cell table:formula="of:=HYPERLINK([.A25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44.avi</text:p>
          </table:table-cell>
          <table:table-cell table:formula="of:=HYPERLINK([.A25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50.avi</text:p>
          </table:table-cell>
          <table:table-cell table:formula="of:=HYPERLINK([.A25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42.avi</text:p>
          </table:table-cell>
          <table:table-cell table:formula="of:=HYPERLINK([.A25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48.avi</text:p>
          </table:table-cell>
          <table:table-cell table:formula="of:=HYPERLINK([.A25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45.avi</text:p>
          </table:table-cell>
          <table:table-cell table:formula="of:=HYPERLINK([.A25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51.avi</text:p>
          </table:table-cell>
          <table:table-cell table:formula="of:=HYPERLINK([.A25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54.avi</text:p>
          </table:table-cell>
          <table:table-cell table:formula="of:=HYPERLINK([.A25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52.avi</text:p>
          </table:table-cell>
          <table:table-cell table:formula="of:=HYPERLINK([.A25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53.avi</text:p>
          </table:table-cell>
          <table:table-cell table:formula="of:=HYPERLINK([.A25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58.avi</text:p>
          </table:table-cell>
          <table:table-cell table:formula="of:=HYPERLINK([.A25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57.avi</text:p>
          </table:table-cell>
          <table:table-cell table:formula="of:=HYPERLINK([.A25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59.avi</text:p>
          </table:table-cell>
          <table:table-cell table:formula="of:=HYPERLINK([.A25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62.avi</text:p>
          </table:table-cell>
          <table:table-cell table:formula="of:=HYPERLINK([.A25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56.avi</text:p>
          </table:table-cell>
          <table:table-cell table:formula="of:=HYPERLINK([.A25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61.avi</text:p>
          </table:table-cell>
          <table:table-cell table:formula="of:=HYPERLINK([.A25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66.avi</text:p>
          </table:table-cell>
          <table:table-cell table:formula="of:=HYPERLINK([.A25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55.avi</text:p>
          </table:table-cell>
          <table:table-cell table:formula="of:=HYPERLINK([.A25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64.avi</text:p>
          </table:table-cell>
          <table:table-cell table:formula="of:=HYPERLINK([.A25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63.avi</text:p>
          </table:table-cell>
          <table:table-cell table:formula="of:=HYPERLINK([.A25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65.avi</text:p>
          </table:table-cell>
          <table:table-cell table:formula="of:=HYPERLINK([.A25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60.avi</text:p>
          </table:table-cell>
          <table:table-cell table:formula="of:=HYPERLINK([.A25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70.avi</text:p>
          </table:table-cell>
          <table:table-cell table:formula="of:=HYPERLINK([.A25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73.avi</text:p>
          </table:table-cell>
          <table:table-cell table:formula="of:=HYPERLINK([.A25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69.avi</text:p>
          </table:table-cell>
          <table:table-cell table:formula="of:=HYPERLINK([.A25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74.avi</text:p>
          </table:table-cell>
          <table:table-cell table:formula="of:=HYPERLINK([.A26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67.avi</text:p>
          </table:table-cell>
          <table:table-cell table:formula="of:=HYPERLINK([.A26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68.avi</text:p>
          </table:table-cell>
          <table:table-cell table:formula="of:=HYPERLINK([.A26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72.avi</text:p>
          </table:table-cell>
          <table:table-cell table:formula="of:=HYPERLINK([.A26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78.avi</text:p>
          </table:table-cell>
          <table:table-cell table:formula="of:=HYPERLINK([.A26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71.avi</text:p>
          </table:table-cell>
          <table:table-cell table:formula="of:=HYPERLINK([.A26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76.avi</text:p>
          </table:table-cell>
          <table:table-cell table:formula="of:=HYPERLINK([.A26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81.avi</text:p>
          </table:table-cell>
          <table:table-cell table:formula="of:=HYPERLINK([.A26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80.avi</text:p>
          </table:table-cell>
          <table:table-cell table:formula="of:=HYPERLINK([.A26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82.avi</text:p>
          </table:table-cell>
          <table:table-cell table:formula="of:=HYPERLINK([.A26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75.avi</text:p>
          </table:table-cell>
          <table:table-cell table:formula="of:=HYPERLINK([.A26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77.avi</text:p>
          </table:table-cell>
          <table:table-cell table:formula="of:=HYPERLINK([.A26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79.avi</text:p>
          </table:table-cell>
          <table:table-cell table:formula="of:=HYPERLINK([.A26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85.avi</text:p>
          </table:table-cell>
          <table:table-cell table:formula="of:=HYPERLINK([.A26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87.avi</text:p>
          </table:table-cell>
          <table:table-cell table:formula="of:=HYPERLINK([.A26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90.avi</text:p>
          </table:table-cell>
          <table:table-cell table:formula="of:=HYPERLINK([.A26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84.avi</text:p>
          </table:table-cell>
          <table:table-cell table:formula="of:=HYPERLINK([.A26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91.avi</text:p>
          </table:table-cell>
          <table:table-cell table:formula="of:=HYPERLINK([.A26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83.avi</text:p>
          </table:table-cell>
          <table:table-cell table:formula="of:=HYPERLINK([.A26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89.avi</text:p>
          </table:table-cell>
          <table:table-cell table:formula="of:=HYPERLINK([.A26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93.avi</text:p>
          </table:table-cell>
          <table:table-cell table:formula="of:=HYPERLINK([.A26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86.avi</text:p>
          </table:table-cell>
          <table:table-cell table:formula="of:=HYPERLINK([.A26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92.avi</text:p>
          </table:table-cell>
          <table:table-cell table:formula="of:=HYPERLINK([.A26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88.avi</text:p>
          </table:table-cell>
          <table:table-cell table:formula="of:=HYPERLINK([.A26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96.avi</text:p>
          </table:table-cell>
          <table:table-cell table:formula="of:=HYPERLINK([.A26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95.avi</text:p>
          </table:table-cell>
          <table:table-cell table:formula="of:=HYPERLINK([.A26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94.avi</text:p>
          </table:table-cell>
          <table:table-cell table:formula="of:=HYPERLINK([.A26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99.avi</text:p>
          </table:table-cell>
          <table:table-cell table:formula="of:=HYPERLINK([.A26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97.avi</text:p>
          </table:table-cell>
          <table:table-cell table:formula="of:=HYPERLINK([.A26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04.avi</text:p>
          </table:table-cell>
          <table:table-cell table:formula="of:=HYPERLINK([.A26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498.avi</text:p>
          </table:table-cell>
          <table:table-cell table:formula="of:=HYPERLINK([.A26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00.avi</text:p>
          </table:table-cell>
          <table:table-cell table:formula="of:=HYPERLINK([.A26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05.avi</text:p>
          </table:table-cell>
          <table:table-cell table:formula="of:=HYPERLINK([.A26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03.avi</text:p>
          </table:table-cell>
          <table:table-cell table:formula="of:=HYPERLINK([.A26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08.avi</text:p>
          </table:table-cell>
          <table:table-cell table:formula="of:=HYPERLINK([.A26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01.avi</text:p>
          </table:table-cell>
          <table:table-cell table:formula="of:=HYPERLINK([.A26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11.avi</text:p>
          </table:table-cell>
          <table:table-cell table:formula="of:=HYPERLINK([.A26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02.avi</text:p>
          </table:table-cell>
          <table:table-cell table:formula="of:=HYPERLINK([.A26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09.avi</text:p>
          </table:table-cell>
          <table:table-cell table:formula="of:=HYPERLINK([.A26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10.avi</text:p>
          </table:table-cell>
          <table:table-cell table:formula="of:=HYPERLINK([.A26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07.avi</text:p>
          </table:table-cell>
          <table:table-cell table:formula="of:=HYPERLINK([.A26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12.avi</text:p>
          </table:table-cell>
          <table:table-cell table:formula="of:=HYPERLINK([.A26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14.avi</text:p>
          </table:table-cell>
          <table:table-cell table:formula="of:=HYPERLINK([.A26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06.avi</text:p>
          </table:table-cell>
          <table:table-cell table:formula="of:=HYPERLINK([.A26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15.avi</text:p>
          </table:table-cell>
          <table:table-cell table:formula="of:=HYPERLINK([.A26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16.avi</text:p>
          </table:table-cell>
          <table:table-cell table:formula="of:=HYPERLINK([.A26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13.avi</text:p>
          </table:table-cell>
          <table:table-cell table:formula="of:=HYPERLINK([.A26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17.avi</text:p>
          </table:table-cell>
          <table:table-cell table:formula="of:=HYPERLINK([.A26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18.avi</text:p>
          </table:table-cell>
          <table:table-cell table:formula="of:=HYPERLINK([.A26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26.avi</text:p>
          </table:table-cell>
          <table:table-cell table:formula="of:=HYPERLINK([.A26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3">
            <text:p>0.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21.avi</text:p>
          </table:table-cell>
          <table:table-cell table:formula="of:=HYPERLINK([.A26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22.avi</text:p>
          </table:table-cell>
          <table:table-cell table:formula="of:=HYPERLINK([.A26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19.avi</text:p>
          </table:table-cell>
          <table:table-cell table:formula="of:=HYPERLINK([.A26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23.avi</text:p>
          </table:table-cell>
          <table:table-cell table:formula="of:=HYPERLINK([.A26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24.avi</text:p>
          </table:table-cell>
          <table:table-cell table:formula="of:=HYPERLINK([.A26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25.avi</text:p>
          </table:table-cell>
          <table:table-cell table:formula="of:=HYPERLINK([.A26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27.avi</text:p>
          </table:table-cell>
          <table:table-cell table:formula="of:=HYPERLINK([.A26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333333">
            <text:p>0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29.avi</text:p>
          </table:table-cell>
          <table:table-cell table:formula="of:=HYPERLINK([.A26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.8">
            <text:p>3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28.avi</text:p>
          </table:table-cell>
          <table:table-cell table:formula="of:=HYPERLINK([.A26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.866667">
            <text:p>1.8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32.avi</text:p>
          </table:table-cell>
          <table:table-cell table:formula="of:=HYPERLINK([.A26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30.avi</text:p>
          </table:table-cell>
          <table:table-cell table:formula="of:=HYPERLINK([.A26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65.8">
            <text:p>65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31.avi</text:p>
          </table:table-cell>
          <table:table-cell table:formula="of:=HYPERLINK([.A26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37.avi</text:p>
          </table:table-cell>
          <table:table-cell table:formula="of:=HYPERLINK([.A26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33.avi</text:p>
          </table:table-cell>
          <table:table-cell table:formula="of:=HYPERLINK([.A26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35.avi</text:p>
          </table:table-cell>
          <table:table-cell table:formula="of:=HYPERLINK([.A26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40.avi</text:p>
          </table:table-cell>
          <table:table-cell table:formula="of:=HYPERLINK([.A26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.666667">
            <text:p>1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38.avi</text:p>
          </table:table-cell>
          <table:table-cell table:formula="of:=HYPERLINK([.A26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41.avi</text:p>
          </table:table-cell>
          <table:table-cell table:formula="of:=HYPERLINK([.A26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39.avi</text:p>
          </table:table-cell>
          <table:table-cell table:formula="of:=HYPERLINK([.A26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4">
            <text:p>0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45.avi</text:p>
          </table:table-cell>
          <table:table-cell table:formula="of:=HYPERLINK([.A26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34.avi</text:p>
          </table:table-cell>
          <table:table-cell table:formula="of:=HYPERLINK([.A26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36.avi</text:p>
          </table:table-cell>
          <table:table-cell table:formula="of:=HYPERLINK([.A26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42.avi</text:p>
          </table:table-cell>
          <table:table-cell table:formula="of:=HYPERLINK([.A26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47.avi</text:p>
          </table:table-cell>
          <table:table-cell table:formula="of:=HYPERLINK([.A26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43.avi</text:p>
          </table:table-cell>
          <table:table-cell table:formula="of:=HYPERLINK([.A26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533333">
            <text:p>0.5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44.avi</text:p>
          </table:table-cell>
          <table:table-cell table:formula="of:=HYPERLINK([.A26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20.avi</text:p>
          </table:table-cell>
          <table:table-cell table:formula="of:=HYPERLINK([.A26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00.7">
            <text:p>100.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56.avi</text:p>
          </table:table-cell>
          <table:table-cell table:formula="of:=HYPERLINK([.A26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60.avi</text:p>
          </table:table-cell>
          <table:table-cell table:formula="of:=HYPERLINK([.A26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46.avi</text:p>
          </table:table-cell>
          <table:table-cell table:formula="of:=HYPERLINK([.A26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51.avi</text:p>
          </table:table-cell>
          <table:table-cell table:formula="of:=HYPERLINK([.A26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50.avi</text:p>
          </table:table-cell>
          <table:table-cell table:formula="of:=HYPERLINK([.A26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61.avi</text:p>
          </table:table-cell>
          <table:table-cell table:formula="of:=HYPERLINK([.A26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58.avi</text:p>
          </table:table-cell>
          <table:table-cell table:formula="of:=HYPERLINK([.A26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333333">
            <text:p>0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57.avi</text:p>
          </table:table-cell>
          <table:table-cell table:formula="of:=HYPERLINK([.A26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49.avi</text:p>
          </table:table-cell>
          <table:table-cell table:formula="of:=HYPERLINK([.A26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59.avi</text:p>
          </table:table-cell>
          <table:table-cell table:formula="of:=HYPERLINK([.A26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55.avi</text:p>
          </table:table-cell>
          <table:table-cell table:formula="of:=HYPERLINK([.A26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53.avi</text:p>
          </table:table-cell>
          <table:table-cell table:formula="of:=HYPERLINK([.A26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52.avi</text:p>
          </table:table-cell>
          <table:table-cell table:formula="of:=HYPERLINK([.A26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48.avi</text:p>
          </table:table-cell>
          <table:table-cell table:formula="of:=HYPERLINK([.A26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54.avi</text:p>
          </table:table-cell>
          <table:table-cell table:formula="of:=HYPERLINK([.A26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66.avi</text:p>
          </table:table-cell>
          <table:table-cell table:formula="of:=HYPERLINK([.A26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68.avi</text:p>
          </table:table-cell>
          <table:table-cell table:formula="of:=HYPERLINK([.A26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74.avi</text:p>
          </table:table-cell>
          <table:table-cell table:formula="of:=HYPERLINK([.A26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64.avi</text:p>
          </table:table-cell>
          <table:table-cell table:formula="of:=HYPERLINK([.A26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65.avi</text:p>
          </table:table-cell>
          <table:table-cell table:formula="of:=HYPERLINK([.A26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666667">
            <text:p>0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63.avi</text:p>
          </table:table-cell>
          <table:table-cell table:formula="of:=HYPERLINK([.A26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62.avi</text:p>
          </table:table-cell>
          <table:table-cell table:formula="of:=HYPERLINK([.A26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71.avi</text:p>
          </table:table-cell>
          <table:table-cell table:formula="of:=HYPERLINK([.A26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73.avi</text:p>
          </table:table-cell>
          <table:table-cell table:formula="of:=HYPERLINK([.A27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72.avi</text:p>
          </table:table-cell>
          <table:table-cell table:formula="of:=HYPERLINK([.A27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67.avi</text:p>
          </table:table-cell>
          <table:table-cell table:formula="of:=HYPERLINK([.A27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69.avi</text:p>
          </table:table-cell>
          <table:table-cell table:formula="of:=HYPERLINK([.A27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75.avi</text:p>
          </table:table-cell>
          <table:table-cell table:formula="of:=HYPERLINK([.A27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78.avi</text:p>
          </table:table-cell>
          <table:table-cell table:formula="of:=HYPERLINK([.A27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76.avi</text:p>
          </table:table-cell>
          <table:table-cell table:formula="of:=HYPERLINK([.A27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70.avi</text:p>
          </table:table-cell>
          <table:table-cell table:formula="of:=HYPERLINK([.A27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82.avi</text:p>
          </table:table-cell>
          <table:table-cell table:formula="of:=HYPERLINK([.A27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80.avi</text:p>
          </table:table-cell>
          <table:table-cell table:formula="of:=HYPERLINK([.A27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84.avi</text:p>
          </table:table-cell>
          <table:table-cell table:formula="of:=HYPERLINK([.A27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77.avi</text:p>
          </table:table-cell>
          <table:table-cell table:formula="of:=HYPERLINK([.A27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81.avi</text:p>
          </table:table-cell>
          <table:table-cell table:formula="of:=HYPERLINK([.A27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85.avi</text:p>
          </table:table-cell>
          <table:table-cell table:formula="of:=HYPERLINK([.A27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87.avi</text:p>
          </table:table-cell>
          <table:table-cell table:formula="of:=HYPERLINK([.A27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79.avi</text:p>
          </table:table-cell>
          <table:table-cell table:formula="of:=HYPERLINK([.A27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83.avi</text:p>
          </table:table-cell>
          <table:table-cell table:formula="of:=HYPERLINK([.A27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586.avi</text:p>
          </table:table-cell>
          <table:table-cell table:formula="of:=HYPERLINK([.A27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94.avi</text:p>
          </table:table-cell>
          <table:table-cell table:formula="of:=HYPERLINK([.A27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91.avi</text:p>
          </table:table-cell>
          <table:table-cell table:formula="of:=HYPERLINK([.A27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98.avi</text:p>
          </table:table-cell>
          <table:table-cell table:formula="of:=HYPERLINK([.A27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89.avi</text:p>
          </table:table-cell>
          <table:table-cell table:formula="of:=HYPERLINK([.A27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97.avi</text:p>
          </table:table-cell>
          <table:table-cell table:formula="of:=HYPERLINK([.A27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88.avi</text:p>
          </table:table-cell>
          <table:table-cell table:formula="of:=HYPERLINK([.A27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866667">
            <text:p>0.8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90.avi</text:p>
          </table:table-cell>
          <table:table-cell table:formula="of:=HYPERLINK([.A27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96.avi</text:p>
          </table:table-cell>
          <table:table-cell table:formula="of:=HYPERLINK([.A27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92.avi</text:p>
          </table:table-cell>
          <table:table-cell table:formula="of:=HYPERLINK([.A27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93.avi</text:p>
          </table:table-cell>
          <table:table-cell table:formula="of:=HYPERLINK([.A27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95.avi</text:p>
          </table:table-cell>
          <table:table-cell table:formula="of:=HYPERLINK([.A27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599.avi</text:p>
          </table:table-cell>
          <table:table-cell table:formula="of:=HYPERLINK([.A27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00.avi</text:p>
          </table:table-cell>
          <table:table-cell table:formula="of:=HYPERLINK([.A27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03.avi</text:p>
          </table:table-cell>
          <table:table-cell table:formula="of:=HYPERLINK([.A27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02.avi</text:p>
          </table:table-cell>
          <table:table-cell table:formula="of:=HYPERLINK([.A27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01.avi</text:p>
          </table:table-cell>
          <table:table-cell table:formula="of:=HYPERLINK([.A27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06.avi</text:p>
          </table:table-cell>
          <table:table-cell table:formula="of:=HYPERLINK([.A27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04.avi</text:p>
          </table:table-cell>
          <table:table-cell table:formula="of:=HYPERLINK([.A27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05.avi</text:p>
          </table:table-cell>
          <table:table-cell table:formula="of:=HYPERLINK([.A27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09.avi</text:p>
          </table:table-cell>
          <table:table-cell table:formula="of:=HYPERLINK([.A27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13.avi</text:p>
          </table:table-cell>
          <table:table-cell table:formula="of:=HYPERLINK([.A27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11.avi</text:p>
          </table:table-cell>
          <table:table-cell table:formula="of:=HYPERLINK([.A27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33333">
            <text:p>0.2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14.avi</text:p>
          </table:table-cell>
          <table:table-cell table:formula="of:=HYPERLINK([.A27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08.avi</text:p>
          </table:table-cell>
          <table:table-cell table:formula="of:=HYPERLINK([.A27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11">
            <text:p>11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07.avi</text:p>
          </table:table-cell>
          <table:table-cell table:formula="of:=HYPERLINK([.A27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10.avi</text:p>
          </table:table-cell>
          <table:table-cell table:formula="of:=HYPERLINK([.A27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12.avi</text:p>
          </table:table-cell>
          <table:table-cell table:formula="of:=HYPERLINK([.A27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17.avi</text:p>
          </table:table-cell>
          <table:table-cell table:formula="of:=HYPERLINK([.A27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20.avi</text:p>
          </table:table-cell>
          <table:table-cell table:formula="of:=HYPERLINK([.A27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15.avi</text:p>
          </table:table-cell>
          <table:table-cell table:formula="of:=HYPERLINK([.A27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19.avi</text:p>
          </table:table-cell>
          <table:table-cell table:formula="of:=HYPERLINK([.A27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22.avi</text:p>
          </table:table-cell>
          <table:table-cell table:formula="of:=HYPERLINK([.A27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16.avi</text:p>
          </table:table-cell>
          <table:table-cell table:formula="of:=HYPERLINK([.A27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4">
            <text:p>0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24.avi</text:p>
          </table:table-cell>
          <table:table-cell table:formula="of:=HYPERLINK([.A27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18.avi</text:p>
          </table:table-cell>
          <table:table-cell table:formula="of:=HYPERLINK([.A27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866667">
            <text:p>0.8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23.avi</text:p>
          </table:table-cell>
          <table:table-cell table:formula="of:=HYPERLINK([.A27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25.avi</text:p>
          </table:table-cell>
          <table:table-cell table:formula="of:=HYPERLINK([.A27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26.avi</text:p>
          </table:table-cell>
          <table:table-cell table:formula="of:=HYPERLINK([.A27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21.avi</text:p>
          </table:table-cell>
          <table:table-cell table:formula="of:=HYPERLINK([.A27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27.avi</text:p>
          </table:table-cell>
          <table:table-cell table:formula="of:=HYPERLINK([.A27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30.avi</text:p>
          </table:table-cell>
          <table:table-cell table:formula="of:=HYPERLINK([.A27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31.avi</text:p>
          </table:table-cell>
          <table:table-cell table:formula="of:=HYPERLINK([.A27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35.avi</text:p>
          </table:table-cell>
          <table:table-cell table:formula="of:=HYPERLINK([.A27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28.avi</text:p>
          </table:table-cell>
          <table:table-cell table:formula="of:=HYPERLINK([.A27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33.avi</text:p>
          </table:table-cell>
          <table:table-cell table:formula="of:=HYPERLINK([.A27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34.avi</text:p>
          </table:table-cell>
          <table:table-cell table:formula="of:=HYPERLINK([.A27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32.avi</text:p>
          </table:table-cell>
          <table:table-cell table:formula="of:=HYPERLINK([.A27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29.avi</text:p>
          </table:table-cell>
          <table:table-cell table:formula="of:=HYPERLINK([.A27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36.avi</text:p>
          </table:table-cell>
          <table:table-cell table:formula="of:=HYPERLINK([.A27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40.avi</text:p>
          </table:table-cell>
          <table:table-cell table:formula="of:=HYPERLINK([.A27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39.avi</text:p>
          </table:table-cell>
          <table:table-cell table:formula="of:=HYPERLINK([.A27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4">
            <text:p>0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37.avi</text:p>
          </table:table-cell>
          <table:table-cell table:formula="of:=HYPERLINK([.A27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38.avi</text:p>
          </table:table-cell>
          <table:table-cell table:formula="of:=HYPERLINK([.A27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666667">
            <text:p>0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46.avi</text:p>
          </table:table-cell>
          <table:table-cell table:formula="of:=HYPERLINK([.A27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42.avi</text:p>
          </table:table-cell>
          <table:table-cell table:formula="of:=HYPERLINK([.A27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41.avi</text:p>
          </table:table-cell>
          <table:table-cell table:formula="of:=HYPERLINK([.A27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44.avi</text:p>
          </table:table-cell>
          <table:table-cell table:formula="of:=HYPERLINK([.A27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45.avi</text:p>
          </table:table-cell>
          <table:table-cell table:formula="of:=HYPERLINK([.A27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51.avi</text:p>
          </table:table-cell>
          <table:table-cell table:formula="of:=HYPERLINK([.A27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95.533333">
            <text:p>95.5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48.avi</text:p>
          </table:table-cell>
          <table:table-cell table:formula="of:=HYPERLINK([.A27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52.avi</text:p>
          </table:table-cell>
          <table:table-cell table:formula="of:=HYPERLINK([.A27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98.766667">
            <text:p>98.7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43.avi</text:p>
          </table:table-cell>
          <table:table-cell table:formula="of:=HYPERLINK([.A27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54.avi</text:p>
          </table:table-cell>
          <table:table-cell table:formula="of:=HYPERLINK([.A27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47.avi</text:p>
          </table:table-cell>
          <table:table-cell table:formula="of:=HYPERLINK([.A27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49.avi</text:p>
          </table:table-cell>
          <table:table-cell table:formula="of:=HYPERLINK([.A27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50.avi</text:p>
          </table:table-cell>
          <table:table-cell table:formula="of:=HYPERLINK([.A27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58.avi</text:p>
          </table:table-cell>
          <table:table-cell table:formula="of:=HYPERLINK([.A27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53.avi</text:p>
          </table:table-cell>
          <table:table-cell table:formula="of:=HYPERLINK([.A27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61.avi</text:p>
          </table:table-cell>
          <table:table-cell table:formula="of:=HYPERLINK([.A27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59.avi</text:p>
          </table:table-cell>
          <table:table-cell table:formula="of:=HYPERLINK([.A27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60.avi</text:p>
          </table:table-cell>
          <table:table-cell table:formula="of:=HYPERLINK([.A27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333333">
            <text:p>0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57.avi</text:p>
          </table:table-cell>
          <table:table-cell table:formula="of:=HYPERLINK([.A27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65.766667">
            <text:p>65.7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64.avi</text:p>
          </table:table-cell>
          <table:table-cell table:formula="of:=HYPERLINK([.A27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56.avi</text:p>
          </table:table-cell>
          <table:table-cell table:formula="of:=HYPERLINK([.A27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55.avi</text:p>
          </table:table-cell>
          <table:table-cell table:formula="of:=HYPERLINK([.A27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62.avi</text:p>
          </table:table-cell>
          <table:table-cell table:formula="of:=HYPERLINK([.A27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766667">
            <text:p>0.7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65.avi</text:p>
          </table:table-cell>
          <table:table-cell table:formula="of:=HYPERLINK([.A27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63.avi</text:p>
          </table:table-cell>
          <table:table-cell table:formula="of:=HYPERLINK([.A27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67.avi</text:p>
          </table:table-cell>
          <table:table-cell table:formula="of:=HYPERLINK([.A27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70.avi</text:p>
          </table:table-cell>
          <table:table-cell table:formula="of:=HYPERLINK([.A27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71.avi</text:p>
          </table:table-cell>
          <table:table-cell table:formula="of:=HYPERLINK([.A27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14.066667">
            <text:p>114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72.avi</text:p>
          </table:table-cell>
          <table:table-cell table:formula="of:=HYPERLINK([.A27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66.avi</text:p>
          </table:table-cell>
          <table:table-cell table:formula="of:=HYPERLINK([.A28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466667">
            <text:p>0.4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77.avi</text:p>
          </table:table-cell>
          <table:table-cell table:formula="of:=HYPERLINK([.A28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69.avi</text:p>
          </table:table-cell>
          <table:table-cell table:formula="of:=HYPERLINK([.A28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73.avi</text:p>
          </table:table-cell>
          <table:table-cell table:formula="of:=HYPERLINK([.A28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675.avi</text:p>
          </table:table-cell>
          <table:table-cell table:formula="of:=HYPERLINK([.A28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6">
            <text:p>0.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80.avi</text:p>
          </table:table-cell>
          <table:table-cell table:formula="of:=HYPERLINK([.A28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78.avi</text:p>
          </table:table-cell>
          <table:table-cell table:formula="of:=HYPERLINK([.A28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433333">
            <text:p>0.4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76.avi</text:p>
          </table:table-cell>
          <table:table-cell table:formula="of:=HYPERLINK([.A28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09.333333">
            <text:p>109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79.avi</text:p>
          </table:table-cell>
          <table:table-cell table:formula="of:=HYPERLINK([.A28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81.avi</text:p>
          </table:table-cell>
          <table:table-cell table:formula="of:=HYPERLINK([.A28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6">
            <text:p>0.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84.avi</text:p>
          </table:table-cell>
          <table:table-cell table:formula="of:=HYPERLINK([.A28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85.avi</text:p>
          </table:table-cell>
          <table:table-cell table:formula="of:=HYPERLINK([.A28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4">
            <text:p>0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82.avi</text:p>
          </table:table-cell>
          <table:table-cell table:formula="of:=HYPERLINK([.A28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333333">
            <text:p>0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74.avi</text:p>
          </table:table-cell>
          <table:table-cell table:formula="of:=HYPERLINK([.A28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683.avi</text:p>
          </table:table-cell>
          <table:table-cell table:formula="of:=HYPERLINK([.A28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6">
            <text:p>0.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89.avi</text:p>
          </table:table-cell>
          <table:table-cell table:formula="of:=HYPERLINK([.A28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87.avi</text:p>
          </table:table-cell>
          <table:table-cell table:formula="of:=HYPERLINK([.A28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68.avi</text:p>
          </table:table-cell>
          <table:table-cell table:formula="of:=HYPERLINK([.A28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88.avi</text:p>
          </table:table-cell>
          <table:table-cell table:formula="of:=HYPERLINK([.A28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00.7">
            <text:p>100.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86.avi</text:p>
          </table:table-cell>
          <table:table-cell table:formula="of:=HYPERLINK([.A28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93.avi</text:p>
          </table:table-cell>
          <table:table-cell table:formula="of:=HYPERLINK([.A28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94.avi</text:p>
          </table:table-cell>
          <table:table-cell table:formula="of:=HYPERLINK([.A28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98.avi</text:p>
          </table:table-cell>
          <table:table-cell table:formula="of:=HYPERLINK([.A28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96.avi</text:p>
          </table:table-cell>
          <table:table-cell table:formula="of:=HYPERLINK([.A28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91.avi</text:p>
          </table:table-cell>
          <table:table-cell table:formula="of:=HYPERLINK([.A28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92.avi</text:p>
          </table:table-cell>
          <table:table-cell table:formula="of:=HYPERLINK([.A28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90.avi</text:p>
          </table:table-cell>
          <table:table-cell table:formula="of:=HYPERLINK([.A28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95.avi</text:p>
          </table:table-cell>
          <table:table-cell table:formula="of:=HYPERLINK([.A28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03.avi</text:p>
          </table:table-cell>
          <table:table-cell table:formula="of:=HYPERLINK([.A28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733333">
            <text:p>0.7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97.avi</text:p>
          </table:table-cell>
          <table:table-cell table:formula="of:=HYPERLINK([.A28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699.avi</text:p>
          </table:table-cell>
          <table:table-cell table:formula="of:=HYPERLINK([.A28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66667">
            <text:p>0.2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04.avi</text:p>
          </table:table-cell>
          <table:table-cell table:formula="of:=HYPERLINK([.A28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05.avi</text:p>
          </table:table-cell>
          <table:table-cell table:formula="of:=HYPERLINK([.A28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02.avi</text:p>
          </table:table-cell>
          <table:table-cell table:formula="of:=HYPERLINK([.A28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00.avi</text:p>
          </table:table-cell>
          <table:table-cell table:formula="of:=HYPERLINK([.A28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07.avi</text:p>
          </table:table-cell>
          <table:table-cell table:formula="of:=HYPERLINK([.A28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733333">
            <text:p>0.7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10.avi</text:p>
          </table:table-cell>
          <table:table-cell table:formula="of:=HYPERLINK([.A28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08.avi</text:p>
          </table:table-cell>
          <table:table-cell table:formula="of:=HYPERLINK([.A28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01.avi</text:p>
          </table:table-cell>
          <table:table-cell table:formula="of:=HYPERLINK([.A28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666667">
            <text:p>0.6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12.avi</text:p>
          </table:table-cell>
          <table:table-cell table:formula="of:=HYPERLINK([.A28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09.avi</text:p>
          </table:table-cell>
          <table:table-cell table:formula="of:=HYPERLINK([.A28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466667">
            <text:p>54.4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15.avi</text:p>
          </table:table-cell>
          <table:table-cell table:formula="of:=HYPERLINK([.A28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14.avi</text:p>
          </table:table-cell>
          <table:table-cell table:formula="of:=HYPERLINK([.A28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06.avi</text:p>
          </table:table-cell>
          <table:table-cell table:formula="of:=HYPERLINK([.A28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18.avi</text:p>
          </table:table-cell>
          <table:table-cell table:formula="of:=HYPERLINK([.A28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17.avi</text:p>
          </table:table-cell>
          <table:table-cell table:formula="of:=HYPERLINK([.A28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333333">
            <text:p>0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20.avi</text:p>
          </table:table-cell>
          <table:table-cell table:formula="of:=HYPERLINK([.A28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13.avi</text:p>
          </table:table-cell>
          <table:table-cell table:formula="of:=HYPERLINK([.A28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21.avi</text:p>
          </table:table-cell>
          <table:table-cell table:formula="of:=HYPERLINK([.A28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22.avi</text:p>
          </table:table-cell>
          <table:table-cell table:formula="of:=HYPERLINK([.A28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16.avi</text:p>
          </table:table-cell>
          <table:table-cell table:formula="of:=HYPERLINK([.A28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11.avi</text:p>
          </table:table-cell>
          <table:table-cell table:formula="of:=HYPERLINK([.A28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24.avi</text:p>
          </table:table-cell>
          <table:table-cell table:formula="of:=HYPERLINK([.A28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466667">
            <text:p>0.4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19.avi</text:p>
          </table:table-cell>
          <table:table-cell table:formula="of:=HYPERLINK([.A28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3">
            <text:p>0.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28.avi</text:p>
          </table:table-cell>
          <table:table-cell table:formula="of:=HYPERLINK([.A28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27.avi</text:p>
          </table:table-cell>
          <table:table-cell table:formula="of:=HYPERLINK([.A28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333333">
            <text:p>0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23.avi</text:p>
          </table:table-cell>
          <table:table-cell table:formula="of:=HYPERLINK([.A28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99.866667">
            <text:p>99.8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30.avi</text:p>
          </table:table-cell>
          <table:table-cell table:formula="of:=HYPERLINK([.A28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26.avi</text:p>
          </table:table-cell>
          <table:table-cell table:formula="of:=HYPERLINK([.A28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1.433333">
            <text:p>51.4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25.avi</text:p>
          </table:table-cell>
          <table:table-cell table:formula="of:=HYPERLINK([.A28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29.avi</text:p>
          </table:table-cell>
          <table:table-cell table:formula="of:=HYPERLINK([.A28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33.avi</text:p>
          </table:table-cell>
          <table:table-cell table:formula="of:=HYPERLINK([.A28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.866667">
            <text:p>4.8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38.avi</text:p>
          </table:table-cell>
          <table:table-cell table:formula="of:=HYPERLINK([.A28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.8">
            <text:p>1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31.avi</text:p>
          </table:table-cell>
          <table:table-cell table:formula="of:=HYPERLINK([.A28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66667">
            <text:p>0.2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32.avi</text:p>
          </table:table-cell>
          <table:table-cell table:formula="of:=HYPERLINK([.A28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34.avi</text:p>
          </table:table-cell>
          <table:table-cell table:formula="of:=HYPERLINK([.A28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36.avi</text:p>
          </table:table-cell>
          <table:table-cell table:formula="of:=HYPERLINK([.A28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35.avi</text:p>
          </table:table-cell>
          <table:table-cell table:formula="of:=HYPERLINK([.A28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37.avi</text:p>
          </table:table-cell>
          <table:table-cell table:formula="of:=HYPERLINK([.A28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39.avi</text:p>
          </table:table-cell>
          <table:table-cell table:formula="of:=HYPERLINK([.A28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633333">
            <text:p>0.6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40.avi</text:p>
          </table:table-cell>
          <table:table-cell table:formula="of:=HYPERLINK([.A28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41.avi</text:p>
          </table:table-cell>
          <table:table-cell table:formula="of:=HYPERLINK([.A28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42.avi</text:p>
          </table:table-cell>
          <table:table-cell table:formula="of:=HYPERLINK([.A28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43.avi</text:p>
          </table:table-cell>
          <table:table-cell table:formula="of:=HYPERLINK([.A28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51.avi</text:p>
          </table:table-cell>
          <table:table-cell table:formula="of:=HYPERLINK([.A28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48.avi</text:p>
          </table:table-cell>
          <table:table-cell table:formula="of:=HYPERLINK([.A28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44.avi</text:p>
          </table:table-cell>
          <table:table-cell table:formula="of:=HYPERLINK([.A28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45.avi</text:p>
          </table:table-cell>
          <table:table-cell table:formula="of:=HYPERLINK([.A28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466667">
            <text:p>0.4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46.avi</text:p>
          </table:table-cell>
          <table:table-cell table:formula="of:=HYPERLINK([.A28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750.avi</text:p>
          </table:table-cell>
          <table:table-cell table:formula="of:=HYPERLINK([.A28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755.avi</text:p>
          </table:table-cell>
          <table:table-cell table:formula="of:=HYPERLINK([.A28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49.avi</text:p>
          </table:table-cell>
          <table:table-cell table:formula="of:=HYPERLINK([.A28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56.avi</text:p>
          </table:table-cell>
          <table:table-cell table:formula="of:=HYPERLINK([.A28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47.avi</text:p>
          </table:table-cell>
          <table:table-cell table:formula="of:=HYPERLINK([.A28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53.avi</text:p>
          </table:table-cell>
          <table:table-cell table:formula="of:=HYPERLINK([.A28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52.avi</text:p>
          </table:table-cell>
          <table:table-cell table:formula="of:=HYPERLINK([.A28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61.avi</text:p>
          </table:table-cell>
          <table:table-cell table:formula="of:=HYPERLINK([.A28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58.avi</text:p>
          </table:table-cell>
          <table:table-cell table:formula="of:=HYPERLINK([.A28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62.avi</text:p>
          </table:table-cell>
          <table:table-cell table:formula="of:=HYPERLINK([.A28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63.avi</text:p>
          </table:table-cell>
          <table:table-cell table:formula="of:=HYPERLINK([.A28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59.avi</text:p>
          </table:table-cell>
          <table:table-cell table:formula="of:=HYPERLINK([.A28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57.avi</text:p>
          </table:table-cell>
          <table:table-cell table:formula="of:=HYPERLINK([.A28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54.avi</text:p>
          </table:table-cell>
          <table:table-cell table:formula="of:=HYPERLINK([.A28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733333">
            <text:p>0.7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60.avi</text:p>
          </table:table-cell>
          <table:table-cell table:formula="of:=HYPERLINK([.A28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67.avi</text:p>
          </table:table-cell>
          <table:table-cell table:formula="of:=HYPERLINK([.A28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64.avi</text:p>
          </table:table-cell>
          <table:table-cell table:formula="of:=HYPERLINK([.A28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71.avi</text:p>
          </table:table-cell>
          <table:table-cell table:formula="of:=HYPERLINK([.A28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68.avi</text:p>
          </table:table-cell>
          <table:table-cell table:formula="of:=HYPERLINK([.A28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65.avi</text:p>
          </table:table-cell>
          <table:table-cell table:formula="of:=HYPERLINK([.A28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72.avi</text:p>
          </table:table-cell>
          <table:table-cell table:formula="of:=HYPERLINK([.A28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66.avi</text:p>
          </table:table-cell>
          <table:table-cell table:formula="of:=HYPERLINK([.A29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74.avi</text:p>
          </table:table-cell>
          <table:table-cell table:formula="of:=HYPERLINK([.A29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78.avi</text:p>
          </table:table-cell>
          <table:table-cell table:formula="of:=HYPERLINK([.A29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69.avi</text:p>
          </table:table-cell>
          <table:table-cell table:formula="of:=HYPERLINK([.A29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70.avi</text:p>
          </table:table-cell>
          <table:table-cell table:formula="of:=HYPERLINK([.A29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73.avi</text:p>
          </table:table-cell>
          <table:table-cell table:formula="of:=HYPERLINK([.A29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66667">
            <text:p>0.1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76.avi</text:p>
          </table:table-cell>
          <table:table-cell table:formula="of:=HYPERLINK([.A29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77.avi</text:p>
          </table:table-cell>
          <table:table-cell table:formula="of:=HYPERLINK([.A29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80.avi</text:p>
          </table:table-cell>
          <table:table-cell table:formula="of:=HYPERLINK([.A29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75.avi</text:p>
          </table:table-cell>
          <table:table-cell table:formula="of:=HYPERLINK([.A29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.033333">
            <text:p>1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82.avi</text:p>
          </table:table-cell>
          <table:table-cell table:formula="of:=HYPERLINK([.A29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79.avi</text:p>
          </table:table-cell>
          <table:table-cell table:formula="of:=HYPERLINK([.A29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88.avi</text:p>
          </table:table-cell>
          <table:table-cell table:formula="of:=HYPERLINK([.A29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84.avi</text:p>
          </table:table-cell>
          <table:table-cell table:formula="of:=HYPERLINK([.A29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89.avi</text:p>
          </table:table-cell>
          <table:table-cell table:formula="of:=HYPERLINK([.A29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81.avi</text:p>
          </table:table-cell>
          <table:table-cell table:formula="of:=HYPERLINK([.A29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90.avi</text:p>
          </table:table-cell>
          <table:table-cell table:formula="of:=HYPERLINK([.A29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83.avi</text:p>
          </table:table-cell>
          <table:table-cell table:formula="of:=HYPERLINK([.A29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85.avi</text:p>
          </table:table-cell>
          <table:table-cell table:formula="of:=HYPERLINK([.A29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91.avi</text:p>
          </table:table-cell>
          <table:table-cell table:formula="of:=HYPERLINK([.A29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86.avi</text:p>
          </table:table-cell>
          <table:table-cell table:formula="of:=HYPERLINK([.A29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92.avi</text:p>
          </table:table-cell>
          <table:table-cell table:formula="of:=HYPERLINK([.A29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87.avi</text:p>
          </table:table-cell>
          <table:table-cell table:formula="of:=HYPERLINK([.A29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93.avi</text:p>
          </table:table-cell>
          <table:table-cell table:formula="of:=HYPERLINK([.A29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98.avi</text:p>
          </table:table-cell>
          <table:table-cell table:formula="of:=HYPERLINK([.A29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97.avi</text:p>
          </table:table-cell>
          <table:table-cell table:formula="of:=HYPERLINK([.A29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99.avi</text:p>
          </table:table-cell>
          <table:table-cell table:formula="of:=HYPERLINK([.A29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94.avi</text:p>
          </table:table-cell>
          <table:table-cell table:formula="of:=HYPERLINK([.A29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96.avi</text:p>
          </table:table-cell>
          <table:table-cell table:formula="of:=HYPERLINK([.A29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04.avi</text:p>
          </table:table-cell>
          <table:table-cell table:formula="of:=HYPERLINK([.A29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00.avi</text:p>
          </table:table-cell>
          <table:table-cell table:formula="of:=HYPERLINK([.A29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795.avi</text:p>
          </table:table-cell>
          <table:table-cell table:formula="of:=HYPERLINK([.A29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.066667">
            <text:p>2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01.avi</text:p>
          </table:table-cell>
          <table:table-cell table:formula="of:=HYPERLINK([.A29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06.avi</text:p>
          </table:table-cell>
          <table:table-cell table:formula="of:=HYPERLINK([.A29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10.avi</text:p>
          </table:table-cell>
          <table:table-cell table:formula="of:=HYPERLINK([.A29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02.avi</text:p>
          </table:table-cell>
          <table:table-cell table:formula="of:=HYPERLINK([.A29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05.avi</text:p>
          </table:table-cell>
          <table:table-cell table:formula="of:=HYPERLINK([.A29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09.avi</text:p>
          </table:table-cell>
          <table:table-cell table:formula="of:=HYPERLINK([.A29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03.avi</text:p>
          </table:table-cell>
          <table:table-cell table:formula="of:=HYPERLINK([.A29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11.avi</text:p>
          </table:table-cell>
          <table:table-cell table:formula="of:=HYPERLINK([.A29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13.avi</text:p>
          </table:table-cell>
          <table:table-cell table:formula="of:=HYPERLINK([.A29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07.avi</text:p>
          </table:table-cell>
          <table:table-cell table:formula="of:=HYPERLINK([.A29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08.avi</text:p>
          </table:table-cell>
          <table:table-cell table:formula="of:=HYPERLINK([.A29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16.avi</text:p>
          </table:table-cell>
          <table:table-cell table:formula="of:=HYPERLINK([.A29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17.avi</text:p>
          </table:table-cell>
          <table:table-cell table:formula="of:=HYPERLINK([.A29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12.avi</text:p>
          </table:table-cell>
          <table:table-cell table:formula="of:=HYPERLINK([.A29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21.avi</text:p>
          </table:table-cell>
          <table:table-cell table:formula="of:=HYPERLINK([.A29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19.avi</text:p>
          </table:table-cell>
          <table:table-cell table:formula="of:=HYPERLINK([.A29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18.avi</text:p>
          </table:table-cell>
          <table:table-cell table:formula="of:=HYPERLINK([.A29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14.avi</text:p>
          </table:table-cell>
          <table:table-cell table:formula="of:=HYPERLINK([.A29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24.avi</text:p>
          </table:table-cell>
          <table:table-cell table:formula="of:=HYPERLINK([.A29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15.avi</text:p>
          </table:table-cell>
          <table:table-cell table:formula="of:=HYPERLINK([.A29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20.avi</text:p>
          </table:table-cell>
          <table:table-cell table:formula="of:=HYPERLINK([.A29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26.avi</text:p>
          </table:table-cell>
          <table:table-cell table:formula="of:=HYPERLINK([.A29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29.avi</text:p>
          </table:table-cell>
          <table:table-cell table:formula="of:=HYPERLINK([.A29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22.avi</text:p>
          </table:table-cell>
          <table:table-cell table:formula="of:=HYPERLINK([.A29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23.avi</text:p>
          </table:table-cell>
          <table:table-cell table:formula="of:=HYPERLINK([.A29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32.avi</text:p>
          </table:table-cell>
          <table:table-cell table:formula="of:=HYPERLINK([.A29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30.avi</text:p>
          </table:table-cell>
          <table:table-cell table:formula="of:=HYPERLINK([.A29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27.avi</text:p>
          </table:table-cell>
          <table:table-cell table:formula="of:=HYPERLINK([.A29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28.avi</text:p>
          </table:table-cell>
          <table:table-cell table:formula="of:=HYPERLINK([.A29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33.avi</text:p>
          </table:table-cell>
          <table:table-cell table:formula="of:=HYPERLINK([.A29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25.avi</text:p>
          </table:table-cell>
          <table:table-cell table:formula="of:=HYPERLINK([.A29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35.avi</text:p>
          </table:table-cell>
          <table:table-cell table:formula="of:=HYPERLINK([.A29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31.avi</text:p>
          </table:table-cell>
          <table:table-cell table:formula="of:=HYPERLINK([.A29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37.avi</text:p>
          </table:table-cell>
          <table:table-cell table:formula="of:=HYPERLINK([.A29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39.avi</text:p>
          </table:table-cell>
          <table:table-cell table:formula="of:=HYPERLINK([.A29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34.avi</text:p>
          </table:table-cell>
          <table:table-cell table:formula="of:=HYPERLINK([.A29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40.avi</text:p>
          </table:table-cell>
          <table:table-cell table:formula="of:=HYPERLINK([.A29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36.avi</text:p>
          </table:table-cell>
          <table:table-cell table:formula="of:=HYPERLINK([.A29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42.avi</text:p>
          </table:table-cell>
          <table:table-cell table:formula="of:=HYPERLINK([.A29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38.avi</text:p>
          </table:table-cell>
          <table:table-cell table:formula="of:=HYPERLINK([.A29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41.avi</text:p>
          </table:table-cell>
          <table:table-cell table:formula="of:=HYPERLINK([.A29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44.avi</text:p>
          </table:table-cell>
          <table:table-cell table:formula="of:=HYPERLINK([.A29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47.avi</text:p>
          </table:table-cell>
          <table:table-cell table:formula="of:=HYPERLINK([.A29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45.avi</text:p>
          </table:table-cell>
          <table:table-cell table:formula="of:=HYPERLINK([.A29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46.avi</text:p>
          </table:table-cell>
          <table:table-cell table:formula="of:=HYPERLINK([.A29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43.avi</text:p>
          </table:table-cell>
          <table:table-cell table:formula="of:=HYPERLINK([.A29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49.avi</text:p>
          </table:table-cell>
          <table:table-cell table:formula="of:=HYPERLINK([.A29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54.avi</text:p>
          </table:table-cell>
          <table:table-cell table:formula="of:=HYPERLINK([.A29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51.avi</text:p>
          </table:table-cell>
          <table:table-cell table:formula="of:=HYPERLINK([.A29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53.avi</text:p>
          </table:table-cell>
          <table:table-cell table:formula="of:=HYPERLINK([.A29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55.avi</text:p>
          </table:table-cell>
          <table:table-cell table:formula="of:=HYPERLINK([.A29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48.avi</text:p>
          </table:table-cell>
          <table:table-cell table:formula="of:=HYPERLINK([.A29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56.avi</text:p>
          </table:table-cell>
          <table:table-cell table:formula="of:=HYPERLINK([.A29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58.avi</text:p>
          </table:table-cell>
          <table:table-cell table:formula="of:=HYPERLINK([.A29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50.avi</text:p>
          </table:table-cell>
          <table:table-cell table:formula="of:=HYPERLINK([.A29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59.avi</text:p>
          </table:table-cell>
          <table:table-cell table:formula="of:=HYPERLINK([.A29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52.avi</text:p>
          </table:table-cell>
          <table:table-cell table:formula="of:=HYPERLINK([.A29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57.avi</text:p>
          </table:table-cell>
          <table:table-cell table:formula="of:=HYPERLINK([.A29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63.avi</text:p>
          </table:table-cell>
          <table:table-cell table:formula="of:=HYPERLINK([.A29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61.avi</text:p>
          </table:table-cell>
          <table:table-cell table:formula="of:=HYPERLINK([.A29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60.avi</text:p>
          </table:table-cell>
          <table:table-cell table:formula="of:=HYPERLINK([.A29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64.avi</text:p>
          </table:table-cell>
          <table:table-cell table:formula="of:=HYPERLINK([.A29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68.avi</text:p>
          </table:table-cell>
          <table:table-cell table:formula="of:=HYPERLINK([.A29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62.avi</text:p>
          </table:table-cell>
          <table:table-cell table:formula="of:=HYPERLINK([.A29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71.avi</text:p>
          </table:table-cell>
          <table:table-cell table:formula="of:=HYPERLINK([.A29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72.avi</text:p>
          </table:table-cell>
          <table:table-cell table:formula="of:=HYPERLINK([.A29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65.avi</text:p>
          </table:table-cell>
          <table:table-cell table:formula="of:=HYPERLINK([.A29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66.avi</text:p>
          </table:table-cell>
          <table:table-cell table:formula="of:=HYPERLINK([.A29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67.avi</text:p>
          </table:table-cell>
          <table:table-cell table:formula="of:=HYPERLINK([.A30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74.avi</text:p>
          </table:table-cell>
          <table:table-cell table:formula="of:=HYPERLINK([.A30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76.avi</text:p>
          </table:table-cell>
          <table:table-cell table:formula="of:=HYPERLINK([.A30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75.avi</text:p>
          </table:table-cell>
          <table:table-cell table:formula="of:=HYPERLINK([.A30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73.avi</text:p>
          </table:table-cell>
          <table:table-cell table:formula="of:=HYPERLINK([.A30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69.avi</text:p>
          </table:table-cell>
          <table:table-cell table:formula="of:=HYPERLINK([.A30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77.avi</text:p>
          </table:table-cell>
          <table:table-cell table:formula="of:=HYPERLINK([.A30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70.avi</text:p>
          </table:table-cell>
          <table:table-cell table:formula="of:=HYPERLINK([.A30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78.avi</text:p>
          </table:table-cell>
          <table:table-cell table:formula="of:=HYPERLINK([.A30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81.avi</text:p>
          </table:table-cell>
          <table:table-cell table:formula="of:=HYPERLINK([.A30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79.avi</text:p>
          </table:table-cell>
          <table:table-cell table:formula="of:=HYPERLINK([.A30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80.avi</text:p>
          </table:table-cell>
          <table:table-cell table:formula="of:=HYPERLINK([.A30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85.avi</text:p>
          </table:table-cell>
          <table:table-cell table:formula="of:=HYPERLINK([.A30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83.avi</text:p>
          </table:table-cell>
          <table:table-cell table:formula="of:=HYPERLINK([.A30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86.avi</text:p>
          </table:table-cell>
          <table:table-cell table:formula="of:=HYPERLINK([.A30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82.avi</text:p>
          </table:table-cell>
          <table:table-cell table:formula="of:=HYPERLINK([.A30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89.avi</text:p>
          </table:table-cell>
          <table:table-cell table:formula="of:=HYPERLINK([.A30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91.avi</text:p>
          </table:table-cell>
          <table:table-cell table:formula="of:=HYPERLINK([.A30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87.avi</text:p>
          </table:table-cell>
          <table:table-cell table:formula="of:=HYPERLINK([.A30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94.avi</text:p>
          </table:table-cell>
          <table:table-cell table:formula="of:=HYPERLINK([.A30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84.avi</text:p>
          </table:table-cell>
          <table:table-cell table:formula="of:=HYPERLINK([.A30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93.avi</text:p>
          </table:table-cell>
          <table:table-cell table:formula="of:=HYPERLINK([.A30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90.avi</text:p>
          </table:table-cell>
          <table:table-cell table:formula="of:=HYPERLINK([.A30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92.avi</text:p>
          </table:table-cell>
          <table:table-cell table:formula="of:=HYPERLINK([.A30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96.avi</text:p>
          </table:table-cell>
          <table:table-cell table:formula="of:=HYPERLINK([.A30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88.avi</text:p>
          </table:table-cell>
          <table:table-cell table:formula="of:=HYPERLINK([.A30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98.avi</text:p>
          </table:table-cell>
          <table:table-cell table:formula="of:=HYPERLINK([.A30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95.avi</text:p>
          </table:table-cell>
          <table:table-cell table:formula="of:=HYPERLINK([.A30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99.avi</text:p>
          </table:table-cell>
          <table:table-cell table:formula="of:=HYPERLINK([.A30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02.avi</text:p>
          </table:table-cell>
          <table:table-cell table:formula="of:=HYPERLINK([.A30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897.avi</text:p>
          </table:table-cell>
          <table:table-cell table:formula="of:=HYPERLINK([.A30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06.avi</text:p>
          </table:table-cell>
          <table:table-cell table:formula="of:=HYPERLINK([.A30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04.avi</text:p>
          </table:table-cell>
          <table:table-cell table:formula="of:=HYPERLINK([.A30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03.avi</text:p>
          </table:table-cell>
          <table:table-cell table:formula="of:=HYPERLINK([.A30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01.avi</text:p>
          </table:table-cell>
          <table:table-cell table:formula="of:=HYPERLINK([.A30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00.avi</text:p>
          </table:table-cell>
          <table:table-cell table:formula="of:=HYPERLINK([.A30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05.avi</text:p>
          </table:table-cell>
          <table:table-cell table:formula="of:=HYPERLINK([.A30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09.avi</text:p>
          </table:table-cell>
          <table:table-cell table:formula="of:=HYPERLINK([.A30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11.avi</text:p>
          </table:table-cell>
          <table:table-cell table:formula="of:=HYPERLINK([.A30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08.avi</text:p>
          </table:table-cell>
          <table:table-cell table:formula="of:=HYPERLINK([.A30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07.avi</text:p>
          </table:table-cell>
          <table:table-cell table:formula="of:=HYPERLINK([.A30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10.avi</text:p>
          </table:table-cell>
          <table:table-cell table:formula="of:=HYPERLINK([.A30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12.avi</text:p>
          </table:table-cell>
          <table:table-cell table:formula="of:=HYPERLINK([.A30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18.avi</text:p>
          </table:table-cell>
          <table:table-cell table:formula="of:=HYPERLINK([.A30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15.avi</text:p>
          </table:table-cell>
          <table:table-cell table:formula="of:=HYPERLINK([.A30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13.avi</text:p>
          </table:table-cell>
          <table:table-cell table:formula="of:=HYPERLINK([.A30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14.avi</text:p>
          </table:table-cell>
          <table:table-cell table:formula="of:=HYPERLINK([.A30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17.avi</text:p>
          </table:table-cell>
          <table:table-cell table:formula="of:=HYPERLINK([.A30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16.avi</text:p>
          </table:table-cell>
          <table:table-cell table:formula="of:=HYPERLINK([.A30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22.avi</text:p>
          </table:table-cell>
          <table:table-cell table:formula="of:=HYPERLINK([.A30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21.avi</text:p>
          </table:table-cell>
          <table:table-cell table:formula="of:=HYPERLINK([.A30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19.avi</text:p>
          </table:table-cell>
          <table:table-cell table:formula="of:=HYPERLINK([.A30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23.avi</text:p>
          </table:table-cell>
          <table:table-cell table:formula="of:=HYPERLINK([.A30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27.avi</text:p>
          </table:table-cell>
          <table:table-cell table:formula="of:=HYPERLINK([.A30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20.avi</text:p>
          </table:table-cell>
          <table:table-cell table:formula="of:=HYPERLINK([.A30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26.avi</text:p>
          </table:table-cell>
          <table:table-cell table:formula="of:=HYPERLINK([.A30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25.avi</text:p>
          </table:table-cell>
          <table:table-cell table:formula="of:=HYPERLINK([.A30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30.avi</text:p>
          </table:table-cell>
          <table:table-cell table:formula="of:=HYPERLINK([.A30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31.avi</text:p>
          </table:table-cell>
          <table:table-cell table:formula="of:=HYPERLINK([.A30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29.avi</text:p>
          </table:table-cell>
          <table:table-cell table:formula="of:=HYPERLINK([.A30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24.avi</text:p>
          </table:table-cell>
          <table:table-cell table:formula="of:=HYPERLINK([.A30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28.avi</text:p>
          </table:table-cell>
          <table:table-cell table:formula="of:=HYPERLINK([.A30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34.avi</text:p>
          </table:table-cell>
          <table:table-cell table:formula="of:=HYPERLINK([.A30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32.avi</text:p>
          </table:table-cell>
          <table:table-cell table:formula="of:=HYPERLINK([.A30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36.avi</text:p>
          </table:table-cell>
          <table:table-cell table:formula="of:=HYPERLINK([.A30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40.avi</text:p>
          </table:table-cell>
          <table:table-cell table:formula="of:=HYPERLINK([.A30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35.avi</text:p>
          </table:table-cell>
          <table:table-cell table:formula="of:=HYPERLINK([.A30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37.avi</text:p>
          </table:table-cell>
          <table:table-cell table:formula="of:=HYPERLINK([.A30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38.avi</text:p>
          </table:table-cell>
          <table:table-cell table:formula="of:=HYPERLINK([.A30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33.avi</text:p>
          </table:table-cell>
          <table:table-cell table:formula="of:=HYPERLINK([.A30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43.avi</text:p>
          </table:table-cell>
          <table:table-cell table:formula="of:=HYPERLINK([.A30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39.avi</text:p>
          </table:table-cell>
          <table:table-cell table:formula="of:=HYPERLINK([.A30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45.avi</text:p>
          </table:table-cell>
          <table:table-cell table:formula="of:=HYPERLINK([.A30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44.avi</text:p>
          </table:table-cell>
          <table:table-cell table:formula="of:=HYPERLINK([.A30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41.avi</text:p>
          </table:table-cell>
          <table:table-cell table:formula="of:=HYPERLINK([.A30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46.avi</text:p>
          </table:table-cell>
          <table:table-cell table:formula="of:=HYPERLINK([.A30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42.avi</text:p>
          </table:table-cell>
          <table:table-cell table:formula="of:=HYPERLINK([.A30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47.avi</text:p>
          </table:table-cell>
          <table:table-cell table:formula="of:=HYPERLINK([.A30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51.avi</text:p>
          </table:table-cell>
          <table:table-cell table:formula="of:=HYPERLINK([.A30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50.avi</text:p>
          </table:table-cell>
          <table:table-cell table:formula="of:=HYPERLINK([.A30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49.avi</text:p>
          </table:table-cell>
          <table:table-cell table:formula="of:=HYPERLINK([.A30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53.avi</text:p>
          </table:table-cell>
          <table:table-cell table:formula="of:=HYPERLINK([.A30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55.avi</text:p>
          </table:table-cell>
          <table:table-cell table:formula="of:=HYPERLINK([.A30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59.avi</text:p>
          </table:table-cell>
          <table:table-cell table:formula="of:=HYPERLINK([.A30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48.avi</text:p>
          </table:table-cell>
          <table:table-cell table:formula="of:=HYPERLINK([.A30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52.avi</text:p>
          </table:table-cell>
          <table:table-cell table:formula="of:=HYPERLINK([.A30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54.avi</text:p>
          </table:table-cell>
          <table:table-cell table:formula="of:=HYPERLINK([.A30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57.avi</text:p>
          </table:table-cell>
          <table:table-cell table:formula="of:=HYPERLINK([.A30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56.avi</text:p>
          </table:table-cell>
          <table:table-cell table:formula="of:=HYPERLINK([.A30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60.avi</text:p>
          </table:table-cell>
          <table:table-cell table:formula="of:=HYPERLINK([.A30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58.avi</text:p>
          </table:table-cell>
          <table:table-cell table:formula="of:=HYPERLINK([.A30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61.avi</text:p>
          </table:table-cell>
          <table:table-cell table:formula="of:=HYPERLINK([.A30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62.avi</text:p>
          </table:table-cell>
          <table:table-cell table:formula="of:=HYPERLINK([.A30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68.avi</text:p>
          </table:table-cell>
          <table:table-cell table:formula="of:=HYPERLINK([.A30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66.avi</text:p>
          </table:table-cell>
          <table:table-cell table:formula="of:=HYPERLINK([.A30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64.avi</text:p>
          </table:table-cell>
          <table:table-cell table:formula="of:=HYPERLINK([.A30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63.avi</text:p>
          </table:table-cell>
          <table:table-cell table:formula="of:=HYPERLINK([.A30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69.avi</text:p>
          </table:table-cell>
          <table:table-cell table:formula="of:=HYPERLINK([.A30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72.avi</text:p>
          </table:table-cell>
          <table:table-cell table:formula="of:=HYPERLINK([.A30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71.avi</text:p>
          </table:table-cell>
          <table:table-cell table:formula="of:=HYPERLINK([.A30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67.avi</text:p>
          </table:table-cell>
          <table:table-cell table:formula="of:=HYPERLINK([.A31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70.avi</text:p>
          </table:table-cell>
          <table:table-cell table:formula="of:=HYPERLINK([.A31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65.avi</text:p>
          </table:table-cell>
          <table:table-cell table:formula="of:=HYPERLINK([.A31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75.avi</text:p>
          </table:table-cell>
          <table:table-cell table:formula="of:=HYPERLINK([.A31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74.avi</text:p>
          </table:table-cell>
          <table:table-cell table:formula="of:=HYPERLINK([.A31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73.avi</text:p>
          </table:table-cell>
          <table:table-cell table:formula="of:=HYPERLINK([.A310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77.avi</text:p>
          </table:table-cell>
          <table:table-cell table:formula="of:=HYPERLINK([.A31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78.avi</text:p>
          </table:table-cell>
          <table:table-cell table:formula="of:=HYPERLINK([.A31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80.avi</text:p>
          </table:table-cell>
          <table:table-cell table:formula="of:=HYPERLINK([.A31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81.avi</text:p>
          </table:table-cell>
          <table:table-cell table:formula="of:=HYPERLINK([.A31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83.avi</text:p>
          </table:table-cell>
          <table:table-cell table:formula="of:=HYPERLINK([.A311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76.avi</text:p>
          </table:table-cell>
          <table:table-cell table:formula="of:=HYPERLINK([.A31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89.avi</text:p>
          </table:table-cell>
          <table:table-cell table:formula="of:=HYPERLINK([.A31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79.avi</text:p>
          </table:table-cell>
          <table:table-cell table:formula="of:=HYPERLINK([.A311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84.avi</text:p>
          </table:table-cell>
          <table:table-cell table:formula="of:=HYPERLINK([.A31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86.avi</text:p>
          </table:table-cell>
          <table:table-cell table:formula="of:=HYPERLINK([.A31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87.avi</text:p>
          </table:table-cell>
          <table:table-cell table:formula="of:=HYPERLINK([.A31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88.avi</text:p>
          </table:table-cell>
          <table:table-cell table:formula="of:=HYPERLINK([.A311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82.avi</text:p>
          </table:table-cell>
          <table:table-cell table:formula="of:=HYPERLINK([.A31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85.avi</text:p>
          </table:table-cell>
          <table:table-cell table:formula="of:=HYPERLINK([.A31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92.avi</text:p>
          </table:table-cell>
          <table:table-cell table:formula="of:=HYPERLINK([.A31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91.avi</text:p>
          </table:table-cell>
          <table:table-cell table:formula="of:=HYPERLINK([.A31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94.avi</text:p>
          </table:table-cell>
          <table:table-cell table:formula="of:=HYPERLINK([.A31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93.avi</text:p>
          </table:table-cell>
          <table:table-cell table:formula="of:=HYPERLINK([.A31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90.avi</text:p>
          </table:table-cell>
          <table:table-cell table:formula="of:=HYPERLINK([.A31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99.avi</text:p>
          </table:table-cell>
          <table:table-cell table:formula="of:=HYPERLINK([.A31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97.avi</text:p>
          </table:table-cell>
          <table:table-cell table:formula="of:=HYPERLINK([.A312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95.avi</text:p>
          </table:table-cell>
          <table:table-cell table:formula="of:=HYPERLINK([.A31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02.avi</text:p>
          </table:table-cell>
          <table:table-cell table:formula="of:=HYPERLINK([.A31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01.avi</text:p>
          </table:table-cell>
          <table:table-cell table:formula="of:=HYPERLINK([.A31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96.avi</text:p>
          </table:table-cell>
          <table:table-cell table:formula="of:=HYPERLINK([.A31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00.avi</text:p>
          </table:table-cell>
          <table:table-cell table:formula="of:=HYPERLINK([.A31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0998.avi</text:p>
          </table:table-cell>
          <table:table-cell table:formula="of:=HYPERLINK([.A31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03.avi</text:p>
          </table:table-cell>
          <table:table-cell table:formula="of:=HYPERLINK([.A31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09.avi</text:p>
          </table:table-cell>
          <table:table-cell table:formula="of:=HYPERLINK([.A31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07.avi</text:p>
          </table:table-cell>
          <table:table-cell table:formula="of:=HYPERLINK([.A31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14.avi</text:p>
          </table:table-cell>
          <table:table-cell table:formula="of:=HYPERLINK([.A31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06.avi</text:p>
          </table:table-cell>
          <table:table-cell table:formula="of:=HYPERLINK([.A313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10.avi</text:p>
          </table:table-cell>
          <table:table-cell table:formula="of:=HYPERLINK([.A313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11.avi</text:p>
          </table:table-cell>
          <table:table-cell table:formula="of:=HYPERLINK([.A31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08.avi</text:p>
          </table:table-cell>
          <table:table-cell table:formula="of:=HYPERLINK([.A31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05.avi</text:p>
          </table:table-cell>
          <table:table-cell table:formula="of:=HYPERLINK([.A31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04.avi</text:p>
          </table:table-cell>
          <table:table-cell table:formula="of:=HYPERLINK([.A31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13.avi</text:p>
          </table:table-cell>
          <table:table-cell table:formula="of:=HYPERLINK([.A314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15.avi</text:p>
          </table:table-cell>
          <table:table-cell table:formula="of:=HYPERLINK([.A31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12.avi</text:p>
          </table:table-cell>
          <table:table-cell table:formula="of:=HYPERLINK([.A31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17.avi</text:p>
          </table:table-cell>
          <table:table-cell table:formula="of:=HYPERLINK([.A31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16.avi</text:p>
          </table:table-cell>
          <table:table-cell table:formula="of:=HYPERLINK([.A314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18.avi</text:p>
          </table:table-cell>
          <table:table-cell table:formula="of:=HYPERLINK([.A314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26.avi</text:p>
          </table:table-cell>
          <table:table-cell table:formula="of:=HYPERLINK([.A31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19.avi</text:p>
          </table:table-cell>
          <table:table-cell table:formula="of:=HYPERLINK([.A31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27.avi</text:p>
          </table:table-cell>
          <table:table-cell table:formula="of:=HYPERLINK([.A315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22.avi</text:p>
          </table:table-cell>
          <table:table-cell table:formula="of:=HYPERLINK([.A315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21.avi</text:p>
          </table:table-cell>
          <table:table-cell table:formula="of:=HYPERLINK([.A31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24.avi</text:p>
          </table:table-cell>
          <table:table-cell table:formula="of:=HYPERLINK([.A315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28.avi</text:p>
          </table:table-cell>
          <table:table-cell table:formula="of:=HYPERLINK([.A31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23.avi</text:p>
          </table:table-cell>
          <table:table-cell table:formula="of:=HYPERLINK([.A31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20.avi</text:p>
          </table:table-cell>
          <table:table-cell table:formula="of:=HYPERLINK([.A31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25.avi</text:p>
          </table:table-cell>
          <table:table-cell table:formula="of:=HYPERLINK([.A31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31.avi</text:p>
          </table:table-cell>
          <table:table-cell table:formula="of:=HYPERLINK([.A31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30.avi</text:p>
          </table:table-cell>
          <table:table-cell table:formula="of:=HYPERLINK([.A31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35.avi</text:p>
          </table:table-cell>
          <table:table-cell table:formula="of:=HYPERLINK([.A31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33.avi</text:p>
          </table:table-cell>
          <table:table-cell table:formula="of:=HYPERLINK([.A31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32.avi</text:p>
          </table:table-cell>
          <table:table-cell table:formula="of:=HYPERLINK([.A31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29.avi</text:p>
          </table:table-cell>
          <table:table-cell table:formula="of:=HYPERLINK([.A31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41.avi</text:p>
          </table:table-cell>
          <table:table-cell table:formula="of:=HYPERLINK([.A31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34.avi</text:p>
          </table:table-cell>
          <table:table-cell table:formula="of:=HYPERLINK([.A31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39.avi</text:p>
          </table:table-cell>
          <table:table-cell table:formula="of:=HYPERLINK([.A31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37.avi</text:p>
          </table:table-cell>
          <table:table-cell table:formula="of:=HYPERLINK([.A31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40.avi</text:p>
          </table:table-cell>
          <table:table-cell table:formula="of:=HYPERLINK([.A31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44.avi</text:p>
          </table:table-cell>
          <table:table-cell table:formula="of:=HYPERLINK([.A317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38.avi</text:p>
          </table:table-cell>
          <table:table-cell table:formula="of:=HYPERLINK([.A317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36.avi</text:p>
          </table:table-cell>
          <table:table-cell table:formula="of:=HYPERLINK([.A31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43.avi</text:p>
          </table:table-cell>
          <table:table-cell table:formula="of:=HYPERLINK([.A31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45.avi</text:p>
          </table:table-cell>
          <table:table-cell table:formula="of:=HYPERLINK([.A31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42.avi</text:p>
          </table:table-cell>
          <table:table-cell table:formula="of:=HYPERLINK([.A317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49.avi</text:p>
          </table:table-cell>
          <table:table-cell table:formula="of:=HYPERLINK([.A31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52.avi</text:p>
          </table:table-cell>
          <table:table-cell table:formula="of:=HYPERLINK([.A31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48.avi</text:p>
          </table:table-cell>
          <table:table-cell table:formula="of:=HYPERLINK([.A31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46.avi</text:p>
          </table:table-cell>
          <table:table-cell table:formula="of:=HYPERLINK([.A31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50.avi</text:p>
          </table:table-cell>
          <table:table-cell table:formula="of:=HYPERLINK([.A31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47.avi</text:p>
          </table:table-cell>
          <table:table-cell table:formula="of:=HYPERLINK([.A31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53.avi</text:p>
          </table:table-cell>
          <table:table-cell table:formula="of:=HYPERLINK([.A31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56.avi</text:p>
          </table:table-cell>
          <table:table-cell table:formula="of:=HYPERLINK([.A31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57.avi</text:p>
          </table:table-cell>
          <table:table-cell table:formula="of:=HYPERLINK([.A31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55.avi</text:p>
          </table:table-cell>
          <table:table-cell table:formula="of:=HYPERLINK([.A31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51.avi</text:p>
          </table:table-cell>
          <table:table-cell table:formula="of:=HYPERLINK([.A318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59.avi</text:p>
          </table:table-cell>
          <table:table-cell table:formula="of:=HYPERLINK([.A31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58.avi</text:p>
          </table:table-cell>
          <table:table-cell table:formula="of:=HYPERLINK([.A31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64.avi</text:p>
          </table:table-cell>
          <table:table-cell table:formula="of:=HYPERLINK([.A31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54.avi</text:p>
          </table:table-cell>
          <table:table-cell table:formula="of:=HYPERLINK([.A31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60.avi</text:p>
          </table:table-cell>
          <table:table-cell table:formula="of:=HYPERLINK([.A31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433333">
            <text:p>0.4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69.avi</text:p>
          </table:table-cell>
          <table:table-cell table:formula="of:=HYPERLINK([.A31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63.avi</text:p>
          </table:table-cell>
          <table:table-cell table:formula="of:=HYPERLINK([.A31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61.avi</text:p>
          </table:table-cell>
          <table:table-cell table:formula="of:=HYPERLINK([.A31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68.avi</text:p>
          </table:table-cell>
          <table:table-cell table:formula="of:=HYPERLINK([.A31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66.avi</text:p>
          </table:table-cell>
          <table:table-cell table:formula="of:=HYPERLINK([.A31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62.avi</text:p>
          </table:table-cell>
          <table:table-cell table:formula="of:=HYPERLINK([.A31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65.avi</text:p>
          </table:table-cell>
          <table:table-cell table:formula="of:=HYPERLINK([.A31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67.avi</text:p>
          </table:table-cell>
          <table:table-cell table:formula="of:=HYPERLINK([.A31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133333">
            <text:p>0.1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70.avi</text:p>
          </table:table-cell>
          <table:table-cell table:formula="of:=HYPERLINK([.A32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74.avi</text:p>
          </table:table-cell>
          <table:table-cell table:formula="of:=HYPERLINK([.A320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66667">
            <text:p>0.0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71.avi</text:p>
          </table:table-cell>
          <table:table-cell table:formula="of:=HYPERLINK([.A32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553300.avi</text:p>
          </table:table-cell>
          <table:table-cell table:formula="of:=HYPERLINK([.A32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4.876667">
            <text:p>44.876667</text:p>
          </table:table-cell>
          <table:table-cell table:number-columns-repeated="2"/>
          <table:table-cell office:value-type="string">
            <text:p>2011-09-02T23:56:3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543388.avi</text:p>
          </table:table-cell>
          <table:table-cell table:formula="of:=HYPERLINK([.A32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00.166">
            <text:p>200.1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576842.wav</text:p>
          </table:table-cell>
          <table:table-cell table:formula="of:=HYPERLINK([.A3205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550101.m4a</text:p>
          </table:table-cell>
          <table:table-cell table:formula="of:=HYPERLINK([.A320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543065.avi</text:p>
          </table:table-cell>
          <table:table-cell table:formula="of:=HYPERLINK([.A32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5.156667">
            <text:p>15.156667</text:p>
          </table:table-cell>
          <table:table-cell office:value-type="string">
            <text:p>+48.8800+002.2633+052.991/</text:p>
          </table:table-cell>
          <table:table-cell office:value-type="string">
            <text:p>Google Map</text:p>
          </table:table-cell>
          <table:table-cell office:value-type="string">
            <text:p>2012-05-21T22:40:0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555345.m4a</text:p>
          </table:table-cell>
          <table:table-cell table:formula="of:=HYPERLINK([.A3208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41059.avi</text:p>
          </table:table-cell>
          <table:table-cell table:formula="of:=HYPERLINK([.A32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3.333333">
            <text:p>33.3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576841.wmv</text:p>
          </table:table-cell>
          <table:table-cell table:formula="of:=HYPERLINK([.A3210]; &quot;View Now&quot;)" office:value-type="string" office:string-value="View Now">
            <text:p>View Now</text:p>
          </table:table-cell>
          <table:table-cell office:value-type="string">
            <text:p>video/x-ms-wmv</text:p>
          </table:table-cell>
          <table:table-cell office:value-type="float" office:value="30.12">
            <text:p>30.1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528935.avi</text:p>
          </table:table-cell>
          <table:table-cell table:formula="of:=HYPERLINK([.A321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3.9">
            <text:p>33.9</text:p>
          </table:table-cell>
          <table:table-cell table:number-columns-repeated="2"/>
          <table:table-cell office:value-type="string">
            <text:p>2011-12-29T01:36:2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536324.mov</text:p>
          </table:table-cell>
          <table:table-cell table:formula="of:=HYPERLINK([.A321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8.785011">
            <text:p>28.785011</text:p>
          </table:table-cell>
          <table:table-cell office:value-type="string">
            <text:p>+25.8052-080.1949+004.249/</text:p>
          </table:table-cell>
          <table:table-cell office:value-type="string">
            <text:p>Google Map</text:p>
          </table:table-cell>
          <table:table-cell office:value-type="string">
            <text:p>2010-12-04T22:27:5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536323.mov</text:p>
          </table:table-cell>
          <table:table-cell table:formula="of:=HYPERLINK([.A321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5.951667">
            <text:p>35.951667</text:p>
          </table:table-cell>
          <table:table-cell office:value-type="string">
            <text:p>+26.7005-080.0376+007.929/</text:p>
          </table:table-cell>
          <table:table-cell office:value-type="string">
            <text:p>Google Map</text:p>
          </table:table-cell>
          <table:table-cell office:value-type="string">
            <text:p>2011-02-11T22:13:5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754471.wmv</text:p>
          </table:table-cell>
          <table:table-cell table:formula="of:=HYPERLINK([.A3214]; &quot;View Now&quot;)" office:value-type="string" office:string-value="View Now">
            <text:p>View Now</text:p>
          </table:table-cell>
          <table:table-cell office:value-type="string">
            <text:p>video/x-ms-wmv</text:p>
          </table:table-cell>
          <table:table-cell office:value-type="float" office:value="21.988">
            <text:p>21.98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281073.avi</text:p>
          </table:table-cell>
          <table:table-cell table:formula="of:=HYPERLINK([.A32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744478.mov</text:p>
          </table:table-cell>
          <table:table-cell table:formula="of:=HYPERLINK([.A321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6.835011">
            <text:p>6.835011</text:p>
          </table:table-cell>
          <table:table-cell table:number-columns-repeated="2"/>
          <table:table-cell office:value-type="string">
            <text:p>2009-12-17T18:14:3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743572.mp3</text:p>
          </table:table-cell>
          <table:table-cell table:formula="of:=HYPERLINK([.A3217]; &quot;View Now&quot;)" office:value-type="string" office:string-value="View Now">
            <text:p>View Now</text:p>
          </table:table-cell>
          <table:table-cell office:value-type="string">
            <text:p>audio/mpeg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917638.wmv</text:p>
          </table:table-cell>
          <table:table-cell table:formula="of:=HYPERLINK([.A3218]; &quot;View Now&quot;)" office:value-type="string" office:string-value="View Now">
            <text:p>View Now</text:p>
          </table:table-cell>
          <table:table-cell office:value-type="string">
            <text:p>video/x-ms-wmv</text:p>
          </table:table-cell>
          <table:table-cell office:value-type="float" office:value="78.908">
            <text:p>78.90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019245.mov</text:p>
          </table:table-cell>
          <table:table-cell table:formula="of:=HYPERLINK([.A321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1072.avi</text:p>
          </table:table-cell>
          <table:table-cell table:formula="of:=HYPERLINK([.A32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0.033333">
            <text:p>0.0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019216.mov</text:p>
          </table:table-cell>
          <table:table-cell table:formula="of:=HYPERLINK([.A322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50646.wmv</text:p>
          </table:table-cell>
          <table:table-cell table:formula="of:=HYPERLINK([.A3222]; &quot;View Now&quot;)" office:value-type="string" office:string-value="View Now">
            <text:p>View Now</text:p>
          </table:table-cell>
          <table:table-cell office:value-type="string">
            <text:p>video/x-ms-wmv</text:p>
          </table:table-cell>
          <table:table-cell office:value-type="float" office:value="119.485">
            <text:p>119.48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0765143.mp3</text:p>
          </table:table-cell>
          <table:table-cell table:formula="of:=HYPERLINK([.A3223]; &quot;View Now&quot;)" office:value-type="string" office:string-value="View Now">
            <text:p>View Now</text:p>
          </table:table-cell>
          <table:table-cell office:value-type="string">
            <text:p>audio/mpeg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1127.avi</text:p>
          </table:table-cell>
          <table:table-cell table:formula="of:=HYPERLINK([.A322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40.308345">
            <text:p>140.308345</text:p>
          </table:table-cell>
          <table:table-cell office:value-type="string">
            <text:p>+41.8150-073.1312+093.244/</text:p>
          </table:table-cell>
          <table:table-cell office:value-type="string">
            <text:p>Google Map</text:p>
          </table:table-cell>
          <table:table-cell office:value-type="string">
            <text:p>2015-11-19T20:51:1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169.mov</text:p>
          </table:table-cell>
          <table:table-cell table:formula="of:=HYPERLINK([.A322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2.373333">
            <text:p>12.373333</text:p>
          </table:table-cell>
          <table:table-cell office:value-type="string">
            <text:p>+41.5241-073.2669+4589.373/</text:p>
          </table:table-cell>
          <table:table-cell office:value-type="string">
            <text:p>Google Map</text:p>
          </table:table-cell>
          <table:table-cell office:value-type="string">
            <text:p>2015-11-20T20:31:1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085325.mp4</text:p>
          </table:table-cell>
          <table:table-cell table:formula="of:=HYPERLINK([.A32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8.818485">
            <text:p>18.818485</text:p>
          </table:table-cell>
          <table:table-cell table:number-columns-repeated="2"/>
          <table:table-cell office:value-type="string">
            <text:p>2011-11-03T00:25:2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170.mov</text:p>
          </table:table-cell>
          <table:table-cell table:formula="of:=HYPERLINK([.A322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4.041667">
            <text:p>14.041667</text:p>
          </table:table-cell>
          <table:table-cell office:value-type="string">
            <text:p>+41.4794-073.3143+4593.119/</text:p>
          </table:table-cell>
          <table:table-cell office:value-type="string">
            <text:p>Google Map</text:p>
          </table:table-cell>
          <table:table-cell office:value-type="string">
            <text:p>2015-11-20T20:35:1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380.avi</text:p>
          </table:table-cell>
          <table:table-cell table:formula="of:=HYPERLINK([.A32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5.613333">
            <text:p>25.613333</text:p>
          </table:table-cell>
          <table:table-cell office:value-type="string">
            <text:p>+18.2997-064.8275+018.307/</text:p>
          </table:table-cell>
          <table:table-cell office:value-type="string">
            <text:p>Google Map</text:p>
          </table:table-cell>
          <table:table-cell office:value-type="string">
            <text:p>2015-11-07T14:12:4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744.avi</text:p>
          </table:table-cell>
          <table:table-cell table:formula="of:=HYPERLINK([.A32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2.653333">
            <text:p>32.653333</text:p>
          </table:table-cell>
          <table:table-cell office:value-type="string">
            <text:p>+18.3013-064.8243+013.567/</text:p>
          </table:table-cell>
          <table:table-cell office:value-type="string">
            <text:p>Google Map</text:p>
          </table:table-cell>
          <table:table-cell office:value-type="string">
            <text:p>2015-10-28T17:47:0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291.m4a</text:p>
          </table:table-cell>
          <table:table-cell table:formula="of:=HYPERLINK([.A3230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87.315374">
            <text:p>187.315374</text:p>
          </table:table-cell>
          <table:table-cell table:number-columns-repeated="2"/>
          <table:table-cell office:value-type="string">
            <text:p>2015-11-12T21:53:5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379.avi</text:p>
          </table:table-cell>
          <table:table-cell table:formula="of:=HYPERLINK([.A32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1.151678">
            <text:p>31.151678</text:p>
          </table:table-cell>
          <table:table-cell office:value-type="string">
            <text:p>+18.2998-064.8275+020.749/</text:p>
          </table:table-cell>
          <table:table-cell office:value-type="string">
            <text:p>Google Map</text:p>
          </table:table-cell>
          <table:table-cell office:value-type="string">
            <text:p>2015-11-07T14:12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378.avi</text:p>
          </table:table-cell>
          <table:table-cell table:formula="of:=HYPERLINK([.A32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8.228345">
            <text:p>48.228345</text:p>
          </table:table-cell>
          <table:table-cell office:value-type="string">
            <text:p>+18.2997-064.8275+019.036/</text:p>
          </table:table-cell>
          <table:table-cell office:value-type="string">
            <text:p>Google Map</text:p>
          </table:table-cell>
          <table:table-cell office:value-type="string">
            <text:p>2015-11-07T14:12:0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717.mov</text:p>
          </table:table-cell>
          <table:table-cell table:formula="of:=HYPERLINK([.A323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7.038333">
            <text:p>7.038333</text:p>
          </table:table-cell>
          <table:table-cell office:value-type="string">
            <text:p>+18.3024-064.8246+014.780/</text:p>
          </table:table-cell>
          <table:table-cell office:value-type="string">
            <text:p>Google Map</text:p>
          </table:table-cell>
          <table:table-cell office:value-type="string">
            <text:p>2015-10-27T11:02:0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192.avi</text:p>
          </table:table-cell>
          <table:table-cell table:formula="of:=HYPERLINK([.A32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1678">
            <text:p>54.031678</text:p>
          </table:table-cell>
          <table:table-cell table:number-columns-repeated="2"/>
          <table:table-cell office:value-type="string">
            <text:p>2014-12-15T05:50:5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748.mov</text:p>
          </table:table-cell>
          <table:table-cell table:formula="of:=HYPERLINK([.A323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1.813333">
            <text:p>21.813333</text:p>
          </table:table-cell>
          <table:table-cell office:value-type="string">
            <text:p>+18.3018-064.8248+010.041/</text:p>
          </table:table-cell>
          <table:table-cell office:value-type="string">
            <text:p>Google Map</text:p>
          </table:table-cell>
          <table:table-cell office:value-type="string">
            <text:p>2015-10-28T17:48:1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576840.avi</text:p>
          </table:table-cell>
          <table:table-cell table:formula="of:=HYPERLINK([.A323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7.8">
            <text:p>7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31747.mov</text:p>
          </table:table-cell>
          <table:table-cell table:formula="of:=HYPERLINK([.A323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9.278333">
            <text:p>19.278333</text:p>
          </table:table-cell>
          <table:table-cell office:value-type="string">
            <text:p>+18.3016-064.8256+011.585/</text:p>
          </table:table-cell>
          <table:table-cell office:value-type="string">
            <text:p>Google Map</text:p>
          </table:table-cell>
          <table:table-cell office:value-type="string">
            <text:p>2015-10-28T17:48:0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746.mov</text:p>
          </table:table-cell>
          <table:table-cell table:formula="of:=HYPERLINK([.A323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3.713333">
            <text:p>23.713333</text:p>
          </table:table-cell>
          <table:table-cell office:value-type="string">
            <text:p>+18.3013-064.8266+009.327/</text:p>
          </table:table-cell>
          <table:table-cell office:value-type="string">
            <text:p>Google Map</text:p>
          </table:table-cell>
          <table:table-cell office:value-type="string">
            <text:p>2015-10-28T17:47:4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785.avi</text:p>
          </table:table-cell>
          <table:table-cell table:formula="of:=HYPERLINK([.A323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9.451667">
            <text:p>29.451667</text:p>
          </table:table-cell>
          <table:table-cell office:value-type="string">
            <text:p>+18.3239-064.8207+011.373/</text:p>
          </table:table-cell>
          <table:table-cell office:value-type="string">
            <text:p>Google Map</text:p>
          </table:table-cell>
          <table:table-cell office:value-type="string">
            <text:p>2015-10-26T23:06:3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2042.avi</text:p>
          </table:table-cell>
          <table:table-cell table:formula="of:=HYPERLINK([.A324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4.715">
            <text:p>24.715</text:p>
          </table:table-cell>
          <table:table-cell table:number-columns-repeated="2"/>
          <table:table-cell office:value-type="string">
            <text:p>2013-12-31T16:13:1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962.avi</text:p>
          </table:table-cell>
          <table:table-cell table:formula="of:=HYPERLINK([.A32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0.385">
            <text:p>20.385</text:p>
          </table:table-cell>
          <table:table-cell table:number-columns-repeated="2"/>
          <table:table-cell office:value-type="string">
            <text:p>2013-12-29T00:20:3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745.avi</text:p>
          </table:table-cell>
          <table:table-cell table:formula="of:=HYPERLINK([.A324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9.901678">
            <text:p>59.901678</text:p>
          </table:table-cell>
          <table:table-cell office:value-type="string">
            <text:p>+18.3013-064.8241+014.788/</text:p>
          </table:table-cell>
          <table:table-cell office:value-type="string">
            <text:p>Google Map</text:p>
          </table:table-cell>
          <table:table-cell office:value-type="string">
            <text:p>2015-10-28T17:47:2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2029.mov</text:p>
          </table:table-cell>
          <table:table-cell table:formula="of:=HYPERLINK([.A324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5.71">
            <text:p>15.71</text:p>
          </table:table-cell>
          <table:table-cell table:number-columns-repeated="2"/>
          <table:table-cell office:value-type="string">
            <text:p>2013-12-31T16:12:4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2055.avi</text:p>
          </table:table-cell>
          <table:table-cell table:formula="of:=HYPERLINK([.A324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8.316667">
            <text:p>28.316667</text:p>
          </table:table-cell>
          <table:table-cell table:number-columns-repeated="2"/>
          <table:table-cell office:value-type="string">
            <text:p>2013-12-25T01:46:4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1749.mov</text:p>
          </table:table-cell>
          <table:table-cell table:formula="of:=HYPERLINK([.A324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2.346667">
            <text:p>22.346667</text:p>
          </table:table-cell>
          <table:table-cell office:value-type="string">
            <text:p>+18.3016-064.8243+013.183/</text:p>
          </table:table-cell>
          <table:table-cell office:value-type="string">
            <text:p>Google Map</text:p>
          </table:table-cell>
          <table:table-cell office:value-type="string">
            <text:p>2015-10-28T17:48:2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2054.avi</text:p>
          </table:table-cell>
          <table:table-cell table:formula="of:=HYPERLINK([.A324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8.033333">
            <text:p>28.033333</text:p>
          </table:table-cell>
          <table:table-cell table:number-columns-repeated="2"/>
          <table:table-cell office:value-type="string">
            <text:p>2013-12-23T17:51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2159.mov</text:p>
          </table:table-cell>
          <table:table-cell table:formula="of:=HYPERLINK([.A324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7.58">
            <text:p>17.58</text:p>
          </table:table-cell>
          <table:table-cell office:value-type="string">
            <text:p>+26.3057-080.1309+005.027/</text:p>
          </table:table-cell>
          <table:table-cell office:value-type="string">
            <text:p>Google Map</text:p>
          </table:table-cell>
          <table:table-cell office:value-type="string">
            <text:p>2013-12-14T13:13:1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3546.m4v</text:p>
          </table:table-cell>
          <table:table-cell table:formula="of:=HYPERLINK([.A32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4.206168">
            <text:p>34.206168</text:p>
          </table:table-cell>
          <table:table-cell table:number-columns-repeated="2"/>
          <table:table-cell office:value-type="string">
            <text:p>2013-09-06T20:04:5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5723.mp4</text:p>
          </table:table-cell>
          <table:table-cell table:formula="of:=HYPERLINK([.A32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2.244717">
            <text:p>22.24471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32307.avi</text:p>
          </table:table-cell>
          <table:table-cell table:formula="of:=HYPERLINK([.A32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0.49">
            <text:p>40.49</text:p>
          </table:table-cell>
          <table:table-cell table:number-columns-repeated="2"/>
          <table:table-cell office:value-type="string">
            <text:p>2013-12-08T13:32:4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7029.m4v</text:p>
          </table:table-cell>
          <table:table-cell table:formula="of:=HYPERLINK([.A32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.875011">
            <text:p>2.875011</text:p>
          </table:table-cell>
          <table:table-cell table:number-columns-repeated="2"/>
          <table:table-cell office:value-type="string">
            <text:p>2013-03-20T22:47:5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0576839.wmv</text:p>
          </table:table-cell>
          <table:table-cell table:formula="of:=HYPERLINK([.A3252]; &quot;View Now&quot;)" office:value-type="string" office:string-value="View Now">
            <text:p>View Now</text:p>
          </table:table-cell>
          <table:table-cell office:value-type="string">
            <text:p>video/x-ms-wmv</text:p>
          </table:table-cell>
          <table:table-cell office:value-type="float" office:value="30.933">
            <text:p>30.9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32164.mov</text:p>
          </table:table-cell>
          <table:table-cell table:formula="of:=HYPERLINK([.A325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3.415">
            <text:p>13.415</text:p>
          </table:table-cell>
          <table:table-cell office:value-type="string">
            <text:p>+26.3057-080.1310+004.623/</text:p>
          </table:table-cell>
          <table:table-cell office:value-type="string">
            <text:p>Google Map</text:p>
          </table:table-cell>
          <table:table-cell office:value-type="string">
            <text:p>2013-12-14T13:15:2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2161.mov</text:p>
          </table:table-cell>
          <table:table-cell table:formula="of:=HYPERLINK([.A325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0.29">
            <text:p>10.29</text:p>
          </table:table-cell>
          <table:table-cell office:value-type="string">
            <text:p>+26.3058-080.1311+004.354/</text:p>
          </table:table-cell>
          <table:table-cell office:value-type="string">
            <text:p>Google Map</text:p>
          </table:table-cell>
          <table:table-cell office:value-type="string">
            <text:p>2013-12-14T13:14:2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6290.avi</text:p>
          </table:table-cell>
          <table:table-cell table:formula="of:=HYPERLINK([.A325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6.268333">
            <text:p>16.268333</text:p>
          </table:table-cell>
          <table:table-cell office:value-type="string">
            <text:p>+25.8899-080.1271+000.000/</text:p>
          </table:table-cell>
          <table:table-cell office:value-type="string">
            <text:p>Google Map</text:p>
          </table:table-cell>
          <table:table-cell office:value-type="string">
            <text:p>2013-04-24T15:55:4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8379.avi</text:p>
          </table:table-cell>
          <table:table-cell table:formula="of:=HYPERLINK([.A32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2.255771">
            <text:p>22.255771</text:p>
          </table:table-cell>
          <table:table-cell table:number-columns-repeated="2"/>
          <table:table-cell office:value-type="string">
            <text:p>2015-11-10T19:59:1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2162.avi</text:p>
          </table:table-cell>
          <table:table-cell table:formula="of:=HYPERLINK([.A32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7.37">
            <text:p>37.37</text:p>
          </table:table-cell>
          <table:table-cell office:value-type="string">
            <text:p>+26.3057-080.1310+005.373/</text:p>
          </table:table-cell>
          <table:table-cell office:value-type="string">
            <text:p>Google Map</text:p>
          </table:table-cell>
          <table:table-cell office:value-type="string">
            <text:p>2013-12-14T13:14:5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7990.m4a</text:p>
          </table:table-cell>
          <table:table-cell table:formula="of:=HYPERLINK([.A3258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7.554286">
            <text:p>17.554286</text:p>
          </table:table-cell>
          <table:table-cell table:number-columns-repeated="2"/>
          <table:table-cell office:value-type="string">
            <text:p>2016-01-20T12:19:2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6478.mov</text:p>
          </table:table-cell>
          <table:table-cell table:formula="of:=HYPERLINK([.A325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4.185">
            <text:p>4.185</text:p>
          </table:table-cell>
          <table:table-cell table:number-columns-repeated="2"/>
          <table:table-cell office:value-type="string">
            <text:p>2013-04-15T04:24:5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7173.mov</text:p>
          </table:table-cell>
          <table:table-cell table:formula="of:=HYPERLINK([.A326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6.363333">
            <text:p>16.363333</text:p>
          </table:table-cell>
          <table:table-cell office:value-type="string">
            <text:p>+18.4002-064.6340+003.887/</text:p>
          </table:table-cell>
          <table:table-cell office:value-type="string">
            <text:p>Google Map</text:p>
          </table:table-cell>
          <table:table-cell office:value-type="string">
            <text:p>2013-03-09T17:21:1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6088.mov</text:p>
          </table:table-cell>
          <table:table-cell table:formula="of:=HYPERLINK([.A326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0.7">
            <text:p>10.7</text:p>
          </table:table-cell>
          <table:table-cell office:value-type="string">
            <text:p>-34.0165+018.4588+024.524/</text:p>
          </table:table-cell>
          <table:table-cell office:value-type="string">
            <text:p>Google Map</text:p>
          </table:table-cell>
          <table:table-cell office:value-type="string">
            <text:p>2013-05-09T16:02:0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0431.m4v</text:p>
          </table:table-cell>
          <table:table-cell table:formula="of:=HYPERLINK([.A32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.233333">
            <text:p>4.2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40619.avi</text:p>
          </table:table-cell>
          <table:table-cell table:formula="of:=HYPERLINK([.A32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1678">
            <text:p>54.031678</text:p>
          </table:table-cell>
          <table:table-cell table:number-columns-repeated="2"/>
          <table:table-cell office:value-type="string">
            <text:p>2013-12-16T23:54:5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1497.avi</text:p>
          </table:table-cell>
          <table:table-cell table:formula="of:=HYPERLINK([.A32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7.266667">
            <text:p>37.266667</text:p>
          </table:table-cell>
          <table:table-cell table:number-columns-repeated="2"/>
          <table:table-cell office:value-type="string">
            <text:p>2013-11-08T13:48:3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3333.m4a</text:p>
          </table:table-cell>
          <table:table-cell table:formula="of:=HYPERLINK([.A3265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528.407075">
            <text:p>1528.407075</text:p>
          </table:table-cell>
          <table:table-cell table:number-columns-repeated="2"/>
          <table:table-cell office:value-type="string">
            <text:p>2013-09-22T16:33:1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9139.avi</text:p>
          </table:table-cell>
          <table:table-cell table:formula="of:=HYPERLINK([.A326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3.183333">
            <text:p>543.183333</text:p>
          </table:table-cell>
          <table:table-cell table:number-columns-repeated="2"/>
          <table:table-cell office:value-type="string">
            <text:p>2015-12-21T02:33:2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1834.avi</text:p>
          </table:table-cell>
          <table:table-cell table:formula="of:=HYPERLINK([.A326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79.266667">
            <text:p>179.26666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38821.avi</text:p>
          </table:table-cell>
          <table:table-cell table:formula="of:=HYPERLINK([.A32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.068345">
            <text:p>3.068345</text:p>
          </table:table-cell>
          <table:table-cell table:number-columns-repeated="2"/>
          <table:table-cell office:value-type="string">
            <text:p>2015-12-29T13:40:5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5525.avi</text:p>
          </table:table-cell>
          <table:table-cell table:formula="of:=HYPERLINK([.A32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7.855">
            <text:p>37.855</text:p>
          </table:table-cell>
          <table:table-cell table:number-columns-repeated="2"/>
          <table:table-cell office:value-type="string">
            <text:p>2013-01-14T23:55:4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39965.mov</text:p>
          </table:table-cell>
          <table:table-cell table:formula="of:=HYPERLINK([.A327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3.371678">
            <text:p>13.371678</text:p>
          </table:table-cell>
          <table:table-cell table:number-columns-repeated="2"/>
          <table:table-cell office:value-type="string">
            <text:p>2014-01-15T07:12:0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7043.m4v</text:p>
          </table:table-cell>
          <table:table-cell table:formula="of:=HYPERLINK([.A32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6.5">
            <text:p>16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39115.avi</text:p>
          </table:table-cell>
          <table:table-cell table:formula="of:=HYPERLINK([.A32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4.63">
            <text:p>14.63</text:p>
          </table:table-cell>
          <table:table-cell table:number-columns-repeated="2"/>
          <table:table-cell office:value-type="string">
            <text:p>2015-12-20T06:21:5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5820.avi</text:p>
          </table:table-cell>
          <table:table-cell table:formula="of:=HYPERLINK([.A327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1667">
            <text:p>54.031667</text:p>
          </table:table-cell>
          <table:table-cell table:number-columns-repeated="2"/>
          <table:table-cell office:value-type="string">
            <text:p>2012-11-23T01:29:1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7195.3gp</text:p>
          </table:table-cell>
          <table:table-cell table:formula="of:=HYPERLINK([.A3274]; &quot;View Now&quot;)" office:value-type="string" office:string-value="View Now">
            <text:p>View Now</text:p>
          </table:table-cell>
          <table:table-cell office:value-type="string">
            <text:p>video/3gpp</text:p>
          </table:table-cell>
          <table:table-cell office:value-type="float" office:value="24.34">
            <text:p>24.34</text:p>
          </table:table-cell>
          <table:table-cell table:number-columns-repeated="2"/>
          <table:table-cell office:value-type="string">
            <text:p>2012-07-04T00:02:5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1793.m4a</text:p>
          </table:table-cell>
          <table:table-cell table:formula="of:=HYPERLINK([.A3275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7152.avi</text:p>
          </table:table-cell>
          <table:table-cell table:formula="of:=HYPERLINK([.A327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1.266">
            <text:p>41.26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45508.mov</text:p>
          </table:table-cell>
          <table:table-cell table:formula="of:=HYPERLINK([.A327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2.55">
            <text:p>12.55</text:p>
          </table:table-cell>
          <table:table-cell table:number-columns-repeated="2"/>
          <table:table-cell office:value-type="string">
            <text:p>2013-01-20T18:09:0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1481.avi</text:p>
          </table:table-cell>
          <table:table-cell table:formula="of:=HYPERLINK([.A32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0.443333">
            <text:p>50.443333</text:p>
          </table:table-cell>
          <table:table-cell table:number-columns-repeated="2"/>
          <table:table-cell office:value-type="string">
            <text:p>2013-11-07T19:04:0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7522.avi</text:p>
          </table:table-cell>
          <table:table-cell table:formula="of:=HYPERLINK([.A32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2.753333">
            <text:p>32.753333</text:p>
          </table:table-cell>
          <table:table-cell office:value-type="string">
            <text:p>+43.2814+012.2988+423.594/</text:p>
          </table:table-cell>
          <table:table-cell office:value-type="string">
            <text:p>Google Map</text:p>
          </table:table-cell>
          <table:table-cell office:value-type="string">
            <text:p>2014-01-21T18:14:1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9251.avi</text:p>
          </table:table-cell>
          <table:table-cell table:formula="of:=HYPERLINK([.A32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1.16">
            <text:p>21.16</text:p>
          </table:table-cell>
          <table:table-cell office:value-type="string">
            <text:p>+48.8676+002.3295/</text:p>
          </table:table-cell>
          <table:table-cell office:value-type="string">
            <text:p>Google Map</text:p>
          </table:table-cell>
          <table:table-cell office:value-type="string">
            <text:p>2011-09-24T08:40:1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9091.avi</text:p>
          </table:table-cell>
          <table:table-cell table:formula="of:=HYPERLINK([.A328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67.470385">
            <text:p>267.47038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48746.avi</text:p>
          </table:table-cell>
          <table:table-cell table:formula="of:=HYPERLINK([.A328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1667">
            <text:p>54.031667</text:p>
          </table:table-cell>
          <table:table-cell office:value-type="string">
            <text:p>+42.1963-071.1854+021.000/</text:p>
          </table:table-cell>
          <table:table-cell office:value-type="string">
            <text:p>Google Map</text:p>
          </table:table-cell>
          <table:table-cell office:value-type="string">
            <text:p>2011-11-11T17:53:3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4152.avi</text:p>
          </table:table-cell>
          <table:table-cell table:formula="of:=HYPERLINK([.A328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76.874">
            <text:p>76.87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56054.avi</text:p>
          </table:table-cell>
          <table:table-cell table:formula="of:=HYPERLINK([.A32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7.886">
            <text:p>27.886</text:p>
          </table:table-cell>
          <table:table-cell table:number-columns-repeated="2"/>
          <table:table-cell office:value-type="string">
            <text:p>2011-01-10T21:18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8575.avi</text:p>
          </table:table-cell>
          <table:table-cell table:formula="of:=HYPERLINK([.A328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80.146813">
            <text:p>80.146813</text:p>
          </table:table-cell>
          <table:table-cell table:number-columns-repeated="2"/>
          <table:table-cell office:value-type="string">
            <text:p>2011-12-19T05:45:4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3587.wav</text:p>
          </table:table-cell>
          <table:table-cell table:formula="of:=HYPERLINK([.A3286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office:value-type="float" office:value="158.3755">
            <text:p>158.375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49143.avi</text:p>
          </table:table-cell>
          <table:table-cell table:formula="of:=HYPERLINK([.A328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1678">
            <text:p>54.031678</text:p>
          </table:table-cell>
          <table:table-cell table:number-columns-repeated="2"/>
          <table:table-cell office:value-type="string">
            <text:p>2011-10-13T22:15:3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48747.avi</text:p>
          </table:table-cell>
          <table:table-cell table:formula="of:=HYPERLINK([.A328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5.016667">
            <text:p>45.016667</text:p>
          </table:table-cell>
          <table:table-cell office:value-type="string">
            <text:p>+42.1965-071.1856+014.000/</text:p>
          </table:table-cell>
          <table:table-cell office:value-type="string">
            <text:p>Google Map</text:p>
          </table:table-cell>
          <table:table-cell office:value-type="string">
            <text:p>2011-11-11T18:34:4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3924.avi</text:p>
          </table:table-cell>
          <table:table-cell table:formula="of:=HYPERLINK([.A32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67.333333">
            <text:p>267.333333</text:p>
          </table:table-cell>
          <table:table-cell table:number-columns-repeated="2"/>
          <table:table-cell office:value-type="string">
            <text:p>2013-08-31T08:43:4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6156.avi</text:p>
          </table:table-cell>
          <table:table-cell table:formula="of:=HYPERLINK([.A32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55.05">
            <text:p>155.0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53273.avi</text:p>
          </table:table-cell>
          <table:table-cell table:formula="of:=HYPERLINK([.A32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0.005">
            <text:p>30.005</text:p>
          </table:table-cell>
          <table:table-cell table:number-columns-repeated="2"/>
          <table:table-cell office:value-type="string">
            <text:p>2011-02-16T03:07:4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4341.avi</text:p>
          </table:table-cell>
          <table:table-cell table:formula="of:=HYPERLINK([.A32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12.225">
            <text:p>312.22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54497.avi</text:p>
          </table:table-cell>
          <table:table-cell table:formula="of:=HYPERLINK([.A32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7.556667">
            <text:p>47.556667</text:p>
          </table:table-cell>
          <table:table-cell table:number-columns-repeated="2"/>
          <table:table-cell office:value-type="string">
            <text:p>2009-07-05T19:31:3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6747.avi</text:p>
          </table:table-cell>
          <table:table-cell table:formula="of:=HYPERLINK([.A32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7.058345">
            <text:p>37.058345</text:p>
          </table:table-cell>
          <table:table-cell table:number-columns-repeated="2"/>
          <table:table-cell office:value-type="string">
            <text:p>2015-04-04T17:21:1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6746.avi</text:p>
          </table:table-cell>
          <table:table-cell table:formula="of:=HYPERLINK([.A329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2.716667">
            <text:p>42.716667</text:p>
          </table:table-cell>
          <table:table-cell table:number-columns-repeated="2"/>
          <table:table-cell office:value-type="string">
            <text:p>2015-04-04T17:20:0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5951.m4a</text:p>
          </table:table-cell>
          <table:table-cell table:formula="of:=HYPERLINK([.A329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56808.avi</text:p>
          </table:table-cell>
          <table:table-cell table:formula="of:=HYPERLINK([.A32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1678">
            <text:p>54.031678</text:p>
          </table:table-cell>
          <table:table-cell table:number-columns-repeated="2"/>
          <table:table-cell office:value-type="string">
            <text:p>2015-04-04T17:26:5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6810.avi</text:p>
          </table:table-cell>
          <table:table-cell table:formula="of:=HYPERLINK([.A32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3333">
            <text:p>54.033333</text:p>
          </table:table-cell>
          <table:table-cell table:number-columns-repeated="2"/>
          <table:table-cell office:value-type="string">
            <text:p>2015-04-04T17:28:2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6748.avi</text:p>
          </table:table-cell>
          <table:table-cell table:formula="of:=HYPERLINK([.A32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1678">
            <text:p>54.031678</text:p>
          </table:table-cell>
          <table:table-cell table:number-columns-repeated="2"/>
          <table:table-cell office:value-type="string">
            <text:p>2015-04-04T17:21:4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6751.avi</text:p>
          </table:table-cell>
          <table:table-cell table:formula="of:=HYPERLINK([.A33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6.128333">
            <text:p>26.128333</text:p>
          </table:table-cell>
          <table:table-cell table:number-columns-repeated="2"/>
          <table:table-cell office:value-type="string">
            <text:p>2015-04-04T17:26:1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6750.mov</text:p>
          </table:table-cell>
          <table:table-cell table:formula="of:=HYPERLINK([.A330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5.93">
            <text:p>15.93</text:p>
          </table:table-cell>
          <table:table-cell table:number-columns-repeated="2"/>
          <table:table-cell office:value-type="string">
            <text:p>2015-04-04T17:25:1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6809.avi</text:p>
          </table:table-cell>
          <table:table-cell table:formula="of:=HYPERLINK([.A330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1678">
            <text:p>54.031678</text:p>
          </table:table-cell>
          <table:table-cell table:number-columns-repeated="2"/>
          <table:table-cell office:value-type="string">
            <text:p>2015-04-04T17:27:4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6811.avi</text:p>
          </table:table-cell>
          <table:table-cell table:formula="of:=HYPERLINK([.A33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1678">
            <text:p>54.031678</text:p>
          </table:table-cell>
          <table:table-cell table:number-columns-repeated="2"/>
          <table:table-cell office:value-type="string">
            <text:p>2015-04-04T17:29:1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7435.avi</text:p>
          </table:table-cell>
          <table:table-cell table:formula="of:=HYPERLINK([.A330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08.999">
            <text:p>108.99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60081.mp3</text:p>
          </table:table-cell>
          <table:table-cell table:formula="of:=HYPERLINK([.A3305]; &quot;View Now&quot;)" office:value-type="string" office:string-value="View Now">
            <text:p>View Now</text:p>
          </table:table-cell>
          <table:table-cell office:value-type="string">
            <text:p>audio/mpeg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56814.avi</text:p>
          </table:table-cell>
          <table:table-cell table:formula="of:=HYPERLINK([.A33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9.918345">
            <text:p>39.918345</text:p>
          </table:table-cell>
          <table:table-cell table:number-columns-repeated="2"/>
          <table:table-cell office:value-type="string">
            <text:p>2015-04-04T17:30:5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6745.avi</text:p>
          </table:table-cell>
          <table:table-cell table:formula="of:=HYPERLINK([.A33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1678">
            <text:p>54.031678</text:p>
          </table:table-cell>
          <table:table-cell table:number-columns-repeated="2"/>
          <table:table-cell office:value-type="string">
            <text:p>2015-04-04T17:18:0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6812.avi</text:p>
          </table:table-cell>
          <table:table-cell table:formula="of:=HYPERLINK([.A330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1678">
            <text:p>54.031678</text:p>
          </table:table-cell>
          <table:table-cell table:number-columns-repeated="2"/>
          <table:table-cell office:value-type="string">
            <text:p>2015-04-04T17:29:4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6813.avi</text:p>
          </table:table-cell>
          <table:table-cell table:formula="of:=HYPERLINK([.A33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1678">
            <text:p>54.031678</text:p>
          </table:table-cell>
          <table:table-cell table:number-columns-repeated="2"/>
          <table:table-cell office:value-type="string">
            <text:p>2015-04-04T17:30:2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6816.mov</text:p>
          </table:table-cell>
          <table:table-cell table:formula="of:=HYPERLINK([.A331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0.496667">
            <text:p>20.496667</text:p>
          </table:table-cell>
          <table:table-cell table:number-columns-repeated="2"/>
          <table:table-cell office:value-type="string">
            <text:p>2015-04-04T17:31:5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59673.m4a</text:p>
          </table:table-cell>
          <table:table-cell table:formula="of:=HYPERLINK([.A3311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14.520816">
            <text:p>114.52081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66411.mov</text:p>
          </table:table-cell>
          <table:table-cell table:formula="of:=HYPERLINK([.A331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1970-01-01T00:00:0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64774.mov</text:p>
          </table:table-cell>
          <table:table-cell table:formula="of:=HYPERLINK([.A331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6.858333">
            <text:p>6.858333</text:p>
          </table:table-cell>
          <table:table-cell table:number-columns-repeated="2"/>
          <table:table-cell office:value-type="string">
            <text:p>2011-05-14T22:16:5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67473.avi</text:p>
          </table:table-cell>
          <table:table-cell table:formula="of:=HYPERLINK([.A33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6.781667">
            <text:p>36.781667</text:p>
          </table:table-cell>
          <table:table-cell office:value-type="string">
            <text:p>+18.3221-064.8434+014.829/</text:p>
          </table:table-cell>
          <table:table-cell office:value-type="string">
            <text:p>Google Map</text:p>
          </table:table-cell>
          <table:table-cell office:value-type="string">
            <text:p>2011-08-21T20:07:2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68513.avi</text:p>
          </table:table-cell>
          <table:table-cell table:formula="of:=HYPERLINK([.A33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2.686667">
            <text:p>22.686667</text:p>
          </table:table-cell>
          <table:table-cell table:number-columns-repeated="2"/>
          <table:table-cell office:value-type="string">
            <text:p>2014-02-05T19:20:2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68046.avi</text:p>
          </table:table-cell>
          <table:table-cell table:formula="of:=HYPERLINK([.A331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4.58">
            <text:p>24.58</text:p>
          </table:table-cell>
          <table:table-cell table:number-columns-repeated="2"/>
          <table:table-cell office:value-type="string">
            <text:p>2011-08-28T03:15:0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72558.mov</text:p>
          </table:table-cell>
          <table:table-cell table:formula="of:=HYPERLINK([.A331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8.915">
            <text:p>8.915</text:p>
          </table:table-cell>
          <table:table-cell office:value-type="string">
            <text:p>+07.9055+098.2975+026.000/</text:p>
          </table:table-cell>
          <table:table-cell office:value-type="string">
            <text:p>Google Map</text:p>
          </table:table-cell>
          <table:table-cell office:value-type="string">
            <text:p>2011-12-30T10:44:2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66410.mov</text:p>
          </table:table-cell>
          <table:table-cell table:formula="of:=HYPERLINK([.A331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1970-01-01T00:00:0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67573.avi</text:p>
          </table:table-cell>
          <table:table-cell table:formula="of:=HYPERLINK([.A33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1.115">
            <text:p>21.115</text:p>
          </table:table-cell>
          <table:table-cell office:value-type="string">
            <text:p>+56.0457+037.3610+189.894/</text:p>
          </table:table-cell>
          <table:table-cell office:value-type="string">
            <text:p>Google Map</text:p>
          </table:table-cell>
          <table:table-cell office:value-type="string">
            <text:p>2014-02-14T09:24:1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72515.avi</text:p>
          </table:table-cell>
          <table:table-cell table:formula="of:=HYPERLINK([.A332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.739072">
            <text:p>5.739072</text:p>
          </table:table-cell>
          <table:table-cell table:number-columns-repeated="2"/>
          <table:table-cell office:value-type="string">
            <text:p>2011-12-27T06:12:0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72247.mp3</text:p>
          </table:table-cell>
          <table:table-cell table:formula="of:=HYPERLINK([.A3321]; &quot;View Now&quot;)" office:value-type="string" office:string-value="View Now">
            <text:p>View Now</text:p>
          </table:table-cell>
          <table:table-cell office:value-type="string">
            <text:p>audio/mpeg</text:p>
          </table:table-cell>
          <table:table-cell office:value-type="float" office:value="15.928875">
            <text:p>15.92887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71100.avi</text:p>
          </table:table-cell>
          <table:table-cell table:formula="of:=HYPERLINK([.A332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0.04">
            <text:p>30.04</text:p>
          </table:table-cell>
          <table:table-cell table:number-columns-repeated="2"/>
          <table:table-cell office:value-type="string">
            <text:p>2011-10-17T14:15:3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66739.m4a</text:p>
          </table:table-cell>
          <table:table-cell table:formula="of:=HYPERLINK([.A3323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71785.mov</text:p>
          </table:table-cell>
          <table:table-cell table:formula="of:=HYPERLINK([.A332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3.491667">
            <text:p>23.491667</text:p>
          </table:table-cell>
          <table:table-cell table:number-columns-repeated="2"/>
          <table:table-cell office:value-type="string">
            <text:p>2011-11-14T22:27:4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67025.avi</text:p>
          </table:table-cell>
          <table:table-cell table:formula="of:=HYPERLINK([.A332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71.237">
            <text:p>71.237</text:p>
          </table:table-cell>
          <table:table-cell table:number-columns-repeated="2"/>
          <table:table-cell office:value-type="string">
            <text:p>2011-07-28T18:41:0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77808.wav</text:p>
          </table:table-cell>
          <table:table-cell table:formula="of:=HYPERLINK([.A3326]; &quot;View Now&quot;)" office:value-type="string" office:string-value="View Now">
            <text:p>View Now</text:p>
          </table:table-cell>
          <table:table-cell office:value-type="string">
            <text:p>audio/wav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72582.mov</text:p>
          </table:table-cell>
          <table:table-cell table:formula="of:=HYPERLINK([.A332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0.753333">
            <text:p>10.753333</text:p>
          </table:table-cell>
          <table:table-cell office:value-type="string">
            <text:p>+13.7382+100.5835+025.000/</text:p>
          </table:table-cell>
          <table:table-cell office:value-type="string">
            <text:p>Google Map</text:p>
          </table:table-cell>
          <table:table-cell office:value-type="string">
            <text:p>2012-01-02T12:29:0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77560.m4v</text:p>
          </table:table-cell>
          <table:table-cell table:formula="of:=HYPERLINK([.A332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.5">
            <text:p>17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73979.m4v</text:p>
          </table:table-cell>
          <table:table-cell table:formula="of:=HYPERLINK([.A332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.833333">
            <text:p>17.8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73463.m4a</text:p>
          </table:table-cell>
          <table:table-cell table:formula="of:=HYPERLINK([.A3330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74715.mp4</text:p>
          </table:table-cell>
          <table:table-cell table:formula="of:=HYPERLINK([.A333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2.678821">
            <text:p>132.678821</text:p>
          </table:table-cell>
          <table:table-cell table:number-columns-repeated="2"/>
          <table:table-cell office:value-type="string">
            <text:p>1997-09-13T08:14:0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79041.avi</text:p>
          </table:table-cell>
          <table:table-cell table:formula="of:=HYPERLINK([.A333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4.824">
            <text:p>24.82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77632.m4v</text:p>
          </table:table-cell>
          <table:table-cell table:formula="of:=HYPERLINK([.A333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3.3">
            <text:p>23.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79776.avi</text:p>
          </table:table-cell>
          <table:table-cell table:formula="of:=HYPERLINK([.A33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.946667">
            <text:p>3.946667</text:p>
          </table:table-cell>
          <table:table-cell table:number-columns-repeated="2"/>
          <table:table-cell office:value-type="string">
            <text:p>2012-08-12T18:56:3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79077.avi</text:p>
          </table:table-cell>
          <table:table-cell table:formula="of:=HYPERLINK([.A33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9.611678">
            <text:p>49.611678</text:p>
          </table:table-cell>
          <table:table-cell office:value-type="string">
            <text:p>+48.8671+002.3084+054.053/</text:p>
          </table:table-cell>
          <table:table-cell office:value-type="string">
            <text:p>Google Map</text:p>
          </table:table-cell>
          <table:table-cell office:value-type="string">
            <text:p>2012-07-12T20:22:0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78791.m4a</text:p>
          </table:table-cell>
          <table:table-cell table:formula="of:=HYPERLINK([.A333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78657.mp3</text:p>
          </table:table-cell>
          <table:table-cell table:formula="of:=HYPERLINK([.A3337]; &quot;View Now&quot;)" office:value-type="string" office:string-value="View Now">
            <text:p>View Now</text:p>
          </table:table-cell>
          <table:table-cell office:value-type="string">
            <text:p>audio/mpeg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78656.m4a</text:p>
          </table:table-cell>
          <table:table-cell table:formula="of:=HYPERLINK([.A3338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80564.mov</text:p>
          </table:table-cell>
          <table:table-cell table:formula="of:=HYPERLINK([.A333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8.365011">
            <text:p>18.365011</text:p>
          </table:table-cell>
          <table:table-cell table:number-columns-repeated="2"/>
          <table:table-cell office:value-type="string">
            <text:p>2012-08-16T10:34:5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0570.mov</text:p>
          </table:table-cell>
          <table:table-cell table:formula="of:=HYPERLINK([.A334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5.213333">
            <text:p>15.213333</text:p>
          </table:table-cell>
          <table:table-cell table:number-columns-repeated="2"/>
          <table:table-cell office:value-type="string">
            <text:p>2012-08-16T14:38:2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73972.avi</text:p>
          </table:table-cell>
          <table:table-cell table:formula="of:=HYPERLINK([.A334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2.941667">
            <text:p>42.941667</text:p>
          </table:table-cell>
          <table:table-cell table:number-columns-repeated="2"/>
          <table:table-cell office:value-type="string">
            <text:p>2012-02-17T14:55:1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75911.m4a</text:p>
          </table:table-cell>
          <table:table-cell table:formula="of:=HYPERLINK([.A334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07.034626">
            <text:p>207.03462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80321.mov</text:p>
          </table:table-cell>
          <table:table-cell table:formula="of:=HYPERLINK([.A3343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1.773333">
            <text:p>11.773333</text:p>
          </table:table-cell>
          <table:table-cell table:number-columns-repeated="2"/>
          <table:table-cell office:value-type="string">
            <text:p>2012-08-13T16:04:0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0573.mov</text:p>
          </table:table-cell>
          <table:table-cell table:formula="of:=HYPERLINK([.A334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0.111667">
            <text:p>10.111667</text:p>
          </table:table-cell>
          <table:table-cell table:number-columns-repeated="2"/>
          <table:table-cell office:value-type="string">
            <text:p>2012-08-16T14:41:3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1048.avi</text:p>
          </table:table-cell>
          <table:table-cell table:formula="of:=HYPERLINK([.A334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0.726667">
            <text:p>40.726667</text:p>
          </table:table-cell>
          <table:table-cell office:value-type="string">
            <text:p>+50.0843+014.4269+194.828/</text:p>
          </table:table-cell>
          <table:table-cell office:value-type="string">
            <text:p>Google Map</text:p>
          </table:table-cell>
          <table:table-cell office:value-type="string">
            <text:p>2012-09-05T12:16:5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1146.m4a</text:p>
          </table:table-cell>
          <table:table-cell table:formula="of:=HYPERLINK([.A334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51.5">
            <text:p>51.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81661.m4a</text:p>
          </table:table-cell>
          <table:table-cell table:formula="of:=HYPERLINK([.A334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2.941315">
            <text:p>22.941315</text:p>
          </table:table-cell>
          <table:table-cell table:number-columns-repeated="2"/>
          <table:table-cell office:value-type="string">
            <text:p>2012-09-30T03:33:2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0571.mov</text:p>
          </table:table-cell>
          <table:table-cell table:formula="of:=HYPERLINK([.A334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5.213333">
            <text:p>15.213333</text:p>
          </table:table-cell>
          <table:table-cell table:number-columns-repeated="2"/>
          <table:table-cell office:value-type="string">
            <text:p>2012-08-16T14:38:5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2023.avi</text:p>
          </table:table-cell>
          <table:table-cell table:formula="of:=HYPERLINK([.A334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.834667">
            <text:p>1.834667</text:p>
          </table:table-cell>
          <table:table-cell table:number-columns-repeated="2"/>
          <table:table-cell office:value-type="string">
            <text:p>2012-11-07T21:44:0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2024.avi</text:p>
          </table:table-cell>
          <table:table-cell table:formula="of:=HYPERLINK([.A335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.290667">
            <text:p>5.290667</text:p>
          </table:table-cell>
          <table:table-cell table:number-columns-repeated="2"/>
          <table:table-cell office:value-type="string">
            <text:p>2012-11-07T20:10:5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4935.mp3</text:p>
          </table:table-cell>
          <table:table-cell table:formula="of:=HYPERLINK([.A3351]; &quot;View Now&quot;)" office:value-type="string" office:string-value="View Now">
            <text:p>View Now</text:p>
          </table:table-cell>
          <table:table-cell office:value-type="string">
            <text:p>audio/mpeg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81753.m4a</text:p>
          </table:table-cell>
          <table:table-cell table:formula="of:=HYPERLINK([.A335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82022.avi</text:p>
          </table:table-cell>
          <table:table-cell table:formula="of:=HYPERLINK([.A335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.672">
            <text:p>4.672</text:p>
          </table:table-cell>
          <table:table-cell table:number-columns-repeated="2"/>
          <table:table-cell office:value-type="string">
            <text:p>2012-11-07T21:40:4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4143.m4a</text:p>
          </table:table-cell>
          <table:table-cell table:formula="of:=HYPERLINK([.A3354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25.021">
            <text:p>25.02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82315.m4a</text:p>
          </table:table-cell>
          <table:table-cell table:formula="of:=HYPERLINK([.A3355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72.002993">
            <text:p>72.0029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85172.avi</text:p>
          </table:table-cell>
          <table:table-cell table:formula="of:=HYPERLINK([.A335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3.881667">
            <text:p>23.881667</text:p>
          </table:table-cell>
          <table:table-cell table:number-columns-repeated="2"/>
          <table:table-cell office:value-type="string">
            <text:p>2016-02-19T17:16:4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5185.avi</text:p>
          </table:table-cell>
          <table:table-cell table:formula="of:=HYPERLINK([.A335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5.613333">
            <text:p>25.613333</text:p>
          </table:table-cell>
          <table:table-cell table:number-columns-repeated="2"/>
          <table:table-cell office:value-type="string">
            <text:p>2016-02-17T17:19:5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5173.avi</text:p>
          </table:table-cell>
          <table:table-cell table:formula="of:=HYPERLINK([.A335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5.815011">
            <text:p>25.815011</text:p>
          </table:table-cell>
          <table:table-cell table:number-columns-repeated="2"/>
          <table:table-cell office:value-type="string">
            <text:p>2016-02-19T17:17:0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5508.avi</text:p>
          </table:table-cell>
          <table:table-cell table:formula="of:=HYPERLINK([.A335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6.846978">
            <text:p>6.846978</text:p>
          </table:table-cell>
          <table:table-cell table:number-columns-repeated="2"/>
          <table:table-cell office:value-type="string">
            <text:p>2014-06-08T00:48:0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4970.avi</text:p>
          </table:table-cell>
          <table:table-cell table:formula="of:=HYPERLINK([.A336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87.418345">
            <text:p>87.418345</text:p>
          </table:table-cell>
          <table:table-cell table:number-columns-repeated="2"/>
          <table:table-cell office:value-type="string">
            <text:p>2016-03-04T21:10:0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2579.avi</text:p>
          </table:table-cell>
          <table:table-cell table:formula="of:=HYPERLINK([.A336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21.563333">
            <text:p>121.563333</text:p>
          </table:table-cell>
          <table:table-cell table:number-columns-repeated="2"/>
          <table:table-cell office:value-type="string">
            <text:p>2016-05-12T21:02:2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4969.avi</text:p>
          </table:table-cell>
          <table:table-cell table:formula="of:=HYPERLINK([.A336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90.953333">
            <text:p>90.953333</text:p>
          </table:table-cell>
          <table:table-cell table:number-columns-repeated="2"/>
          <table:table-cell office:value-type="string">
            <text:p>2016-03-04T21:08:3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5381.avi</text:p>
          </table:table-cell>
          <table:table-cell table:formula="of:=HYPERLINK([.A336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661667">
            <text:p>54.661667</text:p>
          </table:table-cell>
          <table:table-cell table:number-columns-repeated="2"/>
          <table:table-cell office:value-type="string">
            <text:p>2016-02-14T18:10:1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4750.avi</text:p>
          </table:table-cell>
          <table:table-cell table:formula="of:=HYPERLINK([.A336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15.933333">
            <text:p>115.933333</text:p>
          </table:table-cell>
          <table:table-cell table:number-columns-repeated="2"/>
          <table:table-cell office:value-type="string">
            <text:p>2016-02-02T17:43:5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5189.avi</text:p>
          </table:table-cell>
          <table:table-cell table:formula="of:=HYPERLINK([.A336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2016-02-17T17:30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5466.mp3</text:p>
          </table:table-cell>
          <table:table-cell table:formula="of:=HYPERLINK([.A3366]; &quot;View Now&quot;)" office:value-type="string" office:string-value="View Now">
            <text:p>View Now</text:p>
          </table:table-cell>
          <table:table-cell office:value-type="string">
            <text:p>audio/mpeg</text:p>
          </table:table-cell>
          <table:table-cell office:value-type="float" office:value="100.153855">
            <text:p>100.153855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86769.mov</text:p>
          </table:table-cell>
          <table:table-cell table:formula="of:=HYPERLINK([.A336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3.37">
            <text:p>3.37</text:p>
          </table:table-cell>
          <table:table-cell table:number-columns-repeated="2"/>
          <table:table-cell office:value-type="string">
            <text:p>2013-11-12T13:07:3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5806.avi</text:p>
          </table:table-cell>
          <table:table-cell table:formula="of:=HYPERLINK([.A336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0.158345">
            <text:p>40.158345</text:p>
          </table:table-cell>
          <table:table-cell office:value-type="string">
            <text:p>+40.7715-073.9669+023.000/</text:p>
          </table:table-cell>
          <table:table-cell office:value-type="string">
            <text:p>Google Map</text:p>
          </table:table-cell>
          <table:table-cell office:value-type="string">
            <text:p>2016-02-04T23:45:0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6499.avi</text:p>
          </table:table-cell>
          <table:table-cell table:formula="of:=HYPERLINK([.A336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60.033333">
            <text:p>60.033333</text:p>
          </table:table-cell>
          <table:table-cell table:number-columns-repeated="2"/>
          <table:table-cell office:value-type="string">
            <text:p>2016-04-02T19:42:0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7107.mov</text:p>
          </table:table-cell>
          <table:table-cell table:formula="of:=HYPERLINK([.A337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168333">
            <text:p>2.168333</text:p>
          </table:table-cell>
          <table:table-cell table:number-columns-repeated="2"/>
          <table:table-cell office:value-type="string">
            <text:p>2014-02-15T15:56:2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7179.m4a</text:p>
          </table:table-cell>
          <table:table-cell table:formula="of:=HYPERLINK([.A3371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43.560635">
            <text:p>43.560635</text:p>
          </table:table-cell>
          <table:table-cell table:number-columns-repeated="2"/>
          <table:table-cell office:value-type="string">
            <text:p>2014-02-14T15:58:3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1455.avi</text:p>
          </table:table-cell>
          <table:table-cell table:formula="of:=HYPERLINK([.A337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4.341678">
            <text:p>14.341678</text:p>
          </table:table-cell>
          <table:table-cell table:number-columns-repeated="2"/>
          <table:table-cell office:value-type="string">
            <text:p>2015-02-09T02:30:0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7172.m4a</text:p>
          </table:table-cell>
          <table:table-cell table:formula="of:=HYPERLINK([.A3373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43.560635">
            <text:p>43.560635</text:p>
          </table:table-cell>
          <table:table-cell table:number-columns-repeated="2"/>
          <table:table-cell office:value-type="string">
            <text:p>2014-02-14T15:58:3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9510.avi</text:p>
          </table:table-cell>
          <table:table-cell table:formula="of:=HYPERLINK([.A337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8.048333">
            <text:p>28.048333</text:p>
          </table:table-cell>
          <table:table-cell office:value-type="string">
            <text:p>+40.7327-073.9885+021.644/</text:p>
          </table:table-cell>
          <table:table-cell office:value-type="string">
            <text:p>Google Map</text:p>
          </table:table-cell>
          <table:table-cell office:value-type="string">
            <text:p>2013-11-11T18:05:1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1582.mov</text:p>
          </table:table-cell>
          <table:table-cell table:formula="of:=HYPERLINK([.A337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6.5065">
            <text:p>6.5065</text:p>
          </table:table-cell>
          <table:table-cell table:number-columns-repeated="2"/>
          <table:table-cell office:value-type="string">
            <text:p>2015-04-26T14:26:2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1023.mov</text:p>
          </table:table-cell>
          <table:table-cell table:formula="of:=HYPERLINK([.A337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6.663333">
            <text:p>16.663333</text:p>
          </table:table-cell>
          <table:table-cell office:value-type="string">
            <text:p>+40.7686-073.9824+028.102/</text:p>
          </table:table-cell>
          <table:table-cell office:value-type="string">
            <text:p>Google Map</text:p>
          </table:table-cell>
          <table:table-cell office:value-type="string">
            <text:p>2014-12-04T14:27:5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9153.avi</text:p>
          </table:table-cell>
          <table:table-cell table:formula="of:=HYPERLINK([.A337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2.751667">
            <text:p>32.751667</text:p>
          </table:table-cell>
          <table:table-cell office:value-type="string">
            <text:p>+43.2814+012.2988+423.594/</text:p>
          </table:table-cell>
          <table:table-cell office:value-type="string">
            <text:p>Google Map</text:p>
          </table:table-cell>
          <table:table-cell office:value-type="string">
            <text:p>2013-07-16T09:39:5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1233.avi</text:p>
          </table:table-cell>
          <table:table-cell table:formula="of:=HYPERLINK([.A337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14.869116">
            <text:p>114.869116</text:p>
          </table:table-cell>
          <table:table-cell table:number-columns-repeated="2"/>
          <table:table-cell office:value-type="string">
            <text:p>2015-01-12T18:18:4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1456.avi</text:p>
          </table:table-cell>
          <table:table-cell table:formula="of:=HYPERLINK([.A337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0.751667">
            <text:p>30.751667</text:p>
          </table:table-cell>
          <table:table-cell table:number-columns-repeated="2"/>
          <table:table-cell office:value-type="string">
            <text:p>2015-02-09T02:31:4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0683.avi</text:p>
          </table:table-cell>
          <table:table-cell table:formula="of:=HYPERLINK([.A338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8.246667">
            <text:p>18.246667</text:p>
          </table:table-cell>
          <table:table-cell table:number-columns-repeated="2"/>
          <table:table-cell office:value-type="string">
            <text:p>2014-09-03T21:11:1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2690.mov</text:p>
          </table:table-cell>
          <table:table-cell table:formula="of:=HYPERLINK([.A338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4.463333">
            <text:p>14.463333</text:p>
          </table:table-cell>
          <table:table-cell table:number-columns-repeated="2"/>
          <table:table-cell office:value-type="string">
            <text:p>2014-12-06T23:08:3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7591.m4a</text:p>
          </table:table-cell>
          <table:table-cell table:formula="of:=HYPERLINK([.A338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2998.m4v</text:p>
          </table:table-cell>
          <table:table-cell table:formula="of:=HYPERLINK([.A338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.833333">
            <text:p>3.8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95324.avi</text:p>
          </table:table-cell>
          <table:table-cell table:formula="of:=HYPERLINK([.A338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6.751667">
            <text:p>26.751667</text:p>
          </table:table-cell>
          <table:table-cell table:number-columns-repeated="2"/>
          <table:table-cell office:value-type="string">
            <text:p>2015-08-28T11:44:2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2691.mov</text:p>
          </table:table-cell>
          <table:table-cell table:formula="of:=HYPERLINK([.A338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8.863333">
            <text:p>18.863333</text:p>
          </table:table-cell>
          <table:table-cell table:number-columns-repeated="2"/>
          <table:table-cell office:value-type="string">
            <text:p>2014-12-06T23:09:1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3063.m4v</text:p>
          </table:table-cell>
          <table:table-cell table:formula="of:=HYPERLINK([.A338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3.533333">
            <text:p>3.53333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94887.m4v</text:p>
          </table:table-cell>
          <table:table-cell table:formula="of:=HYPERLINK([.A338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.92">
            <text:p>6.92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94912.m4a</text:p>
          </table:table-cell>
          <table:table-cell table:formula="of:=HYPERLINK([.A3388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65.651156">
            <text:p>165.651156</text:p>
          </table:table-cell>
          <table:table-cell table:number-columns-repeated="2"/>
          <table:table-cell office:value-type="string">
            <text:p>2014-04-26T13:06:2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89035.avi</text:p>
          </table:table-cell>
          <table:table-cell table:formula="of:=HYPERLINK([.A338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4.753333">
            <text:p>14.753333</text:p>
          </table:table-cell>
          <table:table-cell table:number-columns-repeated="2"/>
          <table:table-cell office:value-type="string">
            <text:p>2014-02-22T01:30:5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5323.avi</text:p>
          </table:table-cell>
          <table:table-cell table:formula="of:=HYPERLINK([.A339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1.146667">
            <text:p>21.146667</text:p>
          </table:table-cell>
          <table:table-cell table:number-columns-repeated="2"/>
          <table:table-cell office:value-type="string">
            <text:p>2015-08-28T11:38:2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6282.avi</text:p>
          </table:table-cell>
          <table:table-cell table:formula="of:=HYPERLINK([.A339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.37">
            <text:p>4.37</text:p>
          </table:table-cell>
          <table:table-cell table:number-columns-repeated="2"/>
          <table:table-cell office:value-type="string">
            <text:p>2014-09-30T12:32:33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6519.avi</text:p>
          </table:table-cell>
          <table:table-cell table:formula="of:=HYPERLINK([.A339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0.298333">
            <text:p>10.298333</text:p>
          </table:table-cell>
          <table:table-cell office:value-type="string">
            <text:p>+37.9695+023.7293+081.387/</text:p>
          </table:table-cell>
          <table:table-cell office:value-type="string">
            <text:p>Google Map</text:p>
          </table:table-cell>
          <table:table-cell office:value-type="string">
            <text:p>2015-06-24T12:14:3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6036.avi</text:p>
          </table:table-cell>
          <table:table-cell table:formula="of:=HYPERLINK([.A339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4.451667">
            <text:p>44.451667</text:p>
          </table:table-cell>
          <table:table-cell table:number-columns-repeated="2"/>
          <table:table-cell office:value-type="string">
            <text:p>2014-07-05T05:18:0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6173.avi</text:p>
          </table:table-cell>
          <table:table-cell table:formula="of:=HYPERLINK([.A339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6.925">
            <text:p>36.925</text:p>
          </table:table-cell>
          <table:table-cell table:number-columns-repeated="2"/>
          <table:table-cell office:value-type="string">
            <text:p>2014-07-10T20:42:1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5370.mov</text:p>
          </table:table-cell>
          <table:table-cell table:formula="of:=HYPERLINK([.A3395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5.03">
            <text:p>15.03</text:p>
          </table:table-cell>
          <table:table-cell table:number-columns-repeated="2"/>
          <table:table-cell office:value-type="string">
            <text:p>2015-08-28T16:22:4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5325.avi</text:p>
          </table:table-cell>
          <table:table-cell table:formula="of:=HYPERLINK([.A339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73.31">
            <text:p>73.31</text:p>
          </table:table-cell>
          <table:table-cell table:number-columns-repeated="2"/>
          <table:table-cell office:value-type="string">
            <text:p>2015-08-28T12:02:5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6322.avi</text:p>
          </table:table-cell>
          <table:table-cell table:formula="of:=HYPERLINK([.A339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0.311667">
            <text:p>20.311667</text:p>
          </table:table-cell>
          <table:table-cell table:number-columns-repeated="2"/>
          <table:table-cell office:value-type="string">
            <text:p>2014-09-29T05:28:0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6689.avi</text:p>
          </table:table-cell>
          <table:table-cell table:formula="of:=HYPERLINK([.A339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7.001678">
            <text:p>47.001678</text:p>
          </table:table-cell>
          <table:table-cell table:number-columns-repeated="2"/>
          <table:table-cell office:value-type="string">
            <text:p>2015-03-16T22:00:1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6690.avi</text:p>
          </table:table-cell>
          <table:table-cell table:formula="of:=HYPERLINK([.A339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3333">
            <text:p>54.033333</text:p>
          </table:table-cell>
          <table:table-cell table:number-columns-repeated="2"/>
          <table:table-cell office:value-type="string">
            <text:p>2015-03-16T22:07:41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6520.avi</text:p>
          </table:table-cell>
          <table:table-cell table:formula="of:=HYPERLINK([.A340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5.126667">
            <text:p>35.126667</text:p>
          </table:table-cell>
          <table:table-cell office:value-type="string">
            <text:p>+37.9722+023.7267+158.164/</text:p>
          </table:table-cell>
          <table:table-cell office:value-type="string">
            <text:p>Google Map</text:p>
          </table:table-cell>
          <table:table-cell office:value-type="string">
            <text:p>2015-06-24T12:15:3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6591.mov</text:p>
          </table:table-cell>
          <table:table-cell table:formula="of:=HYPERLINK([.A3401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2.14">
            <text:p>12.14</text:p>
          </table:table-cell>
          <table:table-cell table:number-columns-repeated="2"/>
          <table:table-cell office:value-type="string">
            <text:p>2015-06-21T22:26:3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6947.mov</text:p>
          </table:table-cell>
          <table:table-cell table:formula="of:=HYPERLINK([.A3402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9.071678">
            <text:p>9.071678</text:p>
          </table:table-cell>
          <table:table-cell table:number-columns-repeated="2"/>
          <table:table-cell office:value-type="string">
            <text:p>2015-10-03T18:50:3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7468.avi</text:p>
          </table:table-cell>
          <table:table-cell table:formula="of:=HYPERLINK([.A340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1.776667">
            <text:p>11.776667</text:p>
          </table:table-cell>
          <table:table-cell office:value-type="string">
            <text:p>+58.2474+011.4614+004.538/</text:p>
          </table:table-cell>
          <table:table-cell office:value-type="string">
            <text:p>Google Map</text:p>
          </table:table-cell>
          <table:table-cell office:value-type="string">
            <text:p>2014-07-09T09:29:2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6949.mov</text:p>
          </table:table-cell>
          <table:table-cell table:formula="of:=HYPERLINK([.A3404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9.905011">
            <text:p>9.905011</text:p>
          </table:table-cell>
          <table:table-cell table:number-columns-repeated="2"/>
          <table:table-cell office:value-type="string">
            <text:p>2015-10-03T18:50:5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6885.mp4</text:p>
          </table:table-cell>
          <table:table-cell table:formula="of:=HYPERLINK([.A340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42.846689">
            <text:p>42.846689</text:p>
          </table:table-cell>
          <table:table-cell table:number-columns-repeated="2"/>
          <table:table-cell office:value-type="string">
            <text:p>2015-09-13T14:13:4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7470.avi</text:p>
          </table:table-cell>
          <table:table-cell table:formula="of:=HYPERLINK([.A3406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1.413333">
            <text:p>21.413333</text:p>
          </table:table-cell>
          <table:table-cell office:value-type="string">
            <text:p>+58.2475+011.4616+010.912/</text:p>
          </table:table-cell>
          <table:table-cell office:value-type="string">
            <text:p>Google Map</text:p>
          </table:table-cell>
          <table:table-cell office:value-type="string">
            <text:p>2014-07-09T09:30:3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7469.avi</text:p>
          </table:table-cell>
          <table:table-cell table:formula="of:=HYPERLINK([.A340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9.83">
            <text:p>19.83</text:p>
          </table:table-cell>
          <table:table-cell office:value-type="string">
            <text:p>+58.2474+011.4614-008.185/</text:p>
          </table:table-cell>
          <table:table-cell office:value-type="string">
            <text:p>Google Map</text:p>
          </table:table-cell>
          <table:table-cell office:value-type="string">
            <text:p>2014-07-09T09:29:4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7525.mov</text:p>
          </table:table-cell>
          <table:table-cell table:formula="of:=HYPERLINK([.A340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5.536667">
            <text:p>5.536667</text:p>
          </table:table-cell>
          <table:table-cell office:value-type="string">
            <text:p>+40.7701-073.9645+028.945/</text:p>
          </table:table-cell>
          <table:table-cell office:value-type="string">
            <text:p>Google Map</text:p>
          </table:table-cell>
          <table:table-cell office:value-type="string">
            <text:p>2014-07-18T21:21:46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7585.avi</text:p>
          </table:table-cell>
          <table:table-cell table:formula="of:=HYPERLINK([.A340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0.785">
            <text:p>40.785</text:p>
          </table:table-cell>
          <table:table-cell table:number-columns-repeated="2"/>
          <table:table-cell office:value-type="string">
            <text:p>2014-07-15T19:48:0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7320.mov</text:p>
          </table:table-cell>
          <table:table-cell table:formula="of:=HYPERLINK([.A341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0.933333">
            <text:p>10.933333</text:p>
          </table:table-cell>
          <table:table-cell table:number-columns-repeated="2"/>
          <table:table-cell office:value-type="string">
            <text:p>2014-04-09T19:40:0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7787.m4v</text:p>
          </table:table-cell>
          <table:table-cell table:formula="of:=HYPERLINK([.A341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.547">
            <text:p>9.54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97573.avi</text:p>
          </table:table-cell>
          <table:table-cell table:formula="of:=HYPERLINK([.A3412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4.98">
            <text:p>14.98</text:p>
          </table:table-cell>
          <table:table-cell office:value-type="string">
            <text:p>+58.3520+011.2647-019.195/</text:p>
          </table:table-cell>
          <table:table-cell office:value-type="string">
            <text:p>Google Map</text:p>
          </table:table-cell>
          <table:table-cell office:value-type="string">
            <text:p>2014-07-11T23:45:2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7931.m4v</text:p>
          </table:table-cell>
          <table:table-cell table:formula="of:=HYPERLINK([.A341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0.333008">
            <text:p>60.33300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198062.avi</text:p>
          </table:table-cell>
          <table:table-cell table:formula="of:=HYPERLINK([.A341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1.865">
            <text:p>11.865</text:p>
          </table:table-cell>
          <table:table-cell office:value-type="string">
            <text:p>+45.4366+012.3323+001.886/</text:p>
          </table:table-cell>
          <table:table-cell office:value-type="string">
            <text:p>Google Map</text:p>
          </table:table-cell>
          <table:table-cell office:value-type="string">
            <text:p>2015-06-29T09:44:0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0285.avi</text:p>
          </table:table-cell>
          <table:table-cell table:formula="of:=HYPERLINK([.A341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1.695011">
            <text:p>21.695011</text:p>
          </table:table-cell>
          <table:table-cell office:value-type="string">
            <text:p>+58.2763+011.4220+001.730/</text:p>
          </table:table-cell>
          <table:table-cell office:value-type="string">
            <text:p>Google Map</text:p>
          </table:table-cell>
          <table:table-cell office:value-type="string">
            <text:p>2015-07-01T23:20:3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7698.m4a</text:p>
          </table:table-cell>
          <table:table-cell table:formula="of:=HYPERLINK([.A341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8222.mov</text:p>
          </table:table-cell>
          <table:table-cell table:formula="of:=HYPERLINK([.A341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7.198345">
            <text:p>7.198345</text:p>
          </table:table-cell>
          <table:table-cell office:value-type="string">
            <text:p>+37.7171-079.1929+14713.634/</text:p>
          </table:table-cell>
          <table:table-cell office:value-type="string">
            <text:p>Google Map</text:p>
          </table:table-cell>
          <table:table-cell office:value-type="string">
            <text:p>2015-06-18T21:56:0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2537.avi</text:p>
          </table:table-cell>
          <table:table-cell table:formula="of:=HYPERLINK([.A341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1.385">
            <text:p>21.385</text:p>
          </table:table-cell>
          <table:table-cell office:value-type="string">
            <text:p>+33.7627-078.1337+014.425/</text:p>
          </table:table-cell>
          <table:table-cell office:value-type="string">
            <text:p>Google Map</text:p>
          </table:table-cell>
          <table:table-cell office:value-type="string">
            <text:p>2014-05-14T02:02:1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6935.avi</text:p>
          </table:table-cell>
          <table:table-cell table:formula="of:=HYPERLINK([.A341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24.868333">
            <text:p>124.868333</text:p>
          </table:table-cell>
          <table:table-cell table:number-columns-repeated="2"/>
          <table:table-cell office:value-type="string">
            <text:p>2015-09-27T05:04:2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197663.mov</text:p>
          </table:table-cell>
          <table:table-cell table:formula="of:=HYPERLINK([.A3420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.501667">
            <text:p>2.501667</text:p>
          </table:table-cell>
          <table:table-cell table:number-columns-repeated="2"/>
          <table:table-cell office:value-type="string">
            <text:p>2014-10-04T17:00:2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1950.avi</text:p>
          </table:table-cell>
          <table:table-cell table:formula="of:=HYPERLINK([.A342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0.693333">
            <text:p>30.693333</text:p>
          </table:table-cell>
          <table:table-cell office:value-type="string">
            <text:p>+40.7910-073.9534+018.548/</text:p>
          </table:table-cell>
          <table:table-cell office:value-type="string">
            <text:p>Google Map</text:p>
          </table:table-cell>
          <table:table-cell office:value-type="string">
            <text:p>2015-01-22T02:11:2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4024.mp4</text:p>
          </table:table-cell>
          <table:table-cell table:formula="of:=HYPERLINK([.A342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2.353741">
            <text:p>132.353741</text:p>
          </table:table-cell>
          <table:table-cell table:number-columns-repeated="2"/>
          <table:table-cell office:value-type="string">
            <text:p>2011-03-04T13:46:5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2540.avi</text:p>
          </table:table-cell>
          <table:table-cell table:formula="of:=HYPERLINK([.A342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6.565011">
            <text:p>26.565011</text:p>
          </table:table-cell>
          <table:table-cell table:number-columns-repeated="2"/>
          <table:table-cell office:value-type="string">
            <text:p>2014-05-19T17:20:4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4025.mp4</text:p>
          </table:table-cell>
          <table:table-cell table:formula="of:=HYPERLINK([.A342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97.52381">
            <text:p>97.52381</text:p>
          </table:table-cell>
          <table:table-cell table:number-columns-repeated="2"/>
          <table:table-cell office:value-type="string">
            <text:p>2015-06-06T12:53:3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4026.mp4</text:p>
          </table:table-cell>
          <table:table-cell table:formula="of:=HYPERLINK([.A342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233.546304">
            <text:p>233.546304</text:p>
          </table:table-cell>
          <table:table-cell table:number-columns-repeated="2"/>
          <table:table-cell office:value-type="string">
            <text:p>2001-08-13T15:07:5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4013.mp4</text:p>
          </table:table-cell>
          <table:table-cell table:formula="of:=HYPERLINK([.A342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03.514558">
            <text:p>103.514558</text:p>
          </table:table-cell>
          <table:table-cell table:number-columns-repeated="2"/>
          <table:table-cell office:value-type="string">
            <text:p>1999-04-21T15:22:55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7609.avi</text:p>
          </table:table-cell>
          <table:table-cell table:formula="of:=HYPERLINK([.A3427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9.996667">
            <text:p>19.996667</text:p>
          </table:table-cell>
          <table:table-cell office:value-type="string">
            <text:p>+18.2975-064.8221+024.708/</text:p>
          </table:table-cell>
          <table:table-cell office:value-type="string">
            <text:p>Google Map</text:p>
          </table:table-cell>
          <table:table-cell office:value-type="string">
            <text:p>2015-08-12T13:33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7587.avi</text:p>
          </table:table-cell>
          <table:table-cell table:formula="of:=HYPERLINK([.A3428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8.696667">
            <text:p>18.696667</text:p>
          </table:table-cell>
          <table:table-cell table:number-columns-repeated="2"/>
          <table:table-cell office:value-type="string">
            <text:p>2015-08-11T19:48:58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6365.avi</text:p>
          </table:table-cell>
          <table:table-cell table:formula="of:=HYPERLINK([.A3429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0.378333">
            <text:p>20.378333</text:p>
          </table:table-cell>
          <table:table-cell table:number-columns-repeated="2"/>
          <table:table-cell office:value-type="string">
            <text:p>2014-08-22T16:15:49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7689.avi</text:p>
          </table:table-cell>
          <table:table-cell table:formula="of:=HYPERLINK([.A3430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32.156667">
            <text:p>32.156667</text:p>
          </table:table-cell>
          <table:table-cell table:number-columns-repeated="2"/>
          <table:table-cell office:value-type="string">
            <text:p>2015-11-25T21:06:17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7386.avi</text:p>
          </table:table-cell>
          <table:table-cell table:formula="of:=HYPERLINK([.A3431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46.3">
            <text:p>46.3</text:p>
          </table:table-cell>
          <table:table-cell office:value-type="string">
            <text:p>+40.7616-073.9779+029.219/</text:p>
          </table:table-cell>
          <table:table-cell office:value-type="string">
            <text:p>Google Map</text:p>
          </table:table-cell>
          <table:table-cell office:value-type="string">
            <text:p>2015-02-21T20:05:1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6366.m4a</text:p>
          </table:table-cell>
          <table:table-cell table:formula="of:=HYPERLINK([.A343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06073.avi</text:p>
          </table:table-cell>
          <table:table-cell table:formula="of:=HYPERLINK([.A3433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54.031678">
            <text:p>54.031678</text:p>
          </table:table-cell>
          <table:table-cell table:number-columns-repeated="2"/>
          <table:table-cell office:value-type="string">
            <text:p>2014-05-23T19:41:12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4692.avi</text:p>
          </table:table-cell>
          <table:table-cell table:formula="of:=HYPERLINK([.A3434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124.854694">
            <text:p>124.85469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206093.avi</text:p>
          </table:table-cell>
          <table:table-cell table:formula="of:=HYPERLINK([.A3435]; &quot;View Now&quot;)" office:value-type="string" office:string-value="View Now">
            <text:p>View Now</text:p>
          </table:table-cell>
          <table:table-cell office:value-type="string">
            <text:p>video/avi</text:p>
          </table:table-cell>
          <table:table-cell office:value-type="float" office:value="205.844898">
            <text:p>205.84489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207700.mov</text:p>
          </table:table-cell>
          <table:table-cell table:formula="of:=HYPERLINK([.A3436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5.218345">
            <text:p>25.218345</text:p>
          </table:table-cell>
          <table:table-cell table:number-columns-repeated="2"/>
          <table:table-cell office:value-type="string">
            <text:p>2015-11-28T22:23:2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7699.mov</text:p>
          </table:table-cell>
          <table:table-cell table:formula="of:=HYPERLINK([.A3437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7.513333">
            <text:p>17.513333</text:p>
          </table:table-cell>
          <table:table-cell table:number-columns-repeated="2"/>
          <table:table-cell office:value-type="string">
            <text:p>2015-11-28T22:23:0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7680.mov</text:p>
          </table:table-cell>
          <table:table-cell table:formula="of:=HYPERLINK([.A3438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16.785">
            <text:p>16.785</text:p>
          </table:table-cell>
          <table:table-cell table:number-columns-repeated="2"/>
          <table:table-cell office:value-type="string">
            <text:p>2015-12-01T06:06:20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07701.mov</text:p>
          </table:table-cell>
          <table:table-cell table:formula="of:=HYPERLINK([.A3439]; &quot;View Now&quot;)" office:value-type="string" office:string-value="View Now">
            <text:p>View Now</text:p>
          </table:table-cell>
          <table:table-cell office:value-type="string">
            <text:p>video/quicktime</text:p>
          </table:table-cell>
          <table:table-cell office:value-type="float" office:value="25.585011">
            <text:p>25.585011</text:p>
          </table:table-cell>
          <table:table-cell table:number-columns-repeated="2"/>
          <table:table-cell office:value-type="string">
            <text:p>2015-11-28T22:23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27045.mp4</text:p>
          </table:table-cell>
          <table:table-cell table:formula="of:=HYPERLINK([.A344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49.mp4</text:p>
          </table:table-cell>
          <table:table-cell table:formula="of:=HYPERLINK([.A344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52.mp4</text:p>
          </table:table-cell>
          <table:table-cell table:formula="of:=HYPERLINK([.A344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53.mp4</text:p>
          </table:table-cell>
          <table:table-cell table:formula="of:=HYPERLINK([.A344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48.mp4</text:p>
          </table:table-cell>
          <table:table-cell table:formula="of:=HYPERLINK([.A344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57.mp4</text:p>
          </table:table-cell>
          <table:table-cell table:formula="of:=HYPERLINK([.A344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50.mp4</text:p>
          </table:table-cell>
          <table:table-cell table:formula="of:=HYPERLINK([.A344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51.mp4</text:p>
          </table:table-cell>
          <table:table-cell table:formula="of:=HYPERLINK([.A344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55.mp4</text:p>
          </table:table-cell>
          <table:table-cell table:formula="of:=HYPERLINK([.A344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58.mp4</text:p>
          </table:table-cell>
          <table:table-cell table:formula="of:=HYPERLINK([.A344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54.mp4</text:p>
          </table:table-cell>
          <table:table-cell table:formula="of:=HYPERLINK([.A345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60.mp4</text:p>
          </table:table-cell>
          <table:table-cell table:formula="of:=HYPERLINK([.A345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761.802031">
            <text:p>1761.80203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227066.mp4</text:p>
          </table:table-cell>
          <table:table-cell table:formula="of:=HYPERLINK([.A345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62.mp4</text:p>
          </table:table-cell>
          <table:table-cell table:formula="of:=HYPERLINK([.A345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65.mp4</text:p>
          </table:table-cell>
          <table:table-cell table:formula="of:=HYPERLINK([.A345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64.mp4</text:p>
          </table:table-cell>
          <table:table-cell table:formula="of:=HYPERLINK([.A345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68.mp4</text:p>
          </table:table-cell>
          <table:table-cell table:formula="of:=HYPERLINK([.A345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365.472031">
            <text:p>1365.472031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227069.mp4</text:p>
          </table:table-cell>
          <table:table-cell table:formula="of:=HYPERLINK([.A345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61.mp4</text:p>
          </table:table-cell>
          <table:table-cell table:formula="of:=HYPERLINK([.A345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67.mp4</text:p>
          </table:table-cell>
          <table:table-cell table:formula="of:=HYPERLINK([.A345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70.mp4</text:p>
          </table:table-cell>
          <table:table-cell table:formula="of:=HYPERLINK([.A346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74.mp4</text:p>
          </table:table-cell>
          <table:table-cell table:formula="of:=HYPERLINK([.A346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59.mp4</text:p>
          </table:table-cell>
          <table:table-cell table:formula="of:=HYPERLINK([.A346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47.mp4</text:p>
          </table:table-cell>
          <table:table-cell table:formula="of:=HYPERLINK([.A346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72.mp4</text:p>
          </table:table-cell>
          <table:table-cell table:formula="of:=HYPERLINK([.A346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56.mp4</text:p>
          </table:table-cell>
          <table:table-cell table:formula="of:=HYPERLINK([.A346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71.mp4</text:p>
          </table:table-cell>
          <table:table-cell table:formula="of:=HYPERLINK([.A346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73.mp4</text:p>
          </table:table-cell>
          <table:table-cell table:formula="of:=HYPERLINK([.A346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76.mp4</text:p>
          </table:table-cell>
          <table:table-cell table:formula="of:=HYPERLINK([.A346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80.mp4</text:p>
          </table:table-cell>
          <table:table-cell table:formula="of:=HYPERLINK([.A346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46.mp4</text:p>
          </table:table-cell>
          <table:table-cell table:formula="of:=HYPERLINK([.A347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82.mp4</text:p>
          </table:table-cell>
          <table:table-cell table:formula="of:=HYPERLINK([.A3471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81.mp4</text:p>
          </table:table-cell>
          <table:table-cell table:formula="of:=HYPERLINK([.A347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83.mp4</text:p>
          </table:table-cell>
          <table:table-cell table:formula="of:=HYPERLINK([.A347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77.mp4</text:p>
          </table:table-cell>
          <table:table-cell table:formula="of:=HYPERLINK([.A347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79.mp4</text:p>
          </table:table-cell>
          <table:table-cell table:formula="of:=HYPERLINK([.A347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84.mp4</text:p>
          </table:table-cell>
          <table:table-cell table:formula="of:=HYPERLINK([.A347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86.mp4</text:p>
          </table:table-cell>
          <table:table-cell table:formula="of:=HYPERLINK([.A347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78.mp4</text:p>
          </table:table-cell>
          <table:table-cell table:formula="of:=HYPERLINK([.A3478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75.mp4</text:p>
          </table:table-cell>
          <table:table-cell table:formula="of:=HYPERLINK([.A347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85.mp4</text:p>
          </table:table-cell>
          <table:table-cell table:formula="of:=HYPERLINK([.A3480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44748.wmv</text:p>
          </table:table-cell>
          <table:table-cell table:formula="of:=HYPERLINK([.A3481]; &quot;View Now&quot;)" office:value-type="string" office:string-value="View Now">
            <text:p>View Now</text:p>
          </table:table-cell>
          <table:table-cell office:value-type="string">
            <text:p>video/x-ms-wmv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50814.m4a</text:p>
          </table:table-cell>
          <table:table-cell table:formula="of:=HYPERLINK([.A3482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4.39">
            <text:p>34.39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250815.m4a</text:p>
          </table:table-cell>
          <table:table-cell table:formula="of:=HYPERLINK([.A3483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38.4">
            <text:p>38.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244749.wmv</text:p>
          </table:table-cell>
          <table:table-cell table:formula="of:=HYPERLINK([.A3484]; &quot;View Now&quot;)" office:value-type="string" office:string-value="View Now">
            <text:p>View Now</text:p>
          </table:table-cell>
          <table:table-cell office:value-type="string">
            <text:p>video/x-ms-wmv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50813.m4a</text:p>
          </table:table-cell>
          <table:table-cell table:formula="of:=HYPERLINK([.A3485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19.8">
            <text:p>19.8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250917.m4a</text:p>
          </table:table-cell>
          <table:table-cell table:formula="of:=HYPERLINK([.A3486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82.84">
            <text:p>82.8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250922.m4a</text:p>
          </table:table-cell>
          <table:table-cell table:formula="of:=HYPERLINK([.A3487]; &quot;View Now&quot;)" office:value-type="string" office:string-value="View Now">
            <text:p>View Now</text:p>
          </table:table-cell>
          <table:table-cell office:value-type="string">
            <text:p>audio/mp4</text:p>
          </table:table-cell>
          <table:table-cell office:value-type="float" office:value="44.593">
            <text:p>44.593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242505.wmv</text:p>
          </table:table-cell>
          <table:table-cell table:formula="of:=HYPERLINK([.A3488]; &quot;View Now&quot;)" office:value-type="string" office:string-value="View Now">
            <text:p>View Now</text:p>
          </table:table-cell>
          <table:table-cell office:value-type="string">
            <text:p>video/x-ms-wmv</text:p>
          </table:table-cell>
          <table:table-cell office:value-type="float" office:value="280.317">
            <text:p>280.31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244751.mp4</text:p>
          </table:table-cell>
          <table:table-cell table:formula="of:=HYPERLINK([.A3489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120.8207">
            <text:p>120.8207</text:p>
          </table:table-cell>
          <table:table-cell table:number-columns-repeated="2"/>
          <table:table-cell office:value-type="string">
            <text:p>2020-09-21T20:11:34.000000Z</text:p>
          </table:table-cell>
          <table:table-cell table:number-columns-repeated="1017"/>
        </table:table-row>
        <table:table-row table:style-name="ro2">
          <table:table-cell office:value-type="string">
            <text:p>https://www.justice.gov/epstein/files/DataSet%209/EFTA01244753.wmv</text:p>
          </table:table-cell>
          <table:table-cell table:formula="of:=HYPERLINK([.A3490]; &quot;View Now&quot;)" office:value-type="string" office:string-value="View Now">
            <text:p>View Now</text:p>
          </table:table-cell>
          <table:table-cell office:value-type="string">
            <text:p>video/x-ms-wmv</text:p>
          </table:table-cell>
          <table:table-cell office:value-type="float" office:value="100.434">
            <text:p>100.434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244747.wmv</text:p>
          </table:table-cell>
          <table:table-cell table:formula="of:=HYPERLINK([.A3491]; &quot;View Now&quot;)" office:value-type="string" office:string-value="View Now">
            <text:p>View Now</text:p>
          </table:table-cell>
          <table:table-cell office:value-type="string">
            <text:p>video/x-ms-wmv</text:p>
          </table:table-cell>
          <table:table-cell office:value-type="float" office:value="4491.017">
            <text:p>4491.017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244750.mp4</text:p>
          </table:table-cell>
          <table:table-cell table:formula="of:=HYPERLINK([.A3492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90.mp4</text:p>
          </table:table-cell>
          <table:table-cell table:formula="of:=HYPERLINK([.A3493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44752.mp4</text:p>
          </table:table-cell>
          <table:table-cell table:formula="of:=HYPERLINK([.A3494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office:value-type="float" office:value="694.36">
            <text:p>694.36</text:p>
          </table:table-cell>
          <table:table-cell table:number-columns-repeated="1020"/>
        </table:table-row>
        <table:table-row table:style-name="ro2">
          <table:table-cell office:value-type="string">
            <text:p>https://www.justice.gov/epstein/files/DataSet%209/EFTA01227088.mp4</text:p>
          </table:table-cell>
          <table:table-cell table:formula="of:=HYPERLINK([.A3495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91.mp4</text:p>
          </table:table-cell>
          <table:table-cell table:formula="of:=HYPERLINK([.A3496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89.mp4</text:p>
          </table:table-cell>
          <table:table-cell table:formula="of:=HYPERLINK([.A3497]; &quot;View Now&quot;)" office:value-type="string" office:string-value="View Now">
            <text:p>View Now</text:p>
          </table:table-cell>
          <table:table-cell office:value-type="string">
            <text:p>video/mp4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10.caf</text:p>
          </table:table-cell>
          <table:table-cell table:formula="of:=HYPERLINK([.A349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04.caf</text:p>
          </table:table-cell>
          <table:table-cell table:formula="of:=HYPERLINK([.A349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02.caf</text:p>
          </table:table-cell>
          <table:table-cell table:formula="of:=HYPERLINK([.A350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11.caf</text:p>
          </table:table-cell>
          <table:table-cell table:formula="of:=HYPERLINK([.A350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05.caf</text:p>
          </table:table-cell>
          <table:table-cell table:formula="of:=HYPERLINK([.A350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795.caf</text:p>
          </table:table-cell>
          <table:table-cell table:formula="of:=HYPERLINK([.A350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08.caf</text:p>
          </table:table-cell>
          <table:table-cell table:formula="of:=HYPERLINK([.A350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799.caf</text:p>
          </table:table-cell>
          <table:table-cell table:formula="of:=HYPERLINK([.A350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03.caf</text:p>
          </table:table-cell>
          <table:table-cell table:formula="of:=HYPERLINK([.A350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794.caf</text:p>
          </table:table-cell>
          <table:table-cell table:formula="of:=HYPERLINK([.A350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09.caf</text:p>
          </table:table-cell>
          <table:table-cell table:formula="of:=HYPERLINK([.A350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12.caf</text:p>
          </table:table-cell>
          <table:table-cell table:formula="of:=HYPERLINK([.A350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06.caf</text:p>
          </table:table-cell>
          <table:table-cell table:formula="of:=HYPERLINK([.A351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00.caf</text:p>
          </table:table-cell>
          <table:table-cell table:formula="of:=HYPERLINK([.A351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07.caf</text:p>
          </table:table-cell>
          <table:table-cell table:formula="of:=HYPERLINK([.A351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15.caf</text:p>
          </table:table-cell>
          <table:table-cell table:formula="of:=HYPERLINK([.A351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16.caf</text:p>
          </table:table-cell>
          <table:table-cell table:formula="of:=HYPERLINK([.A351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23.caf</text:p>
          </table:table-cell>
          <table:table-cell table:formula="of:=HYPERLINK([.A351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17.caf</text:p>
          </table:table-cell>
          <table:table-cell table:formula="of:=HYPERLINK([.A351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21.caf</text:p>
          </table:table-cell>
          <table:table-cell table:formula="of:=HYPERLINK([.A351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2352.caf</text:p>
          </table:table-cell>
          <table:table-cell table:formula="of:=HYPERLINK([.A351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14.caf</text:p>
          </table:table-cell>
          <table:table-cell table:formula="of:=HYPERLINK([.A351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4277.caf</text:p>
          </table:table-cell>
          <table:table-cell table:formula="of:=HYPERLINK([.A352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13.caf</text:p>
          </table:table-cell>
          <table:table-cell table:formula="of:=HYPERLINK([.A352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20.caf</text:p>
          </table:table-cell>
          <table:table-cell table:formula="of:=HYPERLINK([.A352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4407.caf</text:p>
          </table:table-cell>
          <table:table-cell table:formula="of:=HYPERLINK([.A352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19.caf</text:p>
          </table:table-cell>
          <table:table-cell table:formula="of:=HYPERLINK([.A352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5130.caf</text:p>
          </table:table-cell>
          <table:table-cell table:formula="of:=HYPERLINK([.A352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4299.caf</text:p>
          </table:table-cell>
          <table:table-cell table:formula="of:=HYPERLINK([.A352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00822.caf</text:p>
          </table:table-cell>
          <table:table-cell table:formula="of:=HYPERLINK([.A352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5376.caf</text:p>
          </table:table-cell>
          <table:table-cell table:formula="of:=HYPERLINK([.A352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6766.caf</text:p>
          </table:table-cell>
          <table:table-cell table:formula="of:=HYPERLINK([.A352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930.caf</text:p>
          </table:table-cell>
          <table:table-cell table:formula="of:=HYPERLINK([.A353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941.caf</text:p>
          </table:table-cell>
          <table:table-cell table:formula="of:=HYPERLINK([.A353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666.caf</text:p>
          </table:table-cell>
          <table:table-cell table:formula="of:=HYPERLINK([.A353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928.caf</text:p>
          </table:table-cell>
          <table:table-cell table:formula="of:=HYPERLINK([.A353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897.caf</text:p>
          </table:table-cell>
          <table:table-cell table:formula="of:=HYPERLINK([.A353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929.caf</text:p>
          </table:table-cell>
          <table:table-cell table:formula="of:=HYPERLINK([.A353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940.caf</text:p>
          </table:table-cell>
          <table:table-cell table:formula="of:=HYPERLINK([.A353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899.caf</text:p>
          </table:table-cell>
          <table:table-cell table:formula="of:=HYPERLINK([.A353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898.caf</text:p>
          </table:table-cell>
          <table:table-cell table:formula="of:=HYPERLINK([.A353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931.caf</text:p>
          </table:table-cell>
          <table:table-cell table:formula="of:=HYPERLINK([.A353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942.caf</text:p>
          </table:table-cell>
          <table:table-cell table:formula="of:=HYPERLINK([.A354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957.caf</text:p>
          </table:table-cell>
          <table:table-cell table:formula="of:=HYPERLINK([.A354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967.caf</text:p>
          </table:table-cell>
          <table:table-cell table:formula="of:=HYPERLINK([.A354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1/EFTA02698946.caf</text:p>
          </table:table-cell>
          <table:table-cell table:formula="of:=HYPERLINK([.A354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969.caf</text:p>
          </table:table-cell>
          <table:table-cell table:formula="of:=HYPERLINK([.A354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970.caf</text:p>
          </table:table-cell>
          <table:table-cell table:formula="of:=HYPERLINK([.A354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16338.caf</text:p>
          </table:table-cell>
          <table:table-cell table:formula="of:=HYPERLINK([.A354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17968.caf</text:p>
          </table:table-cell>
          <table:table-cell table:formula="of:=HYPERLINK([.A354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16155.caf</text:p>
          </table:table-cell>
          <table:table-cell table:formula="of:=HYPERLINK([.A354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16340.caf</text:p>
          </table:table-cell>
          <table:table-cell table:formula="of:=HYPERLINK([.A354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10/EFTA01654344.caf</text:p>
          </table:table-cell>
          <table:table-cell table:formula="of:=HYPERLINK([.A355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15032.caf</text:p>
          </table:table-cell>
          <table:table-cell table:formula="of:=HYPERLINK([.A355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16341.caf</text:p>
          </table:table-cell>
          <table:table-cell table:formula="of:=HYPERLINK([.A355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19181.caf</text:p>
          </table:table-cell>
          <table:table-cell table:formula="of:=HYPERLINK([.A355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16339.caf</text:p>
          </table:table-cell>
          <table:table-cell table:formula="of:=HYPERLINK([.A355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18595.caf</text:p>
          </table:table-cell>
          <table:table-cell table:formula="of:=HYPERLINK([.A355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20242.caf</text:p>
          </table:table-cell>
          <table:table-cell table:formula="of:=HYPERLINK([.A355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19180.caf</text:p>
          </table:table-cell>
          <table:table-cell table:formula="of:=HYPERLINK([.A355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24809.caf</text:p>
          </table:table-cell>
          <table:table-cell table:formula="of:=HYPERLINK([.A355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23539.caf</text:p>
          </table:table-cell>
          <table:table-cell table:formula="of:=HYPERLINK([.A355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170248.caf</text:p>
          </table:table-cell>
          <table:table-cell table:formula="of:=HYPERLINK([.A356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170247.caf</text:p>
          </table:table-cell>
          <table:table-cell table:formula="of:=HYPERLINK([.A356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29480.caf</text:p>
          </table:table-cell>
          <table:table-cell table:formula="of:=HYPERLINK([.A356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29272.caf</text:p>
          </table:table-cell>
          <table:table-cell table:formula="of:=HYPERLINK([.A356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8/EFTA00024813.caf</text:p>
          </table:table-cell>
          <table:table-cell table:formula="of:=HYPERLINK([.A356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155551.caf</text:p>
          </table:table-cell>
          <table:table-cell table:formula="of:=HYPERLINK([.A356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170249.caf</text:p>
          </table:table-cell>
          <table:table-cell table:formula="of:=HYPERLINK([.A356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42090.caf</text:p>
          </table:table-cell>
          <table:table-cell table:formula="of:=HYPERLINK([.A356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141271.caf</text:p>
          </table:table-cell>
          <table:table-cell table:formula="of:=HYPERLINK([.A356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179446.caf</text:p>
          </table:table-cell>
          <table:table-cell table:formula="of:=HYPERLINK([.A356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170250.caf</text:p>
          </table:table-cell>
          <table:table-cell table:formula="of:=HYPERLINK([.A357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39788.caf</text:p>
          </table:table-cell>
          <table:table-cell table:formula="of:=HYPERLINK([.A357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76757.caf</text:p>
          </table:table-cell>
          <table:table-cell table:formula="of:=HYPERLINK([.A357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76756.caf</text:p>
          </table:table-cell>
          <table:table-cell table:formula="of:=HYPERLINK([.A357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77578.caf</text:p>
          </table:table-cell>
          <table:table-cell table:formula="of:=HYPERLINK([.A357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77579.caf</text:p>
          </table:table-cell>
          <table:table-cell table:formula="of:=HYPERLINK([.A357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335487.caf</text:p>
          </table:table-cell>
          <table:table-cell table:formula="of:=HYPERLINK([.A357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79999.caf</text:p>
          </table:table-cell>
          <table:table-cell table:formula="of:=HYPERLINK([.A357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078.caf</text:p>
          </table:table-cell>
          <table:table-cell table:formula="of:=HYPERLINK([.A357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104.caf</text:p>
          </table:table-cell>
          <table:table-cell table:formula="of:=HYPERLINK([.A357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547655.caf</text:p>
          </table:table-cell>
          <table:table-cell table:formula="of:=HYPERLINK([.A358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547564.caf</text:p>
          </table:table-cell>
          <table:table-cell table:formula="of:=HYPERLINK([.A358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547565.caf</text:p>
          </table:table-cell>
          <table:table-cell table:formula="of:=HYPERLINK([.A358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547654.caf</text:p>
          </table:table-cell>
          <table:table-cell table:formula="of:=HYPERLINK([.A358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280140.caf</text:p>
          </table:table-cell>
          <table:table-cell table:formula="of:=HYPERLINK([.A358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639714.caf</text:p>
          </table:table-cell>
          <table:table-cell table:formula="of:=HYPERLINK([.A358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10823.caf</text:p>
          </table:table-cell>
          <table:table-cell table:formula="of:=HYPERLINK([.A358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638224.caf</text:p>
          </table:table-cell>
          <table:table-cell table:formula="of:=HYPERLINK([.A358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71463.caf</text:p>
          </table:table-cell>
          <table:table-cell table:formula="of:=HYPERLINK([.A358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37.caf</text:p>
          </table:table-cell>
          <table:table-cell table:formula="of:=HYPERLINK([.A358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71462.caf</text:p>
          </table:table-cell>
          <table:table-cell table:formula="of:=HYPERLINK([.A359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40.caf</text:p>
          </table:table-cell>
          <table:table-cell table:formula="of:=HYPERLINK([.A359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71461.caf</text:p>
          </table:table-cell>
          <table:table-cell table:formula="of:=HYPERLINK([.A359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35.caf</text:p>
          </table:table-cell>
          <table:table-cell table:formula="of:=HYPERLINK([.A359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59424.caf</text:p>
          </table:table-cell>
          <table:table-cell table:formula="of:=HYPERLINK([.A359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41.caf</text:p>
          </table:table-cell>
          <table:table-cell table:formula="of:=HYPERLINK([.A359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38.caf</text:p>
          </table:table-cell>
          <table:table-cell table:formula="of:=HYPERLINK([.A359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36.caf</text:p>
          </table:table-cell>
          <table:table-cell table:formula="of:=HYPERLINK([.A359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44.caf</text:p>
          </table:table-cell>
          <table:table-cell table:formula="of:=HYPERLINK([.A359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39.caf</text:p>
          </table:table-cell>
          <table:table-cell table:formula="of:=HYPERLINK([.A359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42.caf</text:p>
          </table:table-cell>
          <table:table-cell table:formula="of:=HYPERLINK([.A360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43.caf</text:p>
          </table:table-cell>
          <table:table-cell table:formula="of:=HYPERLINK([.A360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45.caf</text:p>
          </table:table-cell>
          <table:table-cell table:formula="of:=HYPERLINK([.A360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46.caf</text:p>
          </table:table-cell>
          <table:table-cell table:formula="of:=HYPERLINK([.A360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49.caf</text:p>
          </table:table-cell>
          <table:table-cell table:formula="of:=HYPERLINK([.A360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175.caf</text:p>
          </table:table-cell>
          <table:table-cell table:formula="of:=HYPERLINK([.A360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174.caf</text:p>
          </table:table-cell>
          <table:table-cell table:formula="of:=HYPERLINK([.A360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47.caf</text:p>
          </table:table-cell>
          <table:table-cell table:formula="of:=HYPERLINK([.A360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780148.caf</text:p>
          </table:table-cell>
          <table:table-cell table:formula="of:=HYPERLINK([.A360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176.caf</text:p>
          </table:table-cell>
          <table:table-cell table:formula="of:=HYPERLINK([.A360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323.caf</text:p>
          </table:table-cell>
          <table:table-cell table:formula="of:=HYPERLINK([.A361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325.caf</text:p>
          </table:table-cell>
          <table:table-cell table:formula="of:=HYPERLINK([.A361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177.caf</text:p>
          </table:table-cell>
          <table:table-cell table:formula="of:=HYPERLINK([.A361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327.caf</text:p>
          </table:table-cell>
          <table:table-cell table:formula="of:=HYPERLINK([.A361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324.caf</text:p>
          </table:table-cell>
          <table:table-cell table:formula="of:=HYPERLINK([.A361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329.caf</text:p>
          </table:table-cell>
          <table:table-cell table:formula="of:=HYPERLINK([.A361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328.caf</text:p>
          </table:table-cell>
          <table:table-cell table:formula="of:=HYPERLINK([.A361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326.caf</text:p>
          </table:table-cell>
          <table:table-cell table:formula="of:=HYPERLINK([.A361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330.caf</text:p>
          </table:table-cell>
          <table:table-cell table:formula="of:=HYPERLINK([.A361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334.caf</text:p>
          </table:table-cell>
          <table:table-cell table:formula="of:=HYPERLINK([.A361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331.caf</text:p>
          </table:table-cell>
          <table:table-cell table:formula="of:=HYPERLINK([.A362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333.caf</text:p>
          </table:table-cell>
          <table:table-cell table:formula="of:=HYPERLINK([.A362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364.caf</text:p>
          </table:table-cell>
          <table:table-cell table:formula="of:=HYPERLINK([.A362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23332.caf</text:p>
          </table:table-cell>
          <table:table-cell table:formula="of:=HYPERLINK([.A362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84.caf</text:p>
          </table:table-cell>
          <table:table-cell table:formula="of:=HYPERLINK([.A362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46394.caf</text:p>
          </table:table-cell>
          <table:table-cell table:formula="of:=HYPERLINK([.A362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85.caf</text:p>
          </table:table-cell>
          <table:table-cell table:formula="of:=HYPERLINK([.A362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40930.caf</text:p>
          </table:table-cell>
          <table:table-cell table:formula="of:=HYPERLINK([.A362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87.caf</text:p>
          </table:table-cell>
          <table:table-cell table:formula="of:=HYPERLINK([.A362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59997.caf</text:p>
          </table:table-cell>
          <table:table-cell table:formula="of:=HYPERLINK([.A362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89.caf</text:p>
          </table:table-cell>
          <table:table-cell table:formula="of:=HYPERLINK([.A363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86.caf</text:p>
          </table:table-cell>
          <table:table-cell table:formula="of:=HYPERLINK([.A363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92.caf</text:p>
          </table:table-cell>
          <table:table-cell table:formula="of:=HYPERLINK([.A363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95.caf</text:p>
          </table:table-cell>
          <table:table-cell table:formula="of:=HYPERLINK([.A363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88.caf</text:p>
          </table:table-cell>
          <table:table-cell table:formula="of:=HYPERLINK([.A363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90.caf</text:p>
          </table:table-cell>
          <table:table-cell table:formula="of:=HYPERLINK([.A363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93.caf</text:p>
          </table:table-cell>
          <table:table-cell table:formula="of:=HYPERLINK([.A363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96.caf</text:p>
          </table:table-cell>
          <table:table-cell table:formula="of:=HYPERLINK([.A363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91.caf</text:p>
          </table:table-cell>
          <table:table-cell table:formula="of:=HYPERLINK([.A363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984667.caf</text:p>
          </table:table-cell>
          <table:table-cell table:formula="of:=HYPERLINK([.A363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94.caf</text:p>
          </table:table-cell>
          <table:table-cell table:formula="of:=HYPERLINK([.A364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984888.caf</text:p>
          </table:table-cell>
          <table:table-cell table:formula="of:=HYPERLINK([.A364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984662.caf</text:p>
          </table:table-cell>
          <table:table-cell table:formula="of:=HYPERLINK([.A364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97.caf</text:p>
          </table:table-cell>
          <table:table-cell table:formula="of:=HYPERLINK([.A364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899098.caf</text:p>
          </table:table-cell>
          <table:table-cell table:formula="of:=HYPERLINK([.A364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984889.caf</text:p>
          </table:table-cell>
          <table:table-cell table:formula="of:=HYPERLINK([.A364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984890.caf</text:p>
          </table:table-cell>
          <table:table-cell table:formula="of:=HYPERLINK([.A364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984894.caf</text:p>
          </table:table-cell>
          <table:table-cell table:formula="of:=HYPERLINK([.A364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46.caf</text:p>
          </table:table-cell>
          <table:table-cell table:formula="of:=HYPERLINK([.A364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984893.caf</text:p>
          </table:table-cell>
          <table:table-cell table:formula="of:=HYPERLINK([.A364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984891.caf</text:p>
          </table:table-cell>
          <table:table-cell table:formula="of:=HYPERLINK([.A365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984892.caf</text:p>
          </table:table-cell>
          <table:table-cell table:formula="of:=HYPERLINK([.A365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69.caf</text:p>
          </table:table-cell>
          <table:table-cell table:formula="of:=HYPERLINK([.A365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014471.caf</text:p>
          </table:table-cell>
          <table:table-cell table:formula="of:=HYPERLINK([.A365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50.caf</text:p>
          </table:table-cell>
          <table:table-cell table:formula="of:=HYPERLINK([.A365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0984895.caf</text:p>
          </table:table-cell>
          <table:table-cell table:formula="of:=HYPERLINK([.A365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70.caf</text:p>
          </table:table-cell>
          <table:table-cell table:formula="of:=HYPERLINK([.A365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72.caf</text:p>
          </table:table-cell>
          <table:table-cell table:formula="of:=HYPERLINK([.A365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68.caf</text:p>
          </table:table-cell>
          <table:table-cell table:formula="of:=HYPERLINK([.A365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60.caf</text:p>
          </table:table-cell>
          <table:table-cell table:formula="of:=HYPERLINK([.A365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71.caf</text:p>
          </table:table-cell>
          <table:table-cell table:formula="of:=HYPERLINK([.A366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74.caf</text:p>
          </table:table-cell>
          <table:table-cell table:formula="of:=HYPERLINK([.A366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73.caf</text:p>
          </table:table-cell>
          <table:table-cell table:formula="of:=HYPERLINK([.A366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78.caf</text:p>
          </table:table-cell>
          <table:table-cell table:formula="of:=HYPERLINK([.A366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77.caf</text:p>
          </table:table-cell>
          <table:table-cell table:formula="of:=HYPERLINK([.A366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75.caf</text:p>
          </table:table-cell>
          <table:table-cell table:formula="of:=HYPERLINK([.A366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81.caf</text:p>
          </table:table-cell>
          <table:table-cell table:formula="of:=HYPERLINK([.A366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76.caf</text:p>
          </table:table-cell>
          <table:table-cell table:formula="of:=HYPERLINK([.A366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86.caf</text:p>
          </table:table-cell>
          <table:table-cell table:formula="of:=HYPERLINK([.A366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80.caf</text:p>
          </table:table-cell>
          <table:table-cell table:formula="of:=HYPERLINK([.A366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82.caf</text:p>
          </table:table-cell>
          <table:table-cell table:formula="of:=HYPERLINK([.A367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79.caf</text:p>
          </table:table-cell>
          <table:table-cell table:formula="of:=HYPERLINK([.A367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84.caf</text:p>
          </table:table-cell>
          <table:table-cell table:formula="of:=HYPERLINK([.A367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85.caf</text:p>
          </table:table-cell>
          <table:table-cell table:formula="of:=HYPERLINK([.A367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83.caf</text:p>
          </table:table-cell>
          <table:table-cell table:formula="of:=HYPERLINK([.A367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91.caf</text:p>
          </table:table-cell>
          <table:table-cell table:formula="of:=HYPERLINK([.A367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87.caf</text:p>
          </table:table-cell>
          <table:table-cell table:formula="of:=HYPERLINK([.A367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88.caf</text:p>
          </table:table-cell>
          <table:table-cell table:formula="of:=HYPERLINK([.A367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89.caf</text:p>
          </table:table-cell>
          <table:table-cell table:formula="of:=HYPERLINK([.A367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92.caf</text:p>
          </table:table-cell>
          <table:table-cell table:formula="of:=HYPERLINK([.A367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700.caf</text:p>
          </table:table-cell>
          <table:table-cell table:formula="of:=HYPERLINK([.A368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97.caf</text:p>
          </table:table-cell>
          <table:table-cell table:formula="of:=HYPERLINK([.A368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90.caf</text:p>
          </table:table-cell>
          <table:table-cell table:formula="of:=HYPERLINK([.A368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35993.caf</text:p>
          </table:table-cell>
          <table:table-cell table:formula="of:=HYPERLINK([.A368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757.caf</text:p>
          </table:table-cell>
          <table:table-cell table:formula="of:=HYPERLINK([.A368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702.caf</text:p>
          </table:table-cell>
          <table:table-cell table:formula="of:=HYPERLINK([.A368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759.caf</text:p>
          </table:table-cell>
          <table:table-cell table:formula="of:=HYPERLINK([.A368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1213.caf</text:p>
          </table:table-cell>
          <table:table-cell table:formula="of:=HYPERLINK([.A368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758.caf</text:p>
          </table:table-cell>
          <table:table-cell table:formula="of:=HYPERLINK([.A368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790.caf</text:p>
          </table:table-cell>
          <table:table-cell table:formula="of:=HYPERLINK([.A368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816.caf</text:p>
          </table:table-cell>
          <table:table-cell table:formula="of:=HYPERLINK([.A369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766.caf</text:p>
          </table:table-cell>
          <table:table-cell table:formula="of:=HYPERLINK([.A369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794.caf</text:p>
          </table:table-cell>
          <table:table-cell table:formula="of:=HYPERLINK([.A369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791.caf</text:p>
          </table:table-cell>
          <table:table-cell table:formula="of:=HYPERLINK([.A369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903.caf</text:p>
          </table:table-cell>
          <table:table-cell table:formula="of:=HYPERLINK([.A369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792.caf</text:p>
          </table:table-cell>
          <table:table-cell table:formula="of:=HYPERLINK([.A369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830.caf</text:p>
          </table:table-cell>
          <table:table-cell table:formula="of:=HYPERLINK([.A369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950.caf</text:p>
          </table:table-cell>
          <table:table-cell table:formula="of:=HYPERLINK([.A369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993.caf</text:p>
          </table:table-cell>
          <table:table-cell table:formula="of:=HYPERLINK([.A369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999.caf</text:p>
          </table:table-cell>
          <table:table-cell table:formula="of:=HYPERLINK([.A369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995.caf</text:p>
          </table:table-cell>
          <table:table-cell table:formula="of:=HYPERLINK([.A370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994.caf</text:p>
          </table:table-cell>
          <table:table-cell table:formula="of:=HYPERLINK([.A370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952.caf</text:p>
          </table:table-cell>
          <table:table-cell table:formula="of:=HYPERLINK([.A370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28.caf</text:p>
          </table:table-cell>
          <table:table-cell table:formula="of:=HYPERLINK([.A370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3979.caf</text:p>
          </table:table-cell>
          <table:table-cell table:formula="of:=HYPERLINK([.A370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14.caf</text:p>
          </table:table-cell>
          <table:table-cell table:formula="of:=HYPERLINK([.A370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31.caf</text:p>
          </table:table-cell>
          <table:table-cell table:formula="of:=HYPERLINK([.A370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41.caf</text:p>
          </table:table-cell>
          <table:table-cell table:formula="of:=HYPERLINK([.A370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40.caf</text:p>
          </table:table-cell>
          <table:table-cell table:formula="of:=HYPERLINK([.A370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26.caf</text:p>
          </table:table-cell>
          <table:table-cell table:formula="of:=HYPERLINK([.A370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23.caf</text:p>
          </table:table-cell>
          <table:table-cell table:formula="of:=HYPERLINK([.A371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42.caf</text:p>
          </table:table-cell>
          <table:table-cell table:formula="of:=HYPERLINK([.A371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52.caf</text:p>
          </table:table-cell>
          <table:table-cell table:formula="of:=HYPERLINK([.A371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56.caf</text:p>
          </table:table-cell>
          <table:table-cell table:formula="of:=HYPERLINK([.A371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57.caf</text:p>
          </table:table-cell>
          <table:table-cell table:formula="of:=HYPERLINK([.A371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66.caf</text:p>
          </table:table-cell>
          <table:table-cell table:formula="of:=HYPERLINK([.A371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58.caf</text:p>
          </table:table-cell>
          <table:table-cell table:formula="of:=HYPERLINK([.A371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55.caf</text:p>
          </table:table-cell>
          <table:table-cell table:formula="of:=HYPERLINK([.A371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00.caf</text:p>
          </table:table-cell>
          <table:table-cell table:formula="of:=HYPERLINK([.A371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053.caf</text:p>
          </table:table-cell>
          <table:table-cell table:formula="of:=HYPERLINK([.A371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02.caf</text:p>
          </table:table-cell>
          <table:table-cell table:formula="of:=HYPERLINK([.A372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07.caf</text:p>
          </table:table-cell>
          <table:table-cell table:formula="of:=HYPERLINK([.A372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05.caf</text:p>
          </table:table-cell>
          <table:table-cell table:formula="of:=HYPERLINK([.A372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26.caf</text:p>
          </table:table-cell>
          <table:table-cell table:formula="of:=HYPERLINK([.A372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10.caf</text:p>
          </table:table-cell>
          <table:table-cell table:formula="of:=HYPERLINK([.A372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33.caf</text:p>
          </table:table-cell>
          <table:table-cell table:formula="of:=HYPERLINK([.A372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30.caf</text:p>
          </table:table-cell>
          <table:table-cell table:formula="of:=HYPERLINK([.A372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31.caf</text:p>
          </table:table-cell>
          <table:table-cell table:formula="of:=HYPERLINK([.A372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37.caf</text:p>
          </table:table-cell>
          <table:table-cell table:formula="of:=HYPERLINK([.A372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46.caf</text:p>
          </table:table-cell>
          <table:table-cell table:formula="of:=HYPERLINK([.A372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48.caf</text:p>
          </table:table-cell>
          <table:table-cell table:formula="of:=HYPERLINK([.A373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42.caf</text:p>
          </table:table-cell>
          <table:table-cell table:formula="of:=HYPERLINK([.A373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50.caf</text:p>
          </table:table-cell>
          <table:table-cell table:formula="of:=HYPERLINK([.A373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40.caf</text:p>
          </table:table-cell>
          <table:table-cell table:formula="of:=HYPERLINK([.A373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35.caf</text:p>
          </table:table-cell>
          <table:table-cell table:formula="of:=HYPERLINK([.A373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52.caf</text:p>
          </table:table-cell>
          <table:table-cell table:formula="of:=HYPERLINK([.A373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56.caf</text:p>
          </table:table-cell>
          <table:table-cell table:formula="of:=HYPERLINK([.A373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54.caf</text:p>
          </table:table-cell>
          <table:table-cell table:formula="of:=HYPERLINK([.A373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74.caf</text:p>
          </table:table-cell>
          <table:table-cell table:formula="of:=HYPERLINK([.A373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68.caf</text:p>
          </table:table-cell>
          <table:table-cell table:formula="of:=HYPERLINK([.A373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70.caf</text:p>
          </table:table-cell>
          <table:table-cell table:formula="of:=HYPERLINK([.A374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65.caf</text:p>
          </table:table-cell>
          <table:table-cell table:formula="of:=HYPERLINK([.A374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79.caf</text:p>
          </table:table-cell>
          <table:table-cell table:formula="of:=HYPERLINK([.A374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60.caf</text:p>
          </table:table-cell>
          <table:table-cell table:formula="of:=HYPERLINK([.A374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84.caf</text:p>
          </table:table-cell>
          <table:table-cell table:formula="of:=HYPERLINK([.A374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72.caf</text:p>
          </table:table-cell>
          <table:table-cell table:formula="of:=HYPERLINK([.A374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89.caf</text:p>
          </table:table-cell>
          <table:table-cell table:formula="of:=HYPERLINK([.A374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82.caf</text:p>
          </table:table-cell>
          <table:table-cell table:formula="of:=HYPERLINK([.A374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81.caf</text:p>
          </table:table-cell>
          <table:table-cell table:formula="of:=HYPERLINK([.A374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77.caf</text:p>
          </table:table-cell>
          <table:table-cell table:formula="of:=HYPERLINK([.A374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87.caf</text:p>
          </table:table-cell>
          <table:table-cell table:formula="of:=HYPERLINK([.A375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95.caf</text:p>
          </table:table-cell>
          <table:table-cell table:formula="of:=HYPERLINK([.A375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93.caf</text:p>
          </table:table-cell>
          <table:table-cell table:formula="of:=HYPERLINK([.A375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203.caf</text:p>
          </table:table-cell>
          <table:table-cell table:formula="of:=HYPERLINK([.A375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91.caf</text:p>
          </table:table-cell>
          <table:table-cell table:formula="of:=HYPERLINK([.A375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363.amr</text:p>
          </table:table-cell>
          <table:table-cell table:formula="of:=HYPERLINK([.A375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199.caf</text:p>
          </table:table-cell>
          <table:table-cell table:formula="of:=HYPERLINK([.A375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250.caf</text:p>
          </table:table-cell>
          <table:table-cell table:formula="of:=HYPERLINK([.A375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222.caf</text:p>
          </table:table-cell>
          <table:table-cell table:formula="of:=HYPERLINK([.A375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265.caf</text:p>
          </table:table-cell>
          <table:table-cell table:formula="of:=HYPERLINK([.A375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5882.amr</text:p>
          </table:table-cell>
          <table:table-cell table:formula="of:=HYPERLINK([.A376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364.amr</text:p>
          </table:table-cell>
          <table:table-cell table:formula="of:=HYPERLINK([.A376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7524.amr</text:p>
          </table:table-cell>
          <table:table-cell table:formula="of:=HYPERLINK([.A376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5825.amr</text:p>
          </table:table-cell>
          <table:table-cell table:formula="of:=HYPERLINK([.A376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4697.amr</text:p>
          </table:table-cell>
          <table:table-cell table:formula="of:=HYPERLINK([.A376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55746.amr</text:p>
          </table:table-cell>
          <table:table-cell table:formula="of:=HYPERLINK([.A376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48372.amr</text:p>
          </table:table-cell>
          <table:table-cell table:formula="of:=HYPERLINK([.A376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56053.amr</text:p>
          </table:table-cell>
          <table:table-cell table:formula="of:=HYPERLINK([.A376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58020.amr</text:p>
          </table:table-cell>
          <table:table-cell table:formula="of:=HYPERLINK([.A376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83620.amr</text:p>
          </table:table-cell>
          <table:table-cell table:formula="of:=HYPERLINK([.A376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75832.amr</text:p>
          </table:table-cell>
          <table:table-cell table:formula="of:=HYPERLINK([.A377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89824.amr</text:p>
          </table:table-cell>
          <table:table-cell table:formula="of:=HYPERLINK([.A377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69860.amr</text:p>
          </table:table-cell>
          <table:table-cell table:formula="of:=HYPERLINK([.A377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89840.amr</text:p>
          </table:table-cell>
          <table:table-cell table:formula="of:=HYPERLINK([.A377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77273.amr</text:p>
          </table:table-cell>
          <table:table-cell table:formula="of:=HYPERLINK([.A377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0710.amr</text:p>
          </table:table-cell>
          <table:table-cell table:formula="of:=HYPERLINK([.A377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74642.amr</text:p>
          </table:table-cell>
          <table:table-cell table:formula="of:=HYPERLINK([.A377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6418.amr</text:p>
          </table:table-cell>
          <table:table-cell table:formula="of:=HYPERLINK([.A377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87856.amr</text:p>
          </table:table-cell>
          <table:table-cell table:formula="of:=HYPERLINK([.A377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6058.amr</text:p>
          </table:table-cell>
          <table:table-cell table:formula="of:=HYPERLINK([.A377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5505.amr</text:p>
          </table:table-cell>
          <table:table-cell table:formula="of:=HYPERLINK([.A378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4470.amr</text:p>
          </table:table-cell>
          <table:table-cell table:formula="of:=HYPERLINK([.A378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6518.amr</text:p>
          </table:table-cell>
          <table:table-cell table:formula="of:=HYPERLINK([.A378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6747.amr</text:p>
          </table:table-cell>
          <table:table-cell table:formula="of:=HYPERLINK([.A378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6421.amr</text:p>
          </table:table-cell>
          <table:table-cell table:formula="of:=HYPERLINK([.A378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6756.amr</text:p>
          </table:table-cell>
          <table:table-cell table:formula="of:=HYPERLINK([.A378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6752.amr</text:p>
          </table:table-cell>
          <table:table-cell table:formula="of:=HYPERLINK([.A378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8505.amr</text:p>
          </table:table-cell>
          <table:table-cell table:formula="of:=HYPERLINK([.A378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7126.amr</text:p>
          </table:table-cell>
          <table:table-cell table:formula="of:=HYPERLINK([.A378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7105.amr</text:p>
          </table:table-cell>
          <table:table-cell table:formula="of:=HYPERLINK([.A378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6754.amr</text:p>
          </table:table-cell>
          <table:table-cell table:formula="of:=HYPERLINK([.A379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02277.amr</text:p>
          </table:table-cell>
          <table:table-cell table:formula="of:=HYPERLINK([.A379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6936.amr</text:p>
          </table:table-cell>
          <table:table-cell table:formula="of:=HYPERLINK([.A379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00239.amr</text:p>
          </table:table-cell>
          <table:table-cell table:formula="of:=HYPERLINK([.A379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00059.amr</text:p>
          </table:table-cell>
          <table:table-cell table:formula="of:=HYPERLINK([.A379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198064.amr</text:p>
          </table:table-cell>
          <table:table-cell table:formula="of:=HYPERLINK([.A379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02975.amr</text:p>
          </table:table-cell>
          <table:table-cell table:formula="of:=HYPERLINK([.A379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02977.amr</text:p>
          </table:table-cell>
          <table:table-cell table:formula="of:=HYPERLINK([.A379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02982.amr</text:p>
          </table:table-cell>
          <table:table-cell table:formula="of:=HYPERLINK([.A379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02976.amr</text:p>
          </table:table-cell>
          <table:table-cell table:formula="of:=HYPERLINK([.A379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02980.amr</text:p>
          </table:table-cell>
          <table:table-cell table:formula="of:=HYPERLINK([.A3800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04371.amr</text:p>
          </table:table-cell>
          <table:table-cell table:formula="of:=HYPERLINK([.A3801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87.amr</text:p>
          </table:table-cell>
          <table:table-cell table:formula="of:=HYPERLINK([.A3802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05883.amr</text:p>
          </table:table-cell>
          <table:table-cell table:formula="of:=HYPERLINK([.A3803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06089.amr</text:p>
          </table:table-cell>
          <table:table-cell table:formula="of:=HYPERLINK([.A3804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27063.amr</text:p>
          </table:table-cell>
          <table:table-cell table:formula="of:=HYPERLINK([.A3805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06709.amr</text:p>
          </table:table-cell>
          <table:table-cell table:formula="of:=HYPERLINK([.A3806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42504.amr</text:p>
          </table:table-cell>
          <table:table-cell table:formula="of:=HYPERLINK([.A3807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42503.amr</text:p>
          </table:table-cell>
          <table:table-cell table:formula="of:=HYPERLINK([.A3808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  <table:table-row table:style-name="ro2">
          <table:table-cell office:value-type="string">
            <text:p>https://www.justice.gov/epstein/files/DataSet%209/EFTA01250886.amr</text:p>
          </table:table-cell>
          <table:table-cell table:formula="of:=HYPERLINK([.A3809]; &quot;View Now&quot;)" office:value-type="string" office:string-value="View Now">
            <text:p>View Now</text:p>
          </table:table-cell>
          <table:table-cell office:value-type="string">
            <text:p>tiny_file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3">02/13/2026</text:date>, <text:time>13:5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2-13T13:55:21</dc:date>
    <meta:document-statistic meta:table-count="1" meta:cell-count="15381" meta:object-count="0"/>
    <meta:generator>OpenOffice/4.1.16$Unix OpenOffice.org_project/4116m3$Build-9816</meta:generator>
  </office:meta>
</office:document-meta>
</file>